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8cm"/>
    </style:style>
    <style:style style:name="co2" style:family="table-column">
      <style:table-column-properties fo:break-before="auto" style:column-width="3.875cm"/>
    </style:style>
    <style:style style:name="co3" style:family="table-column">
      <style:table-column-properties fo:break-before="auto" style:column-width="4.583cm"/>
    </style:style>
    <style:style style:name="co4" style:family="table-column">
      <style:table-column-properties fo:break-before="auto" style:column-width="19.78cm"/>
    </style:style>
    <style:style style:name="co5" style:family="table-column">
      <style:table-column-properties fo:break-before="auto" style:column-width="14.482cm"/>
    </style:style>
    <style:style style:name="co6" style:family="table-column">
      <style:table-column-properties fo:break-before="auto" style:column-width="11.174cm"/>
    </style:style>
    <style:style style:name="co7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3.63cm"/>
    </style:style>
    <style:style style:name="co11" style:family="table-column">
      <style:table-column-properties fo:break-before="auto" style:column-width="5.281cm"/>
    </style:style>
    <style:style style:name="co12" style:family="table-column">
      <style:table-column-properties fo:break-before="auto" style:column-width="9.077cm"/>
    </style:style>
    <style:style style:name="co13" style:family="table-column">
      <style:table-column-properties fo:break-before="auto" style:column-width="6.38cm"/>
    </style:style>
    <style:style style:name="co14" style:family="table-column">
      <style:table-column-properties fo:break-before="auto" style:column-width="13.18cm"/>
    </style:style>
    <style:style style:name="co15" style:family="table-column">
      <style:table-column-properties fo:break-before="auto" style:column-width="3.985cm"/>
    </style:style>
    <style:style style:name="co16" style:family="table-column">
      <style:table-column-properties fo:break-before="auto" style:column-width="4.646cm"/>
    </style:style>
    <style:style style:name="co17" style:family="table-column">
      <style:table-column-properties fo:break-before="auto" style:column-width="13.785cm"/>
    </style:style>
    <style:style style:name="co18" style:family="table-column">
      <style:table-column-properties fo:break-before="auto" style:column-width="13.788cm"/>
    </style:style>
    <style:style style:name="co19" style:family="table-column">
      <style:table-column-properties fo:break-before="auto" style:column-width="3.004cm"/>
    </style:style>
    <style:style style:name="co20" style:family="table-column">
      <style:table-column-properties fo:break-before="auto" style:column-width="3.466cm"/>
    </style:style>
    <style:style style:name="co21" style:family="table-column">
      <style:table-column-properties fo:break-before="auto" style:column-width="13.603cm"/>
    </style:style>
    <style:style style:name="co22" style:family="table-column">
      <style:table-column-properties fo:break-before="auto" style:column-width="10.862cm"/>
    </style:style>
    <style:style style:name="co23" style:family="table-column">
      <style:table-column-properties fo:break-before="auto" style:column-width="4.708cm"/>
    </style:style>
    <style:style style:name="co24" style:family="table-column">
      <style:table-column-properties fo:break-before="auto" style:column-width="9.035cm"/>
    </style:style>
    <style:style style:name="co25" style:family="table-column">
      <style:table-column-properties fo:break-before="auto" style:column-width="11.714cm"/>
    </style:style>
    <style:style style:name="co26" style:family="table-column">
      <style:table-column-properties fo:break-before="auto" style:column-width="9.855cm"/>
    </style:style>
    <style:style style:name="co27" style:family="table-column">
      <style:table-column-properties fo:break-before="auto" style:column-width="8.368cm"/>
    </style:style>
    <style:style style:name="co28" style:family="table-column">
      <style:table-column-properties fo:break-before="auto" style:column-width="3.515cm"/>
    </style:style>
    <style:style style:name="co29" style:family="table-column">
      <style:table-column-properties fo:break-before="auto" style:column-width="4.101cm"/>
    </style:style>
    <style:style style:name="co30" style:family="table-column">
      <style:table-column-properties fo:break-before="auto" style:column-width="2.196cm"/>
    </style:style>
    <style:style style:name="co31" style:family="table-column">
      <style:table-column-properties fo:break-before="auto" style:column-width="12.453cm"/>
    </style:style>
    <style:style style:name="co32" style:family="table-column">
      <style:table-column-properties fo:break-before="auto" style:column-width="13.979cm"/>
    </style:style>
    <style:style style:name="co33" style:family="table-column">
      <style:table-column-properties fo:break-before="auto" style:column-width="2.323cm"/>
    </style:style>
    <style:style style:name="co34" style:family="table-column">
      <style:table-column-properties fo:break-before="auto" style:column-width="9.703cm"/>
    </style:style>
    <style:style style:name="co35" style:family="table-column">
      <style:table-column-properties fo:break-before="auto" style:column-width="5.237cm"/>
    </style:style>
    <style:style style:name="co36" style:family="table-column">
      <style:table-column-properties fo:break-before="auto" style:column-width="14.305cm"/>
    </style:style>
    <style:style style:name="co37" style:family="table-column">
      <style:table-column-properties fo:break-before="auto" style:column-width="2.891cm"/>
    </style:style>
    <style:style style:name="co38" style:family="table-column">
      <style:table-column-properties fo:break-before="auto" style:column-width="0.986cm"/>
    </style:style>
    <style:style style:name="co39" style:family="table-column">
      <style:table-column-properties fo:break-before="auto" style:column-width="10.76cm"/>
    </style:style>
    <style:style style:name="co40" style:family="table-column">
      <style:table-column-properties fo:break-before="auto" style:column-width="10.728cm"/>
    </style:style>
    <style:style style:name="co41" style:family="table-column">
      <style:table-column-properties fo:break-before="auto" style:column-width="12.03cm"/>
    </style:style>
    <style:style style:name="co42" style:family="table-column">
      <style:table-column-properties fo:break-before="auto" style:column-width="3.902cm"/>
    </style:style>
    <style:style style:name="co43" style:family="table-column">
      <style:table-column-properties fo:break-before="auto" style:column-width="7.885cm"/>
    </style:style>
    <style:style style:name="co44" style:family="table-column">
      <style:table-column-properties fo:break-before="auto" style:column-width="13.15cm"/>
    </style:style>
    <style:style style:name="co45" style:family="table-column">
      <style:table-column-properties fo:break-before="auto" style:column-width="8.338cm"/>
    </style:style>
    <style:style style:name="co46" style:family="table-column">
      <style:table-column-properties fo:break-before="auto" style:column-width="20.978cm"/>
    </style:style>
    <style:style style:name="co47" style:family="table-column">
      <style:table-column-properties fo:break-before="auto" style:column-width="3.944cm"/>
    </style:style>
    <style:style style:name="co48" style:family="table-column">
      <style:table-column-properties fo:break-before="auto" style:column-width="3.667cm"/>
    </style:style>
    <style:style style:name="co49" style:family="table-column">
      <style:table-column-properties fo:break-before="auto" style:column-width="7.108cm"/>
    </style:style>
    <style:style style:name="co50" style:family="table-column">
      <style:table-column-properties fo:break-before="auto" style:column-width="15.072cm"/>
    </style:style>
    <style:style style:name="co51" style:family="table-column">
      <style:table-column-properties fo:break-before="auto" style:column-width="2.408cm"/>
    </style:style>
    <style:style style:name="co52" style:family="table-column">
      <style:table-column-properties fo:break-before="auto" style:column-width="3.314cm"/>
    </style:style>
    <style:style style:name="co53" style:family="table-column">
      <style:table-column-properties fo:break-before="auto" style:column-width="11.878cm"/>
    </style:style>
    <style:style style:name="co54" style:family="table-column">
      <style:table-column-properties fo:break-before="auto" style:column-width="15.57cm"/>
    </style:style>
    <style:style style:name="co55" style:family="table-column">
      <style:table-column-properties fo:break-before="auto" style:column-width="4.071cm"/>
    </style:style>
    <style:style style:name="co56" style:family="table-column">
      <style:table-column-properties fo:break-before="auto" style:column-width="10.668cm"/>
    </style:style>
    <style:style style:name="co57" style:family="table-column">
      <style:table-column-properties fo:break-before="auto" style:column-width="9.64cm"/>
    </style:style>
    <style:style style:name="co58" style:family="table-column">
      <style:table-column-properties fo:break-before="auto" style:column-width="8.793cm"/>
    </style:style>
    <style:style style:name="co59" style:family="table-column">
      <style:table-column-properties fo:break-before="auto" style:column-width="2.258cm"/>
    </style:style>
    <style:style style:name="co60" style:family="table-column">
      <style:table-column-properties fo:break-before="auto" style:column-width="7.188cm"/>
    </style:style>
    <style:style style:name="co61" style:family="table-column">
      <style:table-column-properties fo:break-before="auto" style:column-width="10.335cm"/>
    </style:style>
    <style:style style:name="co62" style:family="table-column">
      <style:table-column-properties fo:break-before="auto" style:column-width="10.85cm"/>
    </style:style>
    <style:style style:name="co63" style:family="table-column">
      <style:table-column-properties fo:break-before="auto" style:column-width="10.063cm"/>
    </style:style>
    <style:style style:name="co64" style:family="table-column">
      <style:table-column-properties fo:break-before="auto" style:column-width="22.9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817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1.815cm" fo:break-before="auto" style:use-optimal-row-height="true"/>
    </style:style>
    <style:style style:name="ro8" style:family="table-row">
      <style:table-row-properties style:row-height="1.131cm" fo:break-before="auto" style:use-optimal-row-height="true"/>
    </style:style>
    <style:style style:name="ro9" style:family="table-row">
      <style:table-row-properties style:row-height="2.21cm" fo:break-before="auto" style:use-optimal-row-height="true"/>
    </style:style>
    <style:style style:name="ro10" style:family="table-row">
      <style:table-row-properties style:row-height="1.473cm" fo:break-before="auto" style:use-optimal-row-height="true"/>
    </style:style>
    <style:style style:name="ro11" style:family="table-row">
      <style:table-row-properties style:row-height="0.788cm" fo:break-before="auto" style:use-optimal-row-height="true"/>
    </style:style>
    <style:style style:name="ro12" style:family="table-row">
      <style:table-row-properties style:row-height="2.448cm" fo:break-before="auto" style:use-optimal-row-height="true"/>
    </style:style>
    <style:style style:name="ro13" style:family="table-row">
      <style:table-row-properties style:row-height="1.078cm" fo:break-before="auto" style:use-optimal-row-height="true"/>
    </style:style>
    <style:style style:name="ro14" style:family="table-row">
      <style:table-row-properties style:row-height="2.79cm" fo:break-before="auto" style:use-optimal-row-height="true"/>
    </style:style>
    <style:style style:name="ro15" style:family="table-row">
      <style:table-row-properties style:row-height="4.159cm" fo:break-before="auto" style:use-optimal-row-height="true"/>
    </style:style>
    <style:style style:name="ro16" style:family="table-row">
      <style:table-row-properties style:row-height="5.528cm" fo:break-before="auto" style:use-optimal-row-height="true"/>
    </style:style>
    <style:style style:name="ro17" style:family="table-row">
      <style:table-row-properties style:row-height="1.42cm" fo:break-before="auto" style:use-optimal-row-height="true"/>
    </style:style>
    <style:style style:name="ro18" style:family="table-row">
      <style:table-row-properties style:row-height="1.868cm" fo:break-before="auto" style:use-optimal-row-height="true"/>
    </style:style>
    <style:style style:name="ro19" style:family="table-row">
      <style:table-row-properties style:row-height="2.605cm" fo:break-before="auto" style:use-optimal-row-height="true"/>
    </style:style>
    <style:style style:name="ro20" style:family="table-row">
      <style:table-row-properties style:row-height="1.762cm" fo:break-before="auto" style:use-optimal-row-height="true"/>
    </style:style>
    <style:style style:name="ro21" style:family="table-row">
      <style:table-row-properties style:row-height="0.736cm" fo:break-before="auto" style:use-optimal-row-height="true"/>
    </style:style>
    <style:style style:name="ro22" style:family="table-row">
      <style:table-row-properties style:row-height="1.921cm" fo:break-before="auto" style:use-optimal-row-height="true"/>
    </style:style>
    <style:style style:name="ro23" style:family="table-row">
      <style:table-row-properties style:row-height="4.554cm" fo:break-before="auto" style:use-optimal-row-height="true"/>
    </style:style>
    <style:style style:name="ro24" style:family="table-row">
      <style:table-row-properties style:row-height="3.817cm" fo:break-before="auto" style:use-optimal-row-height="true"/>
    </style:style>
    <style:style style:name="ro25" style:family="table-row">
      <style:table-row-properties style:row-height="2.106cm" fo:break-before="auto" style:use-optimal-row-height="true"/>
    </style:style>
    <style:style style:name="ro26" style:family="table-row">
      <style:table-row-properties style:row-height="2.552cm" fo:break-before="auto" style:use-optimal-row-height="true"/>
    </style:style>
    <style:style style:name="ro27" style:family="table-row">
      <style:table-row-properties style:row-height="2.422cm" fo:break-before="auto" style:use-optimal-row-height="true"/>
    </style:style>
    <style:style style:name="ro28" style:family="table-row">
      <style:table-row-properties style:row-height="4.001cm" fo:break-before="auto" style:use-optimal-row-height="true"/>
    </style:style>
    <style:style style:name="ro29" style:family="table-row">
      <style:table-row-properties style:row-height="3.605cm" fo:break-before="auto" style:use-optimal-row-height="true"/>
    </style:style>
    <style:style style:name="ro30" style:family="table-row">
      <style:table-row-properties style:row-height="3.133cm" fo:break-before="auto" style:use-optimal-row-height="true"/>
    </style:style>
    <style:style style:name="ro31" style:family="table-row">
      <style:table-row-properties style:row-height="2.157cm" fo:break-before="auto" style:use-optimal-row-height="true"/>
    </style:style>
    <style:style style:name="ro32" style:family="table-row">
      <style:table-row-properties style:row-height="1.184cm" fo:break-before="auto" style:use-optimal-row-height="true"/>
    </style:style>
    <style:style style:name="ro33" style:family="table-row">
      <style:table-row-properties style:row-height="2.263cm" fo:break-before="auto" style:use-optimal-row-height="true"/>
    </style:style>
    <style:style style:name="ro34" style:family="table-row">
      <style:table-row-properties style:row-height="2.947cm" fo:break-before="auto" style:use-optimal-row-height="true"/>
    </style:style>
    <style:style style:name="ro35" style:family="table-row">
      <style:table-row-properties style:row-height="3.632cm" fo:break-before="auto" style:use-optimal-row-height="true"/>
    </style:style>
    <style:style style:name="ro36" style:family="table-row">
      <style:table-row-properties style:row-height="4.316cm" fo:break-before="auto" style:use-optimal-row-height="true"/>
    </style:style>
    <style:style style:name="ro37" style:family="table-row">
      <style:table-row-properties style:row-height="5.001cm" fo:break-before="auto" style:use-optimal-row-height="true"/>
    </style:style>
    <style:style style:name="ro38" style:family="table-row">
      <style:table-row-properties style:row-height="1.579cm" fo:break-before="auto" style:use-optimal-row-height="true"/>
    </style:style>
    <style:style style:name="ro39" style:family="table-row">
      <style:table-row-properties style:row-height="3.21cm" fo:break-before="auto" style:use-optimal-row-height="true"/>
    </style:style>
    <style:style style:name="ro40" style:family="table-row">
      <style:table-row-properties style:row-height="0.452cm" fo:break-before="auto" style:use-optimal-row-height="true"/>
    </style:style>
    <style:style style:name="ro41" style:family="table-row">
      <style:table-row-properties style:row-height="0.473cm" fo:break-before="auto" style:use-optimal-row-height="true"/>
    </style:style>
    <style:style style:name="ro42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5" style:family="table-cell" style:parent-style-name="Default">
      <style:table-cell-properties style:vertical-align="top"/>
    </style:style>
    <style:style style:name="ce46" style:family="table-cell" style:parent-style-name="Default">
      <style:table-cell-properties fo:background-color="#ffcc99" style:vertical-align="top"/>
    </style:style>
    <style:style style:name="ce47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48" style:family="table-cell" style:parent-style-name="Default">
      <style:table-cell-properties fo:background-color="transparent" style:vertical-align="top"/>
    </style:style>
    <style:style style:name="ce55" style:family="table-cell" style:parent-style-name="Default">
      <style:table-cell-properties style:text-align-source="value-type" style:repeat-content="false" style:vertical-align="top"/>
    </style:style>
    <style:style style:name="ce57" style:family="table-cell" style:parent-style-name="Default">
      <style:table-cell-properties style:text-align-source="value-type" style:repeat-content="false" fo:background-color="transparent" style:vertical-align="top"/>
    </style:style>
    <style:style style:name="ce58" style:family="table-cell" style:parent-style-name="Default">
      <style:table-cell-properties fo:background-color="#ffff99" style:text-align-source="value-type" style:repeat-content="false" style:vertical-align="top"/>
      <style:paragraph-properties fo:margin-left="0cm"/>
    </style:style>
    <style:style style:name="ce12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DejaVu Sans Mono" fo:font-size="8.5pt" fo:language="none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name-complex="DejaVu Sans Mono" style:font-size-complex="8.5pt" style:language-complex="none" style:country-complex="none" style:font-style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value-type" style:repeat-content="false" fo:background-color="transparent" style:vertical-align="top"/>
      <style:text-properties fo:color="#996600" fo:font-weight="normal" style:font-weight-asian="normal" style:font-weight-complex="normal"/>
    </style:style>
    <style:style style:name="ce61" style:family="table-cell" style:parent-style-name="Default">
      <style:table-cell-properties style:text-align-source="value-type" style:repeat-content="false"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62" style:family="table-cell" style:parent-style-name="Default">
      <style:table-cell-properties style:text-align-source="value-type" style:repeat-content="false" style:vertical-align="top"/>
      <style:paragraph-properties fo:margin-left="0cm"/>
    </style:style>
    <style:style style:name="ce63" style:family="table-cell" style:parent-style-name="Default"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66" style:family="table-cell" style:parent-style-name="Default">
      <style:text-properties style:text-outline="false" style:text-line-through-style="none" style:text-line-through-type="none" style:font-name="DejaVu Sans Mono" fo:font-size="8.5pt" fo:language="none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name-complex="DejaVu Sans Mono" style:font-size-complex="8.5pt" style:language-complex="none" style:country-complex="none" style:font-style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language="none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name-complex="DejaVu Sans Mono" style:font-size-complex="8.5pt" style:language-complex="none" style:country-complex="none" style:font-style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value-type" style:repeat-content="false"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71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font-style-asian="normal" style:font-weight-asian="bold" style:font-name-complex="DejaVu Sans Mono" style:font-size-complex="8.5pt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value-type" style:repeat-content="false" style:vertical-align="top"/>
      <style:paragraph-properties fo:margin-left="0cm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85" style:family="table-cell" style:parent-style-name="Default">
      <style:table-cell-properties fo:background-color="#ccff66" style:text-align-source="value-type" style:repeat-content="false" style:vertical-align="top"/>
    </style:style>
    <style:style style:name="ce87" style:family="table-cell" style:parent-style-name="Default">
      <style:table-cell-properties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ccff66" style:vertical-align="top"/>
    </style:style>
    <style:style style:name="ce89" style:family="table-cell" style:parent-style-name="Default">
      <style:table-cell-properties fo:background-color="#9999ff" style:vertical-align="top"/>
    </style:style>
    <style:style style:name="ce100" style:family="table-cell" style:parent-style-name="Default">
      <style:table-cell-properties fo:background-color="#ccff99" style:vertical-align="top"/>
    </style:style>
    <style:style style:name="ce101" style:family="table-cell" style:parent-style-name="Default">
      <style:table-cell-properties fo:background-color="#ccff99"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102" style:family="table-cell" style:parent-style-name="Default">
      <style:table-cell-properties style:vertical-align="top"/>
      <style:text-properties fo:color="#800080" style:font-name="DejaVu Sans Mono" fo:font-size="8.5pt" fo:language="none" fo:country="none" fo:font-weight="bold" style:font-name-asian="DejaVu Sans Mono" style:font-size-asian="8.5pt" style:language-asian="none" style:country-asian="none" style:font-weight-asian="bold" style:font-name-complex="DejaVu Sans Mono" style:font-size-complex="8.5pt" style:language-complex="none" style:country-complex="none" style:font-weight-complex="bold"/>
    </style:style>
    <style:style style:name="ce90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91" style:family="table-cell" style:parent-style-name="Default">
      <style:table-cell-properties style:vertical-align="top"/>
      <style:text-properties fo:color="#800080" style:font-name="DejaVu Sans Mono" fo:font-size="8.5pt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ce92" style:family="table-cell" style:parent-style-name="Default">
      <style:table-cell-properties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99" style:family="table-cell" style:parent-style-name="Default">
      <style:table-cell-properties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103" style:family="table-cell" style:parent-style-name="Default">
      <style:table-cell-properties fo:background-color="#ff3333" style:vertical-align="top"/>
    </style:style>
    <style:style style:name="ce105" style:family="table-cell" style:parent-style-name="Default">
      <style:table-cell-properties fo:background-color="transparent"/>
    </style:style>
    <style:style style:name="ce107" style:family="table-cell" style:parent-style-name="Default">
      <style:table-cell-properties style:vertical-align="top"/>
      <style:text-properties fo:color="#ff9900"/>
    </style:style>
    <style:style style:name="ce108" style:family="table-cell" style:parent-style-name="Default">
      <style:table-cell-properties style:vertical-align="top"/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113" style:family="table-cell" style:parent-style-name="Default">
      <style:table-cell-properties style:vertical-align="top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114" style:family="table-cell" style:parent-style-name="Default">
      <style:table-cell-properties style:vertical-align="top"/>
      <style:text-properties fo:color="#5983b0"/>
    </style:style>
    <style:style style:name="ce41" style:family="table-cell" style:parent-style-name="Default">
      <style:table-cell-properties style:vertical-align="top"/>
    </style:style>
    <style:style style:name="ce42" style:family="table-cell" style:parent-style-name="Default">
      <style:table-cell-properties fo:background-color="#ffcc99" style:vertical-align="top"/>
    </style:style>
    <style:style style:name="ce43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fo:background-color="transparent" style:vertical-align="top"/>
    </style:style>
    <style:style style:name="ce49" style:family="table-cell" style:parent-style-name="Default">
      <style:table-cell-properties style:text-align-source="value-type" style:repeat-content="false" style:vertical-align="top"/>
    </style:style>
    <style:style style:name="ce50" style:family="table-cell" style:parent-style-name="Default">
      <style:table-cell-properties style:text-align-source="value-type" style:repeat-content="false" fo:background-color="transparent" style:vertical-align="top"/>
    </style:style>
    <style:style style:name="ce51" style:family="table-cell" style:parent-style-name="Default">
      <style:table-cell-properties fo:background-color="#ffff99" style:text-align-source="value-type" style:repeat-content="false" style:vertical-align="top"/>
      <style:paragraph-properties fo:margin-left="0cm"/>
    </style:style>
    <style:style style:name="ce52" style:family="table-cell" style:parent-style-name="Default">
      <style:table-cell-properties style:text-align-source="value-type" style:repeat-content="false" fo:background-color="transparent" style:vertical-align="top"/>
      <style:text-properties fo:color="#996600" fo:font-weight="normal" style:font-weight-asian="normal" style:font-weight-complex="normal"/>
    </style:style>
    <style:style style:name="ce53" style:family="table-cell" style:parent-style-name="Default">
      <style:table-cell-properties style:text-align-source="value-type" style:repeat-content="false"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54" style:family="table-cell" style:parent-style-name="Default">
      <style:table-cell-properties style:text-align-source="value-type" style:repeat-content="false" style:vertical-align="top"/>
      <style:paragraph-properties fo:margin-left="0cm"/>
    </style:style>
    <style:style style:name="ce56" style:family="table-cell" style:parent-style-name="Default"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DejaVu Sans Mono" fo:font-size="8.5pt" fo:language="none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name-complex="DejaVu Sans Mono" style:font-size-complex="8.5pt" style:language-complex="none" style:country-complex="none" style:font-style-complex="normal" style:text-emphasize="none" style:font-relief="none" style:text-overline-style="none" style:text-overline-color="font-color"/>
    </style:style>
    <style:style style:name="ce64" style:family="table-cell" style:parent-style-name="Default">
      <style:text-properties style:text-outline="false" style:text-line-through-style="none" style:text-line-through-type="none" style:font-name="DejaVu Sans Mono" fo:font-size="8.5pt" fo:language="none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name-complex="DejaVu Sans Mono" style:font-size-complex="8.5pt" style:language-complex="none" style:country-complex="none" style:font-style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language="none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name-complex="DejaVu Sans Mono" style:font-size-complex="8.5pt" style:language-complex="none" style:country-complex="none" style:font-style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value-type" style:repeat-content="false"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77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font-style-asian="normal" style:font-weight-asian="bold" style:font-name-complex="DejaVu Sans Mono" style:font-size-complex="8.5pt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1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value-type" style:repeat-content="false" style:vertical-align="top"/>
      <style:paragraph-properties fo:margin-left="0cm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84" style:family="table-cell" style:parent-style-name="Default">
      <style:table-cell-properties fo:background-color="#ccff66" style:text-align-source="value-type" style:repeat-content="false" style:vertical-align="top"/>
    </style:style>
    <style:style style:name="ce86" style:family="table-cell" style:parent-style-name="Default">
      <style:table-cell-properties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ccff66" style:vertical-align="top"/>
    </style:style>
    <style:style style:name="ce94" style:family="table-cell" style:parent-style-name="Default">
      <style:table-cell-properties fo:background-color="#9999ff" style:vertical-align="top"/>
    </style:style>
    <style:style style:name="ce95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96" style:family="table-cell" style:parent-style-name="Default">
      <style:table-cell-properties style:vertical-align="top"/>
      <style:text-properties fo:color="#800080" style:font-name="DejaVu Sans Mono" fo:font-size="8.5pt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ce97" style:family="table-cell" style:parent-style-name="Default">
      <style:table-cell-properties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98" style:family="table-cell" style:parent-style-name="Default">
      <style:table-cell-properties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104" style:family="table-cell" style:parent-style-name="Default">
      <style:table-cell-properties fo:background-color="#ccff99" style:vertical-align="top"/>
    </style:style>
    <style:style style:name="ce106" style:family="table-cell" style:parent-style-name="Default">
      <style:table-cell-properties fo:background-color="#ccff99"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109" style:family="table-cell" style:parent-style-name="Default">
      <style:table-cell-properties style:vertical-align="top"/>
      <style:text-properties fo:color="#800080" style:font-name="DejaVu Sans Mono" fo:font-size="8.5pt" fo:language="none" fo:country="none" fo:font-weight="bold" style:font-name-asian="DejaVu Sans Mono" style:font-size-asian="8.5pt" style:language-asian="none" style:country-asian="none" style:font-weight-asian="bold" style:font-name-complex="DejaVu Sans Mono" style:font-size-complex="8.5pt" style:language-complex="none" style:country-complex="none" style:font-weight-complex="bold"/>
    </style:style>
    <style:style style:name="ce110" style:family="table-cell" style:parent-style-name="Default">
      <style:table-cell-properties fo:background-color="#ff3333" style:vertical-align="top"/>
    </style:style>
    <style:style style:name="ce111" style:family="table-cell" style:parent-style-name="Default">
      <style:table-cell-properties fo:background-color="transparent"/>
    </style:style>
    <style:style style:name="ce112" style:family="table-cell" style:parent-style-name="Default">
      <style:table-cell-properties style:vertical-align="top"/>
      <style:text-properties fo:color="#ff9900"/>
    </style:style>
    <style:style style:name="ce115" style:family="table-cell" style:parent-style-name="Default">
      <style:table-cell-properties style:vertical-align="top"/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117" style:family="table-cell" style:parent-style-name="Default">
      <style:table-cell-properties style:vertical-align="top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118" style:family="table-cell" style:parent-style-name="Default">
      <style:table-cell-properties style:vertical-align="top"/>
      <style:text-properties fo:color="#5983b0"/>
    </style:style>
    <style:style style:name="ce116" style:family="table-cell" style:parent-style-name="Default">
      <style:table-cell-properties fo:background-color="#99ccff" style:vertical-align="top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ff" style:font-name="DejaVu Sans Mono" fo:font-size="8.5pt" style:font-name-asian="DejaVu Sans Mono" style:font-size-asian="8.5pt" style:font-name-complex="DejaVu Sans Mono" style:font-size-complex="8.5pt"/>
    </style:style>
    <style:style style:name="T3" style:family="text">
      <style:text-properties fo:color="#0000ff" style:font-name="DejaVu Sans Mono" fo:font-size="8.5pt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T4" style:family="text">
      <style:text-properties fo:color="#00000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5" style:family="text">
      <style:text-properties fo:color="#00800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6" style:family="text">
      <style:text-properties fo:color="#0000ff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7" style:family="text">
      <style:text-properties fo:color="#00000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8" style:family="text">
      <style:text-properties fo:color="#00800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9" style:family="text">
      <style:text-properties fo:color="#800080" style:font-name="DejaVu Sans Mono" fo:font-size="8.5pt" style:font-name-asian="DejaVu Sans Mono" style:font-size-asian="8.5pt" style:font-name-complex="DejaVu Sans Mono" style:font-size-complex="8.5pt"/>
    </style:style>
    <style:style style:name="T10" style:family="text">
      <style:text-properties fo:color="#800080" style:font-name="DejaVu Sans Mono" fo:font-size="8.5pt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T11" style:family="text">
      <style:text-properties fo:color="#80008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12" style:family="text">
      <style:text-properties fo:color="#0000ff" style:font-name="DejaVu Sans Mono" fo:font-size="8.5pt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T13" style:family="text">
      <style:text-properties fo:color="#80008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15" style:family="text">
      <style:text-properties fo:color="#008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80008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bold" style:font-name-complex="DejaVu Sans Mono" style:font-size-complex="8.5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80008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8000" style:font-name-asian="DejaVu Sans Mono" style:font-size-asian="8.5pt" style:font-name-complex="DejaVu Sans Mono" style:font-size-complex="8.5pt"/>
    </style:style>
    <style:style style:name="T20" style:family="text">
      <style:text-properties fo:color="#000000" style:font-name-asian="DejaVu Sans Mono" style:font-size-asian="8.5pt" style:font-name-complex="DejaVu Sans Mono" style:font-size-complex="8.5pt"/>
    </style:style>
    <style:style style:name="T21" style:family="text">
      <style:text-properties fo:color="#800080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T22" style:family="text">
      <style:text-properties fo:color="#000000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23" style:family="text">
      <style:text-properties fo:color="#800080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24" style:family="text">
      <style:text-properties fo:color="#000000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25" style:family="text"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800080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27" style:family="text">
      <style:text-properties fo:color="#008000" style:font-name="DejaVu Sans Mono" fo:font-size="8.5pt" style:font-name-asian="DejaVu Sans Mono" style:font-size-asian="8.5pt" style:font-name-complex="DejaVu Sans Mono" style:font-size-complex="8.5pt"/>
    </style:style>
    <style:style style:name="T28" style:family="text">
      <style:text-properties fo:color="#000000" style:font-name="DejaVu Sans Mono" fo:font-size="8.5pt" style:font-name-asian="DejaVu Sans Mono" style:font-size-asian="8.5pt" style:font-name-complex="DejaVu Sans Mono" style:font-size-complex="8.5pt"/>
    </style:style>
    <style:style style:name="T29" style:family="text">
      <style:text-properties fo:color="#800080" style:font-name="DejaVu Sans Mono" fo:font-size="8.5pt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T30" style:family="text">
      <style:text-properties fo:color="#80008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31" style:family="text">
      <style:text-properties fo:color="#00800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normal" style:font-name-complex="DejaVu Sans Mono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000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normal" style:font-name-complex="DejaVu Sans Mono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87" style:family="text"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88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80008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bold" style:font-name-complex="DejaVu Sans Mono" style:font-size-complex="8.5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80008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80008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bold" style:font-name-complex="DejaVu Sans Mono" style:font-size-complex="8.5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color="#80008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color="#000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008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0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8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80008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45" style:family="text">
      <style:text-properties fo:color="#00000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46" style:family="text">
      <style:text-properties fo:color="#800080" style:font-name="DejaVu Sans Mono" fo:font-size="8.5pt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T47" style:family="text">
      <style:text-properties fo:color="#800080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T48" style:family="text">
      <style:text-properties fo:color="#008000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76" style:family="text">
      <style:text-properties fo:color="#008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color="#80008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80008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bold" style:font-name-complex="DejaVu Sans Mono" style:font-size-complex="8.5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color="#80008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008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0000ff" style:font-name="DejaVu Sans Mono" fo:font-size="8.5pt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T53" style:family="text">
      <style:text-properties fo:color="#000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8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0000ff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bold" style:font-name-complex="DejaVu Sans Mono" style:font-size-complex="8.5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color="#0000ff" style:font-name="DejaVu Sans Mono" fo:font-size="8.5pt" style:font-name-asian="DejaVu Sans Mono" style:font-size-asian="8.5pt" style:font-name-complex="DejaVu Sans Mono" style:font-size-complex="8.5pt"/>
    </style:style>
    <style:style style:name="T58" style:family="text">
      <style:text-properties fo:color="#00800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normal" style:font-name-complex="DejaVu Sans Mono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00000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normal" style:font-name-complex="DejaVu Sans Mono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008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color="#000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0000ff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color="#008000" style:font-name-asian="DejaVu Sans Mono" style:font-size-asian="8.5pt" style:font-name-complex="DejaVu Sans Mono" style:font-size-complex="8.5pt"/>
    </style:style>
    <style:style style:name="T60" style:family="text">
      <style:text-properties fo:color="#00000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normal" style:font-name-complex="DejaVu Sans Mono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color="#00800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normal" style:font-name-complex="DejaVu Sans Mono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color="#008000" style:text-outline="false" style:text-line-through-style="none" style:text-line-through-typ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color="#000000" style:text-outline="false" style:text-line-through-style="none" style:text-line-through-typ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color="#008000" style:text-outline="false" style:text-line-through-style="none" style:text-line-through-typ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style:use-window-font-color="true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color="#00000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normal" style:font-name-complex="DejaVu Sans Mono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00800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normal" style:font-name-complex="DejaVu Sans Mono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00000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normal" style:font-name-complex="DejaVu Sans Mono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color="#00800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normal" style:font-name-complex="DejaVu Sans Mono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8000" style:font-name="DejaVu Sans Mono" fo:font-size="8.5pt" style:font-name-asian="DejaVu Sans Mono" style:font-size-asian="8.5pt" style:font-name-complex="DejaVu Sans Mono" style:font-size-complex="8.5pt"/>
    </style:style>
    <style:style style:name="T71" style:family="text">
      <style:text-properties fo:color="#00800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72" style:family="text">
      <style:text-properties fo:color="#0000ff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74" style:family="text">
      <style:text-properties fo:color="#0000ff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90" style:family="text">
      <style:text-properties fo:color="#80008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73" style:family="text">
      <style:text-properties fo:color="#00800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75" style:family="text"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91" style:family="text">
      <style:text-properties fo:color="#0000ff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bold" style:font-name-complex="DejaVu Sans Mono" style:font-size-complex="8.5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92" style:family="text"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93" style:family="text">
      <style:text-properties fo:color="#0000ff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bold" style:font-name-complex="DejaVu Sans Mono" style:font-size-complex="8.5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weight="bold" style:font-weight-asian="bold" style:font-weight-complex="bold"/>
    </style:style>
    <style:style style:name="T78" style:family="text">
      <style:text-properties fo:color="#008000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79" style:family="text">
      <style:text-properties fo:color="#000000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80" style:family="text">
      <style:text-properties fo:color="#008000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81" style:family="text">
      <style:text-properties fo:color="#0000ff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T82" style:family="text">
      <style:text-properties fo:color="#ff8c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bold" style:font-name-complex="DejaVu Sans Mono" style:font-size-complex="8.5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85" style:family="text">
      <style:text-properties fo:color="#0000ff" style:text-outline="false" style:text-line-through-style="none" style:text-line-through-type="none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bold" style:font-name-complex="DejaVu Sans Mono" style:font-size-complex="8.5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86" style:family="text">
      <style:text-properties fo:color="#000000" style:text-outline="false" style:text-line-through-style="none" style:text-line-through-typ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color="#800080" style:text-outline="false" style:text-line-through-style="none" style:text-line-through-type="none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bold" style:font-name-complex="DejaVu Sans Mono" style:font-size-complex="8.5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95" style:family="text">
      <style:text-properties fo:color="#008000" style:text-outline="false" style:text-line-through-style="none" style:text-line-through-typ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color="#80008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bold" style:font-name-complex="DejaVu Sans Mono" style:font-size-complex="8.5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97" style:family="text">
      <style:text-properties fo:color="#000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color="#80008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bold" style:font-name-complex="DejaVu Sans Mono" style:font-size-complex="8.5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99" style:family="text">
      <style:text-properties fo:color="#008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05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color="#00a933" fo:font-weight="bold" style:font-weight-asian="bold" style:font-weight-complex="bold"/>
    </style:style>
    <style:style style:name="T102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name-complex="Tahoma" style:font-size-complex="10pt" style:language-complex="zxx" style:country-complex="none" style:font-style-complex="normal" style:text-emphasize="none" style:font-relief="none" style:text-overline-style="none" style:text-overline-color="font-color"/>
    </style:style>
    <style:style style:name="T103" style:family="text">
      <style:text-properties fo:color="#ce181e" style:text-outline="false" style:text-line-through-style="none" style:text-line-through-type="none" style:font-name="Arial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04" style:family="text">
      <style:text-properties fo:color="#ce181e" style:text-outline="false" style:text-line-through-style="none" style:text-line-through-type="none" style:font-name="Arial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06" style:family="text">
      <style:text-properties fo:color="#ce181e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08" style:family="text"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color="#008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color="#00a933" style:text-outline="false" style:text-line-through-style="none" style:text-line-through-type="none" style:font-name="Arial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11" style:family="text">
      <style:text-properties fo:color="#ce181e" fo:font-weight="bold" style:font-weight-asian="bold" style:font-weight-complex="bold"/>
    </style:style>
    <style:style style:name="T112" style:family="text">
      <style:text-properties fo:color="#000000" style:font-name-asian="DejaVu Sans Mono" style:font-size-asian="8.5pt" style:font-weight-asian="bold" style:font-name-complex="DejaVu Sans Mono" style:font-size-complex="8.5pt" style:font-weight-complex="bold"/>
    </style:style>
    <style:style style:name="T113" style:family="text">
      <style:text-properties style:font-name-asian="DejaVu Sans Mono" style:font-size-asian="8.5pt" style:font-weight-asian="bold" style:font-name-complex="DejaVu Sans Mono" style:font-size-complex="8.5pt" style:font-weight-complex="bold"/>
    </style:style>
    <style:style style:name="T114" style:family="text">
      <style:text-properties fo:color="#000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bold" style:font-name-complex="DejaVu Sans Mono" style:font-size-complex="8.5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16" style:family="text">
      <style:text-properties style:text-outline="false" style:text-line-through-style="none" style:text-line-through-type="none" fo:language="zxx" fo:country="none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color="#2b91af" style:text-outline="false" style:text-line-through-style="none" style:text-line-through-type="none" style:font-name="Consolas" fo:font-size="9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zxx" style:country-asian="none" style:font-style-asian="normal" style:font-weight-asian="normal" style:font-name-complex="Consolas" style:font-size-complex="9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color="#000000" style:text-outline="false" style:text-line-through-style="none" style:text-line-through-type="none" style:font-name="Consolas" fo:font-size="9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zxx" style:country-asian="none" style:font-style-asian="normal" style:font-weight-asian="normal" style:font-name-complex="Consolas" style:font-size-complex="9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color="#000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color="#80008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fo:color="#0000ff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fo:color="#80008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color="#008000" style:text-outline="false" style:text-line-through-style="none" style:text-line-through-type="none" style:font-name="DejaVu Sans Mono" fo:font-size="8.5pt" fo:language="zxx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name-complex="DejaVu Sans Mono" style:font-size-complex="8.5pt" style:language-complex="zxx" style:country-complex="none" style:font-style-complex="normal" style:text-emphasize="none" style:font-relief="none" style:text-overline-style="none" style:text-overline-color="font-color"/>
    </style:style>
    <style:style style:name="T126" style:family="text">
      <style:text-properties fo:color="#000000" style:text-outline="false" style:text-line-through-style="none" style:text-line-through-type="none" style:font-name="DejaVu Sans Mono" fo:font-size="8.5pt" fo:language="zxx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name-complex="DejaVu Sans Mono" style:font-size-complex="8.5pt" style:language-complex="zxx" style:country-complex="none" style:font-style-complex="normal" style:text-emphasize="none" style:font-relief="none" style:text-overline-style="none" style:text-overline-color="font-color"/>
    </style:style>
    <style:style style:name="T127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style:font-name-asian="Consolas" style:font-size-asian="9.5pt" style:font-name-complex="Consolas" style:font-size-complex="9.5pt"/>
    </style:style>
    <style:style style:name="T129" style:family="text">
      <style:text-properties style:text-position="super 58%"/>
    </style:style>
    <style:style style:name="T130" style:family="text">
      <style:text-properties fo:color="#5983b0"/>
    </style:style>
    <style:style style:name="T140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1" style:family="text">
      <style:text-properties fo:color="#0000ff" style:font-name="DejaVu Sans Mono" fo:font-size="8.5pt" style:font-name-asian="DejaVu Sans Mono" style:font-name-complex="DejaVu Sans Mono" style:font-size-asian="8.5pt" style:font-size-complex="8.5pt"/>
    </style:style>
    <style:style style:name="T142" style:family="text">
      <style:text-properties fo:color="#0000ff" style:font-name="DejaVu Sans Mono" fo:font-size="8.5pt" style:font-name-asian="DejaVu Sans Mono" style:font-name-complex="DejaVu Sans Mono" style:font-size-asian="8.5pt" style:font-size-complex="8.5pt" fo:font-weight="bold" style:font-weight-asian="bold" style:font-weight-complex="bold"/>
    </style:style>
    <style:style style:name="T143" style:family="text">
      <style:text-properties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144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145" style:family="text">
      <style:text-properties fo:color="#0000ff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146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147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148" style:family="text">
      <style:text-properties fo:color="#800080" style:font-name="DejaVu Sans Mono" fo:font-size="8.5pt" style:font-name-asian="DejaVu Sans Mono" style:font-name-complex="DejaVu Sans Mono" style:font-size-asian="8.5pt" style:font-size-complex="8.5pt"/>
    </style:style>
    <style:style style:name="T149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bold" style:font-weight-asian="bold" style:font-weight-complex="bold"/>
    </style:style>
    <style:style style:name="T150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151" style:family="text">
      <style:text-properties fo:color="#0000ff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152" style:family="text">
      <style:text-properties fo:color="#80008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153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5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15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normal" style:font-weight-asian="normal" style:font-weight-complex="normal"/>
    </style:style>
    <style:style style:name="T157" style:family="text">
      <style:text-properties fo:color="#008000" style:font-name-asian="DejaVu Sans Mono" style:font-name-complex="DejaVu Sans Mono" style:font-size-asian="8.5pt" style:font-size-complex="8.5pt"/>
    </style:style>
    <style:style style:name="T158" style:family="text">
      <style:text-properties style:font-name-asian="DejaVu Sans Mono" style:font-name-complex="DejaVu Sans Mono" style:font-size-asian="8.5pt" style:font-size-complex="8.5pt" fo:color="#000000"/>
    </style:style>
    <style:style style:name="T159" style:family="text">
      <style:text-properties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160" style:family="text">
      <style:text-properties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161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162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163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4" style:family="text">
      <style:text-properties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165" style:family="text">
      <style:text-properties fo:color="#008000" style:font-name="DejaVu Sans Mono" fo:font-size="8.5pt" style:font-name-asian="DejaVu Sans Mono" style:font-name-complex="DejaVu Sans Mono" style:font-size-asian="8.5pt" style:font-size-complex="8.5pt"/>
    </style:style>
    <style:style style:name="T166" style:family="text">
      <style:text-properties style:font-name="DejaVu Sans Mono" fo:font-size="8.5pt" style:font-name-asian="DejaVu Sans Mono" style:font-name-complex="DejaVu Sans Mono" style:font-size-asian="8.5pt" style:font-size-complex="8.5pt" fo:color="#000000"/>
    </style:style>
    <style:style style:name="T167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168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169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0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7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17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fo:language="zxx" fo:country="none" style:language-asian="zxx" style:country-asian="none" style:language-complex="zxx" style:country-complex="none" style:font-weight-asian="bold" style:font-weight-complex="bold"/>
    </style:style>
    <style:style style:name="T17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zxx" fo:country="none" style:language-asian="zxx" style:country-asian="none" style:language-complex="zxx" style:country-complex="none" style:font-weight-asian="normal" style:font-weight-complex="normal"/>
    </style:style>
    <style:style style:name="T17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zxx" fo:country="none" style:language-asian="zxx" style:country-asian="none" style:language-complex="zxx" style:country-complex="none" style:font-weight-asian="normal" style:font-weight-complex="normal" fo:color="#800080"/>
    </style:style>
    <style:style style:name="T17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800080" fo:font-weight="bold" style:font-weight-asian="bold" style:font-weight-complex="bold"/>
    </style:style>
    <style:style style:name="T17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normal" fo:language="zxx" fo:country="none" style:language-asian="zxx" style:country-asian="none" style:language-complex="zxx" style:country-complex="none" style:font-weight-asian="normal" style:font-weight-complex="normal"/>
    </style:style>
    <style:style style:name="T17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fo:language="none" fo:country="none" style:language-asian="none" style:country-asian="none" style:language-complex="none" style:country-complex="none" style:font-weight-asian="bold" style:font-weight-complex="bold"/>
    </style:style>
    <style:style style:name="T17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zxx" fo:country="none" style:language-asian="zxx" style:country-asian="none" style:language-complex="zxx" style:country-complex="none" style:font-weight-asian="normal" style:font-weight-complex="normal"/>
    </style:style>
    <style:style style:name="T179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zxx" fo:country="none" style:language-asian="zxx" style:country-asian="none" style:language-complex="zxx" style:country-complex="none" style:font-weight-asian="normal" style:font-weight-complex="normal" fo:color="#008000"/>
    </style:style>
    <style:style style:name="T180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zxx" fo:country="none" style:language-asian="zxx" style:country-asian="none" style:language-complex="zxx" style:country-complex="none"/>
    </style:style>
    <style:style style:name="T181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8000"/>
    </style:style>
    <style:style style:name="T182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183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184" style:family="text">
      <style:text-properties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185" style:family="text">
      <style:text-properties fo:color="#800080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186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187" style:family="text">
      <style:text-properties fo:color="#80008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88" style:family="text">
      <style:text-properties fo:color="#80008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89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190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19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19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/>
    </style:style>
    <style:style style:name="T19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194" style:family="text">
      <style:text-properties style:font-name="DejaVu Sans Mono" fo:font-size="8.5pt" style:font-name-asian="DejaVu Sans Mono" style:font-name-complex="DejaVu Sans Mono" style:font-size-asian="8.5pt" style:font-size-complex="8.5pt" fo:color="#0000ff"/>
    </style:style>
    <style:style style:name="T195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196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/>
    </style:style>
    <style:style style:name="T197" style:family="text">
      <style:text-properties style:font-name-asian="DejaVu Sans Mono" style:font-name-complex="DejaVu Sans Mono" style:font-size-asian="8.5pt" style:font-size-complex="8.5pt" fo:color="#008000"/>
    </style:style>
    <style:style style:name="T198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none" fo:country="none" style:language-asian="none" style:country-asian="none" style:language-complex="none" style:country-complex="none"/>
    </style:style>
    <style:style style:name="T199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8000"/>
    </style:style>
    <style:style style:name="T200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/>
    </style:style>
    <style:style style:name="T201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fo:language="zxx" fo:country="none" style:language-asian="zxx" style:country-asian="none" style:language-complex="zxx" style:country-complex="none"/>
    </style:style>
    <style:style style:name="T202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0000"/>
    </style:style>
    <style:style style:name="T203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 fo:font-weight="normal" style:font-weight-asian="normal" style:font-weight-complex="normal"/>
    </style:style>
    <style:style style:name="T20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font-weight="normal" style:font-weight-asian="normal" style:font-weight-complex="normal" fo:color="#008000"/>
    </style:style>
    <style:style style:name="T20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none" fo:country="none" style:language-asian="none" style:country-asian="none" style:language-complex="none" style:country-complex="none" style:font-weight-asian="normal" style:font-weight-complex="normal"/>
    </style:style>
    <style:style style:name="T20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none" fo:country="none" style:language-asian="none" style:country-asian="none" style:language-complex="none" style:country-complex="none" style:font-weight-asian="normal" style:font-weight-complex="normal" fo:color="#008000"/>
    </style:style>
    <style:style style:name="T208" style:family="text">
      <style:text-properties style:font-name="DejaVu Sans Mono" fo:font-size="8.5pt" style:font-name-asian="DejaVu Sans Mono" style:font-name-complex="DejaVu Sans Mono" style:font-size-asian="8.5pt" style:font-size-complex="8.5pt" fo:color="#008000"/>
    </style:style>
    <style:style style:name="T209" style:family="text">
      <style:text-properties fo:color="#00800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210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ff"/>
    </style:style>
    <style:style style:name="T211" style:family="text">
      <style:text-properties fo:color="#008000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212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normal" style:font-weight-asian="normal" style:font-weight-complex="normal"/>
    </style:style>
    <style:style style:name="T21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800080" fo:font-weight="bold" style:font-weight-asian="bold" style:font-weight-complex="bold"/>
    </style:style>
    <style:style style:name="T21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style:font-name="DejaVu Sans Mono" fo:font-size="8.5pt" style:font-name-asian="DejaVu Sans Mono" style:font-name-complex="DejaVu Sans Mono" style:font-size-asian="8.5pt" style:font-size-complex="8.5pt"/>
    </style:style>
    <style:style style:name="T215" style:family="text">
      <style:text-properties fo:color="#008000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6" style:family="text">
      <style:text-properties fo:color="#008000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217" style:family="text">
      <style:text-properties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218" style:family="text">
      <style:text-properties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219" style:family="text">
      <style:text-properties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220" style:family="text">
      <style:text-properties fo:color="#ff8c0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22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22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22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225" style:family="text">
      <style:text-properties style:text-underline-style="none" style:text-underline-color="font-color" style:text-line-through-type="none" fo:font-style="normal" style:text-outline="false" fo:text-shadow="none" style:text-line-through-mode="continuous" style:font-style-asian="normal" style:font-style-complex="normal" style:text-emphasize="none" style:font-relief="none" style:text-overline-style="none" style:text-overline-color="font-color" fo:color="#800080" style:font-name="DejaVu Sans Mono" fo:font-size="8.5pt" fo:font-weight="bold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bold" style:font-weight-complex="bold"/>
    </style:style>
    <style:style style:name="T226" style:family="text">
      <style:text-properties style:text-underline-style="none" style:text-underline-color="font-color" style:text-line-through-type="none" fo:font-style="normal" style:text-outline="false" fo:text-shadow="none" style:text-line-through-mode="continuous" style:font-style-asian="normal" style:font-style-complex="normal" style:text-emphasize="none" style:font-relief="none" style:text-overline-style="none" style:text-overline-color="font-color" style:font-name="Arial" fo:font-size="10pt" fo:font-weight="normal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/>
    </style:style>
    <style:style style:name="T227" style:family="text">
      <style:text-properties fo:color="#80008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8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800080"/>
    </style:style>
    <style:style style:name="T229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0000ff" fo:language="zxx" fo:country="none" style:language-asian="zxx" style:country-asian="none" style:language-complex="zxx" style:country-complex="none"/>
    </style:style>
    <style:style style:name="T23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800080" fo:language="none" fo:country="none" style:language-asian="none" style:country-asian="none" style:language-complex="none" style:country-complex="none"/>
    </style:style>
    <style:style style:name="T23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00ff" fo:font-weight="bold" style:font-weight-asian="bold" style:font-weight-complex="bold"/>
    </style:style>
    <style:style style:name="T23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23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/>
    </style:style>
    <style:style style:name="T23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23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23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23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23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 style:font-name="Arial" fo:font-size="10pt" style:font-name-asian="Andale Sans UI" style:font-name-complex="Tahoma" style:font-size-asian="10pt" style:font-size-complex="10pt"/>
    </style:style>
    <style:style style:name="T239" style:family="text">
      <style:text-properties fo:color="#00a933" fo:font-weight="bold" style:font-weight-asian="bold" style:font-weight-complex="bold"/>
    </style:style>
    <style:style style:name="T240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41" style:family="text">
      <style:text-properties fo:color="#ce181e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42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color="#ce181e" fo:font-weight="bold" style:font-weight-asian="bold" style:font-weight-complex="bold"/>
    </style:style>
    <style:style style:name="T24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44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ce181e"/>
    </style:style>
    <style:style style:name="T245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46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47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248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color="#00a933" fo:font-weight="bold" style:font-weight-asian="bold" style:font-weight-complex="bold"/>
    </style:style>
    <style:style style:name="T249" style:family="text">
      <style:text-properties fo:color="#ce181e" fo:font-weight="bold" style:font-weight-asian="bold" style:font-weight-complex="bold"/>
    </style:style>
    <style:style style:name="T250" style:family="text">
      <style:text-properties fo:color="#000000" style:font-name-asian="DejaVu Sans Mono" style:font-name-complex="DejaVu Sans Mono" style:font-size-asian="8.5pt" style:font-size-complex="8.5pt" style:font-weight-asian="bold" style:font-weight-complex="bold"/>
    </style:style>
    <style:style style:name="T251" style:family="text">
      <style:text-properties style:font-name-asian="DejaVu Sans Mono" style:font-name-complex="DejaVu Sans Mono" style:font-size-asian="8.5pt" style:font-size-complex="8.5pt" style:font-weight-asian="bold" style:font-weight-complex="bold"/>
    </style:style>
    <style:style style:name="T252" style:family="text">
      <style:text-properties fo:color="#00000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5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8000" fo:font-weight="normal" style:font-weight-asian="normal" style:font-weight-complex="normal"/>
    </style:style>
    <style:style style:name="T25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color="#2b91af" style:font-name="Consolas" fo:font-size="9.5pt" style:font-name-asian="Consolas" style:font-name-complex="Consolas" style:font-size-asian="9.5pt" style:font-size-complex="9.5pt"/>
    </style:style>
    <style:style style:name="T25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="Consolas" fo:font-size="9.5pt" style:font-name-asian="Consolas" style:font-name-complex="Consolas" style:font-size-asian="9.5pt" style:font-size-complex="9.5pt" fo:color="#000000"/>
    </style:style>
    <style:style style:name="T25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fo:font-size="10pt" style:font-name-asian="Andale Sans UI" style:font-name-complex="Tahoma" style:font-size-asian="10pt" style:font-size-complex="10pt"/>
    </style:style>
    <style:style style:name="T25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="Arial" fo:font-size="10pt" style:font-name-asian="Andale Sans UI" style:font-name-complex="Tahoma" style:font-size-asian="10pt" style:font-size-complex="10pt"/>
    </style:style>
    <style:style style:name="T259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/>
    </style:style>
    <style:style style:name="T260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  <style:style style:name="T26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normal" style:font-weight-asian="normal" style:font-weight-complex="normal"/>
    </style:style>
    <style:style style:name="T26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800080" style:font-name="Arial" fo:font-size="10pt" style:font-name-asian="Andale Sans UI" style:font-name-complex="Tahoma" style:font-size-asian="10pt" style:font-size-complex="10pt"/>
    </style:style>
    <style:style style:name="T263" style:family="text">
      <style:text-properties fo:color="#00800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/>
    </style:style>
    <style:style style:name="T26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/>
    </style:style>
    <style:style style:name="T26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10pt" style:font-name-asian="Andale Sans UI" style:font-name-complex="Tahoma" style:font-size-asian="10pt" style:font-size-complex="10pt"/>
    </style:style>
    <style:style style:name="T266" style:family="text">
      <style:text-properties style:font-name-asian="Consolas" style:font-name-complex="Consolas" style:font-size-asian="9.5pt" style:font-size-complex="9.5pt"/>
    </style:style>
    <style:style style:name="T267" style:family="text">
      <style:text-properties fo:color="#5983b0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41"/>
        <table:table-column table:style-name="co2" table:default-cell-style-name="ce41"/>
        <table:table-column table:style-name="co3" table:default-cell-style-name="ce41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7" table:number-columns-repeated="58" table:default-cell-style-name="ce41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43" office:value-type="string" calcext:value-type="string">
            <text:p>Note that the following tests must be performed on an interface fully supporting buffering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3" office:value-type="string" calcext:value-type="string">
            <text:p>Ideally use FTDI ports (e.g. COM21/22) which are known to have best feature support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3" office:value-type="string" calcext:value-type="string">
            <text:p>e.g. Microsoft and Prolific do not properly support buffering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3"/>
          <table:table-cell table:number-columns-repeated="6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Show Count/Rate] on both terminal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Counts and rates must properly behav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<text:span text:style-name="T140">Rates must be at least 600/s (i.e. 9600 baud -</text:span> 15% - overhead – view) | 20/s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long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Rates should be at least 4000/s (i.e. 115200 baud - 25% - more overhead - more view)</text:p>
            <text:p>...but is less due to e.g. glueing =&gt; 2500/s | 50/s is OK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In advanced settings of sending terminal, disable...</text:p>
            <text:p>...[Buffer not more than baud rate permits]</text:p>
            <text:p>...[Buffer chunks of max...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 again</text:p>
          </table:table-cell>
          <table:table-cell office:value-type="string" calcext:value-type="string">
            <text:p>Rates must be around 10000/s | 200/s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8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Rate on Rx must be around 900/s | 30/s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43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3" office:value-type="string" calcext:value-type="string">
            <text:p>Ideally use FTDI ports (e.g. COM21/22) which are known to have best feature support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3" office:value-type="string" calcext:value-type="string">
            <text:p>VSPE e.g. doesn't support XOn/XOff software flow control.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ce43"/>
          <table:table-cell table:number-columns-repeated="60"/>
        </table:table-row>
        <table:table-row table:style-name="ro1">
          <table:table-cell/>
          <table:table-cell office:value-type="string" calcext:value-type="string">
            <text:p>RTS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TS/CTS/DTR/DSR/DCD states are shown but disabl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Open – Manual RTS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TS/DTR are on and editable, CTS/DSR are off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able and re-enable RTS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losed – RTS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TS/CTS/DTR/DSR/DCD states are shown but disabl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Open – RTS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TS/DTR are on, DTR is editable, CTS is shown and on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Disable and re-enable RTS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TS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Toggle RTS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 with 'Softwar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  <text:p><text:span text:style-name="T140">No empty lines where only &lt;XON&gt; and &lt;XOFF&gt; indications used to be</text:span>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60"/>
        </table:table-row>
        <table:table-row table:style-name="ro3">
          <table:table-cell table:number-columns-repeated="3"/>
          <table:table-cell table:formula="of:=[.D82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82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, [Send Text] gets disabled</text:p>
            <text:p><text:span text:style-name="T140">Second terminal: IBS turns red but terminal stays connected</text:span>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&lt;NUL&gt; may be prepended to the received data</text:p>
            <text:p>Second terminal: IBS turns gree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60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 warning message is shown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Data is sent and received</text:p>
            <text:p><text:span text:style-name="T140">&lt;NUL&gt; may be prepended to the received data</text:span></text:p>
            <text:p>Second terminal: IBS turns gree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 warning message is shown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42" office:value-type="string" calcext:value-type="string">
            <text:p>ToDo</text:p>
          </table:table-cell>
          <table:table-cell table:style-name="ce42" table:number-columns-repeated="2"/>
          <table:table-cell table:style-name="ce42" office:value-type="string" calcext:value-type="string">
            <text:p>"YAT – BreakStateTest.jpg" still of any purpose?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42" office:value-type="string" calcext:value-type="string">
            <text:p>ToDo</text:p>
          </table:table-cell>
          <table:table-cell table:style-name="ce42"/>
          <table:table-cell table:style-name="ce42" office:value-type="string" calcext:value-type="string">
            <text:p>Suspend/Resume</text:p>
          </table:table-cell>
          <table:table-cell table:style-name="ce42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58"/>
        </table:table-row>
        <table:table-row table:style-name="ro1">
          <table:table-cell table:style-name="ce42" table:number-columns-repeated="2"/>
          <table:table-cell table:style-name="ce42" office:value-type="string" calcext:value-type="string">
            <text:p>of internal COM</text:p>
          </table:table-cell>
          <table:table-cell table:style-name="ce42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style-name="ce42" table:number-columns-repeated="3"/>
          <table:table-cell table:style-name="ce42" office:value-type="string" calcext:value-type="string">
            <text:p>Suspend computer</text:p>
          </table:table-cell>
          <table:table-cell table:number-columns-repeated="60"/>
        </table:table-row>
        <table:table-row table:style-name="ro1">
          <table:table-cell table:style-name="ce42" table:number-columns-repeated="3"/>
          <table:table-cell table:style-name="ce42" office:value-type="string" calcext:value-type="string">
            <text:p>Resume computer</text:p>
          </table:table-cell>
          <table:table-cell table:number-columns-repeated="60"/>
        </table:table-row>
        <table:table-row table:style-name="ro1">
          <table:table-cell table:style-name="ce42" table:number-columns-repeated="3"/>
          <table:table-cell table:style-name="ce42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COM43) and verify the driver</text:p>
          </table:table-cell>
          <table:table-cell office:value-type="string" calcext:value-type="string">
            <text:p/>
            <text:p>Driver is Mettler-Toledo (ToriLogic/Thesycon) e.g. 1.24.0.0 of 2016-11-24</text:p>
          </table:table-cell>
          <table:table-cell office:value-type="string" calcext:value-type="string">
            <text:p>This additional test to the automatic performed tests is required</text:p>
            <text:p>because the automatic test doesn't use the Microsoft drive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06-06-21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table:style-name="ce44" office:value-type="string" calcext:value-type="string">
            <text:p>Sending possible again, successfully receiving</text:p>
          </table:table-cell>
          <table:table-cell table:style-name="ce44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table:style-name="ce44"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style-name="ce44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table:style-name="ce44" office:value-type="string" calcext:value-type="string">
            <text:p>Sending not possible, terminal gets closed, is waiting for reconnect</text:p>
          </table:table-cell>
          <table:table-cell table:style-name="ce44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store Mettler-Toledo driver by 'Update &gt; Manual &gt; List &gt; Serial USB Device'</text:p>
          </table:table-cell>
          <table:table-cell office:value-type="string" calcext:value-type="string">
            <text:p>Driver is again Mettler-Toledo (ToriLogic/Thesycon) e.g. 1.24.0.0 of 2016-11-24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Port Selection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[File &gt; New Terminal... &gt; Defaults... &gt; OK]</text:p>
          </table:table-cell>
          <table:table-cell/>
          <table:table-cell office:value-type="string" calcext:value-type="string">
            <text:p>This additional test to the automatic performed tests is required</text:p>
            <text:p>because it tests the view parts of disconnect/reconnec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None available new</text:p>
          </table:table-cell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Message that there are no serial COM ports</text:p>
            <text:p>Everything else must work fine</text:p>
            <text:p>Previous port selections still ther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o longer available new</text:p>
          </table:table-cell>
          <table:table-cell office:value-type="string" calcext:value-type="string">
            <text:p>Reactivate port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COM po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Disconnect USB/RS-232 adapter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40">Message</text:span> that serial COM port is no longer available</text:p>
            <text:p>Option to default to first available por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o longer available active</text:p>
          </table:table-cell>
          <table:table-cell office:value-type="string" calcext:value-type="string">
            <text:p>Reactivate port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or virtual COM po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Disconnect USB/RS-232 adapter or virtual COM po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40">Message</text:span> that serial COM port is no longer availabl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Error message</text:p>
            <text:p>Terminal stays clos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40">Message</text:span> that serial COM port is no longer available</text:p>
            <text:p><text:span text:style-name="T140">Automatically switched</text:span> to first available por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Terminal still clos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40">Message</text:span> that serial COM port is no longer available</text:p>
            <text:p><text:span text:style-name="T140">Automatically switched</text:span> to first available por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Terminal switched but still clos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Terminal &gt; Open/Start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</text:p>
          </table:table-cell>
          <table:table-cell office:value-type="string" calcext:value-type="string">
            <text:p>Work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 table:number-rows-repeated="6542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KY.IO.Serial.Socket" table:style-name="ta1" table:print="false">
        <table:table-column table:style-name="co9" table:default-cell-style-name="ce49"/>
        <table:table-column table:style-name="co10" table:default-cell-style-name="ce49"/>
        <table:table-column table:style-name="co11" table:default-cell-style-name="ce49"/>
        <table:table-column table:style-name="co12" table:default-cell-style-name="ce49"/>
        <table:table-column table:style-name="co13" table:default-cell-style-name="ce49"/>
        <table:table-column table:style-name="co14" table:default-cell-style-name="ce49"/>
        <table:table-column table:style-name="co7" table:number-columns-repeated="58" table:default-cell-style-name="ce49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Recents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Make sure recent hosts and ports are listed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 to MT-SICS device simulation</text:p>
          </table:table-cell>
          <table:table-cell/>
          <table:table-cell office:value-type="string" calcext:value-type="string">
            <text:p>Use RB ExBal Win32</text:p>
          </table:table-cell>
          <table:table-cell table:number-columns-repeated="58"/>
        </table:table-row>
        <table:table-row table:style-name="ro4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51" office:value-type="string" calcext:value-type="string">
            <text:p>SIR</text:p>
            <text:p>(ECHO 2 doesn't work as disconnect resets it)</text:p>
            <text:p/>
            <text:p><text:span text:style-name="T140">This additional test to the automatic performed tests is required</text:span></text:p>
            <text:p><text:span text:style-name="T140">because the automatic test yet only tests serial COM port disconnect/reconnect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/Stop terminal while SIR is received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/Start terminal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 while SIR is being received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art YAT while SIR is being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SI or C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Byte rate must be at least 50000/s</text:p>
            <text:p>Line rate must be at least 500/s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Workspace &gt; Close]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reparation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Start [YAT Test] comput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onnect [YAT Test] to [YAT Development] using a USB/LAN converter and a LAN cabl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eploy YAT release binaries to the [YAT Test]</text:p>
          </table:table-cell>
          <table:table-cell/>
          <table:table-cell office:value-type="string" calcext:value-type="string">
            <text:p>Via memory stick or diskstation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]</text:p>
            <text:p>Create a new terminal using TCP/IP AutoSocket</text:p>
            <text:p> &gt; Remote Host = YAT Test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 is 192.168.122.68 (= 'D')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[On YAT Test]</text:p>
            <text:p>Create a new terminal using TCP/IP AutoSocket</text:p>
            <text:p> &gt; Remote Host = YAT Development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 is 192.168.122.84 (= 'T'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TCP/IP Cli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On YAT Development]</text:p>
            <text:p>Create a new terminal using TCP/IP Client</text:p>
            <text:p> &gt; Remote Host = YAT Test</text:p>
          </table:table-cell>
          <table:table-cell office:value-type="string" calcext:value-type="string">
            <text:p>Both terminals interconnected</text:p>
          </table:table-cell>
          <table:table-cell table:formula="of:=[.F$29]" office:value-type="string" office:string-value="YAT Test is 192.168.122.84 (= 'T')" calcext:value-type="string">
            <text:p>YAT Test is 192.168.122.84 (= 'T'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On YAT Development]</text:p>
            <text:p>Create a TCP/IP Server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On YAT Test]</text:p>
            <text:p>Create a TCP/IP Client</text:p>
            <text:p> &gt; Remote Host = YAT Development</text:p>
          </table:table-cell>
          <table:table-cell office:value-type="string" calcext:value-type="string">
            <text:p>Both terminals interconnected</text:p>
          </table:table-cell>
          <table:table-cell table:formula="of:=[.F$28]" office:value-type="string" office:string-value="YAT Development is 192.168.122.68 (= 'D')" calcext:value-type="string">
            <text:p>YAT Development is 192.168.122.68 (= 'D'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Remotedisconnect with AR</text:p>
          </table:table-cell>
          <table:table-cell office:value-type="string" calcext:value-type="string">
            <text:p>Disconnect LAN cable</text:p>
          </table:table-cell>
          <table:table-cell office:value-type="string" calcext:value-type="string">
            <text:p>Both terminals are disconnected</text:p>
            <text:p>Client tries reconnecting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motereconnect with AR</text:p>
          </table:table-cell>
          <table:table-cell office:value-type="string" calcext:value-type="string">
            <text:p>Reconnect LAN cable</text:p>
          </table:table-cell>
          <table:table-cell office:value-type="string" calcext:value-type="string">
            <text:p>Both terminals inter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motedisconnect without AR</text:p>
          </table:table-cell>
          <table:table-cell office:value-type="string" calcext:value-type="string">
            <text:p>Disabled 'AutoReconnect' on TCP/IP Clien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connect LAN cable</text:p>
          </table:table-cell>
          <table:table-cell office:value-type="string" calcext:value-type="string">
            <text:p>Both terminals are disconnect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motereconnect without AR</text:p>
          </table:table-cell>
          <table:table-cell office:value-type="string" calcext:value-type="string">
            <text:p>Reconnect LAN cabl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TCP/IP Client again</text:p>
          </table:table-cell>
          <table:table-cell office:value-type="string" calcext:value-type="string">
            <text:p>Both terminals inter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office:value-type="string" calcext:value-type="string">
            <text:p/>
            <text:p>When [localhost] is selected, (port + 1) must be proposed by defaul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4">
          <table:table-cell table:number-columns-repeated="2"/>
          <table:table-cell office:value-type="string" calcext:value-type="string">
            <text:p>Limited Broadcast</text:p>
          </table:table-cell>
          <table:table-cell table:style-name="ce50" office:value-type="string" calcext:value-type="string">
            <text:p>Create two terminals using UDP/IP PairSocket</text:p>
            <text:p><text:span text:style-name="T140"> &gt; 1st terminal remote host = [broadcast]</text:span></text:p>
            <text:p> &gt; 1st terminal ports = 10000 / 10001</text:p>
            <text:p><text:span text:style-name="T140"> &gt; 2nd terminal remote host = [broadcast]</text:span></text:p>
            <text:p> &gt; 2nd terminal ports = 10001 / 10000</text:p>
          </table:table-cell>
          <table:table-cell/>
          <table:table-cell office:value-type="string" calcext:value-type="string">
            <text:p/>
            <text:p/>
            <text:p>When [broadcast] is selected, same port is proposed by default,</text:p>
            <text:p>since typical use case of [broadcast] involves a remote host 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Get the address of the network interface</text:p>
          </table:table-cell>
          <table:table-cell/>
          <table:table-cell table:formula="of:=[.F$28]" office:value-type="string" office:string-value="YAT Development is 192.168.122.68 (= 'D')" calcext:value-type="string">
            <text:p>YAT Development is 192.168.122.68 (= 'D'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alculate the corrsponding limited broadcast address</text:p>
          </table:table-cell>
          <table:table-cell/>
          <table:table-cell office:value-type="string" calcext:value-type="string">
            <text:p>YAT Development is 192.168.122.255</text:p>
          </table:table-cell>
          <table:table-cell table:number-columns-repeated="58"/>
        </table:table-row>
        <table:table-row table:style-name="ro5">
          <table:table-cell table:number-columns-repeated="3"/>
          <table:table-cell table:style-name="ce50" office:value-type="string" calcext:value-type="string">
            <text:p>Create two terminals using UDP/IP PairSocket</text:p>
            <text:p><text:span text:style-name="T140"> &gt; 1st terminal remote host = 192.168.168.255</text:span></text:p>
            <text:p> &gt; 1st terminal ports = 10000 / 10001</text:p>
            <text:p><text:span text:style-name="T140"> &gt; 1st terminal interface = related network interface</text:span></text:p>
            <text:p><text:span text:style-name="T140"> &gt; 2nd terminal remote host = 192.168.168.255</text:span></text:p>
            <text:p> &gt; 2nd terminal ports = 10001 / 10000</text:p>
            <text:p><text:span text:style-name="T140"> &gt; 2nd terminal interface = related network interface</text:span></text:p>
          </table:table-cell>
          <table:table-cell/>
          <table:table-cell office:value-type="string" calcext:value-type="string">
            <text:p/>
            <text:p/>
            <text:p>When [broadcast] is selected, same port is proposed by default,</text:p>
            <text:p>since typical use case of [broadcast] involves a remote host 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6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]</text:p>
            <text:p>Create a new terminal using UDP/IP PairSocket</text:p>
            <text:p> &gt; Remote Host = YAT Test</text:p>
            <text:p> &gt; Remote UDP Port = Local UDP Port = 10000</text:p>
          </table:table-cell>
          <table:table-cell office:value-type="string" calcext:value-type="string">
            <text:p>Terminal can be opened</text:p>
          </table:table-cell>
          <table:table-cell table:formula="of:=[.F$29]" office:value-type="string" office:string-value="YAT Test is 192.168.122.84 (= 'T')" calcext:value-type="string">
            <text:p>YAT Test is 192.168.122.84 (= 'T')</text:p>
          </table:table-cell>
          <table:table-cell table:number-columns-repeated="58"/>
        </table:table-row>
        <table:table-row table:style-name="ro6">
          <table:table-cell table:number-columns-repeated="3"/>
          <table:table-cell office:value-type="string" calcext:value-type="string">
            <text:p>[On YAT Test]</text:p>
            <text:p>Create a new terminal using UDP/IP PairSocket</text:p>
            <text:p> &gt; Remote Host = YAT Development</text:p>
            <text:p> &gt; Remote UDP Port = Local UDP Port = 10000</text:p>
          </table:table-cell>
          <table:table-cell office:value-type="string" calcext:value-type="string">
            <text:p>Both terminals interconnected</text:p>
          </table:table-cell>
          <table:table-cell table:formula="of:=[.F$28]" office:value-type="string" office:string-value="YAT Development is 192.168.122.68 (= 'D')" calcext:value-type="string">
            <text:p>YAT Development is 192.168.122.68 (= 'D'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Limi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60"/>
        </table:table-row>
        <table:table-row table:style-name="ro3">
          <table:table-cell table:number-columns-repeated="3"/>
          <table:table-cell table:style-name="ce50" office:value-type="string" calcext:value-type="string">
            <text:p>Create a terminal using UDP/IP Client</text:p>
            <text:p> &gt; Remote host = [broadcast]</text:p>
            <text:p><text:span text:style-name="T140"> &gt; Remote port = 10000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60"/>
        </table:table-row>
        <table:table-row table:style-name="ro3">
          <table:table-cell table:number-columns-repeated="3"/>
          <table:table-cell table:style-name="ce50" office:value-type="string" calcext:value-type="string">
            <text:p>Create a terminal using UDP/IP Client</text:p>
            <text:p><text:span text:style-name="T140"> &gt; Remote host = 192.168.168.255</text:span></text:p>
            <text:p><text:span text:style-name="T140"> &gt; Remote port = 10000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59"/>
        </table:table-row>
        <table:table-row table:style-name="ro6">
          <table:table-cell table:number-columns-repeated="3"/>
          <table:table-cell office:value-type="string" calcext:value-type="string">
            <text:p>[On YAT Development]</text:p>
            <text:p>Create a new terminal using UDP/IP Client</text:p>
            <text:p> &gt; Remote host = YAT Test</text:p>
            <text:p> &gt; Remote port = 10000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cents</text:p>
          </table:table-cell>
          <table:table-cell office:value-type="string" calcext:value-type="string">
            <text:p>Make sure recent filters are listed</text:p>
          </table:table-cell>
          <table:table-cell table:number-columns-repeated="60"/>
        </table:table-row>
        <table:table-row table:style-name="ro6">
          <table:table-cell table:number-columns-repeated="2"/>
          <table:table-cell office:value-type="string" calcext:value-type="string">
            <text:p>Remotefilter</text:p>
          </table:table-cell>
          <table:table-cell office:value-type="string" calcext:value-type="string">
            <text:p>[On YAT Test]</text:p>
            <text:p>Create a UDP Server</text:p>
            <text:p> &gt; Local port = 10000</text:p>
            <text:p> &gt; Local filter = 192.168.168.0</text:p>
          </table:table-cell>
          <table:table-cell table:number-columns-repeated="60"/>
        </table:table-row>
        <table:table-row table:style-name="ro6">
          <table:table-cell table:number-columns-repeated="3"/>
          <table:table-cell office:value-type="string" calcext:value-type="string">
            <text:p>[On YAT Development]</text:p>
            <text:p>Create a new terminal using UDP/IP Client</text:p>
            <text:p> &gt; Remote host = YAT Test</text:p>
            <text:p> &gt; Remote port = 10000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3"/>
          <table:table-cell office:value-type="string" calcext:value-type="string">
            <text:p>[On YAT Test]</text:p>
            <text:p>Change UDP Server</text:p>
            <text:p> &gt; Local filter = 192.168.168.33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no longer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3"/>
          <table:table-cell office:value-type="string" calcext:value-type="string">
            <text:p>[On YAT Test]</text:p>
            <text:p>Change UDP Server</text:p>
            <text:p> &gt; Local filter = 192.168.33.0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no longer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3"/>
          <table:table-cell office:value-type="string" calcext:value-type="string">
            <text:p>[On YAT Test]</text:p>
            <text:p>Change UDP Server</text:p>
            <text:p> &gt; Local filter = [any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6">
          <table:table-cell table:number-columns-repeated="2"/>
          <table:table-cell office:value-type="string" calcext:value-type="string">
            <text:p>Multibroadcast</text:p>
          </table:table-cell>
          <table:table-cell office:value-type="string" calcext:value-type="string">
            <text:p>[On YAT Test]</text:p>
            <text:p>Create a UDP Server</text:p>
            <text:p> &gt; Local port = 10000</text:p>
            <text:p> &gt; Interface = &lt;any&gt;</text:p>
          </table:table-cell>
          <table:table-cell/>
          <table:table-cell office:value-type="string" calcext:value-type="string">
            <text:p/>
            <text:p/>
            <text:p/>
            <text:p>&lt;any&gt; is OK as WLAN has been disconnected further above</text:p>
          </table:table-cell>
          <table:table-cell table:number-columns-repeated="58"/>
        </table:table-row>
        <table:table-row table:style-name="ro6">
          <table:table-cell table:number-columns-repeated="3"/>
          <table:table-cell office:value-type="string" calcext:value-type="string">
            <text:p>[On YAT Development]</text:p>
            <text:p>Create a UDP Server</text:p>
            <text:p> &gt; Local port = 10000</text:p>
            <text:p> &gt; Interface = related network interface</text:p>
          </table:table-cell>
          <table:table-cell table:number-columns-repeated="60"/>
        </table:table-row>
        <table:table-row table:style-name="ro4">
          <table:table-cell table:number-columns-repeated="3"/>
          <table:table-cell table:style-name="ce50" office:value-type="string" calcext:value-type="string">
            <text:p>[On YAT Development]</text:p>
            <text:p>Create a terminal using UDP/IP Client</text:p>
            <text:p> &gt; Remote host = [broadcast]</text:p>
            <text:p> &gt; Remote port = 10000</text:p>
            <text:p> &gt; Interface = related network interface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  <text:p>Client data is received by both servers</text:p>
            <text:p>Server data is received by client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On UDP/IP Client</text:p>
            <text:p>[View &gt; Show I/O Device] = Yes</text:p>
          </table:table-cell>
          <table:table-cell office:value-type="string" calcext:value-type="string">
            <text:p>Correct end points are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o broadcast supported</text:p>
          </table:table-cell>
          <table:table-cell table:style-name="ce41" office:value-type="string" calcext:value-type="string">
            <text:p>[On YAT Development]</text:p>
          </table:table-cell>
          <table:table-cell table:number-columns-repeated="60"/>
        </table:table-row>
        <table:table-row table:style-name="ro3">
          <table:table-cell table:number-columns-repeated="3"/>
          <table:table-cell table:style-name="ce41" office:value-type="string" calcext:value-type="string">
            <text:p>Start to create a terminal using UDP/IP Client</text:p>
            <text:p><text:span text:style-name="T140"> &gt; Remote host = 255.255.255.255</text:span></text:p>
          </table:table-cell>
          <table:table-cell office:value-type="string" calcext:value-type="string">
            <text:p/>
            <text:p>[broadcast] is available and can be set</text:p>
            <text:p>Explicitly setting the broadcast address works as well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1" office:value-type="string" calcext:value-type="string">
            <text:p>[OK]</text:p>
          </table:table-cell>
          <table:table-cell table:number-columns-repeated="60"/>
        </table:table-row>
        <table:table-row table:style-name="ro3">
          <table:table-cell table:number-columns-repeated="3"/>
          <table:table-cell table:style-name="ce41" office:value-type="string" calcext:value-type="string">
            <text:p>Start to create a terminal using UDP/IP PairSocket</text:p>
            <text:p><text:span text:style-name="T140"> &gt; Remote host = 255.255.255.255 from list of recents</text:span></text:p>
          </table:table-cell>
          <table:table-cell office:value-type="string" calcext:value-type="string">
            <text:p/>
            <text:p>[broadcast] is available and can be set</text:p>
            <text:p>Explicitly setting the broadcast address works as well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1" office:value-type="string" calcext:value-type="string">
            <text:p>[OK]</text:p>
          </table:table-cell>
          <table:table-cell table:number-columns-repeated="60"/>
        </table:table-row>
        <table:table-row table:style-name="ro3">
          <table:table-cell table:number-columns-repeated="3"/>
          <table:table-cell table:style-name="ce41" office:value-type="string" calcext:value-type="string">
            <text:p>Start to create a terminal using UDP/IP Server</text:p>
            <text:p><text:span text:style-name="T140"> &gt; Local Filter = 255.255.255.255</text:span></text:p>
          </table:table-cell>
          <table:table-cell office:value-type="string" calcext:value-type="string">
            <text:p/>
            <text:p>[broadcast] is not available</text:p>
            <text:p><text:span text:style-name="T140">Explicitly setting the broadcast address results in an error message</text:span>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41" office:value-type="string" calcext:value-type="string">
            <text:p>Start to create a terminal using TCP/IP Client</text:p>
            <text:p><text:span text:style-name="T140"> &gt; Remote host = ...</text:span></text:p>
          </table:table-cell>
          <table:table-cell office:value-type="string" calcext:value-type="string">
            <text:p/>
            <text:p>[broadcast] is not available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41" office:value-type="string" calcext:value-type="string">
            <text:p>Start to create a terminal using TCP/IP AutoSocket</text:p>
            <text:p><text:span text:style-name="T140"> &gt; Remote host = ...</text:span></text:p>
          </table:table-cell>
          <table:table-cell office:value-type="string" calcext:value-type="string">
            <text:p/>
            <text:p>[broadcast] is not available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1" office:value-type="string" calcext:value-type="string">
            <text:p>Start to create a terminal using TCP/IP Server</text:p>
          </table:table-cell>
          <table:table-cell office:value-type="string" calcext:value-type="string">
            <text:p>[broadcast] is not relevan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lose previous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table:style-name="ce41" office:value-type="string" calcext:value-type="string">
            <text:p>Interface Selection</text:p>
          </table:table-cell>
          <table:table-cell table:style-name="ce41" office:value-type="string" calcext:value-type="string">
            <text:p>Preparation</text:p>
          </table:table-cell>
          <table:table-cell table:style-name="ce41" office:value-type="string" calcext:value-type="string">
            <text:p>[On YAT Test]</text:p>
            <text:p>Create TCP/IP terminal on LAN interface</text:p>
          </table:table-cell>
          <table:table-cell table:style-name="ce41"/>
          <table:table-cell table:style-name="ce41" office:value-type="string" calcext:value-type="string">
            <text:p>[YAT Test] is used as WLAN has been disconnected further above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1"/>
          <table:table-cell table:style-name="ce41" office:value-type="string" calcext:value-type="string">
            <text:p>Exit YAT</text:p>
          </table:table-cell>
          <table:table-cell table:style-name="ce41" table:number-columns-repeated="2"/>
          <table:table-cell table:number-columns-repeated="58"/>
        </table:table-row>
        <table:table-row table:style-name="ro1">
          <table:table-cell table:number-columns-repeated="2"/>
          <table:table-cell table:style-name="ce41" table:number-columns-repeated="4"/>
          <table:table-cell table:number-columns-repeated="58"/>
        </table:table-row>
        <table:table-row table:style-name="ro1">
          <table:table-cell table:number-columns-repeated="2"/>
          <table:table-cell table:style-name="ce41" office:value-type="string" calcext:value-type="string">
            <text:p>No longer available active</text:p>
          </table:table-cell>
          <table:table-cell table:style-name="ce41" office:value-type="string" calcext:value-type="string">
            <text:p>Disconnect the LAN cable</text:p>
          </table:table-cell>
          <table:table-cell table:style-name="ce41" table:number-columns-repeated="2"/>
          <table:table-cell table:number-columns-repeated="58"/>
        </table:table-row>
        <table:table-row table:style-name="ro1">
          <table:table-cell table:number-columns-repeated="2"/>
          <table:table-cell table:style-name="ce41"/>
          <table:table-cell table:style-name="ce41" office:value-type="string" calcext:value-type="string">
            <text:p>Start YAT</text:p>
          </table:table-cell>
          <table:table-cell table:style-name="ce41" office:value-type="string" calcext:value-type="string">
            <text:p><text:span text:style-name="T140">Message</text:span> that interface is no longer available</text:p>
          </table:table-cell>
          <table:table-cell table:style-name="ce41"/>
          <table:table-cell table:number-columns-repeated="58"/>
        </table:table-row>
        <table:table-row table:style-name="ro2">
          <table:table-cell table:number-columns-repeated="2"/>
          <table:table-cell table:style-name="ce41"/>
          <table:table-cell table:style-name="ce41" office:value-type="string" calcext:value-type="string">
            <text:p>[No]</text:p>
          </table:table-cell>
          <table:table-cell table:style-name="ce41" office:value-type="string" calcext:value-type="string">
            <text:p>Error message</text:p>
            <text:p>Terminal stays closed</text:p>
          </table:table-cell>
          <table:table-cell table:style-name="ce41"/>
          <table:table-cell table:number-columns-repeated="58"/>
        </table:table-row>
        <table:table-row table:style-name="ro2">
          <table:table-cell table:number-columns-repeated="2"/>
          <table:table-cell table:style-name="ce41"/>
          <table:table-cell table:style-name="ce41" office:value-type="string" calcext:value-type="string">
            <text:p>[Terminal &gt; Settings...]</text:p>
          </table:table-cell>
          <table:table-cell table:style-name="ce41" office:value-type="string" calcext:value-type="string">
            <text:p><text:span text:style-name="T140">Message that interface</text:span> is no longer available</text:p>
            <text:p><text:span text:style-name="T140">Automatically switched to first available interface</text:span></text:p>
          </table:table-cell>
          <table:table-cell table:style-name="ce41"/>
          <table:table-cell table:number-columns-repeated="58"/>
        </table:table-row>
        <table:table-row table:style-name="ro1">
          <table:table-cell table:number-columns-repeated="2"/>
          <table:table-cell table:style-name="ce41"/>
          <table:table-cell table:style-name="ce41" office:value-type="string" calcext:value-type="string">
            <text:p>[OK]</text:p>
          </table:table-cell>
          <table:table-cell table:style-name="ce41" table:number-columns-repeated="2"/>
          <table:table-cell table:number-columns-repeated="58"/>
        </table:table-row>
        <table:table-row table:style-name="ro1">
          <table:table-cell table:number-columns-repeated="2"/>
          <table:table-cell table:style-name="ce41"/>
          <table:table-cell table:style-name="ce41" office:value-type="string" calcext:value-type="string">
            <text:p>[Cancel]</text:p>
          </table:table-cell>
          <table:table-cell table:style-name="ce41" office:value-type="string" calcext:value-type="string">
            <text:p>Terminal still closed</text:p>
          </table:table-cell>
          <table:table-cell table:style-name="ce41"/>
          <table:table-cell table:number-columns-repeated="58"/>
        </table:table-row>
        <table:table-row table:style-name="ro1">
          <table:table-cell table:number-columns-repeated="2"/>
          <table:table-cell table:style-name="ce41" table:number-columns-repeated="4"/>
          <table:table-cell table:number-columns-repeated="58"/>
        </table:table-row>
        <table:table-row table:style-name="ro1">
          <table:table-cell table:number-columns-repeated="2"/>
          <table:table-cell table:style-name="ce41"/>
          <table:table-cell table:style-name="ce41" office:value-type="string" calcext:value-type="string">
            <text:p>Reconnect LAN cable</text:p>
          </table:table-cell>
          <table:table-cell table:style-name="ce41" table:number-columns-repeated="2"/>
          <table:table-cell table:number-columns-repeated="58"/>
        </table:table-row>
        <table:table-row table:style-name="ro1">
          <table:table-cell table:number-columns-repeated="2"/>
          <table:table-cell table:style-name="ce41"/>
          <table:table-cell table:style-name="ce41" office:value-type="string" calcext:value-type="string">
            <text:p>Open/Start the terminal</text:p>
          </table:table-cell>
          <table:table-cell table:style-name="ce41" office:value-type="string" calcext:value-type="string">
            <text:p>works</text:p>
          </table:table-cell>
          <table:table-cell table:style-name="ce41"/>
          <table:table-cell table:number-columns-repeated="58"/>
        </table:table-row>
        <table:table-row table:style-name="ro1">
          <table:table-cell table:number-columns-repeated="2"/>
          <table:table-cell table:style-name="ce41" table:number-columns-repeated="4"/>
          <table:table-cell table:number-columns-repeated="58"/>
        </table:table-row>
        <table:table-row table:style-name="ro1">
          <table:table-cell table:number-columns-repeated="2"/>
          <table:table-cell table:style-name="ce41" office:value-type="string" calcext:value-type="string">
            <text:p>Cleanup</text:p>
          </table:table-cell>
          <table:table-cell table:style-name="ce41" office:value-type="string" calcext:value-type="string">
            <text:p>Close workspace</text:p>
          </table:table-cell>
          <table:table-cell table:style-name="ce41" table:number-columns-repeated="2"/>
          <table:table-cell table:number-columns-repeated="58"/>
        </table:table-row>
        <table:table-row table:style-name="ro1">
          <table:table-cell table:number-columns-repeated="2"/>
          <table:table-cell table:style-name="ce41"/>
          <table:table-cell table:style-name="ce41" office:value-type="string" calcext:value-type="string">
            <text:p>Exit YAT</text:p>
          </table:table-cell>
          <table:table-cell table:style-name="ce41" table:number-columns-repeated="2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Aftermath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Run updates on [YAT Test]</text:p>
          </table:table-cell>
          <table:table-cell table:number-columns-repeated="60"/>
        </table:table-row>
        <table:table-row table:style-name="ro1" table:number-rows-repeated="104843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KY.IO.Serial.Usb" table:style-name="ta1" table:print="false">
        <table:table-column table:style-name="co9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default-cell-style-name="ce41"/>
        <table:table-column table:style-name="co18" table:default-cell-style-name="ce41"/>
        <table:table-column table:style-name="co14" table:default-cell-style-name="ce41"/>
        <table:table-column table:style-name="co7" table:number-columns-repeated="58" table:default-cell-style-name="ce41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6">
          <table:table-cell/>
          <table:table-cell office:value-type="string" calcext:value-type="string">
            <text:p>Preset and FlowControl</text:p>
          </table:table-cell>
          <table:table-cell office:value-type="string" calcext:value-type="string">
            <text:p>MT Ser/HID</text:p>
          </table:table-cell>
          <table:table-cell office:value-type="string" calcext:value-type="string">
            <text:p>Select an MT Ser/HID device</text:p>
          </table:table-cell>
          <table:table-cell office:value-type="string" calcext:value-type="string">
            <text:p>Preset is set to MT Ser/HID</text:p>
            <text:p>FlowControl is set to Software</text:p>
            <text:p>No XOn/XOff characters are shown</text:p>
            <text:p><text:span text:style-name="T140">Hide XOn/XOff must be enabled by default</text:span></text:p>
          </table:table-cell>
          <table:table-cell office:value-type="string" calcext:value-type="string">
            <text:p>Use RB ExBal 'YAT.9'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IXS and OXS states are shown, IXS is greyed, IXS is on, OXS is assumed to be on</text:p>
            <text:p>IXS count is 1 | 0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">
          <table:table-cell/>
          <table:table-cell table:style-name="ce49" office:value-type="string" calcext:value-type="string">
            <text:p>Start/Stop</text:p>
          </table:table-cell>
          <table:table-cell table:style-name="ce49" office:value-type="string" calcext:value-type="string">
            <text:p>Continuous while opening</text:p>
          </table:table-cell>
          <table:table-cell table:style-name="ce49" office:value-type="string" calcext:value-type="string">
            <text:p>Start continuous mode on device</text:p>
          </table:table-cell>
          <table:table-cell table:style-name="ce49"/>
          <table:table-cell table:style-name="ce51" office:value-type="string" calcext:value-type="string">
            <text:p>SIR</text:p>
            <text:p>(ECHO 2 doesn't work as disconnect resets it)</text:p>
            <text:p/>
            <text:p><text:span text:style-name="T140">This additional test to the automatic performed tests is required</text:span></text:p>
            <text:p><text:span text:style-name="T140">because the automatic test yet only tests serial COM port disconnect/reconnect</text:span></text:p>
          </table:table-cell>
          <table:table-cell table:number-columns-repeated="58"/>
        </table:table-row>
        <table:table-row table:style-name="ro1">
          <table:table-cell/>
          <table:table-cell table:style-name="ce49" table:number-columns-repeated="2"/>
          <table:table-cell table:style-name="ce49" office:value-type="string" calcext:value-type="string">
            <text:p>Close/Stop terminal while SIR is received</text:p>
          </table:table-cell>
          <table:table-cell table:style-name="ce49" office:value-type="string" calcext:value-type="string">
            <text:p>No exceptions</text:p>
          </table:table-cell>
          <table:table-cell table:style-name="ce49"/>
          <table:table-cell table:number-columns-repeated="58"/>
        </table:table-row>
        <table:table-row table:style-name="ro1">
          <table:table-cell/>
          <table:table-cell table:style-name="ce49" table:number-columns-repeated="2"/>
          <table:table-cell table:style-name="ce49" office:value-type="string" calcext:value-type="string">
            <text:p>Open/Start terminal while SIR is received</text:p>
          </table:table-cell>
          <table:table-cell table:style-name="ce49" office:value-type="string" calcext:value-type="string">
            <text:p>Data is received, no exceptions</text:p>
          </table:table-cell>
          <table:table-cell table:style-name="ce49"/>
          <table:table-cell table:number-columns-repeated="58"/>
        </table:table-row>
        <table:table-row table:style-name="ro1">
          <table:table-cell/>
          <table:table-cell table:style-name="ce49" table:number-columns-repeated="2"/>
          <table:table-cell table:style-name="ce49" office:value-type="string" calcext:value-type="string">
            <text:p>Exit YAT while SIR is being received</text:p>
          </table:table-cell>
          <table:table-cell table:style-name="ce49" office:value-type="string" calcext:value-type="string">
            <text:p>No exceptions</text:p>
          </table:table-cell>
          <table:table-cell table:style-name="ce49"/>
          <table:table-cell table:number-columns-repeated="58"/>
        </table:table-row>
        <table:table-row table:style-name="ro1">
          <table:table-cell/>
          <table:table-cell table:style-name="ce49" table:number-columns-repeated="2"/>
          <table:table-cell table:style-name="ce49" office:value-type="string" calcext:value-type="string">
            <text:p>Start YAT while SIR is being received</text:p>
          </table:table-cell>
          <table:table-cell table:style-name="ce49" office:value-type="string" calcext:value-type="string">
            <text:p>Data is received, no exceptions</text:p>
          </table:table-cell>
          <table:table-cell table:style-name="ce49"/>
          <table:table-cell table:number-columns-repeated="58"/>
        </table:table-row>
        <table:table-row table:style-name="ro1">
          <table:table-cell/>
          <table:table-cell table:style-name="ce49" table:number-columns-repeated="2"/>
          <table:table-cell table:style-name="ce49" office:value-type="string" calcext:value-type="string">
            <text:p>Stop continuous mode on device</text:p>
          </table:table-cell>
          <table:table-cell table:style-name="ce49"/>
          <table:table-cell table:style-name="ce49" office:value-type="string" calcext:value-type="string">
            <text:p>SI or C</text:p>
          </table:table-cell>
          <table:table-cell table:number-columns-repeated="58"/>
        </table:table-row>
        <table:table-row table:style-name="ro1">
          <table:table-cell/>
          <table:table-cell table:style-name="ce49" table:number-columns-repeated="5"/>
          <table:table-cell table:number-columns-repeated="58"/>
        </table:table-row>
        <table:table-row table:style-name="ro1">
          <table:table-cell/>
          <table:table-cell office:value-type="string" calcext:value-type="string">
            <text:p>Indications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office:value-type="string" calcext:value-type="string">
            <text:p>Keep RB ExBal 'YAT.9' as that is better accessible for disconnect/reconnec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<text:span text:style-name="T140">Close/Stop</text:span>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/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Repeat Stop/Start</text:p>
          </table:table-cell>
          <table:table-cell office:value-type="string" calcext:value-type="string">
            <text:p><text:span text:style-name="T140">No XOn/XOff characters are shown</text:span></text:p>
            <text:p><text:span text:style-name="T140">No additional line breaks are shown</text:span></text:p>
            <text:p><text:span text:style-name="T140">IXS count is incremente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40">Close/Stop</text:span>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peatingly Disconnect/Reconnect device while terminal is open</text:p>
          </table:table-cell>
          <table:table-cell office:value-type="string" calcext:value-type="string">
            <text:p>Full device info – Disconnected – Waiting / Red for a short momen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40">Repeatingly R</text:span>eset device while terminal is open</text:p>
          </table:table-cell>
          <table:table-cell office:value-type="string" calcext:value-type="string">
            <text:p>Full device info – Disconnected – Waiting / Red for a short moment</text:p>
          </table:table-cell>
          <table:table-cell office:value-type="string" calcext:value-type="string">
            <text:p>Attention: This will reset the weight sim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40">Close/Stop</text:span>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40">Open/Start</text:span>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Switch question pops up</text:p>
            <text:p>Must be 'same VID and PID'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lect [No]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<text:span text:style-name="T140">Open/Start</text:span> terminal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40">Close/Stop</text:span>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<text:span text:style-name="T140">Open/Start</text:span>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| XOn which is incremented each time the terminal is open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MT USB Ser/HID device</text:p>
          </table:table-cell>
          <table:table-cell office:value-type="string" calcext:value-type="string">
            <text:p>Connected – Open – Green</text:p>
          </table:table-cell>
          <table:table-cell office:value-type="string" calcext:value-type="string">
            <text:p>Use RB ExLight 'YAT.8'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how Length (Character Count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60"/>
        </table:table-row>
        <table:table-row table:style-name="ro7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, e.g.</text:p>
            <text:p><text:span text:style-name="T141">&lt;NUL&gt;</text:span><text:span text:style-name="T142">I4</text:span><text:span text:style-name="T143"> </text:span><text:span text:style-name="T144">(3)</text:span></text:p>
            <text:p><text:span text:style-name="T145">&lt;NUL&gt;&lt;NUL&gt;&lt;NUL&gt;</text:span><text:span text:style-name="T146"> </text:span><text:span text:style-name="T147">(3)</text:span></text:p>
            <text:p><text:span text:style-name="T148">&lt;NUL&gt;</text:span><text:span text:style-name="T149">I4 A "Y</text:span><text:span text:style-name="T150">&lt;NUL&gt;</text:span><text:span text:style-name="T149">AT.8"</text:span><text:span text:style-name="T143"> </text:span><text:span text:style-name="T144">(14)</text:span></text:p>
            <text:p><text:span text:style-name="T148">&lt;NUL&gt;&lt;NUL&gt;</text:span>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8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, e.g.</text:p>
            <text:p><text:span text:style-name="T141">&lt;SOH&gt;</text:span><text:span text:style-name="T142">I4</text:span><text:span text:style-name="T143"> </text:span><text:span text:style-name="T144">(3)</text:span></text:p>
            <text:p><text:span text:style-name="T141">&lt;NUL&gt;&lt;NUL&gt;&lt;NUL&gt;</text:span>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office:value-type="string" calcext:value-type="string">
            <text:p>ID = 0 (configured in settings) must be used as keyword has no argumen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60"/>
        </table:table-row>
        <table:table-row table:style-name="ro9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<text:span text:style-name="T140">Data is sent but ES is received</text:span></text:p>
            <text:p>Response includes terminating zero and filler bytes</text:p>
            <text:p><text:span text:style-name="T151">I4</text:span><text:span text:style-name="T143"> </text:span><text:span text:style-name="T144">(2)</text:span></text:p>
            <text:p><text:span text:style-name="T145">&lt;NUL&gt;&lt;NUL&gt;&lt;NUL&gt;&lt;NUL&gt;</text:span><text:span text:style-name="T146"> </text:span><text:span text:style-name="T147">(4)</text:span></text:p>
            <text:p><text:span text:style-name="T152">&lt;NUL&gt;</text:span><text:span text:style-name="T149">ES</text:span><text:span text:style-name="T143"> </text:span><text:span text:style-name="T144">(3)</text:span></text:p>
            <text:p><text:span text:style-name="T152">&lt;NUL&gt;&lt;NUL&gt;&lt;NUL&gt;</text:span><text:span text:style-name="T146"> </text:span><text:span text:style-name="T147">(3)</text:span></text:p>
          </table:table-cell>
          <table:table-cell office:value-type="string" calcext:value-type="string">
            <text:p>'I' is taken as report ID</text:p>
          </table:table-cell>
          <table:table-cell table:number-columns-repeated="58"/>
        </table:table-row>
        <table:table-row table:style-name="ro10">
          <table:table-cell table:number-columns-repeated="3"/>
          <table:table-cell office:value-type="string" calcext:value-type="string">
            <text:p>Request \h(00)I4</text:p>
          </table:table-cell>
          <table:table-cell office:value-type="string" calcext:value-type="string">
            <text:p>Data is sent and received again</text:p>
            <text:p><text:span text:style-name="T141">&lt;NUL&gt;</text:span><text:span text:style-name="T142">I4</text:span><text:span text:style-name="T143"> </text:span><text:span text:style-name="T144">(3)</text:span></text:p>
            <text:p><text:span text:style-name="T145">&lt;NUL&gt;&lt;NUL&gt;&lt;NUL&gt;</text:span><text:span text:style-name="T146"> </text:span><text:span text:style-name="T147">(3)</text:span></text:p>
            <text:p><text:span text:style-name="T152">&lt;NUL&gt;</text:span><text:span text:style-name="T149">I4 A "Y</text:span><text:span text:style-name="T150">&lt;NUL&gt;</text:span><text:span text:style-name="T149">AT.8"</text:span><text:span text:style-name="T143"> </text:span><text:span text:style-name="T144">(14)</text:span></text:p>
          </table:table-cell>
          <table:table-cell office:value-type="string" calcext:value-type="string">
            <text:p>0x00 is report ID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office:value-type="string" calcext:value-type="string">
            <text:p>Probably caused by undefined buffer memory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and Unicode issues</text:p>
          </table:table-cell>
          <table:table-cell office:value-type="string" calcext:value-type="string">
            <text:p>Probably caused by undefined buffer memory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Device Selection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Create a new terminal to MT USB Ser/HID device</text:p>
          </table:table-cell>
          <table:table-cell office:value-type="string" calcext:value-type="string">
            <text:p>Connected – Open – Green</text:p>
          </table:table-cell>
          <table:table-cell office:value-type="string" calcext:value-type="string">
            <text:p>Use RB ExBal 'YAT.9' rather than...</text:p>
            <text:p>...TI as those not really run stable</text:p>
            <text:p><text:span text:style-name="T140">...'YAT.8' as that is less accessible for disconnect/reconnect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o longer available active</text:p>
          </table:table-cell>
          <table:table-cell office:value-type="string" calcext:value-type="string">
            <text:p>Disconnect device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40">Message</text:span> that device is no longer available</text:p>
            <text:p><text:span text:style-name="T140">Question whether to switch to device with same VID/PID</text:span>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Error message</text:p>
            <text:p>Terminal stays clos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40">Message that device </text:span>is no longer available</text:p>
            <text:p><text:span text:style-name="T140">Automatically switched to device with same VID/PI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Terminal still clos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Terminal o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Work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 table:number-rows-repeated="6542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Domain.Terminal" table:style-name="ta1" table:print="false">
        <table:table-column table:style-name="co9" table:default-cell-style-name="ce49"/>
        <table:table-column table:style-name="co19" table:default-cell-style-name="ce49"/>
        <table:table-column table:style-name="co20" table:default-cell-style-name="ce49"/>
        <table:table-column table:style-name="co21" table:default-cell-style-name="ce49"/>
        <table:table-column table:style-name="co22" table:default-cell-style-name="ce49"/>
        <table:table-column table:style-name="co6" table:default-cell-style-name="ce49"/>
        <table:table-column table:style-name="co7" table:number-columns-repeated="58" table:default-cell-style-name="ce49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ntrol chars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Open [Windows &gt; Settings &gt; Personalization &gt; Designs]</text:p>
          </table:table-cell>
          <table:table-cell/>
          <table:table-cell table:style-name="ce84" office:value-type="string" calcext:value-type="string">
            <text:p>Test case could be automated, except for settings chang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croll down to [Default Beep] / [Standardton Warnsigna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t sound to [Windows-Standard.wav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ccept]</text:p>
          </table:table-cell>
          <table:table-cell/>
          <table:table-cell office:value-type="string" calcext:value-type="string">
            <text:p>Keep dialog open for restoring settings further below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n both terminals, enable [Beep on bel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n sending terminal, link to [YAT - Test - YAT.Domain.Terminal.yacp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n receiving terminal, enable [Show Time Stamp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Send combined A</text:p>
          </table:table-cell>
          <table:table-cell office:value-type="string" calcext:value-type="string">
            <text:p>Beep(s) (one on each terminal)</text:p>
            <text:p><text:span text:style-name="T153">(&lt;TS&gt;)</text:span><text:span text:style-name="T154"> </text:span><text:span text:style-name="T155">ABC</text:span><text:span text:style-name="T156">&lt;BEL&gt;      </text:span><text:span text:style-name="T155">XYZ</text:span></text:p>
          </table:table-cell>
          <table:table-cell office:value-type="string" calcext:value-type="string">
            <text:p>Windows doesn't beep that quickly after each other</text:p>
            <text:p>&lt;BS&gt; must remove D, not &lt;BEL&gt;!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In receiving terminal, change radix to [Hex]</text:p>
          </table:table-cell>
          <table:table-cell table:style-name="ce53" office:value-type="string" calcext:value-type="string">
            <text:p><text:span text:style-name="T157">(&lt;TS&gt;)</text:span><text:span text:style-name="T158"> </text:span><text:span text:style-name="T159">41h</text:span><text:span text:style-name="T160"> </text:span><text:span text:style-name="T159">42h</text:span><text:span text:style-name="T160"> </text:span><text:span text:style-name="T159">43h 07h 08h 09h</text:span><text:span text:style-name="T160"> </text:span><text:span text:style-name="T159">58h</text:span><text:span text:style-name="T160"> </text:span><text:span text:style-name="T159">59h</text:span><text:span text:style-name="T160"> </text:span><text:span text:style-name="T159">5Ah</text:span></text:p>
          </table:table-cell>
          <table:table-cell table:number-columns-repeated="59"/>
        </table:table-row>
        <table:table-row table:style-name="ro1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53" office:value-type="string" calcext:value-type="string">
            <text:p><text:span text:style-name="T157">(&lt;TS&gt;)</text:span><text:span text:style-name="T158"> </text:span><text:span text:style-name="T159">A</text:span><text:span text:style-name="T160"> </text:span><text:span text:style-name="T159">B</text:span><text:span text:style-name="T160"> </text:span><text:span text:style-name="T159">C</text:span><text:span text:style-name="T160"> </text:span><text:span text:style-name="T161">&lt;BEL&gt;</text:span><text:span text:style-name="T162">        </text:span><text:span text:style-name="T159">X</text:span><text:span text:style-name="T160"> </text:span><text:span text:style-name="T159">Y</text:span><text:span text:style-name="T160"> </text:span><text:span text:style-name="T159">Z</text:span></text:p>
            <text:p><text:span text:style-name="T163">Separators !!</text:span></text:p>
          </table:table-cell>
          <table:table-cell office:value-type="string" calcext:value-type="string">
            <text:p><text:span text:style-name="T140">&lt;SP&gt;&lt;TAB&gt;&lt;SP&gt;</text:span> after &lt;BEL&gt;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vert radix to [Str]</text:p>
          </table:table-cell>
          <table:table-cell table:style-name="ce53" office:value-type="string" calcext:value-type="string">
            <text:p><text:span text:style-name="T157">(&lt;TS&gt;)</text:span><text:span text:style-name="T158"> </text:span><text:span text:style-name="T159">ABC</text:span><text:span text:style-name="T164">&lt;BEL&gt;      </text:span><text:span text:style-name="T159">XYZ</text:span></text:p>
          </table:table-cell>
          <table:table-cell office:value-type="string" calcext:value-type="string">
            <text:p>&lt;TAB&gt; after &lt;BEL&gt;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3"/>
          <table:table-cell office:value-type="string" calcext:value-type="string">
            <text:p>Send combined B</text:p>
          </table:table-cell>
          <table:table-cell office:value-type="string" calcext:value-type="string">
            <text:p>Beep(s) (one on each terminal)</text:p>
            <text:p><text:span text:style-name="T165">(&lt;TS&gt;)</text:span><text:span text:style-name="T166"> </text:span><text:span text:style-name="T167">ABCD</text:span><text:span text:style-name="T168">&lt;BEL&gt;</text:span><text:span text:style-name="T167">XYZ</text:span></text:p>
          </table:table-cell>
          <table:table-cell office:value-type="string" calcext:value-type="string">
            <text:p><text:span text:style-name="T140">Windows doesn't beep that quickly after each other</text:span></text:p>
            <text:p>&lt;BS&gt; must remove &lt;TAB&gt;, neither &lt;BEL&gt; nor D!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In receiving terminal, change radix to [Hex]</text:p>
          </table:table-cell>
          <table:table-cell table:style-name="ce53" office:value-type="string" calcext:value-type="string">
            <text:p><text:span text:style-name="T157">(&lt;TS&gt;)</text:span><text:span text:style-name="T158"> </text:span><text:span text:style-name="T159">41h</text:span><text:span text:style-name="T160"> </text:span><text:span text:style-name="T159">42h</text:span><text:span text:style-name="T160"> </text:span><text:span text:style-name="T159">43h 07h 08h 09h</text:span><text:span text:style-name="T160"> </text:span><text:span text:style-name="T159">58h</text:span><text:span text:style-name="T160"> </text:span><text:span text:style-name="T159">59h</text:span><text:span text:style-name="T160"> </text:span><text:span text:style-name="T159">5Ah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53" office:value-type="string" calcext:value-type="string">
            <text:p><text:span text:style-name="T157">(&lt;TS&gt;)</text:span><text:span text:style-name="T158"> </text:span><text:span text:style-name="T159">A</text:span><text:span text:style-name="T160"> </text:span><text:span text:style-name="T159">B</text:span><text:span text:style-name="T160"> </text:span><text:span text:style-name="T159">C</text:span><text:span text:style-name="T160"> </text:span><text:span text:style-name="T159">D</text:span><text:span text:style-name="T160"> </text:span><text:span text:style-name="T161">&lt;BEL&gt; </text:span><text:span text:style-name="T159">X</text:span><text:span text:style-name="T160"> </text:span><text:span text:style-name="T159">Y</text:span><text:span text:style-name="T160"> </text:span><text:span text:style-name="T159">Z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40">Revert</text:span> radix to [Str]</text:p>
          </table:table-cell>
          <table:table-cell table:style-name="ce53" office:value-type="string" calcext:value-type="string">
            <text:p><text:span text:style-name="T157">(&lt;TS&gt;)</text:span><text:span text:style-name="T158"> </text:span><text:span text:style-name="T159">ABCD</text:span><text:span text:style-name="T164">&lt;BEL&gt;</text:span><text:span text:style-name="T159">XYZ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In sneding terminal, enable [Settings... &gt; Advanced... &gt; Space &gt; Replace by box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partial line</text:p>
          </table:table-cell>
          <table:table-cell table:style-name="ce53" office:value-type="string" calcext:value-type="string">
            <text:p><text:span text:style-name="T157">(&lt;TS&gt;)</text:span><text:span text:style-name="T158"> </text:span><text:span text:style-name="T159">AB  CD</text:span></text:p>
          </table:table-cell>
          <table:table-cell table:number-columns-repeated="59"/>
        </table:table-row>
        <table:table-row table:style-name="ro12">
          <table:table-cell table:number-columns-repeated="3"/>
          <table:table-cell office:value-type="string" calcext:value-type="string">
            <text:p>Send backspace 8 x</text:p>
          </table:table-cell>
          <table:table-cell table:style-name="ce54" office:value-type="string" calcext:value-type="string">
            <text:p><text:span text:style-name="T169">(&lt;TS&gt;)</text:span><text:span text:style-name="T170"> </text:span><text:span text:style-name="T171">AB  C</text:span></text:p>
            <text:p><text:span text:style-name="T169">(&lt;TS&gt;)</text:span><text:span text:style-name="T170"> </text:span><text:span text:style-name="T171">AB␣␣</text:span></text:p>
            <text:p><text:span text:style-name="T169">(&lt;TS&gt;)</text:span><text:span text:style-name="T170"> </text:span><text:span text:style-name="T171">AB␣</text:span></text:p>
            <text:p><text:span text:style-name="T169">(&lt;TS&gt;)</text:span><text:span text:style-name="T170"> </text:span><text:span text:style-name="T171">AB</text:span></text:p>
            <text:p><text:span text:style-name="T169">(&lt;TS&gt;)</text:span><text:span text:style-name="T170"> </text:span><text:span text:style-name="T171">A</text:span></text:p>
            <text:p><text:span text:style-name="T169">(&lt;TS&gt;)</text:span><text:span text:style-name="T170"> </text:span></text:p>
            <text:p><text:span text:style-name="T169">(&lt;TS&gt;)</text:span><text:span text:style-name="T170"> </text:span></text:p>
          </table:table-cell>
          <table:table-cell office:value-type="string" calcext:value-type="string">
            <text:p/>
            <text:p>Test includes combination of backspace preceeded by space</text:p>
            <text:p><text:span text:style-name="T140"> (was an issue in YAT 2.4.0) (open box </text:span><text:span text:style-name="T225">␣</text:span><text:span text:style-name="T226"> inidiacted for info only)</text:span></text:p>
            <text:p/>
            <text:p>Even now, time stamp must not chang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In receiving terminal, change radix to [Hex]</text:p>
          </table:table-cell>
          <table:table-cell table:style-name="ce56" office:value-type="string" calcext:value-type="string">
            <text:p><text:span text:style-name="T169">(&lt;TS&gt;)</text:span><text:span text:style-name="T170"> </text:span><text:span text:style-name="T172">41h 42h 20h 20h 43h 44h 08h 08h 08h 08h 08h 08h 08h 08h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In receiving terminal, change radix to [Char]</text:p>
          </table:table-cell>
          <table:table-cell table:style-name="ce59" office:value-type="string" calcext:value-type="string">
            <text:p><text:span text:style-name="T169">(&lt;TS&gt;)</text:span><text:span text:style-name="T170"> </text:span></text:p>
          </table:table-cell>
          <table:table-cell office:value-type="string" calcext:value-type="string">
            <text:p>Ensure that separating spaces and content spaces are properly handl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partial line again</text:p>
          </table:table-cell>
          <table:table-cell table:style-name="ce53" office:value-type="string" calcext:value-type="string">
            <text:p><text:span text:style-name="T157">(&lt;TS&gt;)</text:span><text:span text:style-name="T158"> </text:span><text:span text:style-name="T159">A B    C D</text:span></text:p>
          </table:table-cell>
          <table:table-cell office:value-type="string" calcext:value-type="string">
            <text:p>Still same time stamp</text:p>
          </table:table-cell>
          <table:table-cell table:number-columns-repeated="58"/>
        </table:table-row>
        <table:table-row table:style-name="ro12">
          <table:table-cell table:number-columns-repeated="3"/>
          <table:table-cell office:value-type="string" calcext:value-type="string">
            <text:p>Send backspace 8 x</text:p>
          </table:table-cell>
          <table:table-cell table:style-name="ce54" office:value-type="string" calcext:value-type="string">
            <text:p><text:span text:style-name="T169">(&lt;TS&gt;)</text:span><text:span text:style-name="T170"> </text:span><text:span text:style-name="T171">A B    C</text:span></text:p>
            <text:p><text:span text:style-name="T169">(&lt;TS&gt;)</text:span><text:span text:style-name="T170"> </text:span><text:span text:style-name="T171">A B ␣ ␣</text:span></text:p>
            <text:p><text:span text:style-name="T169">(&lt;TS&gt;)</text:span><text:span text:style-name="T170"> </text:span><text:span text:style-name="T171">A B ␣</text:span></text:p>
            <text:p><text:span text:style-name="T169">(&lt;TS&gt;)</text:span><text:span text:style-name="T170"> </text:span><text:span text:style-name="T171">A B</text:span></text:p>
            <text:p><text:span text:style-name="T169">(&lt;TS&gt;)</text:span><text:span text:style-name="T170"> </text:span><text:span text:style-name="T171">A</text:span></text:p>
            <text:p><text:span text:style-name="T169">(&lt;TS&gt;)</text:span><text:span text:style-name="T170"> </text:span></text:p>
            <text:p><text:span text:style-name="T169">(&lt;TS&gt;)</text:span><text:span text:style-name="T170"> 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In receiving terminal, change radix to [Hex]</text:p>
          </table:table-cell>
          <table:table-cell table:style-name="ce56" office:value-type="string" calcext:value-type="string">
            <text:p><text:span text:style-name="T169">(&lt;TS&gt;)</text:span><text:span text:style-name="T170"> </text:span><text:span text:style-name="T172">41h 42h 20h 20h 43h 44h 08h 08h 08h 08h 08h 08h 08h 08h 41h 42h 20h 20h 43h 44h</text:span><text:span text:style-name="T167"> 08h 08h 08h 08h 08h 08h 08h 08h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vert radix to [Str]</text:p>
          </table:table-cell>
          <table:table-cell table:style-name="ce64" office:value-type="string" calcext:value-type="string">
            <text:p><text:span text:style-name="T169">(&lt;TS&gt;)</text:span><text:span text:style-name="T170"> 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3">
          <table:table-cell table:number-columns-repeated="2"/>
          <table:table-cell office:value-type="string" calcext:value-type="string">
            <text:p>Replace</text:p>
          </table:table-cell>
          <table:table-cell office:value-type="string" calcext:value-type="string">
            <text:p>In receiving terminal, enable [Settings... &gt; Advanced... &gt; ASCII &gt; Also replace BS]</text:p>
            <text:p>Confim</text:p>
          </table:table-cell>
          <table:table-cell table:style-name="ce65" office:value-type="string" calcext:value-type="string">
            <text:p><text:span text:style-name="T169">(&lt;TS&gt;)</text:span><text:span text:style-name="T170"> </text:span><text:span text:style-name="T171">AB</text:span><text:span text:style-name="T173">CD</text:span><text:span text:style-name="T174">&lt;BEL&gt;&lt;BS&gt;</text:span><text:span text:style-name="T175">XYZ</text:span></text:p>
            <text:p><text:span text:style-name="T169">(&lt;TS&gt;)</text:span><text:span text:style-name="T170"> </text:span><text:span text:style-name="T171">AB</text:span><text:span text:style-name="T173">CD</text:span><text:span text:style-name="T174">&lt;BEL&gt;&lt;BS&gt;</text:span><text:span text:style-name="T175">XYZ</text:span></text:p>
            <text:p><text:span text:style-name="T169">(&lt;TS&gt;)</text:span><text:span text:style-name="T170"> </text:span><text:span text:style-name="T171">AB  CD</text:span><text:span text:style-name="T176">&lt;BS&gt;&lt;BS&gt;&lt;BS&gt;&lt;BS&gt;&lt;BS&gt;&lt;BS&gt;&lt;BS&gt;&lt;BS&gt;</text:span><text:span text:style-name="T177">AB  CD</text:span><text:span text:style-name="T176">&lt;BS&gt;&lt;BS&gt;&lt;BS&gt;&lt;BS&gt;&lt;BS&gt;&lt;BS&gt;&lt;BS&gt;&lt;BS&gt;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3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<text:span text:style-name="T140">In receiving terminal, disable [Settings... &gt; Advanced... &gt; ASCII &gt; Also r</text:span>eplace BS]</text:p>
            <text:p>Confim</text:p>
          </table:table-cell>
          <table:table-cell table:style-name="ce65" office:value-type="string" calcext:value-type="string">
            <text:p><text:span text:style-name="T153">(&lt;TS&gt;)</text:span><text:span text:style-name="T154"> </text:span><text:span text:style-name="T167">ABC</text:span><text:span text:style-name="T168">&lt;BEL&gt;      </text:span><text:span text:style-name="T167">XYZ</text:span></text:p>
            <text:p><text:span text:style-name="T153">(&lt;TS&gt;)</text:span><text:span text:style-name="T154"> </text:span><text:span text:style-name="T167">ABCD</text:span><text:span text:style-name="T168">&lt;BEL&gt;</text:span><text:span text:style-name="T167">XYZ</text:span></text:p>
            <text:p><text:span text:style-name="T153">(&lt;TS&gt;)</text:span><text:span text:style-name="T154"> 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5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40">Send empty (EOL) </text:span>[Enter]</text:p>
          </table:table-cell>
          <table:table-cell table:style-name="ce65"/>
          <table:table-cell table:number-columns-repeated="59"/>
        </table:table-row>
        <table:table-row table:style-name="ro13">
          <table:table-cell table:number-columns-repeated="3"/>
          <table:table-cell office:value-type="string" calcext:value-type="string">
            <text:p><text:span text:style-name="T140">In receiving terminal, enable [S</text:span>how Length (Character Count)]</text:p>
          </table:table-cell>
          <table:table-cell table:style-name="ce65" office:value-type="string" calcext:value-type="string">
            <text:p><text:span text:style-name="T169">(&lt;TS&gt;)</text:span><text:span text:style-name="T170"> </text:span><text:span text:style-name="T171">ABC</text:span><text:span text:style-name="T176">&lt;BEL&gt;</text:span><text:span text:style-name="T173">     </text:span><text:span text:style-name="T177">XYZ</text:span><text:span text:style-name="T178"> </text:span><text:span text:style-name="T179">(8)</text:span></text:p>
            <text:p><text:span text:style-name="T169">(&lt;TS&gt;)</text:span><text:span text:style-name="T170"> </text:span><text:span text:style-name="T171">ABCD</text:span><text:span text:style-name="T176">&lt;BEL&gt;</text:span><text:span text:style-name="T177">XYZ</text:span><text:span text:style-name="T178"> </text:span><text:span text:style-name="T179">(8)</text:span></text:p>
            <text:p><text:span text:style-name="T169">(&lt;TS&gt;)</text:span><text:span text:style-name="T170"> </text:span><text:span text:style-name="T180"> </text:span><text:span text:style-name="T181">(0)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5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Unconfirmend EOL</text:p>
          </table:table-cell>
          <table:table-cell office:value-type="string" calcext:value-type="string">
            <text:p>Send A&lt;CR&gt; [Ctrl+Enter]</text:p>
          </table:table-cell>
          <table:table-cell table:style-name="ce67" office:value-type="string" calcext:value-type="string">
            <text:p><text:span text:style-name="T165">(&lt;TS&gt;)</text:span><text:span text:style-name="T166"> </text:span><text:span text:style-name="T167">A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B&lt;LF&gt;C [Ctrl+Enter]</text:p>
          </table:table-cell>
          <table:table-cell table:style-name="ce67" office:value-type="string" calcext:value-type="string">
            <text:p><text:span text:style-name="T165">(&lt;TS&gt;)</text:span><text:span text:style-name="T166"> </text:span><text:span text:style-name="T167">A</text:span><text:span text:style-name="T168">&lt;CR&gt;</text:span><text:span text:style-name="T167">B</text:span><text:span text:style-name="T168">&lt;LF&gt;</text:span><text:span text:style-name="T167">C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40">Send empty (EOL) </text:span>[Enter]</text:p>
          </table:table-cell>
          <table:table-cell table:style-name="ce67" office:value-type="string" calcext:value-type="string">
            <text:p><text:span text:style-name="T165">(&lt;TS&gt;)</text:span><text:span text:style-name="T166"> </text:span><text:span text:style-name="T167">A</text:span><text:span text:style-name="T168">&lt;CR&gt;</text:span><text:span text:style-name="T167">B</text:span><text:span text:style-name="T168">&lt;LF&gt;</text:span><text:span text:style-name="T167">C</text:span><text:span text:style-name="T143"> </text:span><text:span text:style-name="T144">(5)</text:span></text:p>
          </table:table-cell>
          <table:table-cell table:number-columns-repeated="59"/>
        </table:table-row>
        <table:table-row table:style-name="ro1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5" office:value-type="string" calcext:value-type="string">
            <text:p><text:span text:style-name="T165">(&lt;TS&gt;)</text:span><text:span text:style-name="T166"> </text:span><text:span text:style-name="T167">A</text:span><text:span text:style-name="T143"> </text:span><text:span text:style-name="T182">&lt;CR&gt;</text:span><text:span text:style-name="T183"> </text:span><text:span text:style-name="T167">B</text:span><text:span text:style-name="T143"> </text:span><text:span text:style-name="T182">&lt;LF&gt;</text:span><text:span text:style-name="T183"> </text:span><text:span text:style-name="T167">C</text:span><text:span text:style-name="T143"> </text:span><text:span text:style-name="T144">(5)</text:span></text:p>
            <text:p><text:span text:style-name="T163">Separators !!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65" office:value-type="string" calcext:value-type="string">
            <text:p><text:span text:style-name="T165">(&lt;TS&gt;)</text:span><text:span text:style-name="T166"> </text:span><text:span text:style-name="T167">41h 0Dh</text:span><text:span text:style-name="T143"> </text:span><text:span text:style-name="T167">42h 0Ah</text:span><text:span text:style-name="T143"> </text:span><text:span text:style-name="T167">43h</text:span><text:span text:style-name="T143"> </text:span><text:span text:style-name="T144">(5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40">Revert</text:span> radix to [Str]</text:p>
          </table:table-cell>
          <table:table-cell table:style-name="ce67" office:value-type="string" calcext:value-type="string">
            <text:p><text:span text:style-name="T165">(&lt;TS&gt;)</text:span><text:span text:style-name="T166"> </text:span><text:span text:style-name="T167">A</text:span><text:span text:style-name="T168">&lt;CR&gt;</text:span><text:span text:style-name="T167">B</text:span><text:span text:style-name="T168">&lt;LF&gt;</text:span><text:span text:style-name="T167">C</text:span><text:span text:style-name="T143"> </text:span><text:span text:style-name="T144">(5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how EOL</text:p>
          </table:table-cell>
          <table:table-cell table:style-name="ce67" office:value-type="string" calcext:value-type="string">
            <text:p><text:span text:style-name="T165">(&lt;TS&gt;)</text:span><text:span text:style-name="T166"> </text:span><text:span text:style-name="T167">A</text:span><text:span text:style-name="T168">&lt;CR&gt;</text:span><text:span text:style-name="T167">B</text:span><text:span text:style-name="T168">&lt;LF&gt;</text:span><text:span text:style-name="T167">C</text:span><text:span text:style-name="T168">&lt;CR&gt;&lt;LF&gt;</text:span><text:span text:style-name="T183"> </text:span><text:span text:style-name="T144">(7)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Open [Windows &gt; Settings &gt; Personalization &gt; Designs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vert [Default Beep] / [Standardton Warnsigna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Length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40">In receiving terminal, disable [S</text:span>how *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4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&lt;8 lines...&gt; [A] [AB] ...</text:p>
          </table:table-cell>
          <table:table-cell office:value-type="string" calcext:value-type="string">
            <text:p><text:span text:style-name="T184">A</text:span></text:p>
            <text:p><text:span text:style-name="T184">AB</text:span></text:p>
            <text:p><text:span text:style-name="T184">ABC</text:span></text:p>
            <text:p><text:span text:style-name="T184">ABCD</text:span></text:p>
            <text:p><text:span text:style-name="T184">ABCDE</text:span></text:p>
            <text:p><text:span text:style-name="T184">ABCDEF</text:span></text:p>
            <text:p><text:span text:style-name="T184">ABCDEFG</text:span></text:p>
            <text:p><text:span text:style-name="T184">ABCDEFGH</text:span></text:p>
          </table:table-cell>
          <table:table-cell table:number-columns-repeated="59"/>
        </table:table-row>
        <table:table-row table:style-name="ro15">
          <table:table-cell table:number-columns-repeated="3"/>
          <table:table-cell office:value-type="string" calcext:value-type="string">
            <text:p>In receiving terminal, enable [Settings... &gt; Text... &gt; Break lines after] = 4 chars</text:p>
            <text:p>Confirm</text:p>
          </table:table-cell>
          <table:table-cell office:value-type="string" calcext:value-type="string">
            <text:p><text:span text:style-name="T184">A</text:span></text:p>
            <text:p><text:span text:style-name="T184">AB</text:span></text:p>
            <text:p><text:span text:style-name="T184">ABC</text:span></text:p>
            <text:p><text:span text:style-name="T184">ABCD</text:span></text:p>
            <text:p><text:span text:style-name="T184">ABCD</text:span></text:p>
            <text:p><text:span text:style-name="T184">E</text:span></text:p>
            <text:p><text:span text:style-name="T184">ABCD</text:span></text:p>
            <text:p><text:span text:style-name="T184">EF</text:span></text:p>
            <text:p><text:span text:style-name="T184">ABCD</text:span></text:p>
            <text:p><text:span text:style-name="T184">EFG</text:span></text:p>
            <text:p><text:span text:style-name="T184">ABCD</text:span></text:p>
            <text:p><text:span text:style-name="T184">EFGH</text:span></text:p>
          </table:table-cell>
          <table:table-cell office:value-type="string" calcext:value-type="string">
            <text:p/>
            <text:p/>
            <text:p>Empty lines with EOL chars only must not be shown.</text:p>
          </table:table-cell>
          <table:table-cell table:number-columns-repeated="58"/>
        </table:table-row>
        <table:table-row table:style-name="ro15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table:style-name="ce76" office:value-type="string" calcext:value-type="string">
            <text:p><text:span text:style-name="T185">A</text:span><text:span text:style-name="T160"> </text:span><text:span text:style-name="T186">(1)</text:span></text:p>
            <text:p><text:span text:style-name="T185">AB</text:span><text:span text:style-name="T160"> </text:span><text:span text:style-name="T186">(2)</text:span></text:p>
            <text:p><text:span text:style-name="T185">ABC</text:span><text:span text:style-name="T160"> </text:span><text:span text:style-name="T186">(3)</text:span></text:p>
            <text:p><text:span text:style-name="T185">ABCD</text:span><text:span text:style-name="T160"> </text:span><text:span text:style-name="T186">(4)</text:span></text:p>
            <text:p><text:span text:style-name="T185">ABCD</text:span><text:span text:style-name="T160"> </text:span><text:span text:style-name="T186">(4)</text:span></text:p>
            <text:p><text:span text:style-name="T185">E</text:span><text:span text:style-name="T160"> </text:span><text:span text:style-name="T186">(1)</text:span></text:p>
            <text:p><text:span text:style-name="T185">ABCD</text:span><text:span text:style-name="T160"> </text:span><text:span text:style-name="T186">(4)</text:span></text:p>
            <text:p><text:span text:style-name="T185">EF</text:span><text:span text:style-name="T160"> </text:span><text:span text:style-name="T186">(2)</text:span></text:p>
            <text:p><text:span text:style-name="T185">ABCD</text:span><text:span text:style-name="T160"> </text:span><text:span text:style-name="T186">(4)</text:span></text:p>
            <text:p><text:span text:style-name="T185">EFG</text:span><text:span text:style-name="T160"> </text:span><text:span text:style-name="T186">(3)</text:span></text:p>
            <text:p><text:span text:style-name="T185">ABCD</text:span><text:span text:style-name="T160"> </text:span><text:span text:style-name="T186">(4)</text:span></text:p>
            <text:p><text:span text:style-name="T185">EFGH</text:span><text:span text:style-name="T160"> </text:span><text:span text:style-name="T186">(4)</text:span></text:p>
          </table:table-cell>
          <table:table-cell office:value-type="string" calcext:value-type="string">
            <text:p/>
            <text:p/>
            <text:p><text:span text:style-name="T140">Empty lines with EOL chars only must not be shown, i.e. no </text:span><text:span text:style-name="T214">(0)</text:span></text:p>
          </table:table-cell>
          <table:table-cell table:number-columns-repeated="58"/>
        </table:table-row>
        <table:table-row table:style-name="ro16">
          <table:table-cell table:number-columns-repeated="3"/>
          <table:table-cell office:value-type="string" calcext:value-type="string">
            <text:p>In receiving terminal, enable [Show EOL]</text:p>
          </table:table-cell>
          <table:table-cell office:value-type="string" calcext:value-type="string">
            <text:p><text:span text:style-name="T184">A</text:span><text:span text:style-name="T150">&lt;CR&gt;&lt;LF&gt;</text:span><text:span text:style-name="T183"> </text:span><text:span text:style-name="T144">(3)</text:span></text:p>
            <text:p><text:span text:style-name="T184">AB</text:span><text:span text:style-name="T150">&lt;CR&gt;&lt;LF&gt;</text:span><text:span text:style-name="T183"> </text:span><text:span text:style-name="T144">(4)</text:span></text:p>
            <text:p><text:span text:style-name="T184">ABC</text:span><text:span text:style-name="T150">&lt;CR&gt;</text:span><text:span text:style-name="T183"> </text:span><text:span text:style-name="T144">(4)</text:span></text:p>
            <text:p><text:span text:style-name="T152">&lt;LF&gt;</text:span><text:span text:style-name="T146"> </text:span><text:span text:style-name="T147">(1)</text:span></text:p>
            <text:p><text:span text:style-name="T184">ABCD</text:span><text:span text:style-name="T143"> </text:span><text:span text:style-name="T144">(4)</text:span></text:p>
            <text:p><text:span text:style-name="T152">&lt;CR&gt;&lt;LF&gt;</text:span><text:span text:style-name="T146"> </text:span><text:span text:style-name="T147">(2)</text:span></text:p>
            <text:p><text:span text:style-name="T184">ABCD</text:span><text:span text:style-name="T143"> </text:span><text:span text:style-name="T144">(4)</text:span></text:p>
            <text:p><text:span text:style-name="T184">E</text:span><text:span text:style-name="T150">&lt;CR&gt;&lt;LF&gt;</text:span><text:span text:style-name="T183"> </text:span><text:span text:style-name="T144">(3)</text:span></text:p>
            <text:p><text:span text:style-name="T184">ABCD</text:span><text:span text:style-name="T143"> </text:span><text:span text:style-name="T144">(4)</text:span></text:p>
            <text:p><text:span text:style-name="T184">EF</text:span><text:span text:style-name="T150">&lt;CR&gt;&lt;LF&gt;</text:span><text:span text:style-name="T183"> </text:span><text:span text:style-name="T144">(4)</text:span></text:p>
            <text:p><text:span text:style-name="T184">ABCD</text:span><text:span text:style-name="T143"> </text:span><text:span text:style-name="T144">(4)</text:span></text:p>
            <text:p><text:span text:style-name="T184">EFG</text:span><text:span text:style-name="T150">&lt;CR&gt;</text:span><text:span text:style-name="T183"> </text:span><text:span text:style-name="T144">(4)</text:span></text:p>
            <text:p><text:span text:style-name="T152">&lt;LF&gt;</text:span><text:span text:style-name="T146"> </text:span><text:span text:style-name="T147">(1)</text:span></text:p>
            <text:p><text:span text:style-name="T184">ABCD</text:span><text:span text:style-name="T143"> </text:span><text:span text:style-name="T144">(4)</text:span></text:p>
            <text:p><text:span text:style-name="T184">EFGH</text:span><text:span text:style-name="T143"> </text:span><text:span text:style-name="T144">(4)</text:span></text:p>
            <text:p><text:span text:style-name="T152">&lt;CR&gt;&lt;LF&gt;</text:span><text:span text:style-name="T146"> </text:span><text:span text:style-name="T147">(2)</text:span></text:p>
          </table:table-cell>
          <table:table-cell office:value-type="string" calcext:value-type="string">
            <text:p/>
            <text:p/>
            <text:p>Empty lines with EOL chars only must be shown now.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Chunk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40">In receiving terminal, disable [Settings... &gt; Text... &gt; Break lines after]</text:span></text:p>
            <text:p>In receiving terminal, enable [Settings... &gt; Text... &gt; Break lines on every chunk]</text:p>
            <text:p>Confirm</text:p>
          </table:table-cell>
          <table:table-cell office:value-type="string" calcext:value-type="string">
            <text:p>Typically complete lin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 partial line a few times</text:p>
          </table:table-cell>
          <table:table-cell office:value-type="string" calcext:value-type="string">
            <text:p>Separate line for each chunk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<text:span text:style-name="T140">In receiving terminal, disable [Settings... &gt; Text... &gt; Break lines on every chunk</text:span>]</text:p>
          </table:table-cell>
          <table:table-cell office:value-type="string" calcext:value-type="string">
            <text:p>Partial line becomes a single l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In receiving terminal, disable [Show *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... &gt; Break lines after time-out of]</text:p>
            <text:p>Confirm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3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\!(EOL)AB\!(Delay(1000))ABC</text:p>
          </table:table-cell>
          <table:table-cell table:style-name="ce77" office:value-type="string" calcext:value-type="string">
            <text:p>A</text:p>
            <text:p>AB</text:p>
            <text:p>ABC</text:p>
          </table:table-cell>
          <table:table-cell table:number-columns-repeated="59"/>
        </table:table-row>
        <table:table-row table:style-name="ro13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table:style-name="ce77" office:value-type="string" calcext:value-type="string">
            <text:p><text:span text:style-name="T184">A</text:span><text:span text:style-name="T143"> </text:span><text:span text:style-name="T144">(1)</text:span></text:p>
            <text:p><text:span text:style-name="T184">AB</text:span><text:span text:style-name="T143"> </text:span><text:span text:style-name="T144">(2)</text:span></text:p>
            <text:p><text:span text:style-name="T184">ABC</text:span><text:span text:style-name="T143"> </text:span><text:span text:style-name="T144">(3)</text:span></text:p>
          </table:table-cell>
          <table:table-cell table:number-columns-repeated="59"/>
        </table:table-row>
        <table:table-row table:style-name="ro13">
          <table:table-cell table:number-columns-repeated="3"/>
          <table:table-cell office:value-type="string" calcext:value-type="string">
            <text:p>In receiving terminal, enable [Show EOL]</text:p>
          </table:table-cell>
          <table:table-cell table:style-name="ce77" office:value-type="string" calcext:value-type="string">
            <text:p><text:span text:style-name="T184">A</text:span><text:span text:style-name="T150">&lt;CR&gt;&lt;LF&gt;</text:span><text:span text:style-name="T183"> </text:span><text:span text:style-name="T144">(3)</text:span></text:p>
            <text:p><text:span text:style-name="T184">AB</text:span><text:span text:style-name="T143"> </text:span><text:span text:style-name="T144">(2)</text:span></text:p>
            <text:p><text:span text:style-name="T184">ABC</text:span><text:span text:style-name="T150">&lt;CR&gt;&lt;LF&gt;</text:span><text:span text:style-name="T183"> </text:span><text:span text:style-name="T144">(5)</text:span></text:p>
          </table:table-cell>
          <table:table-cell table:number-columns-repeated="59"/>
        </table:table-row>
        <table:table-row table:style-name="ro17">
          <table:table-cell table:number-columns-repeated="3"/>
          <table:table-cell office:value-type="string" calcext:value-type="string">
            <text:p>In sending terminal, send:</text:p>
            <text:p>ABCD\!(NoEOL)</text:p>
          </table:table-cell>
          <table:table-cell table:style-name="ce77" office:value-type="string" calcext:value-type="string">
            <text:p><text:span text:style-name="T184">A</text:span><text:span text:style-name="T150">&lt;CR&gt;&lt;LF&gt;</text:span><text:span text:style-name="T183"> </text:span><text:span text:style-name="T144">(3)</text:span></text:p>
            <text:p><text:span text:style-name="T184">AB</text:span><text:span text:style-name="T143"> </text:span><text:span text:style-name="T144">(2)</text:span></text:p>
            <text:p><text:span text:style-name="T184">ABC</text:span><text:span text:style-name="T150">&lt;CR&gt;&lt;LF&gt;</text:span><text:span text:style-name="T183"> </text:span><text:span text:style-name="T144">(5)</text:span></text:p>
            <text:p><text:span text:style-name="T184">ABCD</text:span><text:span text:style-name="T143"> </text:span><text:span text:style-name="T144">(4)</text:span></text:p>
          </table:table-cell>
          <table:table-cell office:value-type="string" calcext:value-type="string">
            <text:p/>
            <text:p/>
            <text:p><text:span text:style-name="T153">(4) </text:span>has to be appended after time-out of 500 ms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77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disable [Show EOL]</text:p>
          </table:table-cell>
          <table:table-cell table:style-name="ce77"/>
          <table:table-cell table:number-columns-repeated="59"/>
        </table:table-row>
        <table:table-row table:style-name="ro1">
          <table:table-cell table:number-columns-repeated="4"/>
          <table:table-cell table:style-name="ce77"/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Unconfirmend EOL</text:p>
          </table:table-cell>
          <table:table-cell office:value-type="string" calcext:value-type="string">
            <text:p>In sending terminal, send:</text:p>
            <text:p>A&lt;CR&gt;\!(Delay(1000))B</text:p>
          </table:table-cell>
          <table:table-cell table:style-name="ce77" office:value-type="string" calcext:value-type="string">
            <text:p><text:span text:style-name="T184">A</text:span><text:span text:style-name="T143"> </text:span><text:span text:style-name="T144">(1)</text:span></text:p>
            <text:p><text:span text:style-name="T152">&lt;CR&gt;</text:span><text:span text:style-name="T149">B</text:span><text:span text:style-name="T143"> </text:span><text:span text:style-name="T144">(2)</text:span></text:p>
          </table:table-cell>
          <table:table-cell office:value-type="string" calcext:value-type="string">
            <text:p><text:span text:style-name="T227">&lt;CR&gt;</text:span> can only be determined as non-EOL on next character,</text:p>
            <text:p>thus it is prepended to the next line. Not perfect, but good enough.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67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In receiving terminal, disable [Settings... &gt; Text... &gt; Break lines after time-out of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In receiving terminal, disable all [Show...]</text:p>
            <text:p>                                       Enable [Show EOL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Escapes</text:p>
          </table:table-cell>
          <table:table-cell office:value-type="string" calcext:value-type="string">
            <text:p>Send valid</text:p>
          </table:table-cell>
          <table:table-cell office:value-type="string" calcext:value-type="string">
            <text:p>Send \h(40)</text:p>
          </table:table-cell>
          <table:table-cell table:style-name="ce77" office:value-type="string" calcext:value-type="string">
            <text:p><text:span text:style-name="T187">@</text:span><text:span text:style-name="T188">&lt;CR&gt;&lt;LF&gt;</text:span></text:p>
          </table:table-cell>
          <table:table-cell office:value-type="string" calcext:value-type="string">
            <text:p>Not contained in [YAT - Test - YAT.Domain.Terminal.yacp]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77" office:value-type="string" calcext:value-type="string">
            <text:p><text:span text:style-name="T187">@</text:span><text:span text:style-name="T188">&lt;CR&gt;&lt;LF&gt;</text:span></text:p>
          </table:table-cell>
          <table:table-cell office:value-type="string" calcext:value-type="string">
            <text:p>since invalid text cannot be entered into predefin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78" office:value-type="string" calcext:value-type="string">
            <text:p>&lt;EOT&gt;&lt;CR&gt;&lt;LF&gt;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78" office:value-type="string" calcext:value-type="string">
            <text:p>&lt;CR&gt;&lt;LF&gt;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In sending terminal, disable [Escapes on [SendText]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end valid</text:p>
          </table:table-cell>
          <table:table-cell office:value-type="string" calcext:value-type="string">
            <text:p>Send \h</text:p>
          </table:table-cell>
          <table:table-cell table:style-name="ce79" office:value-type="string" calcext:value-type="string">
            <text:p><text:span text:style-name="T184">\h</text:span><text:span text:style-name="T150">&lt;CR&gt;&lt;LF&gt;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79" office:value-type="string" calcext:value-type="string">
            <text:p><text:span text:style-name="T184">\h(</text:span><text:span text:style-name="T150">&lt;CR&gt;&lt;LF&gt;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81" office:value-type="string" calcext:value-type="string">
            <text:p><text:span text:style-name="T184">\h(4</text:span><text:span text:style-name="T150">&lt;CR&gt;&lt;LF&gt;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81" office:value-type="string" calcext:value-type="string">
            <text:p><text:span text:style-name="T184">\h(40</text:span><text:span text:style-name="T150">&lt;CR&gt;&lt;LF&gt;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40)</text:p>
          </table:table-cell>
          <table:table-cell table:style-name="ce81" office:value-type="string" calcext:value-type="string">
            <text:p><text:span text:style-name="T184">\h(40)</text:span><text:span text:style-name="T150">&lt;CR&gt;&lt;LF&gt;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77"/>
          <table:table-cell table:number-columns-repeated="59"/>
        </table:table-row>
        <table:table-row table:style-name="ro1">
          <table:table-cell table:number-columns-repeated="3"/>
          <table:table-cell table:style-name="ce52" office:value-type="string" calcext:value-type="string">
            <text:p>Enable [Use Explicit Default Radix]</text:p>
          </table:table-cell>
          <table:table-cell table:style-name="ce77"/>
          <table:table-cell table:number-columns-repeated="59"/>
        </table:table-row>
        <table:table-row table:style-name="ro1">
          <table:table-cell table:number-columns-repeated="3"/>
          <table:table-cell table:style-name="ce52" office:value-type="string" calcext:value-type="string">
            <text:p>In sending terminal, enable [Escapes on [SendText]] again</text:p>
          </table:table-cell>
          <table:table-cell table:style-name="ce77"/>
          <table:table-cell table:number-columns-repeated="59"/>
        </table:table-row>
        <table:table-row table:style-name="ro1">
          <table:table-cell table:number-columns-repeated="3"/>
          <table:table-cell table:style-name="ce52" office:value-type="string" calcext:value-type="string">
            <text:p>Repeat the above sequence</text:p>
          </table:table-cell>
          <table:table-cell table:style-name="ce77"/>
          <table:table-cell table:number-columns-repeated="59"/>
        </table:table-row>
        <table:table-row table:style-name="ro1">
          <table:table-cell table:number-columns-repeated="3"/>
          <table:table-cell table:style-name="ce52" office:value-type="string" calcext:value-type="string">
            <text:p>In sending terminal, change default radix to [Hex]</text:p>
          </table:table-cell>
          <table:table-cell table:style-name="ce77"/>
          <table:table-cell table:number-columns-repeated="59"/>
        </table:table-row>
        <table:table-row table:style-name="ro1">
          <table:table-cell table:number-columns-repeated="3"/>
          <table:table-cell table:style-name="ce52" office:value-type="string" calcext:value-type="string">
            <text:p>Repeat the above sequence</text:p>
          </table:table-cell>
          <table:table-cell table:style-name="ce77"/>
          <table:table-cell table:number-columns-repeated="59"/>
        </table:table-row>
        <table:table-row table:style-name="ro1">
          <table:table-cell table:number-columns-repeated="3"/>
          <table:table-cell table:style-name="ce52"/>
          <table:table-cell table:style-name="ce77"/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croll around the recent commands</text:p>
          </table:table-cell>
          <table:table-cell office:value-type="string" calcext:value-type="string">
            <text:p>Matching { Radix Text } pairs must be show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isable [Use Explicit Default Radix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hutdown on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 by top-right [x]</text:p>
          </table:table-cell>
          <table:table-cell office:value-type="string" calcext:value-type="string">
            <text:p>Error message, no exi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ear \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Exi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Empty lines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:</text:p>
            <text:p>  A: Defaults + Show (Time Stamp + Direction + Length) + Show Count/Rate</text:p>
            <text:p><text:span text:style-name="T140">  B: Hide 0x00 + Show (Time Stamp + Direction + Length) + Show Count/Rate</text:span>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A &gt; B</text:p>
            <text:p>B &gt; A</text:p>
          </table:table-cell>
          <table:table-cell office:value-type="string" calcext:value-type="string">
            <text:p><text:span text:style-name="T140">A [Enter]</text:span></text:p>
            <text:p><text:span text:style-name="T140">B [Enter]</text:span></text:p>
          </table:table-cell>
          <table:table-cell table:style-name="ce65" office:value-type="string" calcext:value-type="string">
            <text:p><text:span text:style-name="T153">(&lt;TS&gt;)</text:span><text:span text:style-name="T154"> </text:span><text:span text:style-name="T189">(&lt;&lt;)</text:span><text:span text:style-name="T154"> </text:span><text:span text:style-name="T190">A</text:span><text:span text:style-name="T143"> </text:span><text:span text:style-name="T144">(1)</text:span></text:p>
            <text:p><text:span text:style-name="T153">(&lt;TS&gt;)</text:span><text:span text:style-name="T154"> </text:span><text:span text:style-name="T189">(&gt;&gt;)</text:span><text:span text:style-name="T154"> </text:span><text:span text:style-name="T155">B</text:span><text:span text:style-name="T191"> </text:span><text:span text:style-name="T192">(1)</text:span></text:p>
          </table:table-cell>
          <table:table-cell table:style-name="ce65" office:value-type="string" calcext:value-type="string">
            <text:p><text:span text:style-name="T153">(&lt;TS&gt;)</text:span><text:span text:style-name="T154"> </text:span><text:span text:style-name="T189">(&gt;&gt;)</text:span><text:span text:style-name="T154"> </text:span><text:span text:style-name="T155">A</text:span><text:span text:style-name="T191"> </text:span><text:span text:style-name="T192">(1)</text:span></text:p>
            <text:p><text:span text:style-name="T153">(&lt;TS&gt;)</text:span><text:span text:style-name="T154"> </text:span><text:span text:style-name="T189">(&lt;&lt;)</text:span><text:span text:style-name="T154"> </text:span><text:span text:style-name="T193">B</text:span><text:span text:style-name="T191"> </text:span><text:span text:style-name="T192">(1)</text:span></text:p>
          </table:table-cell>
          <table:table-cell table:number-columns-repeated="58"/>
        </table:table-row>
        <table:table-row table:style-name="ro18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82" office:value-type="string" calcext:value-type="string">
            <text:p><text:span text:style-name="T153">(&lt;TS&gt;)</text:span><text:span text:style-name="T154"> </text:span><text:span text:style-name="T189">(&lt;&lt;)</text:span><text:span text:style-name="T154"> </text:span><text:span text:style-name="T193">A</text:span><text:span text:style-name="T191"> </text:span><text:span text:style-name="T192">(1)</text:span></text:p>
            <text:p><text:span text:style-name="T153">(&lt;TS&gt;)</text:span><text:span text:style-name="T154"> </text:span><text:span text:style-name="T189">(&gt;&gt;)</text:span><text:span text:style-name="T154"> </text:span><text:span text:style-name="T155">B</text:span><text:span text:style-name="T191"> </text:span><text:span text:style-name="T192">(1)</text:span></text:p>
            <text:p><text:span text:style-name="T153">(&lt;TS&gt;)</text:span><text:span text:style-name="T154"> </text:span><text:span text:style-name="T189">(&lt;&lt;) </text:span><text:span text:style-name="T194">&lt;NUL&gt;</text:span></text:p>
            <text:p><text:span text:style-name="T163">No length yet !!</text:span></text:p>
            <text:p><text:span text:style-name="T163">...because line is not complete yet.</text:span></text:p>
          </table:table-cell>
          <table:table-cell table:style-name="ce53" office:value-type="string" calcext:value-type="string">
            <text:p><text:span text:style-name="T153">(&lt;TS&gt;)</text:span><text:span text:style-name="T154"> </text:span><text:span text:style-name="T189">(&gt;&gt;)</text:span><text:span text:style-name="T154"> </text:span><text:span text:style-name="T155">A</text:span><text:span text:style-name="T191"> </text:span><text:span text:style-name="T192">(1)</text:span></text:p>
            <text:p><text:span text:style-name="T153">(&lt;TS&gt;)</text:span><text:span text:style-name="T154"> </text:span><text:span text:style-name="T189">(&lt;&lt;)</text:span><text:span text:style-name="T154"> </text:span><text:span text:style-name="T193">B</text:span><text:span text:style-name="T191"> </text:span><text:span text:style-name="T192">(1)</text:span></text:p>
            <text:p><text:span text:style-name="T153">(&lt;TS&gt;</text:span><text:span text:style-name="T196">)</text:span><text:span text:style-name="T200"> </text:span><text:span text:style-name="T201">(&gt;&gt;)</text:span><text:span text:style-name="T202"> </text:span></text:p>
            <text:p><text:span text:style-name="T163">No length yet !!</text:span></text:p>
            <text:p><text:span text:style-name="T163">...because line is not complete yet.</text:span></text:p>
          </table:table-cell>
          <table:table-cell table:number-columns-repeated="58"/>
        </table:table-row>
        <table:table-row table:style-name="ro18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83" office:value-type="string" calcext:value-type="string">
            <text:p><text:span text:style-name="T153">(&lt;TS&gt;)</text:span><text:span text:style-name="T154"> </text:span><text:span text:style-name="T189">(&lt;&lt;)</text:span><text:span text:style-name="T154"> </text:span><text:span text:style-name="T193">A</text:span><text:span text:style-name="T191"> </text:span><text:span text:style-name="T192">(1)</text:span></text:p>
            <text:p><text:span text:style-name="T153">(&lt;TS&gt;)</text:span><text:span text:style-name="T154"> </text:span><text:span text:style-name="T189">(&gt;&gt;)</text:span><text:span text:style-name="T154"> </text:span><text:span text:style-name="T155">B</text:span><text:span text:style-name="T191"> </text:span><text:span text:style-name="T192">(1)</text:span></text:p>
            <text:p><text:span text:style-name="T153">(&lt;TS&gt;)</text:span><text:span text:style-name="T154"> </text:span><text:span text:style-name="T189">(&lt;&lt;)</text:span><text:span text:style-name="T154"> </text:span><text:span text:style-name="T195">&lt;NUL&gt;</text:span><text:span text:style-name="T154"> </text:span><text:span text:style-name="T189">(1)</text:span></text:p>
            <text:p><text:span text:style-name="T153">(&lt;TS&gt;</text:span><text:span text:style-name="T196">)</text:span><text:span text:style-name="T180"> </text:span><text:span text:style-name="T181">(&gt;&gt;)</text:span><text:span text:style-name="T158">  </text:span><text:span text:style-name="T197">(0)</text:span></text:p>
          </table:table-cell>
          <table:table-cell office:value-type="string" calcext:value-type="string">
            <text:p><text:span text:style-name="T153">(&lt;TS&gt;)</text:span><text:span text:style-name="T154"> </text:span><text:span text:style-name="T189">(&gt;&gt;)</text:span><text:span text:style-name="T154"> </text:span><text:span text:style-name="T155">A</text:span><text:span text:style-name="T191"> </text:span><text:span text:style-name="T192">(1)</text:span></text:p>
            <text:p><text:span text:style-name="T153">(&lt;TS&gt;)</text:span><text:span text:style-name="T154"> </text:span><text:span text:style-name="T189">(&lt;&lt;)</text:span><text:span text:style-name="T154"> </text:span><text:span text:style-name="T193">B</text:span><text:span text:style-name="T191"> </text:span><text:span text:style-name="T192">(1)</text:span></text:p>
            <text:p><text:span text:style-name="T153">(&lt;TS&gt;)</text:span><text:span text:style-name="T154"> </text:span><text:span text:style-name="T189">(&lt;&lt;)</text:span><text:span text:style-name="T154">  </text:span><text:span text:style-name="T189">(0)</text:span></text:p>
            <text:p>No empty line for hidden 0x00 !!</text:p>
            <text:p>Time stamp gets updated !!</text:p>
          </table:table-cell>
          <table:table-cell table:number-columns-repeated="58"/>
        </table:table-row>
        <table:table-row table:style-name="ro19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53" office:value-type="string" calcext:value-type="string">
            <text:p><text:span text:style-name="T153">(&lt;TS&gt;)</text:span><text:span text:style-name="T154"> </text:span><text:span text:style-name="T189">(&lt;&lt;)</text:span><text:span text:style-name="T154"> </text:span><text:span text:style-name="T193">A</text:span><text:span text:style-name="T191"> </text:span><text:span text:style-name="T192">(1)</text:span></text:p>
            <text:p><text:span text:style-name="T153">(&lt;TS&gt;)</text:span><text:span text:style-name="T154"> </text:span><text:span text:style-name="T189">(&gt;&gt;)</text:span><text:span text:style-name="T154"> </text:span><text:span text:style-name="T155">B</text:span><text:span text:style-name="T191"> </text:span><text:span text:style-name="T192">(1)</text:span></text:p>
            <text:p><text:span text:style-name="T153">(&lt;TS&gt;)</text:span><text:span text:style-name="T154"> </text:span><text:span text:style-name="T189">(&lt;&lt;)</text:span><text:span text:style-name="T154"> </text:span><text:span text:style-name="T195">&lt;NUL&gt;</text:span><text:span text:style-name="T154"> </text:span><text:span text:style-name="T189">(1)</text:span></text:p>
            <text:p><text:span text:style-name="T153">(&lt;TS&gt;</text:span><text:span text:style-name="T196">)</text:span><text:span text:style-name="T180"> </text:span><text:span text:style-name="T181">(&gt;&gt;)</text:span><text:span text:style-name="T198">  </text:span><text:span text:style-name="T199">(0)</text:span></text:p>
            <text:p><text:span text:style-name="T163">An additional empty line A &gt; B must not be shown !!</text:span></text:p>
            <text:p><text:span text:style-name="T163">...because this is the pending EOL after the 0x00.</text:span></text:p>
          </table:table-cell>
          <table:table-cell office:value-type="string" calcext:value-type="string">
            <text:p><text:span text:style-name="T153">(&lt;TS&gt;)</text:span><text:span text:style-name="T154"> </text:span><text:span text:style-name="T189">(&gt;&gt;)</text:span><text:span text:style-name="T154"> </text:span><text:span text:style-name="T155">A</text:span><text:span text:style-name="T191"> </text:span><text:span text:style-name="T192">(1)</text:span></text:p>
            <text:p><text:span text:style-name="T153">(&lt;TS&gt;)</text:span><text:span text:style-name="T154"> </text:span><text:span text:style-name="T189">(&lt;&lt;)</text:span><text:span text:style-name="T154"> </text:span><text:span text:style-name="T193">B</text:span><text:span text:style-name="T191"> </text:span><text:span text:style-name="T192">(1)</text:span></text:p>
            <text:p><text:span text:style-name="T153">(&lt;TS&gt;)</text:span><text:span text:style-name="T154"> </text:span><text:span text:style-name="T189">(&lt;&lt;)</text:span><text:span text:style-name="T154">  </text:span><text:span text:style-name="T189">(0)</text:span></text:p>
            <text:p><text:span text:style-name="T153">(&lt;TS&gt;)</text:span><text:span text:style-name="T154"> </text:span><text:span text:style-name="T189">(&gt;&gt;)</text:span><text:span text:style-name="T154">  </text:span><text:span text:style-name="T189">(0)</text:span></text:p>
            <text:p>Intended empty line B &gt; A must be shown !!</text:p>
            <text:p>Resulting empty line A &gt; B must also be shown !!</text:p>
            <text:p><text:span text:style-name="T140">...because there is no empty line for hidden 0x00 yet.</text:span></text:p>
          </table:table-cell>
          <table:table-cell table:number-columns-repeated="58"/>
        </table:table-row>
        <table:table-row table:style-name="ro20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53" office:value-type="string" calcext:value-type="string">
            <text:p><text:span text:style-name="T153">(&lt;TS&gt;)</text:span><text:span text:style-name="T154"> </text:span><text:span text:style-name="T189">(&lt;&lt;)</text:span><text:span text:style-name="T154"> </text:span><text:span text:style-name="T193">A</text:span><text:span text:style-name="T191"> </text:span><text:span text:style-name="T192">(1)</text:span></text:p>
            <text:p><text:span text:style-name="T153">(&lt;TS&gt;)</text:span><text:span text:style-name="T154"> </text:span><text:span text:style-name="T189">(&gt;&gt;)</text:span><text:span text:style-name="T154"> </text:span><text:span text:style-name="T155">B</text:span><text:span text:style-name="T191"> </text:span><text:span text:style-name="T192">(1)</text:span></text:p>
            <text:p><text:span text:style-name="T153">(&lt;TS&gt;)</text:span><text:span text:style-name="T154"> </text:span><text:span text:style-name="T189">(&lt;&lt;)</text:span><text:span text:style-name="T154"> </text:span><text:span text:style-name="T195">&lt;NUL&gt;</text:span><text:span text:style-name="T154"> </text:span><text:span text:style-name="T189">(1)</text:span></text:p>
            <text:p><text:span text:style-name="T153">(&lt;TS&gt;</text:span><text:span text:style-name="T196">)</text:span><text:span text:style-name="T180"> </text:span><text:span text:style-name="T181">(&gt;&gt;)</text:span><text:span text:style-name="T198">  </text:span><text:span text:style-name="T199">(0)</text:span></text:p>
            <text:p><text:span text:style-name="T153">(&lt;TS&gt;</text:span><text:span text:style-name="T196">)</text:span><text:span text:style-name="T200"> </text:span><text:span text:style-name="T201">(&gt;&gt;)</text:span><text:span text:style-name="T202"> </text:span><text:span text:style-name="T167">OK</text:span><text:span text:style-name="T143"> </text:span><text:span text:style-name="T144">(2)</text:span></text:p>
          </table:table-cell>
          <table:table-cell office:value-type="string" calcext:value-type="string">
            <text:p><text:span text:style-name="T153">(&lt;TS&gt;)</text:span><text:span text:style-name="T154"> </text:span><text:span text:style-name="T189">(&gt;&gt;)</text:span><text:span text:style-name="T154"> </text:span><text:span text:style-name="T155">A</text:span><text:span text:style-name="T191"> </text:span><text:span text:style-name="T192">(1)</text:span></text:p>
            <text:p><text:span text:style-name="T153">(&lt;TS&gt;)</text:span><text:span text:style-name="T154"> </text:span><text:span text:style-name="T189">(&lt;&lt;)</text:span><text:span text:style-name="T154"> </text:span><text:span text:style-name="T193">B</text:span><text:span text:style-name="T191"> </text:span><text:span text:style-name="T192">(1)</text:span></text:p>
            <text:p><text:span text:style-name="T153">(&lt;TS&gt;)</text:span><text:span text:style-name="T154"> </text:span><text:span text:style-name="T189">(&lt;&lt;)</text:span><text:span text:style-name="T154">  </text:span><text:span text:style-name="T189">(0)</text:span></text:p>
            <text:p><text:span text:style-name="T153">(&lt;TS&gt;)</text:span><text:span text:style-name="T154"> </text:span><text:span text:style-name="T189">(&gt;&gt;)</text:span><text:span text:style-name="T154">  </text:span><text:span text:style-name="T189">(0)</text:span></text:p>
            <text:p><text:span text:style-name="T153">(&lt;TS&gt;)</text:span><text:span text:style-name="T154"> </text:span><text:span text:style-name="T189">(&lt;&lt;)</text:span><text:span text:style-name="T154"> </text:span><text:span text:style-name="T193">OK</text:span><text:span text:style-name="T191"> </text:span><text:span text:style-name="T192">(2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82" office:value-type="string" calcext:value-type="string">
            <text:p><text:span text:style-name="T153">(&lt;TS&gt;)</text:span><text:span text:style-name="T154"> </text:span><text:span text:style-name="T189">(&lt;&lt;) </text:span><text:span text:style-name="T194">&lt;NUL&gt;</text:span></text:p>
          </table:table-cell>
          <table:table-cell table:style-name="ce53" office:value-type="string" calcext:value-type="string">
            <text:p><text:span text:style-name="T153">(&lt;TS&gt;</text:span><text:span text:style-name="T196">)</text:span><text:span text:style-name="T200"> </text:span><text:span text:style-name="T201">(&gt;&gt;)</text:span><text:span text:style-name="T202"> </text:span></text:p>
          </table:table-cell>
          <table:table-cell table:number-columns-repeated="58"/>
        </table:table-row>
        <table:table-row table:style-name="ro1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83" office:value-type="string" calcext:value-type="string">
            <text:p><text:span text:style-name="T153">(&lt;TS&gt;)</text:span><text:span text:style-name="T154"> </text:span><text:span text:style-name="T189">(&lt;&lt;)</text:span><text:span text:style-name="T154"> </text:span><text:span text:style-name="T195">&lt;NUL&gt;</text:span><text:span text:style-name="T154"> </text:span><text:span text:style-name="T189">(1)</text:span></text:p>
            <text:p><text:span text:style-name="T153">(&lt;TS&gt;</text:span><text:span text:style-name="T196">)</text:span><text:span text:style-name="T180"> </text:span><text:span text:style-name="T181">(&gt;&gt;)</text:span><text:span text:style-name="T158">  </text:span><text:span text:style-name="T197">(0)</text:span></text:p>
          </table:table-cell>
          <table:table-cell table:style-name="ce76" office:value-type="string" calcext:value-type="string">
            <text:p><text:span text:style-name="T215">(&lt;TS&gt;)</text:span><text:span text:style-name="T221"> </text:span><text:span text:style-name="T222">(&lt;&lt;)</text:span><text:span text:style-name="T221">  </text:span><text:span text:style-name="T222">(0)</text:span></text:p>
            <text:p><text:span text:style-name="T203">Time stamp gets updated !!</text:span></text:p>
          </table:table-cell>
          <table:table-cell table:number-columns-repeated="58"/>
        </table:table-row>
        <table:table-row table:style-name="ro13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  <text:p><text:span text:style-name="T140">\0x00 [Ctrl+Enter]</text:span></text:p>
          </table:table-cell>
          <table:table-cell table:style-name="ce83" office:value-type="string" calcext:value-type="string">
            <text:p><text:span text:style-name="T153">(&lt;TS&gt;)</text:span><text:span text:style-name="T154"> </text:span><text:span text:style-name="T189">(&lt;&lt;)</text:span><text:span text:style-name="T154"> </text:span><text:span text:style-name="T195">&lt;NUL&gt;</text:span><text:span text:style-name="T154"> </text:span><text:span text:style-name="T189">(1)</text:span></text:p>
            <text:p><text:span text:style-name="T153">(&lt;TS&gt;</text:span><text:span text:style-name="T196">)</text:span><text:span text:style-name="T180"> </text:span><text:span text:style-name="T181">(&gt;&gt;)</text:span><text:span text:style-name="T158">  </text:span><text:span text:style-name="T197">(0)</text:span></text:p>
            <text:p><text:span text:style-name="T153">(&lt;TS&gt;)</text:span><text:span text:style-name="T154"> </text:span><text:span text:style-name="T189">(&lt;&lt;)</text:span><text:span text:style-name="T154"> </text:span><text:span text:style-name="T195">&lt;NUL&gt;&lt;NUL&gt;</text:span></text:p>
          </table:table-cell>
          <table:table-cell table:style-name="ce76" office:value-type="string" calcext:value-type="string">
            <text:p><text:span text:style-name="T215">(&lt;TS&gt;)</text:span><text:span text:style-name="T221"> </text:span><text:span text:style-name="T222">(&lt;&lt;)</text:span><text:span text:style-name="T221">  </text:span><text:span text:style-name="T222">(0)</text:span></text:p>
            <text:p><text:span text:style-name="T153">(&lt;TS&gt;)</text:span><text:span text:style-name="T154"> </text:span><text:span text:style-name="T189">(&gt;&gt;)</text:span><text:span text:style-name="T154"> </text:span></text:p>
          </table:table-cell>
          <table:table-cell table:number-columns-repeated="58"/>
        </table:table-row>
        <table:table-row table:style-name="ro17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83" office:value-type="string" calcext:value-type="string">
            <text:p><text:span text:style-name="T153">(&lt;TS&gt;)</text:span><text:span text:style-name="T154"> </text:span><text:span text:style-name="T189">(&lt;&lt;)</text:span><text:span text:style-name="T154"> </text:span><text:span text:style-name="T195">&lt;NUL&gt;</text:span><text:span text:style-name="T154"> </text:span><text:span text:style-name="T189">(1)</text:span></text:p>
            <text:p><text:span text:style-name="T153">(&lt;TS&gt;</text:span><text:span text:style-name="T196">)</text:span><text:span text:style-name="T180"> </text:span><text:span text:style-name="T181">(&gt;&gt;)</text:span><text:span text:style-name="T198">  </text:span><text:span text:style-name="T199">(0)</text:span></text:p>
            <text:p><text:span text:style-name="T153">(&lt;TS&gt;)</text:span><text:span text:style-name="T154"> </text:span><text:span text:style-name="T189">(&lt;&lt;)</text:span><text:span text:style-name="T154"> </text:span><text:span text:style-name="T195">&lt;NUL&gt;&lt;NUL&gt;</text:span><text:span text:style-name="T154"> </text:span><text:span text:style-name="T189">(2)</text:span></text:p>
            <text:p><text:span text:style-name="T153">(&lt;TS&gt;</text:span><text:span text:style-name="T196">)</text:span><text:span text:style-name="T180"> </text:span><text:span text:style-name="T181">(&gt;&gt;)</text:span><text:span text:style-name="T158">  </text:span><text:span text:style-name="T197">(0)</text:span></text:p>
          </table:table-cell>
          <table:table-cell table:style-name="ce76" office:value-type="string" calcext:value-type="string">
            <text:p><text:span text:style-name="T215">(&lt;TS&gt;)</text:span><text:span text:style-name="T221"> </text:span><text:span text:style-name="T222">(&lt;&lt;)</text:span><text:span text:style-name="T221">  </text:span><text:span text:style-name="T222">(0)</text:span></text:p>
            <text:p><text:span text:style-name="T215">(&lt;TS&gt;)</text:span><text:span text:style-name="T221"> </text:span><text:span text:style-name="T222">(&lt;&lt;)</text:span><text:span text:style-name="T221">  </text:span><text:span text:style-name="T222">(0)</text:span></text:p>
            <text:p><text:span text:style-name="T203">Time stamp gets updated !!</text:span></text:p>
          </table:table-cell>
          <table:table-cell table:number-columns-repeated="58"/>
        </table:table-row>
        <table:table-row table:style-name="ro17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53" office:value-type="string" calcext:value-type="string">
            <text:p><text:span text:style-name="T153">(&lt;TS&gt;)</text:span><text:span text:style-name="T154"> </text:span><text:span text:style-name="T189">(&lt;&lt;)</text:span><text:span text:style-name="T154"> </text:span><text:span text:style-name="T195">&lt;NUL&gt;</text:span><text:span text:style-name="T154"> </text:span><text:span text:style-name="T189">(1)</text:span></text:p>
            <text:p><text:span text:style-name="T153">(&lt;TS&gt;</text:span><text:span text:style-name="T196">)</text:span><text:span text:style-name="T180"> </text:span><text:span text:style-name="T181">(&gt;&gt;)</text:span><text:span text:style-name="T198">  </text:span><text:span text:style-name="T199">(0)</text:span></text:p>
            <text:p><text:span text:style-name="T153">(&lt;TS&gt;)</text:span><text:span text:style-name="T154"> </text:span><text:span text:style-name="T189">(&lt;&lt;)</text:span><text:span text:style-name="T154"> </text:span><text:span text:style-name="T195">&lt;NUL&gt;&lt;NUL&gt;</text:span><text:span text:style-name="T154"> </text:span><text:span text:style-name="T189">(2)</text:span></text:p>
            <text:p><text:span text:style-name="T153">(&lt;TS&gt;</text:span><text:span text:style-name="T196">)</text:span><text:span text:style-name="T180"> </text:span><text:span text:style-name="T181">(&gt;&gt;)</text:span><text:span text:style-name="T198">  </text:span><text:span text:style-name="T199">(0)</text:span></text:p>
          </table:table-cell>
          <table:table-cell table:style-name="ce76" office:value-type="string" calcext:value-type="string">
            <text:p><text:span text:style-name="T215">(&lt;TS&gt;)</text:span><text:span text:style-name="T221"> </text:span><text:span text:style-name="T222">(&lt;&lt;)</text:span><text:span text:style-name="T221">  </text:span><text:span text:style-name="T222">(0)</text:span></text:p>
            <text:p><text:span text:style-name="T215">(&lt;TS&gt;)</text:span><text:span text:style-name="T221"> </text:span><text:span text:style-name="T222">(&lt;&lt;)</text:span><text:span text:style-name="T221">  </text:span><text:span text:style-name="T222">(0)</text:span></text:p>
            <text:p><text:span text:style-name="T215">(&lt;TS&gt;)</text:span><text:span text:style-name="T221"> </text:span><text:span text:style-name="T222">(&gt;&gt;)</text:span><text:span text:style-name="T221">  </text:span><text:span text:style-name="T222">(0)</text:span></text:p>
          </table:table-cell>
          <table:table-cell table:number-columns-repeated="58"/>
        </table:table-row>
        <table:table-row table:style-name="ro20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53" office:value-type="string" calcext:value-type="string">
            <text:p><text:span text:style-name="T153">(&lt;TS&gt;)</text:span><text:span text:style-name="T154"> </text:span><text:span text:style-name="T189">(&lt;&lt;)</text:span><text:span text:style-name="T154"> </text:span><text:span text:style-name="T195">&lt;NUL&gt;</text:span><text:span text:style-name="T154"> </text:span><text:span text:style-name="T189">(1)</text:span></text:p>
            <text:p><text:span text:style-name="T153">(&lt;TS&gt;</text:span><text:span text:style-name="T196">)</text:span><text:span text:style-name="T180"> </text:span><text:span text:style-name="T181">(&gt;&gt;)</text:span><text:span text:style-name="T198">  </text:span><text:span text:style-name="T199">(0)</text:span></text:p>
            <text:p><text:span text:style-name="T153">(&lt;TS&gt;)</text:span><text:span text:style-name="T154"> </text:span><text:span text:style-name="T189">(&lt;&lt;)</text:span><text:span text:style-name="T154"> </text:span><text:span text:style-name="T195">&lt;NUL&gt;&lt;NUL&gt;</text:span><text:span text:style-name="T154"> </text:span><text:span text:style-name="T189">(2)</text:span></text:p>
            <text:p><text:span text:style-name="T153">(&lt;TS&gt;</text:span><text:span text:style-name="T196">)</text:span><text:span text:style-name="T180"> </text:span><text:span text:style-name="T181">(&gt;&gt;)</text:span><text:span text:style-name="T198">  </text:span><text:span text:style-name="T199">(0)</text:span></text:p>
            <text:p><text:span text:style-name="T153">(&lt;TS&gt;</text:span><text:span text:style-name="T196">)</text:span><text:span text:style-name="T200"> </text:span><text:span text:style-name="T201">(&gt;&gt;)</text:span><text:span text:style-name="T202"> </text:span><text:span text:style-name="T167">OK</text:span><text:span text:style-name="T143"> </text:span><text:span text:style-name="T144">(2)</text:span></text:p>
          </table:table-cell>
          <table:table-cell office:value-type="string" calcext:value-type="string">
            <text:p><text:span text:style-name="T153">(&lt;TS&gt;)</text:span><text:span text:style-name="T154"> </text:span><text:span text:style-name="T189">(&lt;&lt;)</text:span><text:span text:style-name="T154">  </text:span><text:span text:style-name="T189">(0)</text:span></text:p>
            <text:p><text:span text:style-name="T153">(&lt;TS&gt;)</text:span><text:span text:style-name="T154"> </text:span><text:span text:style-name="T189">(&lt;&lt;)</text:span><text:span text:style-name="T154">  </text:span><text:span text:style-name="T189">(0)</text:span></text:p>
            <text:p><text:span text:style-name="T153">(&lt;TS&gt;)</text:span><text:span text:style-name="T154"> </text:span><text:span text:style-name="T189">(&gt;&gt;)</text:span><text:span text:style-name="T154">  </text:span><text:span text:style-name="T189">(0)</text:span></text:p>
            <text:p><text:span text:style-name="T153">(&lt;TS&gt;)</text:span><text:span text:style-name="T154"> </text:span><text:span text:style-name="T189">(&lt;&lt;)</text:span><text:span text:style-name="T154"> </text:span><text:span text:style-name="T193">OK</text:span><text:span text:style-name="T191"> </text:span><text:span text:style-name="T192">(2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&lt;BS&gt; [Ctrl+Enter]</text:p>
          </table:table-cell>
          <table:table-cell table:style-name="ce82" office:value-type="string" calcext:value-type="string">
            <text:p><text:span text:style-name="T153">(&lt;TS&gt;)</text:span><text:span text:style-name="T154"> </text:span><text:span text:style-name="T189">(&lt;&lt;) </text:span></text:p>
          </table:table-cell>
          <table:table-cell table:style-name="ce53" office:value-type="string" calcext:value-type="string">
            <text:p><text:span text:style-name="T153">(&lt;TS&gt;</text:span><text:span text:style-name="T196">)</text:span><text:span text:style-name="T200"> </text:span><text:span text:style-name="T201">(&gt;&gt;)</text:span><text:span text:style-name="T202"> </text:span></text:p>
          </table:table-cell>
          <table:table-cell table:number-columns-repeated="58"/>
        </table:table-row>
        <table:table-row table:style-name="ro1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83" office:value-type="string" calcext:value-type="string">
            <text:p><text:span text:style-name="T153">(&lt;TS&gt;</text:span><text:span text:style-name="T196">)</text:span><text:span text:style-name="T180"> </text:span><text:span text:style-name="T181">(&gt;&gt;)</text:span><text:span text:style-name="T158">  </text:span><text:span text:style-name="T197">(0)</text:span></text:p>
            <text:p><text:span text:style-name="T203">Time stamp gets updated !!</text:span></text:p>
          </table:table-cell>
          <table:table-cell table:style-name="ce76" office:value-type="string" calcext:value-type="string">
            <text:p><text:span text:style-name="T215">(&lt;TS&gt;)</text:span><text:span text:style-name="T221"> </text:span><text:span text:style-name="T222">(&lt;&lt;)</text:span><text:span text:style-name="T221">  </text:span><text:span text:style-name="T222">(0)</text:span></text:p>
            <text:p><text:span text:style-name="T203">Time stamp gets updated !!</text:span></text:p>
          </table:table-cell>
          <table:table-cell table:number-columns-repeated="58"/>
        </table:table-row>
        <table:table-row table:style-name="ro2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83" office:value-type="string" calcext:value-type="string">
            <text:p><text:span text:style-name="T153">(&lt;TS&gt;</text:span><text:span text:style-name="T196">)</text:span><text:span text:style-name="T180"> </text:span><text:span text:style-name="T181">(&gt;&gt;)</text:span><text:span text:style-name="T158">  </text:span><text:span text:style-name="T197">(0)</text:span></text:p>
            <text:p><text:span text:style-name="T153">(&lt;TS&gt;)</text:span><text:span text:style-name="T154"> </text:span><text:span text:style-name="T189">(&lt;&lt;)</text:span><text:span text:style-name="T198">  </text:span><text:span text:style-name="T199">(0)</text:span></text:p>
          </table:table-cell>
          <table:table-cell table:style-name="ce76" office:value-type="string" calcext:value-type="string">
            <text:p><text:span text:style-name="T215">(&lt;TS&gt;)</text:span><text:span text:style-name="T221"> </text:span><text:span text:style-name="T222">(&lt;&lt;)</text:span><text:span text:style-name="T221">  </text:span><text:span text:style-name="T222">(0)</text:span></text:p>
            <text:p><text:span text:style-name="T153">(&lt;TS&gt;)</text:span><text:span text:style-name="T154"> </text:span><text:span text:style-name="T189">(&gt;&gt;)</text:span><text:span text:style-name="T154">  </text:span><text:span text:style-name="T189">(0)</text:span></text:p>
          </table:table-cell>
          <table:table-cell table:number-columns-repeated="58"/>
        </table:table-row>
        <table:table-row table:style-name="ro13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83" office:value-type="string" calcext:value-type="string">
            <text:p><text:span text:style-name="T153">(&lt;TS&gt;</text:span><text:span text:style-name="T196">)</text:span><text:span text:style-name="T180"> </text:span><text:span text:style-name="T181">(&gt;&gt;)</text:span><text:span text:style-name="T158">  </text:span><text:span text:style-name="T197">(0)</text:span></text:p>
            <text:p><text:span text:style-name="T153">(&lt;TS&gt;)</text:span><text:span text:style-name="T154"> </text:span><text:span text:style-name="T189">(&lt;&lt;)</text:span><text:span text:style-name="T198">  </text:span><text:span text:style-name="T199">(0)</text:span></text:p>
            <text:p><text:span text:style-name="T153">(&lt;TS&gt;</text:span><text:span text:style-name="T196">)</text:span><text:span text:style-name="T200"> </text:span><text:span text:style-name="T201">(&gt;&gt;)</text:span><text:span text:style-name="T202"> </text:span><text:span text:style-name="T177">OK</text:span><text:span text:style-name="T204"> </text:span><text:span text:style-name="T205">(2)</text:span></text:p>
          </table:table-cell>
          <table:table-cell table:style-name="ce76" office:value-type="string" calcext:value-type="string">
            <text:p><text:span text:style-name="T215">(&lt;TS&gt;)</text:span><text:span text:style-name="T221"> </text:span><text:span text:style-name="T222">(&lt;&lt;)</text:span><text:span text:style-name="T221">  </text:span><text:span text:style-name="T222">(0)</text:span></text:p>
            <text:p><text:span text:style-name="T153">(&lt;TS&gt;)</text:span><text:span text:style-name="T154"> </text:span><text:span text:style-name="T189">(&gt;&gt;)</text:span><text:span text:style-name="T154">  </text:span><text:span text:style-name="T189">(0)</text:span></text:p>
            <text:p><text:span text:style-name="T153">(&lt;TS&gt;)</text:span><text:span text:style-name="T154"> </text:span><text:span text:style-name="T189">(&lt;&lt;)</text:span><text:span text:style-name="T154"> </text:span><text:span text:style-name="T193">OK</text:span><text:span text:style-name="T191"> </text:span><text:span text:style-name="T192">(2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82" office:value-type="string" calcext:value-type="string">
            <text:p><text:span text:style-name="T153">(&lt;TS&gt;)</text:span><text:span text:style-name="T154"> </text:span><text:span text:style-name="T189">(&lt;&lt;)</text:span><text:span text:style-name="T154"> </text:span><text:span text:style-name="T193">A</text:span></text:p>
          </table:table-cell>
          <table:table-cell table:style-name="ce53" office:value-type="string" calcext:value-type="string">
            <text:p><text:span text:style-name="T153">(&lt;TS&gt;</text:span><text:span text:style-name="T196">)</text:span><text:span text:style-name="T200"> </text:span><text:span text:style-name="T201">(&gt;&gt;)</text:span><text:span text:style-name="T202"> </text:span><text:span text:style-name="T177">A</text:span></text:p>
          </table:table-cell>
          <table:table-cell table:number-columns-repeated="58"/>
        </table:table-row>
        <table:table-row table:style-name="ro2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83" office:value-type="string" calcext:value-type="string">
            <text:p><text:span text:style-name="T153">(&lt;TS&gt;)</text:span><text:span text:style-name="T154"> </text:span><text:span text:style-name="T189">(&lt;&lt;)</text:span><text:span text:style-name="T154"> </text:span><text:span text:style-name="T193">A</text:span><text:span text:style-name="T206"> </text:span><text:span text:style-name="T207">(1)</text:span></text:p>
            <text:p><text:span text:style-name="T153">(&lt;TS&gt;</text:span><text:span text:style-name="T196">)</text:span><text:span text:style-name="T180"> </text:span><text:span text:style-name="T181">(&gt;&gt;)</text:span><text:span text:style-name="T158">  </text:span><text:span text:style-name="T197">(0)</text:span></text:p>
          </table:table-cell>
          <table:table-cell table:style-name="ce76" office:value-type="string" calcext:value-type="string">
            <text:p><text:span text:style-name="T153">(&lt;TS&gt;</text:span><text:span text:style-name="T196">)</text:span><text:span text:style-name="T200"> </text:span><text:span text:style-name="T201">(&gt;&gt;)</text:span><text:span text:style-name="T202"> </text:span><text:span text:style-name="T177">A</text:span><text:span text:style-name="T178"> </text:span><text:span text:style-name="T179">(1)</text:span></text:p>
            <text:p><text:span text:style-name="T215">(&lt;TS&gt;)</text:span><text:span text:style-name="T221"> </text:span><text:span text:style-name="T222">(&lt;&lt;)</text:span><text:span text:style-name="T221">  </text:span><text:span text:style-name="T222">(0)</text:span></text:p>
          </table:table-cell>
          <table:table-cell table:number-columns-repeated="58"/>
        </table:table-row>
        <table:table-row table:style-name="ro22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&lt;BS&gt;[Enter]</text:p>
          </table:table-cell>
          <table:table-cell table:style-name="ce83" office:value-type="string" calcext:value-type="string">
            <text:p><text:span text:style-name="T153">(&lt;TS&gt;)</text:span><text:span text:style-name="T154"> </text:span><text:span text:style-name="T189">(&lt;&lt;)</text:span><text:span text:style-name="T154"> </text:span><text:span text:style-name="T193">A</text:span><text:span text:style-name="T206"> </text:span><text:span text:style-name="T207">(1)</text:span></text:p>
            <text:p><text:span text:style-name="T153">(&lt;TS&gt;</text:span><text:span text:style-name="T196">)</text:span><text:span text:style-name="T180"> </text:span><text:span text:style-name="T181">(&gt;&gt;)</text:span><text:span text:style-name="T158">  </text:span><text:span text:style-name="T197">(0)</text:span></text:p>
            <text:p><text:span text:style-name="T163">An already completed line cannot be removed.</text:span></text:p>
            <text:p><text:span text:style-name="T163">(Note that unidir Tx/Rx monitor removes A.)</text:span></text:p>
            <text:p><text:span text:style-name="T163">And hidden &lt;BS&gt; and pending EOL must not create a new line.</text:span></text:p>
          </table:table-cell>
          <table:table-cell table:style-name="ce76" office:value-type="string" calcext:value-type="string">
            <text:p><text:span text:style-name="T153">(&lt;TS&gt;</text:span><text:span text:style-name="T196">)</text:span><text:span text:style-name="T200"> </text:span><text:span text:style-name="T201">(&gt;&gt;)</text:span><text:span text:style-name="T202"> </text:span><text:span text:style-name="T177">A</text:span><text:span text:style-name="T178"> </text:span><text:span text:style-name="T179">(1)</text:span></text:p>
            <text:p><text:span text:style-name="T215">(&lt;TS&gt;)</text:span><text:span text:style-name="T221"> </text:span><text:span text:style-name="T222">(&lt;&lt;)</text:span><text:span text:style-name="T221">  </text:span><text:span text:style-name="T222">(0)</text:span></text:p>
            <text:p><text:span text:style-name="T163">An already completed line cannot be removed.</text:span></text:p>
            <text:p><text:span text:style-name="T163">(Note that unidir Tx/Rx monitor removes A.)</text:span></text:p>
            <text:p><text:span text:style-name="T163">And hidden &lt;BS&gt; and pending EOL must not create a new line.</text:span></text:p>
          </table:table-cell>
          <table:table-cell table:number-columns-repeated="58"/>
        </table:table-row>
        <table:table-row table:style-name="ro13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83" office:value-type="string" calcext:value-type="string">
            <text:p><text:span text:style-name="T153">(&lt;TS&gt;)</text:span><text:span text:style-name="T154"> </text:span><text:span text:style-name="T189">(&lt;&lt;)</text:span><text:span text:style-name="T154"> </text:span><text:span text:style-name="T193">A</text:span><text:span text:style-name="T206"> </text:span><text:span text:style-name="T207">(1)</text:span></text:p>
            <text:p><text:span text:style-name="T153">(&lt;TS&gt;</text:span><text:span text:style-name="T196">)</text:span><text:span text:style-name="T180"> </text:span><text:span text:style-name="T181">(&gt;&gt;)</text:span><text:span text:style-name="T198">  </text:span><text:span text:style-name="T199">(0)</text:span></text:p>
            <text:p><text:span text:style-name="T153">(&lt;TS&gt;</text:span><text:span text:style-name="T196">)</text:span><text:span text:style-name="T200"> </text:span><text:span text:style-name="T201">(&gt;&gt;)</text:span><text:span text:style-name="T202"> </text:span><text:span text:style-name="T177">OK</text:span><text:span text:style-name="T204"> </text:span><text:span text:style-name="T205">(2)</text:span></text:p>
          </table:table-cell>
          <table:table-cell table:style-name="ce76" office:value-type="string" calcext:value-type="string">
            <text:p><text:span text:style-name="T153">(&lt;TS&gt;</text:span><text:span text:style-name="T196">)</text:span><text:span text:style-name="T200"> </text:span><text:span text:style-name="T201">(&gt;&gt;)</text:span><text:span text:style-name="T202"> </text:span><text:span text:style-name="T177">A</text:span><text:span text:style-name="T178"> </text:span><text:span text:style-name="T179">(1)</text:span></text:p>
            <text:p><text:span text:style-name="T153">(&lt;TS&gt;)</text:span><text:span text:style-name="T154"> </text:span><text:span text:style-name="T189">(&lt;&lt;)</text:span><text:span text:style-name="T154">  </text:span><text:span text:style-name="T189">(0)</text:span></text:p>
            <text:p><text:span text:style-name="T153">(&lt;TS&gt;)</text:span><text:span text:style-name="T154"> </text:span><text:span text:style-name="T189">(&lt;&lt;)</text:span><text:span text:style-name="T154"> </text:span><text:span text:style-name="T193">OK</text:span><text:span text:style-name="T191"> </text:span><text:span text:style-name="T192">(2)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83"/>
          <table:table-cell table:style-name="ce76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style-name="ce83"/>
          <table:table-cell table:style-name="ce76"/>
          <table:table-cell table:number-columns-repeated="58"/>
        </table:table-row>
        <table:table-row table:style-name="ro1">
          <table:table-cell table:number-columns-repeated="4"/>
          <table:table-cell table:style-name="ce83"/>
          <table:table-cell table:style-name="ce76"/>
          <table:table-cell table:number-columns-repeated="58"/>
        </table:table-row>
        <table:table-row table:style-name="ro1">
          <table:table-cell/>
          <table:table-cell office:value-type="string" calcext:value-type="string">
            <text:p>TimeStamp</text:p>
          </table:table-cell>
          <table:table-cell office:value-type="string" calcext:value-type="string">
            <text:p>A &gt; B</text:p>
          </table:table-cell>
          <table:table-cell office:value-type="string" calcext:value-type="string">
            <text:p>A\!(Delay(2000)) [Enter]</text:p>
          </table:table-cell>
          <table:table-cell table:style-name="ce83" office:value-type="string" calcext:value-type="string">
            <text:p><text:span text:style-name="T165">(&lt;TS&gt;)</text:span><text:span text:style-name="T166"> </text:span><text:span text:style-name="T208">(&lt;&lt;)</text:span><text:span text:style-name="T166"> </text:span><text:span text:style-name="T190">A</text:span><text:span text:style-name="T143"> </text:span><text:span text:style-name="T144">(1)</text:span></text:p>
          </table:table-cell>
          <table:table-cell table:style-name="ce76" office:value-type="string" calcext:value-type="string">
            <text:p><text:span text:style-name="T165">(TS)</text:span><text:span text:style-name="T166"> </text:span><text:span text:style-name="T208">(&gt;&gt;)</text:span><text:span text:style-name="T166"> </text:span><text:span text:style-name="T167">A</text:span><text:span text:style-name="T143"> </text:span><text:span text:style-name="T144">(1)</text:span></text:p>
          </table:table-cell>
          <table:table-cell table:number-columns-repeated="58"/>
        </table:table-row>
        <table:table-row table:style-name="ro2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 within less than 2000 ms</text:p>
          </table:table-cell>
          <table:table-cell table:style-name="ce83" office:value-type="string" calcext:value-type="string">
            <text:p><text:span text:style-name="T165">(&lt;TS&gt;)</text:span><text:span text:style-name="T166"> </text:span><text:span text:style-name="T208">(&lt;&lt;)</text:span><text:span text:style-name="T166"> </text:span><text:span text:style-name="T190">A</text:span><text:span text:style-name="T143"> </text:span><text:span text:style-name="T144">(1)</text:span></text:p>
            <text:p><text:span text:style-name="T209">(&lt;TS&gt;)</text:span><text:span text:style-name="T146"> </text:span><text:span text:style-name="T147">(&gt;&gt;)</text:span><text:span text:style-name="T146"> </text:span><text:span text:style-name="T167">B</text:span><text:span text:style-name="T143"> </text:span><text:span text:style-name="T144">(1)</text:span></text:p>
          </table:table-cell>
          <table:table-cell table:style-name="ce76" office:value-type="string" calcext:value-type="string">
            <text:p><text:span text:style-name="T165">(TS)</text:span><text:span text:style-name="T166"> </text:span><text:span text:style-name="T208">(&gt;&gt;)</text:span><text:span text:style-name="T166"> </text:span><text:span text:style-name="T167">A</text:span><text:span text:style-name="T143"> </text:span><text:span text:style-name="T144">(1)</text:span></text:p>
            <text:p><text:span text:style-name="T209">(TS)</text:span><text:span text:style-name="T146"> </text:span><text:span text:style-name="T147">(&lt;&lt;)</text:span><text:span text:style-name="T146"> </text:span><text:span text:style-name="T190">B</text:span><text:span text:style-name="T143"> </text:span><text:span text:style-name="T144">(1)</text:span></text:p>
          </table:table-cell>
          <table:table-cell table:number-columns-repeated="58"/>
        </table:table-row>
        <table:table-row table:style-name="ro18">
          <table:table-cell table:number-columns-repeated="3"/>
          <table:table-cell office:value-type="string" calcext:value-type="string">
            <text:p>In both terminals, enable [Show EOL]</text:p>
          </table:table-cell>
          <table:table-cell table:style-name="ce83" office:value-type="string" calcext:value-type="string">
            <text:p><text:span text:style-name="T165">(&lt;TS&gt;)</text:span><text:span text:style-name="T166"> </text:span><text:span text:style-name="T208">(&lt;&lt;)</text:span><text:span text:style-name="T166"> </text:span><text:span text:style-name="T190">A</text:span><text:span text:style-name="T143"> </text:span><text:span text:style-name="T144">(1)</text:span></text:p>
            <text:p><text:span text:style-name="T209">(&lt;TS&gt;)</text:span><text:span text:style-name="T146"> </text:span><text:span text:style-name="T147">(&gt;&gt;)</text:span><text:span text:style-name="T146"> </text:span><text:span text:style-name="T167">B</text:span><text:span text:style-name="T168">&lt;CR&gt;&lt;LF&gt;</text:span><text:span text:style-name="T183"> </text:span><text:span text:style-name="T144">(3)</text:span></text:p>
            <text:p><text:span text:style-name="T209">(&lt;TS&gt;)</text:span><text:span text:style-name="T146"> </text:span><text:span text:style-name="T147">(&lt;&lt;)</text:span><text:span text:style-name="T146"> </text:span><text:span text:style-name="T210">&lt;CR&gt;&lt;LF&gt;</text:span><text:span text:style-name="T146"> </text:span><text:span text:style-name="T147">(2)</text:span></text:p>
          </table:table-cell>
          <table:table-cell table:style-name="ce76" office:value-type="string" calcext:value-type="string">
            <text:p><text:span text:style-name="T165">(&lt;TS&gt;)</text:span><text:span text:style-name="T166"> </text:span><text:span text:style-name="T208">(&gt;&gt;)</text:span><text:span text:style-name="T166"> </text:span><text:span text:style-name="T167">A</text:span><text:span text:style-name="T143"> </text:span><text:span text:style-name="T144">(1)</text:span></text:p>
            <text:p><text:span text:style-name="T209">(&lt;TS&gt;</text:span><text:span text:style-name="T146">) </text:span><text:span text:style-name="T147">(&lt;&lt;)</text:span><text:span text:style-name="T146"> </text:span><text:span text:style-name="T190">B</text:span><text:span text:style-name="T212">&lt;CR&gt;&lt;LF&gt;</text:span><text:span text:style-name="T183"> </text:span><text:span text:style-name="T144">(3)</text:span></text:p>
            <text:p><text:span text:style-name="T209">(&lt;TS&gt;)</text:span><text:span text:style-name="T146"> </text:span><text:span text:style-name="T147">(&gt;&gt;)</text:span><text:span text:style-name="T146"> </text:span><text:span text:style-name="T228">&lt;CR&gt;&lt;LF&gt;</text:span><text:span text:style-name="T146"> </text:span><text:span text:style-name="T147">(2)</text:span></text:p>
            <text:p><text:span text:style-name="T163">First two TimeStamps must remain.</text:span></text:p>
            <text:p><text:span text:style-name="T163">Third TimeStamp must be higher than others.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83"/>
          <table:table-cell table:style-name="ce76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style-name="ce83"/>
          <table:table-cell table:style-name="ce76"/>
          <table:table-cell table:number-columns-repeated="58"/>
        </table:table-row>
        <table:table-row table:style-name="ro1">
          <table:table-cell table:number-columns-repeated="4"/>
          <table:table-cell table:style-name="ce83"/>
          <table:table-cell table:style-name="ce76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\!(Delay(2000))A [Enter]</text:p>
          </table:table-cell>
          <table:table-cell table:style-name="ce83" office:value-type="string" calcext:value-type="string">
            <text:p><text:span text:style-name="T165">(</text:span><text:span text:style-name="T211">&lt;TS&gt;</text:span><text:span text:style-name="T165">)</text:span><text:span text:style-name="T166"> </text:span><text:span text:style-name="T208">(&lt;&lt;)</text:span><text:span text:style-name="T166"> </text:span><text:span text:style-name="T194">&lt;NUL&gt;</text:span><text:span text:style-name="T166"> </text:span><text:span text:style-name="T208">(1)</text:span></text:p>
          </table:table-cell>
          <table:table-cell table:style-name="ce76" office:value-type="string" calcext:value-type="string">
            <text:p><text:span text:style-name="T165">(&lt;TS&gt;)</text:span><text:span text:style-name="T166"> </text:span><text:span text:style-name="T208">(&lt;&lt;)</text:span></text:p>
          </table:table-cell>
          <table:table-cell table:number-columns-repeated="58"/>
        </table:table-row>
        <table:table-row table:style-name="ro13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 within less than 2000 ms</text:p>
          </table:table-cell>
          <table:table-cell table:style-name="ce83" office:value-type="string" calcext:value-type="string">
            <text:p><text:span text:style-name="T165">(</text:span><text:span text:style-name="T211">&lt;TS&gt;</text:span><text:span text:style-name="T165">)</text:span><text:span text:style-name="T166"> </text:span><text:span text:style-name="T208">(&lt;&lt;)</text:span><text:span text:style-name="T166"> </text:span><text:span text:style-name="T194">&lt;NUL&gt;</text:span><text:span text:style-name="T166"> </text:span><text:span text:style-name="T208">(1)</text:span></text:p>
            <text:p><text:span text:style-name="T165">(</text:span><text:span text:style-name="T211">&lt;TS&gt;</text:span><text:span text:style-name="T165">)</text:span><text:span text:style-name="T166"> </text:span><text:span text:style-name="T208">(&gt;&gt;)</text:span><text:span text:style-name="T166"> </text:span><text:span text:style-name="T167">B</text:span><text:span text:style-name="T168">&lt;CR&gt;&lt;LF&gt;</text:span><text:span text:style-name="T183"> </text:span><text:span text:style-name="T144">(3)</text:span></text:p>
            <text:p><text:span text:style-name="T209">(&lt;TS&gt;)</text:span><text:span text:style-name="T146"> </text:span><text:span text:style-name="T147">(&lt;&lt;)</text:span><text:span text:style-name="T146"> </text:span><text:span text:style-name="T190">A</text:span><text:span text:style-name="T212">&lt;CR&gt;&lt;LF&gt;</text:span><text:span text:style-name="T183"> </text:span><text:span text:style-name="T144">(3)</text:span></text:p>
          </table:table-cell>
          <table:table-cell table:style-name="ce76" office:value-type="string" calcext:value-type="string">
            <text:p><text:span text:style-name="T165">(&lt;TS&gt;)</text:span><text:span text:style-name="T166"> </text:span><text:span text:style-name="T208">(&lt;&lt;)</text:span><text:span text:style-name="T166"> </text:span><text:span text:style-name="T190">B</text:span><text:span text:style-name="T212">&lt;CR&gt;&lt;LF&gt;</text:span><text:span text:style-name="T183"> </text:span><text:span text:style-name="T144">(3)</text:span></text:p>
            <text:p><text:span text:style-name="T209">(&lt;TS&gt;)</text:span><text:span text:style-name="T146"> </text:span><text:span text:style-name="T147">(&gt;&gt;)</text:span><text:span text:style-name="T146"> </text:span><text:span text:style-name="T167">A</text:span><text:span text:style-name="T168">&lt;CR&gt;&lt;LF&gt;</text:span><text:span text:style-name="T183"> </text:span><text:span text:style-name="T144">(3)</text:span></text:p>
          </table:table-cell>
          <table:table-cell table:number-columns-repeated="58"/>
        </table:table-row>
        <table:table-row table:style-name="ro13">
          <table:table-cell table:number-columns-repeated="3"/>
          <table:table-cell office:value-type="string" calcext:value-type="string">
            <text:p>In both terminals, disable [Show EOL]</text:p>
          </table:table-cell>
          <table:table-cell table:style-name="ce83" office:value-type="string" calcext:value-type="string">
            <text:p><text:span text:style-name="T165">(</text:span><text:span text:style-name="T211">&lt;TS&gt;</text:span><text:span text:style-name="T165">)</text:span><text:span text:style-name="T166"> </text:span><text:span text:style-name="T208">(&lt;&lt;)</text:span><text:span text:style-name="T166"> </text:span><text:span text:style-name="T194">&lt;NUL&gt;</text:span><text:span text:style-name="T166"> </text:span><text:span text:style-name="T208">(1)</text:span></text:p>
            <text:p><text:span text:style-name="T165">(</text:span><text:span text:style-name="T211">&lt;TS&gt;</text:span><text:span text:style-name="T165">)</text:span><text:span text:style-name="T166"> </text:span><text:span text:style-name="T208">(&gt;&gt;)</text:span><text:span text:style-name="T166"> </text:span><text:span text:style-name="T167">B</text:span><text:span text:style-name="T143"> </text:span><text:span text:style-name="T144">(1)</text:span></text:p>
            <text:p><text:span text:style-name="T209">(&lt;TS&gt;)</text:span><text:span text:style-name="T146"> </text:span><text:span text:style-name="T147">(&lt;&lt;)</text:span><text:span text:style-name="T146"> </text:span><text:span text:style-name="T190">A</text:span><text:span text:style-name="T143"> </text:span><text:span text:style-name="T144">(1)</text:span></text:p>
          </table:table-cell>
          <table:table-cell table:style-name="ce76" office:value-type="string" calcext:value-type="string">
            <text:p><text:span text:style-name="T165">(&lt;TS&gt;)</text:span><text:span text:style-name="T166"> </text:span><text:span text:style-name="T208">(&lt;&lt;)</text:span><text:span text:style-name="T166"> </text:span><text:span text:style-name="T190">B</text:span><text:span text:style-name="T143"> </text:span><text:span text:style-name="T144">(1)</text:span></text:p>
            <text:p><text:span text:style-name="T209">(&lt;TS&gt;)</text:span><text:span text:style-name="T146"> </text:span><text:span text:style-name="T147">(&gt;&gt;)</text:span><text:span text:style-name="T146"> </text:span><text:span text:style-name="T167">A</text:span><text:span text:style-name="T143"> </text:span><text:span text:style-name="T144">(1)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83"/>
          <table:table-cell table:style-name="ce76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style-name="ce83"/>
          <table:table-cell table:style-name="ce76"/>
          <table:table-cell table:number-columns-repeated="58"/>
        </table:table-row>
        <table:table-row table:style-name="ro1">
          <table:table-cell table:number-columns-repeated="4"/>
          <table:table-cell table:style-name="ce83"/>
          <table:table-cell table:style-name="ce76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C3\!(Delay(2000))\0x84 [Enter]</text:p>
          </table:table-cell>
          <table:table-cell table:style-name="ce83" office:value-type="string" calcext:value-type="string">
            <text:p><text:span text:style-name="T165">(</text:span><text:span text:style-name="T211">&lt;TS&gt;</text:span><text:span text:style-name="T165">)</text:span><text:span text:style-name="T166"> </text:span><text:span text:style-name="T208">(&lt;&lt;)</text:span></text:p>
          </table:table-cell>
          <table:table-cell table:style-name="ce76" office:value-type="string" calcext:value-type="string">
            <text:p><text:span text:style-name="T165">(&lt;TS&gt;)</text:span><text:span text:style-name="T166"> </text:span><text:span text:style-name="T208">(&gt;&gt;)</text:span></text:p>
          </table:table-cell>
          <table:table-cell table:number-columns-repeated="58"/>
        </table:table-row>
        <table:table-row table:style-name="ro8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 within less than 2000 ms</text:p>
          </table:table-cell>
          <table:table-cell table:style-name="ce83" office:value-type="string" calcext:value-type="string">
            <text:p><text:span text:style-name="T165">(&lt;TS&gt;)</text:span><text:span text:style-name="T166"> </text:span><text:span text:style-name="T208">(&gt;&gt;)</text:span><text:span text:style-name="T166"> </text:span><text:span text:style-name="T167">B</text:span><text:span text:style-name="T143"> </text:span><text:span text:style-name="T144">(1)</text:span></text:p>
            <text:p><text:span text:style-name="T209">(&lt;TS&gt;)</text:span><text:span text:style-name="T146"> </text:span><text:span text:style-name="T147">(&lt;&lt;)</text:span><text:span text:style-name="T146"> </text:span><text:span text:style-name="T190">Ä</text:span><text:span text:style-name="T143"> </text:span><text:span text:style-name="T144">(1)</text:span></text:p>
            <text:p><text:span text:style-name="T163">Direction must change, i.e. match resulting show characters</text:span></text:p>
          </table:table-cell>
          <table:table-cell table:style-name="ce76" office:value-type="string" calcext:value-type="string">
            <text:p><text:span text:style-name="T165">(&lt;TS&gt;)</text:span><text:span text:style-name="T166"> </text:span><text:span text:style-name="T208">(&lt;&lt;)</text:span><text:span text:style-name="T166"> </text:span><text:span text:style-name="T190">B</text:span><text:span text:style-name="T143"> </text:span><text:span text:style-name="T144">(1)</text:span></text:p>
            <text:p><text:span text:style-name="T209">(&lt;TS&gt;)</text:span><text:span text:style-name="T146"> </text:span><text:span text:style-name="T147">(&gt;&gt;)</text:span><text:span text:style-name="T146"> </text:span><text:span text:style-name="T167">Ä</text:span><text:span text:style-name="T143"> </text:span><text:span text:style-name="T144">(1)</text:span></text:p>
            <text:p><text:span text:style-name="T163">TimeStamp of Ä must be higher than B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83"/>
          <table:table-cell table:style-name="ce76"/>
          <table:table-cell table:number-columns-repeated="58"/>
        </table:table-row>
        <table:table-row table:style-name="ro1">
          <table:table-cell/>
          <table:table-cell office:value-type="string" calcext:value-type="string">
            <text:p>No DirLine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show unidir Tx/Rx panels</text:p>
          </table:table-cell>
          <table:table-cell office:value-type="string" calcext:value-type="string">
            <text:p>As expec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3"/>
          <table:table-cell office:value-type="string" calcext:value-type="string">
            <text:p>In receiving terminal, disable [Settings... &gt; Advanced &gt; ...when direction changes]</text:p>
            <text:p>Confirm</text:p>
          </table:table-cell>
          <table:table-cell table:style-name="ce83" office:value-type="string" calcext:value-type="string">
            <text:p><text:span text:style-name="T165">(&lt;TS&gt;)</text:span><text:span text:style-name="T166"> </text:span><text:span text:style-name="T208">(&gt;&gt;)</text:span><text:span text:style-name="T166"> </text:span><text:span text:style-name="T167">B</text:span><text:span text:style-name="T143"> </text:span><text:span text:style-name="T144">(1)</text:span></text:p>
            <text:p><text:span text:style-name="T209">(&lt;TS&gt;)</text:span><text:span text:style-name="T146"> </text:span><text:span text:style-name="T147">(&lt;&lt;)</text:span><text:span text:style-name="T146"> </text:span><text:span text:style-name="T190">Ä</text:span><text:span text:style-name="T143"> </text:span><text:span text:style-name="T144">(1)</text:span></text:p>
          </table:table-cell>
          <table:table-cell table:style-name="ce76" office:value-type="string" calcext:value-type="string">
            <text:p><text:span text:style-name="T165">(&lt;TS&gt;)</text:span><text:span text:style-name="T166"> </text:span><text:span text:style-name="T208">(&lt;&lt;)</text:span><text:span text:style-name="T166"> </text:span><text:span text:style-name="T190">B</text:span><text:span text:style-name="T143"> </text:span><text:span text:style-name="T144">(1)</text:span></text:p>
            <text:p><text:span text:style-name="T209">(&lt;TS&gt;)</text:span><text:span text:style-name="T146"> </text:span><text:span text:style-name="T147">(&gt;&gt;)</text:span><text:span text:style-name="T146"> </text:span><text:span text:style-name="T167">Ä</text:span><text:span text:style-name="T143"> </text:span><text:span text:style-name="T144">(1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82" office:value-type="string" calcext:value-type="string">
            <text:p><text:span text:style-name="T153">(&lt;TS&gt;)</text:span><text:span text:style-name="T154"> </text:span><text:span text:style-name="T189">(&lt;&lt;)</text:span><text:span text:style-name="T154"> </text:span><text:span text:style-name="T193">A</text:span></text:p>
          </table:table-cell>
          <table:table-cell table:style-name="ce53" office:value-type="string" calcext:value-type="string">
            <text:p><text:span text:style-name="T153">(&lt;TS&gt;</text:span><text:span text:style-name="T196">)</text:span><text:span text:style-name="T200"> </text:span><text:span text:style-name="T201">(&gt;&gt;)</text:span><text:span text:style-name="T202"> </text:span><text:span text:style-name="T177">A</text:span></text:p>
          </table:table-cell>
          <table:table-cell table:number-columns-repeated="58"/>
        </table:table-row>
        <table:table-row table:style-name="ro1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Ctrl+Enter] at least 500 ms later (glue time-out)</text:p>
          </table:table-cell>
          <table:table-cell table:style-name="ce83" office:value-type="string" calcext:value-type="string">
            <text:p><text:span text:style-name="T153">(&lt;TS&gt;)</text:span><text:span text:style-name="T154"> </text:span><text:span text:style-name="T189">(&lt;&lt;)</text:span><text:span text:style-name="T154"> </text:span><text:span text:style-name="T193">A</text:span><text:span text:style-name="T206"> </text:span><text:span text:style-name="T207">(1)</text:span></text:p>
            <text:p><text:span text:style-name="T153">(&lt;TS&gt;</text:span><text:span text:style-name="T196">)</text:span><text:span text:style-name="T180"> </text:span><text:span text:style-name="T181">(&gt;&gt;)</text:span><text:span text:style-name="T198"> </text:span><text:span text:style-name="T213">B</text:span></text:p>
          </table:table-cell>
          <table:table-cell table:style-name="ce76" office:value-type="string" calcext:value-type="string">
            <text:p><text:span text:style-name="T153">(&lt;TS&gt;</text:span><text:span text:style-name="T196">)</text:span><text:span text:style-name="T200"> </text:span><text:span text:style-name="T201">(&lt;&gt;)</text:span><text:span text:style-name="T202"> </text:span><text:span text:style-name="T177">A</text:span><text:span text:style-name="T229">B</text:span></text:p>
            <text:p><text:span text:style-name="T163">Direction must be replaced !!</text:span></text:p>
          </table:table-cell>
          <table:table-cell table:number-columns-repeated="58"/>
        </table:table-row>
        <table:table-row table:style-name="ro13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 at least 500 ms later (glue time-out)</text:p>
          </table:table-cell>
          <table:table-cell table:style-name="ce83" office:value-type="string" calcext:value-type="string">
            <text:p><text:span text:style-name="T153">(&lt;TS&gt;)</text:span><text:span text:style-name="T154"> </text:span><text:span text:style-name="T189">(&lt;&lt;)</text:span><text:span text:style-name="T154"> </text:span><text:span text:style-name="T193">A</text:span><text:span text:style-name="T206"> </text:span><text:span text:style-name="T207">(1)</text:span></text:p>
            <text:p><text:span text:style-name="T153">(&lt;TS&gt;</text:span><text:span text:style-name="T196">)</text:span><text:span text:style-name="T180"> </text:span><text:span text:style-name="T181">(&gt;&gt;)</text:span><text:span text:style-name="T198"> </text:span><text:span text:style-name="T213">B</text:span><text:span text:style-name="T204"> </text:span><text:span text:style-name="T205">(1)</text:span></text:p>
            <text:p><text:span text:style-name="T153">(&lt;TS&gt;)</text:span><text:span text:style-name="T154"> </text:span><text:span text:style-name="T189">(&lt;&lt;)</text:span><text:span text:style-name="T154"> </text:span><text:span text:style-name="T193">A</text:span></text:p>
          </table:table-cell>
          <table:table-cell table:style-name="ce76" office:value-type="string" calcext:value-type="string">
            <text:p><text:span text:style-name="T153">(&lt;TS&gt;</text:span><text:span text:style-name="T196">)</text:span><text:span text:style-name="T200"> </text:span><text:span text:style-name="T201">(&lt;&gt;)</text:span><text:span text:style-name="T202"> </text:span><text:span text:style-name="T177">A</text:span><text:span text:style-name="T229">B</text:span><text:span text:style-name="T230">A</text:span></text:p>
          </table:table-cell>
          <table:table-cell table:number-columns-repeated="58"/>
        </table:table-row>
        <table:table-row table:style-name="ro17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 at least 500 ms later (glue time-out)</text:p>
          </table:table-cell>
          <table:table-cell table:style-name="ce83" office:value-type="string" calcext:value-type="string">
            <text:p><text:span text:style-name="T153">(&lt;TS&gt;)</text:span><text:span text:style-name="T154"> </text:span><text:span text:style-name="T189">(&lt;&lt;)</text:span><text:span text:style-name="T154"> </text:span><text:span text:style-name="T193">A</text:span><text:span text:style-name="T206"> </text:span><text:span text:style-name="T207">(1)</text:span></text:p>
            <text:p><text:span text:style-name="T153">(&lt;TS&gt;</text:span><text:span text:style-name="T196">)</text:span><text:span text:style-name="T180"> </text:span><text:span text:style-name="T181">(&gt;&gt;)</text:span><text:span text:style-name="T198"> </text:span><text:span text:style-name="T213">B</text:span><text:span text:style-name="T204"> </text:span><text:span text:style-name="T205">(1)</text:span></text:p>
            <text:p><text:span text:style-name="T153">(&lt;TS&gt;)</text:span><text:span text:style-name="T154"> </text:span><text:span text:style-name="T189">(&lt;&lt;)</text:span><text:span text:style-name="T154"> </text:span><text:span text:style-name="T193">A</text:span><text:span text:style-name="T206"> </text:span><text:span text:style-name="T207">(1)</text:span></text:p>
            <text:p><text:span text:style-name="T153">(&lt;TS&gt;</text:span><text:span text:style-name="T196">)</text:span><text:span text:style-name="T180"> </text:span><text:span text:style-name="T181">(&gt;&gt;)</text:span><text:span text:style-name="T198"> </text:span><text:span text:style-name="T213">B</text:span><text:span text:style-name="T204"> </text:span><text:span text:style-name="T205">(1)</text:span></text:p>
          </table:table-cell>
          <table:table-cell table:style-name="ce76" office:value-type="string" calcext:value-type="string">
            <text:p><text:span text:style-name="T153">(&lt;TS&gt;</text:span><text:span text:style-name="T196">)</text:span><text:span text:style-name="T200"> </text:span><text:span text:style-name="T201">(&lt;&gt;)</text:span><text:span text:style-name="T202"> </text:span><text:span text:style-name="T177">A</text:span><text:span text:style-name="T229">B</text:span><text:span text:style-name="T230">A</text:span><text:span text:style-name="T229">B</text:span><text:span text:style-name="T206"> </text:span><text:span text:style-name="T207">(4)</text:span></text:p>
          </table:table-cell>
          <table:table-cell table:number-columns-repeated="58"/>
        </table:table-row>
        <table:table-row table:style-name="ro22">
          <table:table-cell table:number-columns-repeated="5"/>
          <table:table-cell office:value-type="string" calcext:value-type="string">
            <text:p>Unidir Tx/Rx panels must show...</text:p>
            <text:p><text:span text:style-name="T153">(&lt;TS&gt;</text:span><text:span text:style-name="T196">)</text:span><text:span text:style-name="T200"> </text:span><text:span text:style-name="T201">(&lt;&lt;)</text:span><text:span text:style-name="T202"> </text:span><text:span text:style-name="T231">BB</text:span><text:span text:style-name="T206"> </text:span><text:span text:style-name="T207">(2)</text:span></text:p>
            <text:p>...and:</text:p>
            <text:p><text:span text:style-name="T153">(&lt;TS&gt;</text:span><text:span text:style-name="T196">)</text:span><text:span text:style-name="T200"> </text:span><text:span text:style-name="T201">(&gt;&gt;)</text:span><text:span text:style-name="T202"> </text:span><text:span text:style-name="T177">AA</text:span></text:p>
            <text:p><text:span text:style-name="T163">Rx has not received EOL yet !!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Loopback</text:p>
          </table:table-cell>
          <table:table-cell office:value-type="string" calcext:value-type="string">
            <text:p>Create and start a terminal on serial COM loopback port at 115200 baud.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<text:span text:style-name="T140">Disable [Settings... &gt; Advanced &gt; ...when direction changes]</text:span></text:p>
            <text:p><text:span text:style-name="T140">Disable [Settings... &gt; Advanced &gt; Reduce line breaks...]</text:span>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Enable [Show Direction]</text:p>
            <text:p>Enable [Show EOL]</text:p>
            <text:p><text:span text:style-name="T140">Enable [Show Count/Rate]</text:span></text:p>
          </table:table-cell>
          <table:table-cell table:number-columns-repeated="60"/>
        </table:table-row>
        <table:table-row table:style-name="ro6">
          <table:table-cell table:number-columns-repeated="3"/>
          <table:table-cell office:value-type="string" calcext:value-type="string">
            <text:p>Send:</text:p>
            <text:p>ABCDEFGHIJKLMNOPQRSTUVWXYZ\!(LineRepeat(100))</text:p>
          </table:table-cell>
          <table:table-cell office:value-type="string" calcext:value-type="string">
            <text:p>2800 bytes / 100 lines sent</text:p>
            <text:p>2800 bytes / 100 lines received</text:p>
            <text:p><text:span text:style-name="T140">Bidir lines are indicated by </text:span><text:span text:style-name="T214">(&lt;&gt;)</text:span></text:p>
            <text:p>No duplicated or missing parts, i.e. always A-Z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Binary Terminal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<text:span text:style-name="T14">binary</text:span> AutoSockets interconnected to each other:</text:p>
            <text:p><text:span text:style-name="T140">  A: Defaults + Show (Time Stamp + Direction + Length) + Show Count/Rate</text:span></text:p>
            <text:p><text:span text:style-name="T140">  B: Hide 0x00 + Show (Time Stamp + Direction + Length) + Show Count/Rate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n sending terminal, link to [YAT - Test - YAT.Domain.Terminal.yacp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Chunk line break</text:p>
          </table:table-cell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BCDEF</text:p>
          </table:table-cell>
          <table:table-cell table:style-name="ce76" office:value-type="string" calcext:value-type="string">
            <text:p><text:span text:style-name="T215">(&lt;TS&gt;</text:span><text:span text:style-name="T216">)</text:span><text:span text:style-name="T217"> </text:span><text:span text:style-name="T218">(&lt;&lt;)</text:span><text:span text:style-name="T217"> </text:span><text:span text:style-name="T219">41h</text:span><text:span text:style-name="T160"> </text:span><text:span text:style-name="T219">42h</text:span><text:span text:style-name="T160"> </text:span><text:span text:style-name="T219">43h</text:span><text:span text:style-name="T160"> </text:span><text:span text:style-name="T219">44h</text:span><text:span text:style-name="T160"> </text:span><text:span text:style-name="T219">45h</text:span><text:span text:style-name="T160"> </text:span><text:span text:style-name="T219">46h</text:span><text:span text:style-name="T160"> </text:span><text:span text:style-name="T186">(6)</text:span></text:p>
          </table:table-cell>
          <table:table-cell table:style-name="ce76" office:value-type="string" calcext:value-type="string">
            <text:p><text:span text:style-name="T216">(&lt;TS&gt;)</text:span><text:span text:style-name="T217"> </text:span><text:span text:style-name="T218">(&gt;&gt;)</text:span><text:span text:style-name="T217"> </text:span><text:span text:style-name="T159">41h</text:span><text:span text:style-name="T160"> </text:span><text:span text:style-name="T159">42h</text:span><text:span text:style-name="T160"> </text:span><text:span text:style-name="T159">43h</text:span><text:span text:style-name="T160"> </text:span><text:span text:style-name="T159">44h</text:span><text:span text:style-name="T160"> </text:span><text:span text:style-name="T159">45h</text:span><text:span text:style-name="T160"> </text:span><text:span text:style-name="T159">46h</text:span><text:span text:style-name="T160"> </text:span><text:span text:style-name="T186">(6)</text:span></text:p>
          </table:table-cell>
          <table:table-cell table:number-columns-repeated="58"/>
        </table:table-row>
        <table:table-row table:style-name="ro10">
          <table:table-cell table:number-columns-repeated="3"/>
          <table:table-cell office:value-type="string" calcext:value-type="string">
            <text:p>In sending terminal, send:</text:p>
            <text:p>&lt;8 lines...&gt; [A] [AB] ...</text:p>
          </table:table-cell>
          <table:table-cell table:style-name="ce76" office:value-type="string" calcext:value-type="string">
            <text:p><text:span text:style-name="T153">(&lt;TS&gt;)</text:span><text:span text:style-name="T154"> </text:span><text:span text:style-name="T189">(&lt;&lt;)</text:span><text:span text:style-name="T154"> </text:span><text:span text:style-name="T193">41h</text:span><text:span text:style-name="T191"> </text:span><text:span text:style-name="T193">42h</text:span><text:span text:style-name="T191"> </text:span><text:span text:style-name="T193">43h</text:span><text:span text:style-name="T191"> </text:span><text:span text:style-name="T193">44h</text:span><text:span text:style-name="T191"> </text:span><text:span text:style-name="T193">45h</text:span><text:span text:style-name="T191"> </text:span><text:span text:style-name="T193">46h</text:span><text:span text:style-name="T191"> </text:span><text:span text:style-name="T192">(6)</text:span></text:p>
            <text:p><text:span text:style-name="T157">(&lt;TS&gt;)</text:span><text:span text:style-name="T158"> </text:span><text:span text:style-name="T197">(&lt;&lt;)</text:span><text:span text:style-name="T158"> </text:span><text:span text:style-name="T219">41h</text:span><text:span text:style-name="T160"> </text:span><text:span text:style-name="T186">(1)</text:span></text:p>
            <text:p><text:span text:style-name="T215">(&lt;TS&gt;</text:span><text:span text:style-name="T216">)</text:span><text:span text:style-name="T217"> </text:span><text:span text:style-name="T218">(&lt;&lt;)</text:span><text:span text:style-name="T217"> </text:span><text:span text:style-name="T219">41h</text:span><text:span text:style-name="T160"> </text:span><text:span text:style-name="T219">42h</text:span><text:span text:style-name="T160"> </text:span><text:span text:style-name="T219">41h</text:span><text:span text:style-name="T160"> </text:span><text:span text:style-name="T219">42h</text:span><text:span text:style-name="T160"> </text:span><text:span text:style-name="T219">43h</text:span><text:span text:style-name="T160"> ... </text:span><text:span text:style-name="T186">(35)</text:span></text:p>
            <text:p><text:span text:style-name="T163">Or different, depending on chunking.</text:span></text:p>
          </table:table-cell>
          <table:table-cell table:style-name="ce76" office:value-type="string" calcext:value-type="string">
            <text:p><text:span text:style-name="T153">(&lt;TS&gt;)</text:span><text:span text:style-name="T154"> </text:span><text:span text:style-name="T189">(&gt;&gt;)</text:span><text:span text:style-name="T154"> </text:span><text:span text:style-name="T155">41h</text:span><text:span text:style-name="T191"> </text:span><text:span text:style-name="T155">42h</text:span><text:span text:style-name="T191"> </text:span><text:span text:style-name="T155">43h</text:span><text:span text:style-name="T191"> </text:span><text:span text:style-name="T155">44h</text:span><text:span text:style-name="T191"> </text:span><text:span text:style-name="T155">45h</text:span><text:span text:style-name="T191"> </text:span><text:span text:style-name="T155">46h</text:span><text:span text:style-name="T191"> </text:span><text:span text:style-name="T192">(6)</text:span></text:p>
            <text:p><text:span text:style-name="T157">(&lt;TS&gt;)</text:span><text:span text:style-name="T158"> </text:span><text:span text:style-name="T197">(&gt;&gt;)</text:span><text:span text:style-name="T158"> </text:span><text:span text:style-name="T159">41h</text:span><text:span text:style-name="T160"> </text:span><text:span text:style-name="T186">(1)</text:span></text:p>
            <text:p><text:span text:style-name="T216">(&lt;TS&gt;)</text:span><text:span text:style-name="T217"> </text:span><text:span text:style-name="T218">(&gt;&gt;)</text:span><text:span text:style-name="T217"> </text:span><text:span text:style-name="T159">41h</text:span><text:span text:style-name="T160"> </text:span><text:span text:style-name="T159">42h</text:span><text:span text:style-name="T160"> </text:span><text:span text:style-name="T159">41h</text:span><text:span text:style-name="T160"> </text:span><text:span text:style-name="T159">42h</text:span><text:span text:style-name="T160"> </text:span><text:span text:style-name="T159">43h</text:span><text:span text:style-name="T160"> ... </text:span><text:span text:style-name="T186">(35)</text:span></text:p>
            <text:p><text:span text:style-name="T163">Or different, depending on chunking.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23">
          <table:table-cell/>
          <table:table-cell office:value-type="string" calcext:value-type="string">
            <text:p>Length line break</text:p>
          </table:table-cell>
          <table:table-cell/>
          <table:table-cell office:value-type="string" calcext:value-type="string">
            <text:p>In receiving terminal, enable [Settings... &gt; Text... &gt; Break lines after 4 lines]</text:p>
          </table:table-cell>
          <table:table-cell/>
          <table:table-cell table:style-name="ce53" office:value-type="string" calcext:value-type="string">
            <text:p><text:span text:style-name="T165">(&lt;TS&gt;)</text:span><text:span text:style-name="T166"> </text:span><text:span text:style-name="T208">(&gt;&gt;)</text:span><text:span text:style-name="T166"> </text:span><text:span text:style-name="T167">41h</text:span><text:span text:style-name="T143"> </text:span><text:span text:style-name="T167">42h</text:span><text:span text:style-name="T143"> </text:span><text:span text:style-name="T167">43h</text:span><text:span text:style-name="T143"> </text:span><text:span text:style-name="T167">44h</text:span><text:span text:style-name="T143"> </text:span><text:span text:style-name="T144">(4)</text:span></text:p>
            <text:p><text:span text:style-name="T169">(</text:span><text:span text:style-name="T209">&lt;TS&gt;)</text:span><text:span text:style-name="T146"> </text:span><text:span text:style-name="T147">(&gt;&gt;)</text:span><text:span text:style-name="T146"> </text:span><text:span text:style-name="T167">45h</text:span><text:span text:style-name="T143"> </text:span><text:span text:style-name="T167">46h</text:span><text:span text:style-name="T143"> </text:span><text:span text:style-name="T144">(2)</text:span></text:p>
            <text:p><text:span text:style-name="T169">(</text:span><text:span text:style-name="T209">&lt;TS&gt;)</text:span><text:span text:style-name="T146"> </text:span><text:span text:style-name="T147">(&gt;&gt;)</text:span><text:span text:style-name="T146"> </text:span><text:span text:style-name="T167">41h</text:span><text:span text:style-name="T143"> </text:span><text:span text:style-name="T144">(1)</text:span></text:p>
            <text:p><text:span text:style-name="T169">(</text:span><text:span text:style-name="T209">&lt;TS&gt;)</text:span><text:span text:style-name="T146"> </text:span><text:span text:style-name="T147">(&gt;&gt;)</text:span><text:span text:style-name="T146"> </text:span><text:span text:style-name="T167">41h</text:span><text:span text:style-name="T143"> </text:span><text:span text:style-name="T167">42h</text:span><text:span text:style-name="T143"> </text:span><text:span text:style-name="T167">41h</text:span><text:span text:style-name="T143"> </text:span><text:span text:style-name="T167">42h</text:span><text:span text:style-name="T143"> </text:span><text:span text:style-name="T144">(4)</text:span></text:p>
            <text:p><text:span text:style-name="T169">(</text:span><text:span text:style-name="T209">&lt;TS&gt;)</text:span><text:span text:style-name="T146"> </text:span><text:span text:style-name="T147">(&gt;&gt;)</text:span><text:span text:style-name="T146"> </text:span><text:span text:style-name="T167">43h</text:span><text:span text:style-name="T143"> </text:span><text:span text:style-name="T167">41h</text:span><text:span text:style-name="T143"> </text:span><text:span text:style-name="T167">42h</text:span><text:span text:style-name="T143"> </text:span><text:span text:style-name="T167">43h</text:span><text:span text:style-name="T143"> </text:span><text:span text:style-name="T144">(4)</text:span></text:p>
            <text:p><text:span text:style-name="T169">(</text:span><text:span text:style-name="T209">&lt;TS&gt;)</text:span><text:span text:style-name="T146"> </text:span><text:span text:style-name="T147">(&gt;&gt;)</text:span><text:span text:style-name="T146"> </text:span><text:span text:style-name="T167">44h</text:span><text:span text:style-name="T143"> </text:span><text:span text:style-name="T167">41h</text:span><text:span text:style-name="T143"> </text:span><text:span text:style-name="T167">42h</text:span><text:span text:style-name="T143"> </text:span><text:span text:style-name="T167">43h</text:span><text:span text:style-name="T143"> </text:span><text:span text:style-name="T144">(4)</text:span></text:p>
            <text:p><text:span text:style-name="T169">(</text:span><text:span text:style-name="T209">&lt;TS&gt;)</text:span><text:span text:style-name="T146"> </text:span><text:span text:style-name="T147">(&gt;&gt;)</text:span><text:span text:style-name="T146"> </text:span><text:span text:style-name="T167">44h</text:span><text:span text:style-name="T143"> </text:span><text:span text:style-name="T167">45h</text:span><text:span text:style-name="T143"> </text:span><text:span text:style-name="T167">41h</text:span><text:span text:style-name="T143"> </text:span><text:span text:style-name="T167">42h</text:span><text:span text:style-name="T143"> </text:span><text:span text:style-name="T144">(4)</text:span></text:p>
            <text:p><text:span text:style-name="T169">(</text:span><text:span text:style-name="T209">&lt;TS&gt;)</text:span><text:span text:style-name="T146"> </text:span><text:span text:style-name="T147">(&gt;&gt;)</text:span><text:span text:style-name="T146"> </text:span><text:span text:style-name="T167">43h</text:span><text:span text:style-name="T143"> </text:span><text:span text:style-name="T167">44h</text:span><text:span text:style-name="T143"> </text:span><text:span text:style-name="T167">45h</text:span><text:span text:style-name="T143"> </text:span><text:span text:style-name="T167">46h</text:span><text:span text:style-name="T143"> </text:span><text:span text:style-name="T144">(4)</text:span></text:p>
            <text:p><text:span text:style-name="T169">(</text:span><text:span text:style-name="T209">&lt;TS&gt;)</text:span><text:span text:style-name="T146"> </text:span><text:span text:style-name="T147">(&gt;&gt;)</text:span><text:span text:style-name="T146"> </text:span><text:span text:style-name="T167">41h</text:span><text:span text:style-name="T143"> </text:span><text:span text:style-name="T167">42h</text:span><text:span text:style-name="T143"> </text:span><text:span text:style-name="T167">43h</text:span><text:span text:style-name="T143"> </text:span><text:span text:style-name="T167">44h</text:span><text:span text:style-name="T143"> </text:span><text:span text:style-name="T144">(4)</text:span></text:p>
            <text:p><text:span text:style-name="T169">(</text:span><text:span text:style-name="T209">&lt;TS&gt;)</text:span><text:span text:style-name="T146"> </text:span><text:span text:style-name="T147">(&gt;&gt;)</text:span><text:span text:style-name="T146"> </text:span><text:span text:style-name="T167">45h</text:span><text:span text:style-name="T143"> </text:span><text:span text:style-name="T167">46h</text:span><text:span text:style-name="T143"> </text:span><text:span text:style-name="T167">47h</text:span><text:span text:style-name="T143"> </text:span><text:span text:style-name="T167">41h</text:span><text:span text:style-name="T143"> </text:span><text:span text:style-name="T144">(4)</text:span></text:p>
            <text:p><text:span text:style-name="T169">(</text:span><text:span text:style-name="T209">&lt;TS&gt;)</text:span><text:span text:style-name="T146"> </text:span><text:span text:style-name="T147">(&gt;&gt;)</text:span><text:span text:style-name="T146"> </text:span><text:span text:style-name="T167">42h</text:span><text:span text:style-name="T143"> </text:span><text:span text:style-name="T167">43h</text:span><text:span text:style-name="T143"> </text:span><text:span text:style-name="T167">44h</text:span><text:span text:style-name="T143"> </text:span><text:span text:style-name="T167">45h</text:span><text:span text:style-name="T143"> </text:span><text:span text:style-name="T144">(4)</text:span></text:p>
            <text:p><text:span text:style-name="T169">(</text:span><text:span text:style-name="T209">&lt;TS&gt;)</text:span><text:span text:style-name="T146"> </text:span><text:span text:style-name="T147">(&gt;&gt;)</text:span><text:span text:style-name="T146"> </text:span><text:span text:style-name="T167">46h</text:span><text:span text:style-name="T143"> </text:span><text:span text:style-name="T167">47h</text:span><text:span text:style-name="T143"> </text:span><text:span text:style-name="T167">48h</text:span><text:span text:style-name="T143"> </text:span><text:span text:style-name="T144">(3)</text:span></text:p>
            <text:p><text:span text:style-name="T163">Chunk and lenght line break are active now.</text:span></text:p>
          </table:table-cell>
          <table:table-cell table:number-columns-repeated="58"/>
        </table:table-row>
        <table:table-row table:style-name="ro24">
          <table:table-cell table:number-columns-repeated="3"/>
          <table:table-cell office:value-type="string" calcext:value-type="string">
            <text:p>In receiving terminal, disable [Settings... &gt; Text... &gt; Break lines on every chunk]</text:p>
          </table:table-cell>
          <table:table-cell/>
          <table:table-cell table:style-name="ce53" office:value-type="string" calcext:value-type="string">
            <text:p><text:span text:style-name="T169">(</text:span><text:span text:style-name="T209">&lt;TS&gt;</text:span><text:span text:style-name="T165">)</text:span><text:span text:style-name="T166"> </text:span><text:span text:style-name="T208">(&gt;&gt;)</text:span><text:span text:style-name="T166"> </text:span><text:span text:style-name="T167">41h</text:span><text:span text:style-name="T143"> </text:span><text:span text:style-name="T167">42h</text:span><text:span text:style-name="T143"> </text:span><text:span text:style-name="T167">43h</text:span><text:span text:style-name="T143"> </text:span><text:span text:style-name="T167">44h</text:span><text:span text:style-name="T143"> </text:span><text:span text:style-name="T144">(4)</text:span></text:p>
            <text:p><text:span text:style-name="T169">(</text:span><text:span text:style-name="T209">&lt;TS&gt;)</text:span><text:span text:style-name="T146"> </text:span><text:span text:style-name="T147">(&gt;&gt;)</text:span><text:span text:style-name="T146"> </text:span><text:span text:style-name="T167">45h</text:span><text:span text:style-name="T143"> </text:span><text:span text:style-name="T167">46h</text:span><text:span text:style-name="T143"> </text:span><text:span text:style-name="T167">41h</text:span><text:span text:style-name="T143"> </text:span><text:span text:style-name="T167">41h</text:span><text:span text:style-name="T143"> </text:span><text:span text:style-name="T144">(4)</text:span></text:p>
            <text:p><text:span text:style-name="T169">(</text:span><text:span text:style-name="T209">&lt;TS&gt;)</text:span><text:span text:style-name="T146"> </text:span><text:span text:style-name="T147">(&gt;&gt;)</text:span><text:span text:style-name="T146"> </text:span><text:span text:style-name="T167">42h</text:span><text:span text:style-name="T143"> </text:span><text:span text:style-name="T167">41h</text:span><text:span text:style-name="T143"> </text:span><text:span text:style-name="T167">42h</text:span><text:span text:style-name="T143"> </text:span><text:span text:style-name="T167">43h</text:span><text:span text:style-name="T143"> </text:span><text:span text:style-name="T144">(4)</text:span></text:p>
            <text:p><text:span text:style-name="T169">(</text:span><text:span text:style-name="T209">&lt;TS&gt;)</text:span><text:span text:style-name="T146"> </text:span><text:span text:style-name="T147">(&gt;&gt;)</text:span><text:span text:style-name="T146"> </text:span><text:span text:style-name="T167">41h</text:span><text:span text:style-name="T143"> </text:span><text:span text:style-name="T167">42h</text:span><text:span text:style-name="T143"> </text:span><text:span text:style-name="T167">43h</text:span><text:span text:style-name="T143"> </text:span><text:span text:style-name="T167">44h</text:span><text:span text:style-name="T143"> </text:span><text:span text:style-name="T144">(4)</text:span></text:p>
            <text:p><text:span text:style-name="T169">(</text:span><text:span text:style-name="T209">&lt;TS&gt;)</text:span><text:span text:style-name="T146"> </text:span><text:span text:style-name="T147">(&gt;&gt;)</text:span><text:span text:style-name="T146"> </text:span><text:span text:style-name="T167">41h</text:span><text:span text:style-name="T143"> </text:span><text:span text:style-name="T167">42h</text:span><text:span text:style-name="T143"> </text:span><text:span text:style-name="T167">43h</text:span><text:span text:style-name="T143"> </text:span><text:span text:style-name="T167">44h</text:span><text:span text:style-name="T143"> </text:span><text:span text:style-name="T144">(4)</text:span></text:p>
            <text:p><text:span text:style-name="T169">(</text:span><text:span text:style-name="T209">&lt;TS&gt;)</text:span><text:span text:style-name="T146"> </text:span><text:span text:style-name="T147">(&gt;&gt;)</text:span><text:span text:style-name="T146"> </text:span><text:span text:style-name="T167">45h</text:span><text:span text:style-name="T143"> </text:span><text:span text:style-name="T167">41h</text:span><text:span text:style-name="T143"> </text:span><text:span text:style-name="T167">42h</text:span><text:span text:style-name="T143"> </text:span><text:span text:style-name="T167">43h</text:span><text:span text:style-name="T143"> </text:span><text:span text:style-name="T144">(4)</text:span></text:p>
            <text:p><text:span text:style-name="T169">(</text:span><text:span text:style-name="T209">&lt;TS&gt;)</text:span><text:span text:style-name="T146"> </text:span><text:span text:style-name="T147">(&gt;&gt;)</text:span><text:span text:style-name="T146"> </text:span><text:span text:style-name="T167">44h</text:span><text:span text:style-name="T143"> </text:span><text:span text:style-name="T167">45h</text:span><text:span text:style-name="T143"> </text:span><text:span text:style-name="T167">46h</text:span><text:span text:style-name="T143"> </text:span><text:span text:style-name="T167">41h</text:span><text:span text:style-name="T143"> </text:span><text:span text:style-name="T144">(4)</text:span></text:p>
            <text:p><text:span text:style-name="T169">(</text:span><text:span text:style-name="T209">&lt;TS&gt;)</text:span><text:span text:style-name="T146"> </text:span><text:span text:style-name="T147">(&gt;&gt;)</text:span><text:span text:style-name="T146"> </text:span><text:span text:style-name="T167">42h</text:span><text:span text:style-name="T143"> </text:span><text:span text:style-name="T167">43h</text:span><text:span text:style-name="T143"> </text:span><text:span text:style-name="T167">44h</text:span><text:span text:style-name="T143"> </text:span><text:span text:style-name="T167">45h</text:span><text:span text:style-name="T143"> </text:span><text:span text:style-name="T144">(4)</text:span></text:p>
            <text:p><text:span text:style-name="T169">(</text:span><text:span text:style-name="T209">&lt;TS&gt;)</text:span><text:span text:style-name="T146"> </text:span><text:span text:style-name="T147">(&gt;&gt;)</text:span><text:span text:style-name="T146"> </text:span><text:span text:style-name="T167">46h</text:span><text:span text:style-name="T143"> </text:span><text:span text:style-name="T167">47h</text:span><text:span text:style-name="T143"> </text:span><text:span text:style-name="T167">41h</text:span><text:span text:style-name="T143"> </text:span><text:span text:style-name="T167">42h</text:span><text:span text:style-name="T143"> </text:span><text:span text:style-name="T144">(4)</text:span></text:p>
            <text:p><text:span text:style-name="T169">(</text:span><text:span text:style-name="T209">&lt;TS&gt;)</text:span><text:span text:style-name="T146"> </text:span><text:span text:style-name="T147">(&gt;&gt;)</text:span><text:span text:style-name="T146"> </text:span><text:span text:style-name="T167">43h</text:span><text:span text:style-name="T143"> </text:span><text:span text:style-name="T167">44h</text:span><text:span text:style-name="T143"> </text:span><text:span text:style-name="T167">45h</text:span><text:span text:style-name="T143"> </text:span><text:span text:style-name="T167">46h</text:span><text:span text:style-name="T143"> </text:span><text:span text:style-name="T144">(4)</text:span></text:p>
            <text:p><text:span text:style-name="T209">(&lt;TS&gt;)</text:span><text:span text:style-name="T146"> </text:span><text:span text:style-name="T147">(&gt;&gt;)</text:span><text:span text:style-name="T146"> </text:span><text:span text:style-name="T167">47h</text:span><text:span text:style-name="T143"> </text:span><text:span text:style-name="T167">48h</text:span></text:p>
          </table:table-cell>
          <table:table-cell table:number-columns-repeated="58"/>
        </table:table-row>
        <table:table-row table:style-name="ro1">
          <table:table-cell table:number-columns-repeated="5"/>
          <table:table-cell table:style-name="ce53"/>
          <table:table-cell table:number-columns-repeated="58"/>
        </table:table-row>
        <table:table-row table:style-name="ro3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40">In receiving terminal, disable [Settings... &gt; Text... &gt; Break lines after 4 lines]</text:span></text:p>
            <text:p><text:span text:style-name="T140">In receiving terminal, enable [Settings... &gt; Text... &gt; Break lines after time-out of]</text:span></text:p>
            <text:p>Confirm</text:p>
          </table:table-cell>
          <table:table-cell/>
          <table:table-cell table:style-name="ce76" office:value-type="string" calcext:value-type="string">
            <text:p><text:span text:style-name="T153">(&lt;TS&gt;)</text:span><text:span text:style-name="T154"> </text:span><text:span text:style-name="T189">(&gt;&gt;)</text:span><text:span text:style-name="T154"> </text:span><text:span text:style-name="T155">41h</text:span><text:span text:style-name="T191"> </text:span><text:span text:style-name="T155">42h</text:span><text:span text:style-name="T191"> </text:span><text:span text:style-name="T155">43h</text:span><text:span text:style-name="T191"> </text:span><text:span text:style-name="T155">44h</text:span><text:span text:style-name="T191"> </text:span><text:span text:style-name="T155">45h</text:span><text:span text:style-name="T191"> </text:span><text:span text:style-name="T155">46h</text:span><text:span text:style-name="T191"> </text:span><text:span text:style-name="T192">(6)</text:span></text:p>
            <text:p><text:span text:style-name="T153">(&lt;TS&gt;)</text:span><text:span text:style-name="T154"> </text:span><text:span text:style-name="T189">(&gt;&gt;)</text:span><text:span text:style-name="T154"> </text:span><text:span text:style-name="T155">41h</text:span><text:span text:style-name="T191"> </text:span><text:span text:style-name="T155">41h</text:span><text:span text:style-name="T191"> </text:span><text:span text:style-name="T159">42h</text:span><text:span text:style-name="T160"> </text:span><text:span text:style-name="T159">41h</text:span><text:span text:style-name="T160"> </text:span><text:span text:style-name="T159">42h</text:span><text:span text:style-name="T160"> </text:span><text:span text:style-name="T159">43h</text:span><text:span text:style-name="T160"> ... </text:span><text:span text:style-name="T186">(36)</text:span></text:p>
          </table:table-cell>
          <table:table-cell table:number-columns-repeated="58"/>
        </table:table-row>
        <table:table-row table:style-name="ro1">
          <table:table-cell table:number-columns-repeated="5"/>
          <table:table-cell table:style-name="ce76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/>
          <table:table-cell table:style-name="ce76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0">
          <table:table-cell table:number-columns-repeated="3"/>
          <table:table-cell office:value-type="string" calcext:value-type="string">
            <text:p>In sending terminal, send:</text:p>
            <text:p><text:span text:style-name="T140">A\!(EOL)AB\!(Delay(1000))ABC</text:span></text:p>
          </table:table-cell>
          <table:table-cell table:style-name="ce76" office:value-type="string" calcext:value-type="string">
            <text:p><text:span text:style-name="T220">[Error: EOL keyword is not supported for binary terminals!]</text:span></text:p>
            <text:p><text:span text:style-name="T215">(&lt;TS&gt;)</text:span><text:span text:style-name="T221"> </text:span><text:span text:style-name="T222">(&lt;&lt;)</text:span><text:span text:style-name="T221"> </text:span><text:span text:style-name="T223">41h</text:span><text:span text:style-name="T224"> </text:span><text:span text:style-name="T219">41h</text:span><text:span text:style-name="T160"> </text:span><text:span text:style-name="T219">42h</text:span><text:span text:style-name="T160"> </text:span><text:span text:style-name="T186">(3)</text:span></text:p>
            <text:p><text:span text:style-name="T215">(&lt;TS&gt;)</text:span><text:span text:style-name="T217"> </text:span><text:span text:style-name="T218">(&lt;&lt;)</text:span><text:span text:style-name="T217"> </text:span><text:span text:style-name="T219">41h</text:span><text:span text:style-name="T160"> </text:span><text:span text:style-name="T219">42h</text:span><text:span text:style-name="T160"> </text:span><text:span text:style-name="T219">43h</text:span><text:span text:style-name="T160"> </text:span><text:span text:style-name="T186">(3)</text:span></text:p>
            <text:p><text:span text:style-name="T163">Note bugs #211 and #352 regarding suboptiomal position.</text:span></text:p>
          </table:table-cell>
          <table:table-cell office:value-type="string" calcext:value-type="string">
            <text:p><text:span text:style-name="T165">(&lt;TS&gt;)</text:span><text:span text:style-name="T166"> </text:span><text:span text:style-name="T208">(&gt;&gt;)</text:span><text:span text:style-name="T166"> </text:span><text:span text:style-name="T167">41h</text:span><text:span text:style-name="T143"> </text:span><text:span text:style-name="T167">41h</text:span><text:span text:style-name="T143"> </text:span><text:span text:style-name="T167">42h</text:span><text:span text:style-name="T143"> </text:span><text:span text:style-name="T144">(3)</text:span></text:p>
            <text:p><text:span text:style-name="T209">(&lt;TS&gt;)</text:span><text:span text:style-name="T146"> </text:span><text:span text:style-name="T147">(&gt;&gt;)</text:span><text:span text:style-name="T146"> </text:span><text:span text:style-name="T167">41h</text:span><text:span text:style-name="T143"> </text:span><text:span text:style-name="T167">42h</text:span><text:span text:style-name="T143"> </text:span><text:span text:style-name="T167">43h</text:span><text:span text:style-name="T143"> </text:span><text:span text:style-name="T144">(3)</text:span></text:p>
          </table:table-cell>
          <table:table-cell table:number-columns-repeated="58"/>
        </table:table-row>
        <table:table-row table:style-name="ro25">
          <table:table-cell table:number-columns-repeated="3"/>
          <table:table-cell office:value-type="string" calcext:value-type="string">
            <text:p>In sending terminal, send:</text:p>
            <text:p><text:span text:style-name="T140">&lt;2 lines...&gt; [A] [B\!(Delay(1000))ABC]</text:span></text:p>
          </table:table-cell>
          <table:table-cell office:value-type="string" calcext:value-type="string">
            <text:p><text:span text:style-name="T220">[Error: EOL keyword is not supported for binary terminals!]</text:span></text:p>
            <text:p><text:span text:style-name="T153">(&lt;TS&gt;)</text:span><text:span text:style-name="T154"> </text:span><text:span text:style-name="T189">(&lt;&lt;)</text:span><text:span text:style-name="T154"> </text:span><text:span text:style-name="T193">41h</text:span><text:span text:style-name="T191"> </text:span><text:span text:style-name="T193">41h</text:span><text:span text:style-name="T191"> </text:span><text:span text:style-name="T193">42h</text:span><text:span text:style-name="T191"> </text:span><text:span text:style-name="T192">(3)</text:span></text:p>
            <text:p><text:span text:style-name="T153">(&lt;TS&gt;)</text:span><text:span text:style-name="T154"> </text:span><text:span text:style-name="T189">(&lt;&lt;)</text:span><text:span text:style-name="T154"> </text:span><text:span text:style-name="T193">41h</text:span><text:span text:style-name="T191"> </text:span><text:span text:style-name="T193">42h</text:span><text:span text:style-name="T191"> </text:span><text:span text:style-name="T193">43h</text:span><text:span text:style-name="T191"> </text:span><text:span text:style-name="T192">(3)</text:span></text:p>
            <text:p><text:span text:style-name="T153">(&lt;TS&gt;</text:span><text:span text:style-name="T165">)</text:span><text:span text:style-name="T166"> </text:span><text:span text:style-name="T208">(&lt;&lt;)</text:span><text:span text:style-name="T166"> </text:span><text:span text:style-name="T190">41h</text:span><text:span text:style-name="T143"> </text:span><text:span text:style-name="T144">(1)</text:span></text:p>
            <text:p><text:span text:style-name="T153">(&lt;TS&gt;</text:span><text:span text:style-name="T209">)</text:span><text:span text:style-name="T146"> </text:span><text:span text:style-name="T147">(&lt;&lt;)</text:span><text:span text:style-name="T146"> </text:span><text:span text:style-name="T190">42h</text:span><text:span text:style-name="T143"> </text:span><text:span text:style-name="T144">(1)</text:span></text:p>
            <text:p><text:span text:style-name="T209">(&lt;TS&gt;)</text:span><text:span text:style-name="T146"> </text:span><text:span text:style-name="T147">(&lt;&lt;)</text:span><text:span text:style-name="T146"> </text:span><text:span text:style-name="T190">41h</text:span><text:span text:style-name="T143"> </text:span><text:span text:style-name="T190">42h</text:span><text:span text:style-name="T143"> </text:span><text:span text:style-name="T190">43h</text:span><text:span text:style-name="T143"> </text:span><text:span text:style-name="T144">(3)</text:span></text:p>
          </table:table-cell>
          <table:table-cell office:value-type="string" calcext:value-type="string">
            <text:p><text:span text:style-name="T153">(&lt;TS&gt;)</text:span><text:span text:style-name="T154"> </text:span><text:span text:style-name="T189">(&gt;&gt;)</text:span><text:span text:style-name="T154"> </text:span><text:span text:style-name="T155">41h</text:span><text:span text:style-name="T191"> </text:span><text:span text:style-name="T155">41h</text:span><text:span text:style-name="T191"> </text:span><text:span text:style-name="T155">42h</text:span><text:span text:style-name="T191"> </text:span><text:span text:style-name="T192">(3)</text:span></text:p>
            <text:p><text:span text:style-name="T153">(&lt;TS&gt;)</text:span><text:span text:style-name="T154"> </text:span><text:span text:style-name="T189">(&gt;&gt;)</text:span><text:span text:style-name="T154"> </text:span><text:span text:style-name="T155">41h</text:span><text:span text:style-name="T191"> </text:span><text:span text:style-name="T155">42h</text:span><text:span text:style-name="T191"> </text:span><text:span text:style-name="T155">43h</text:span><text:span text:style-name="T191"> </text:span><text:span text:style-name="T192">(3)</text:span></text:p>
            <text:p><text:span text:style-name="T153">(&lt;TS&gt;</text:span><text:span text:style-name="T165">)</text:span><text:span text:style-name="T166"> </text:span><text:span text:style-name="T208">(&gt;&gt;)</text:span><text:span text:style-name="T166"> </text:span><text:span text:style-name="T167">41h</text:span><text:span text:style-name="T143"> </text:span><text:span text:style-name="T167">42h</text:span><text:span text:style-name="T143"> </text:span><text:span text:style-name="T144">(2)</text:span></text:p>
            <text:p><text:span text:style-name="T209">(&lt;TS&gt;)</text:span><text:span text:style-name="T146"> </text:span><text:span text:style-name="T147">(&gt;&gt;)</text:span><text:span text:style-name="T146"> </text:span><text:span text:style-name="T167">41h</text:span><text:span text:style-name="T143"> </text:span><text:span text:style-name="T167">42h</text:span><text:span text:style-name="T143"> </text:span><text:span text:style-name="T167">43h</text:span><text:span text:style-name="T143"> </text:span><text:span text:style-name="T144">(3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Seq.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40">In receiving terminal, disable [Settings... &gt; Text... &gt; Break lines after time-out of]</text:span></text:p>
            <text:p><text:span text:style-name="T140">In receiving terminal, enable [Settings... &gt; Text... &gt; Break lines before sequence]</text:span></text:p>
            <text:p>Confirm</text:p>
          </table:table-cell>
          <table:table-cell/>
          <table:table-cell table:style-name="ce76" office:value-type="string" calcext:value-type="string">
            <text:p><text:span text:style-name="T215">(&lt;TS&gt;)</text:span><text:span text:style-name="T221"> </text:span><text:span text:style-name="T222">(&gt;&gt;)</text:span><text:span text:style-name="T221"> </text:span><text:span text:style-name="T232">41h</text:span><text:span text:style-name="T224"> </text:span><text:span text:style-name="T232">41h</text:span><text:span text:style-name="T224"> </text:span><text:span text:style-name="T232">42h</text:span><text:span text:style-name="T224"> </text:span><text:span text:style-name="T233">(3)</text:span></text:p>
            <text:p><text:span text:style-name="T215">(&lt;TS&gt;)</text:span><text:span text:style-name="T221"> </text:span><text:span text:style-name="T222">(&gt;&gt;)</text:span><text:span text:style-name="T221"> </text:span><text:span text:style-name="T232">41h</text:span><text:span text:style-name="T224"> </text:span><text:span text:style-name="T232">42h</text:span><text:span text:style-name="T224"> </text:span><text:span text:style-name="T232">43h</text:span><text:span text:style-name="T224"> </text:span><text:span text:style-name="T159">41h</text:span><text:span text:style-name="T160"> </text:span><text:span text:style-name="T159">42h</text:span><text:span text:style-name="T160"> </text:span><text:span text:style-name="T186">(5)</text:span></text:p>
            <text:p><text:span text:style-name="T216">(&lt;TS&gt;)</text:span><text:span text:style-name="T217"> </text:span><text:span text:style-name="T218">(&gt;&gt;)</text:span><text:span text:style-name="T217"> </text:span><text:span text:style-name="T159">41h</text:span><text:span text:style-name="T160"> </text:span><text:span text:style-name="T159">42h</text:span><text:span text:style-name="T160"> </text:span><text:span text:style-name="T159">43h</text:span></text:p>
          </table:table-cell>
          <table:table-cell table:number-columns-repeated="58"/>
        </table:table-row>
        <table:table-row table:style-name="ro1">
          <table:table-cell table:number-columns-repeated="5"/>
          <table:table-cell table:style-name="ce76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/>
          <table:table-cell table:style-name="ce76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40">ABCDEF</text:span></text:p>
          </table:table-cell>
          <table:table-cell/>
          <table:table-cell table:style-name="ce86" office:value-type="string" calcext:value-type="string">
            <text:p><text:span text:style-name="T165">(&lt;TS&gt;)</text:span><text:span text:style-name="T166"> </text:span><text:span text:style-name="T208">(&gt;&gt;)</text:span><text:span text:style-name="T166"> </text:span><text:span text:style-name="T167">41h</text:span><text:span text:style-name="T143"> </text:span><text:span text:style-name="T167">42h</text:span><text:span text:style-name="T143"> </text:span><text:span text:style-name="T167">43h</text:span><text:span text:style-name="T143"> </text:span><text:span text:style-name="T167">44h</text:span><text:span text:style-name="T143"> </text:span><text:span text:style-name="T167">45h</text:span><text:span text:style-name="T143"> </text:span><text:span text:style-name="T167">46h</text:span>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40">ABCDEF</text:span></text:p>
          </table:table-cell>
          <table:table-cell/>
          <table:table-cell office:value-type="string" calcext:value-type="string">
            <text:p><text:span text:style-name="T165">(&lt;TS&gt;)</text:span><text:span text:style-name="T166"> </text:span><text:span text:style-name="T208">(&gt;&gt;)</text:span><text:span text:style-name="T166"> </text:span><text:span text:style-name="T167">41h</text:span><text:span text:style-name="T143"> </text:span><text:span text:style-name="T167">42h</text:span><text:span text:style-name="T143"> </text:span><text:span text:style-name="T167">43h</text:span><text:span text:style-name="T143"> </text:span><text:span text:style-name="T167">44h</text:span><text:span text:style-name="T143"> </text:span><text:span text:style-name="T167">45h</text:span><text:span text:style-name="T143"> </text:span><text:span text:style-name="T167">46h</text:span><text:span text:style-name="T143"> </text:span><text:span text:style-name="T144">(6)</text:span></text:p>
            <text:p><text:span text:style-name="T209">(&lt;TS&gt;)</text:span><text:span text:style-name="T146"> </text:span><text:span text:style-name="T147">(&gt;&gt;)</text:span><text:span text:style-name="T146"> </text:span><text:span text:style-name="T167">41h</text:span><text:span text:style-name="T143"> </text:span><text:span text:style-name="T167">42h</text:span><text:span text:style-name="T143"> </text:span><text:span text:style-name="T167">43h</text:span><text:span text:style-name="T143"> </text:span><text:span text:style-name="T167">44h</text:span><text:span text:style-name="T143"> </text:span><text:span text:style-name="T167">45h</text:span><text:span text:style-name="T143"> </text:span><text:span text:style-name="T167">46h</text:span></text:p>
          </table:table-cell>
          <table:table-cell table:number-columns-repeated="58"/>
        </table:table-row>
        <table:table-row table:style-name="ro13">
          <table:table-cell table:number-columns-repeated="3"/>
          <table:table-cell office:value-type="string" calcext:value-type="string">
            <text:p>In sending terminal, send:</text:p>
            <text:p><text:span text:style-name="T140">123ABC123</text:span></text:p>
          </table:table-cell>
          <table:table-cell/>
          <table:table-cell office:value-type="string" calcext:value-type="string">
            <text:p><text:span text:style-name="T165">(&lt;TS&gt;)</text:span><text:span text:style-name="T166"> </text:span><text:span text:style-name="T208">(&gt;&gt;)</text:span><text:span text:style-name="T166"> </text:span><text:span text:style-name="T167">41h</text:span><text:span text:style-name="T143"> </text:span><text:span text:style-name="T167">42h</text:span><text:span text:style-name="T143"> </text:span><text:span text:style-name="T167">43h</text:span><text:span text:style-name="T143"> </text:span><text:span text:style-name="T167">44h</text:span><text:span text:style-name="T143"> </text:span><text:span text:style-name="T167">45h</text:span><text:span text:style-name="T143"> </text:span><text:span text:style-name="T167">46h</text:span><text:span text:style-name="T143"> </text:span><text:span text:style-name="T144">(6)</text:span></text:p>
            <text:p><text:span text:style-name="T153">(&lt;TS&gt;</text:span><text:span text:style-name="T209">)</text:span><text:span text:style-name="T146"> </text:span><text:span text:style-name="T147">(&gt;&gt;)</text:span><text:span text:style-name="T146"> </text:span><text:span text:style-name="T167">41h</text:span><text:span text:style-name="T143"> </text:span><text:span text:style-name="T167">42h</text:span><text:span text:style-name="T143"> </text:span><text:span text:style-name="T167">43h</text:span><text:span text:style-name="T143"> </text:span><text:span text:style-name="T167">44h</text:span><text:span text:style-name="T143"> </text:span><text:span text:style-name="T167">45h</text:span><text:span text:style-name="T143"> </text:span><text:span text:style-name="T167">46h</text:span><text:span text:style-name="T143"> </text:span><text:span text:style-name="T167">31h</text:span><text:span text:style-name="T143"> </text:span><text:span text:style-name="T167">32h</text:span><text:span text:style-name="T143"> </text:span><text:span text:style-name="T167">33h</text:span><text:span text:style-name="T143"> </text:span><text:span text:style-name="T144">(9)</text:span></text:p>
            <text:p><text:span text:style-name="T153">(&lt;TS&gt;</text:span><text:span text:style-name="T209">)</text:span><text:span text:style-name="T146"> </text:span><text:span text:style-name="T147">(&gt;&gt;)</text:span><text:span text:style-name="T146"> </text:span><text:span text:style-name="T167">41h</text:span><text:span text:style-name="T143"> </text:span><text:span text:style-name="T167">42h</text:span><text:span text:style-name="T143"> </text:span><text:span text:style-name="T167">43h</text:span><text:span text:style-name="T143"> </text:span><text:span text:style-name="T167">31h</text:span><text:span text:style-name="T143"> </text:span><text:span text:style-name="T167">32h</text:span><text:span text:style-name="T143"> </text:span><text:span text:style-name="T167">33h</text:span></text:p>
          </table:table-cell>
          <table:table-cell table:number-columns-repeated="58"/>
        </table:table-row>
        <table:table-row table:style-name="ro17">
          <table:table-cell table:number-columns-repeated="3"/>
          <table:table-cell office:value-type="string" calcext:value-type="string">
            <text:p>In sending terminal, send:</text:p>
            <text:p><text:span text:style-name="T140">123ABC123</text:span></text:p>
          </table:table-cell>
          <table:table-cell/>
          <table:table-cell office:value-type="string" calcext:value-type="string">
            <text:p><text:span text:style-name="T153">(&lt;TS&gt;</text:span><text:span text:style-name="T165">)</text:span><text:span text:style-name="T166"> </text:span><text:span text:style-name="T208">(&gt;&gt;)</text:span><text:span text:style-name="T166"> </text:span><text:span text:style-name="T167">41h</text:span><text:span text:style-name="T143"> </text:span><text:span text:style-name="T167">42h</text:span><text:span text:style-name="T143"> </text:span><text:span text:style-name="T167">43h</text:span><text:span text:style-name="T143"> </text:span><text:span text:style-name="T167">44h</text:span><text:span text:style-name="T143"> </text:span><text:span text:style-name="T167">45h</text:span><text:span text:style-name="T143"> </text:span><text:span text:style-name="T167">46h</text:span><text:span text:style-name="T143"> </text:span><text:span text:style-name="T144">(6)</text:span></text:p>
            <text:p><text:span text:style-name="T153">(&lt;TS&gt;</text:span><text:span text:style-name="T209">)</text:span><text:span text:style-name="T146"> </text:span><text:span text:style-name="T147">(&gt;&gt;)</text:span><text:span text:style-name="T146"> </text:span><text:span text:style-name="T167">41h</text:span><text:span text:style-name="T143"> </text:span><text:span text:style-name="T167">42h</text:span><text:span text:style-name="T143"> </text:span><text:span text:style-name="T167">43h</text:span><text:span text:style-name="T143"> </text:span><text:span text:style-name="T167">44h</text:span><text:span text:style-name="T143"> </text:span><text:span text:style-name="T167">45h</text:span><text:span text:style-name="T143"> </text:span><text:span text:style-name="T167">46h</text:span><text:span text:style-name="T143"> </text:span><text:span text:style-name="T167">31h</text:span><text:span text:style-name="T143"> </text:span><text:span text:style-name="T167">32h</text:span><text:span text:style-name="T143"> </text:span><text:span text:style-name="T167">33h</text:span><text:span text:style-name="T143"> </text:span><text:span text:style-name="T144">(9)</text:span></text:p>
            <text:p><text:span text:style-name="T153">(&lt;TS&gt;</text:span><text:span text:style-name="T209">)</text:span><text:span text:style-name="T146"> </text:span><text:span text:style-name="T147">(&gt;&gt;)</text:span><text:span text:style-name="T146"> </text:span><text:span text:style-name="T167">41h</text:span><text:span text:style-name="T143"> </text:span><text:span text:style-name="T167">42h</text:span><text:span text:style-name="T143"> </text:span><text:span text:style-name="T167">43h</text:span><text:span text:style-name="T143"> </text:span><text:span text:style-name="T167">31h</text:span><text:span text:style-name="T143"> </text:span><text:span text:style-name="T167">32h</text:span><text:span text:style-name="T143"> </text:span><text:span text:style-name="T167">33h</text:span><text:span text:style-name="T143"> </text:span><text:span text:style-name="T167">31h</text:span><text:span text:style-name="T143"> </text:span><text:span text:style-name="T167">32h</text:span><text:span text:style-name="T143"> </text:span><text:span text:style-name="T167">33h</text:span><text:span text:style-name="T143"> </text:span><text:span text:style-name="T144">(9)</text:span></text:p>
            <text:p><text:span text:style-name="T209">(&lt;TS&gt;)</text:span><text:span text:style-name="T146"> </text:span><text:span text:style-name="T147">(&gt;&gt;)</text:span><text:span text:style-name="T146"> </text:span><text:span text:style-name="T167">41h</text:span><text:span text:style-name="T143"> </text:span><text:span text:style-name="T167">42h</text:span><text:span text:style-name="T143"> </text:span><text:span text:style-name="T167">43h</text:span><text:span text:style-name="T143"> </text:span><text:span text:style-name="T167">31h</text:span><text:span text:style-name="T143"> </text:span><text:span text:style-name="T167">32h</text:span><text:span text:style-name="T143"> </text:span><text:span text:style-name="T167">33h</text:span></text:p>
          </table:table-cell>
          <table:table-cell table:number-columns-repeated="58"/>
        </table:table-row>
        <table:table-row table:style-name="ro26">
          <table:table-cell table:number-columns-repeated="3"/>
          <table:table-cell office:value-type="string" calcext:value-type="string">
            <text:p>In sending terminal, send:</text:p>
            <text:p><text:span text:style-name="T140">&lt;2 lines...&gt; [A] [B\!(Delay(1000))ABC]</text:span></text:p>
          </table:table-cell>
          <table:table-cell/>
          <table:table-cell office:value-type="string" calcext:value-type="string">
            <text:p><text:span text:style-name="T165">(&lt;TS&gt;)</text:span><text:span text:style-name="T166"> </text:span><text:span text:style-name="T208">(&gt;&gt;)</text:span><text:span text:style-name="T166"> </text:span><text:span text:style-name="T167">41h</text:span><text:span text:style-name="T143"> </text:span><text:span text:style-name="T167">42h</text:span><text:span text:style-name="T143"> </text:span><text:span text:style-name="T167">43h</text:span><text:span text:style-name="T143"> </text:span><text:span text:style-name="T167">44h</text:span><text:span text:style-name="T143"> </text:span><text:span text:style-name="T167">45h</text:span><text:span text:style-name="T143"> </text:span><text:span text:style-name="T167">46h</text:span><text:span text:style-name="T143"> </text:span><text:span text:style-name="T144">(6)</text:span></text:p>
            <text:p><text:span text:style-name="T153">(&lt;TS&gt;</text:span><text:span text:style-name="T209">)</text:span><text:span text:style-name="T146"> </text:span><text:span text:style-name="T147">(&gt;&gt;)</text:span><text:span text:style-name="T146"> </text:span><text:span text:style-name="T167">41h</text:span><text:span text:style-name="T143"> </text:span><text:span text:style-name="T167">42h</text:span><text:span text:style-name="T143"> </text:span><text:span text:style-name="T167">43h</text:span><text:span text:style-name="T143"> </text:span><text:span text:style-name="T167">44h</text:span><text:span text:style-name="T143"> </text:span><text:span text:style-name="T167">45h</text:span><text:span text:style-name="T143"> </text:span><text:span text:style-name="T167">46h</text:span><text:span text:style-name="T143"> </text:span><text:span text:style-name="T167">31h</text:span><text:span text:style-name="T143"> </text:span><text:span text:style-name="T167">32h</text:span><text:span text:style-name="T143"> </text:span><text:span text:style-name="T167">33h</text:span><text:span text:style-name="T143"> </text:span><text:span text:style-name="T144">(9)</text:span></text:p>
            <text:p><text:span text:style-name="T153">(&lt;TS&gt;</text:span><text:span text:style-name="T209">)</text:span><text:span text:style-name="T146"> </text:span><text:span text:style-name="T147">(&gt;&gt;)</text:span><text:span text:style-name="T146"> </text:span><text:span text:style-name="T167">41h</text:span><text:span text:style-name="T143"> </text:span><text:span text:style-name="T167">42h</text:span><text:span text:style-name="T143"> </text:span><text:span text:style-name="T167">43h</text:span><text:span text:style-name="T143"> </text:span><text:span text:style-name="T167">31h</text:span><text:span text:style-name="T143"> </text:span><text:span text:style-name="T167">32h</text:span><text:span text:style-name="T143"> </text:span><text:span text:style-name="T167">33h</text:span><text:span text:style-name="T143"> </text:span><text:span text:style-name="T167">31h</text:span><text:span text:style-name="T143"> </text:span><text:span text:style-name="T167">32h</text:span><text:span text:style-name="T143"> </text:span><text:span text:style-name="T167">33h</text:span><text:span text:style-name="T143"> </text:span><text:span text:style-name="T144">(9)</text:span></text:p>
            <text:p><text:span text:style-name="T153">(&lt;TS&gt;)</text:span><text:span text:style-name="T154"> </text:span><text:span text:style-name="T189">(&gt;&gt;)</text:span><text:span text:style-name="T154"> </text:span><text:span text:style-name="T155">41h</text:span><text:span text:style-name="T191"> </text:span><text:span text:style-name="T155">42h</text:span><text:span text:style-name="T191"> </text:span><text:span text:style-name="T155">43h</text:span><text:span text:style-name="T191"> </text:span><text:span text:style-name="T155">31h</text:span><text:span text:style-name="T191"> </text:span><text:span text:style-name="T155">32h</text:span><text:span text:style-name="T191"> </text:span><text:span text:style-name="T155">33h</text:span><text:span text:style-name="T191"> </text:span><text:span text:style-name="T155">41h</text:span><text:span text:style-name="T191"> </text:span><text:span text:style-name="T167">42h</text:span><text:span text:style-name="T143"> </text:span><text:span text:style-name="T144">(8)</text:span></text:p>
            <text:p><text:span text:style-name="T153">(&lt;TS&gt;</text:span><text:span text:style-name="T209">)</text:span><text:span text:style-name="T146"> </text:span><text:span text:style-name="T147">(&gt;&gt;)</text:span><text:span text:style-name="T146"> </text:span><text:span text:style-name="T167">41h</text:span><text:span text:style-name="T143"> </text:span><text:span text:style-name="T167">42h</text:span><text:span text:style-name="T143"> </text:span><text:span text:style-name="T167">43h</text:span></text:p>
            <text:p><text:span text:style-name="T163">Note that </text:span><text:span text:style-name="T234">41h</text:span><text:span text:style-name="T235"> </text:span><text:span text:style-name="T236">42h</text:span><text:span text:style-name="T235"> </text:span><text:span text:style-name="T237">(8)</text:span><text:span text:style-name="T238"> will only be appended after the delay,</text:span></text:p>
            <text:p><text:span text:style-name="T163">when these bytes were determined to not belong to the sequence.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40">In receiving terminal, enable [Settings... &gt; Text... &gt; Break lines before sequence]</text:span></text:p>
            <text:p><text:span text:style-name="T140">In receiving terminal, enable [Settings... &gt; Text... &gt; Break lines after sequence]</text:span></text:p>
            <text:p>Confirm</text:p>
          </table:table-cell>
          <table:table-cell/>
          <table:table-cell table:style-name="ce76" office:value-type="string" calcext:value-type="string">
            <text:p><text:span text:style-name="T215">(&lt;TS&gt;</text:span><text:span text:style-name="T157">)</text:span><text:span text:style-name="T158"> </text:span><text:span text:style-name="T197">(&gt;&gt;)</text:span><text:span text:style-name="T158"> </text:span><text:span text:style-name="T159">41h</text:span><text:span text:style-name="T160"> </text:span><text:span text:style-name="T159">42h</text:span><text:span text:style-name="T160"> </text:span><text:span text:style-name="T159">43h</text:span><text:span text:style-name="T160"> </text:span><text:span text:style-name="T159">44h</text:span><text:span text:style-name="T160"> </text:span><text:span text:style-name="T159">45h</text:span><text:span text:style-name="T160"> </text:span><text:span text:style-name="T159">46h</text:span><text:span text:style-name="T160"> </text:span><text:span text:style-name="T159">41h</text:span><text:span text:style-name="T160"> </text:span><text:span text:style-name="T159">42h</text:span><text:span text:style-name="T160"> </text:span><text:span text:style-name="T159">43h</text:span><text:span text:style-name="T160"> </text:span><text:span text:style-name="T159">44h</text:span><text:span text:style-name="T160"> </text:span><text:span text:style-name="T159">45h</text:span><text:span text:style-name="T160"> </text:span><text:span text:style-name="T159">46h</text:span><text:span text:style-name="T160"> </text:span><text:span text:style-name="T159">31h</text:span><text:span text:style-name="T160"> </text:span><text:span text:style-name="T159">32h</text:span><text:span text:style-name="T160"> </text:span><text:span text:style-name="T159">33h ...</text:span></text:p>
            <text:p><text:span text:style-name="T163">Lenght must not be placed, as line has not yet completed.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8">
          <table:table-cell table:number-columns-repeated="3"/>
          <table:table-cell office:value-type="string" calcext:value-type="string">
            <text:p>In sending terminal, send:</text:p>
            <text:p><text:span text:style-name="T140">23&lt;NUL&gt;1</text:span></text:p>
          </table:table-cell>
          <table:table-cell/>
          <table:table-cell office:value-type="string" calcext:value-type="string">
            <text:p><text:span text:style-name="T153">(&lt;TS&gt;</text:span><text:span text:style-name="T165">)</text:span><text:span text:style-name="T166"> </text:span><text:span text:style-name="T208">(&gt;&gt;)</text:span><text:span text:style-name="T166"> </text:span><text:span text:style-name="T167">32h</text:span><text:span text:style-name="T143"> </text:span><text:span text:style-name="T167">33h</text:span><text:span text:style-name="T143"> </text:span><text:span text:style-name="T144">(2)</text:span></text:p>
            <text:p><text:span text:style-name="T153">(&lt;TS&gt;</text:span><text:span text:style-name="T209">)</text:span><text:span text:style-name="T146"> </text:span><text:span text:style-name="T147">(&gt;&gt;)</text:span><text:span text:style-name="T146"> </text:span><text:span text:style-name="T167">31h</text:span></text:p>
            <text:p><text:span text:style-name="T163">Note that &lt;NUL&gt; is currently being hidden.</text:span></text:p>
          </table:table-cell>
          <table:table-cell table:number-columns-repeated="58"/>
        </table:table-row>
        <table:table-row table:style-name="ro13">
          <table:table-cell table:number-columns-repeated="3"/>
          <table:table-cell office:value-type="string" calcext:value-type="string">
            <text:p>In sending terminal, send:</text:p>
            <text:p><text:span text:style-name="T140">23&lt;NUL&gt;1</text:span></text:p>
          </table:table-cell>
          <table:table-cell/>
          <table:table-cell table:style-name="ce76" office:value-type="string" calcext:value-type="string">
            <text:p><text:span text:style-name="T215">(&lt;TS&gt;</text:span><text:span text:style-name="T157">)</text:span><text:span text:style-name="T158"> </text:span><text:span text:style-name="T197">(&gt;&gt;)</text:span><text:span text:style-name="T158"> </text:span><text:span text:style-name="T159">32h</text:span><text:span text:style-name="T160"> </text:span><text:span text:style-name="T159">33h</text:span><text:span text:style-name="T160"> </text:span><text:span text:style-name="T186">(2)</text:span></text:p>
            <text:p><text:span text:style-name="T215">(&lt;TS&gt;</text:span><text:span text:style-name="T216">)</text:span><text:span text:style-name="T217"> </text:span><text:span text:style-name="T218">(&gt;&gt;)</text:span><text:span text:style-name="T217"> </text:span><text:span text:style-name="T159">31h</text:span><text:span text:style-name="T160"> </text:span><text:span text:style-name="T159">32h</text:span><text:span text:style-name="T160"> </text:span><text:span text:style-name="T159">33h</text:span><text:span text:style-name="T160"> </text:span><text:span text:style-name="T186">(3)</text:span></text:p>
            <text:p><text:span text:style-name="T215">(&lt;TS&gt;</text:span><text:span text:style-name="T216">)</text:span><text:span text:style-name="T217"> </text:span><text:span text:style-name="T218">(&gt;&gt;)</text:span><text:span text:style-name="T217"> </text:span><text:span text:style-name="T159">31h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3">
          <table:table-cell table:number-columns-repeated="3"/>
          <table:table-cell office:value-type="string" calcext:value-type="string">
            <text:p><text:span text:style-name="T140">In receiving terminal, disable [Settings... &gt; Advanced... &gt; Hide 0x00]</text:span></text:p>
            <text:p><text:span text:style-name="T140">Confirm</text:span></text:p>
          </table:table-cell>
          <table:table-cell/>
          <table:table-cell table:style-name="ce76" office:value-type="string" calcext:value-type="string">
            <text:p><text:span text:style-name="T215">(&lt;TS&gt;</text:span><text:span text:style-name="T157">)</text:span><text:span text:style-name="T158"> </text:span><text:span text:style-name="T197">(&gt;&gt;)</text:span><text:span text:style-name="T158"> </text:span><text:span text:style-name="T159">32h</text:span><text:span text:style-name="T160"> </text:span><text:span text:style-name="T159">33h</text:span><text:span text:style-name="T160"> </text:span><text:span text:style-name="T159">00h</text:span><text:span text:style-name="T160"> </text:span><text:span text:style-name="T186">(3)</text:span></text:p>
            <text:p><text:span text:style-name="T215">(&lt;TS&gt;</text:span><text:span text:style-name="T216">)</text:span><text:span text:style-name="T217"> </text:span><text:span text:style-name="T218">(&gt;&gt;)</text:span><text:span text:style-name="T217"> </text:span><text:span text:style-name="T159">31h</text:span><text:span text:style-name="T160"> </text:span><text:span text:style-name="T159">32h</text:span><text:span text:style-name="T160"> </text:span><text:span text:style-name="T159">33h</text:span><text:span text:style-name="T160"> </text:span><text:span text:style-name="T159">00h</text:span><text:span text:style-name="T160"> </text:span><text:span text:style-name="T186">(4)</text:span></text:p>
            <text:p><text:span text:style-name="T215">(&lt;TS&gt;</text:span><text:span text:style-name="T216">)</text:span><text:span text:style-name="T217"> </text:span><text:span text:style-name="T218">(&gt;&gt;)</text:span><text:span text:style-name="T217"> </text:span><text:span text:style-name="T159">31h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 table:number-rows-repeated="10483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Model.Main" table:style-name="ta1" table:print="false">
        <table:table-column table:style-name="co9" table:default-cell-style-name="ce41"/>
        <table:table-column table:style-name="co23" table:default-cell-style-name="ce41"/>
        <table:table-column table:style-name="co24" table:default-cell-style-name="ce41"/>
        <table:table-column table:style-name="co25" table:default-cell-style-name="ce41"/>
        <table:table-column table:style-name="co26" table:default-cell-style-name="ce41"/>
        <table:table-column table:style-name="co27" table:default-cell-style-name="ce41"/>
        <table:table-column table:style-name="co7" table:number-columns-repeated="58" table:default-cell-style-name="ce41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Files on temporary storage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/>
          <table:table-cell table:style-name="ce93" office:value-type="string" calcext:value-type="string">
            <text:p><text:span text:style-name="T140">FR #380 requests to </text:span>automate this te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File &gt; Workspace &gt; Save As...]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  <text:p>File stamp of .yat files gets upda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ubsequent start on removed storage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A proper error messag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</text:p>
          </table:table-cell>
          <table:table-cell table:style-name="ce94" office:value-type="string" calcext:value-type="string">
            <text:p>FR #380 requests to further improve the behavio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, asterisk is still shown</text:p>
          </table:table-cell>
          <table:table-cell table:style-name="ce94" office:value-type="string" calcext:value-type="string">
            <text:p>FR #380 requests to further improve the behavio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YAT exits without any warning or error message</text:p>
          </table:table-cell>
          <table:table-cell table:style-name="ce94" office:value-type="string" calcext:value-type="string">
            <text:p>FR #380 requests to further improve the behavior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Reconnect memory stick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elete fil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table:number-columns-repeated="60"/>
        </table:table-row>
        <table:table-row table:style-name="ro1" table:number-rows-repeated="6547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Model.Terminal" table:style-name="ta1" table:print="false">
        <table:table-column table:style-name="co9" table:default-cell-style-name="ce41"/>
        <table:table-column table:style-name="co28" table:default-cell-style-name="ce41"/>
        <table:table-column table:style-name="co29" table:default-cell-style-name="ce41"/>
        <table:table-column table:style-name="co30" table:default-cell-style-name="ce41"/>
        <table:table-column table:style-name="co25" table:default-cell-style-name="ce41"/>
        <table:table-column table:style-name="co31" table:default-cell-style-name="ce41"/>
        <table:table-column table:style-name="co32" table:default-cell-style-name="ce41"/>
        <table:table-column table:style-name="co7" table:number-columns-repeated="57" table:default-cell-style-name="ce41"/>
        <table:table-column table:style-name="co7" table:default-cell-style-name="Default"/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cope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5"/>
        </table:table-row>
        <table:table-row table:style-name="ro1">
          <table:table-cell/>
          <table:table-cell office:value-type="string" calcext:value-type="string">
            <text:p>Automatic action</text:p>
          </table:table-cell>
          <table:table-cell office:value-type="string" calcext:value-type="string">
            <text:p>Initialization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Link both to [YAT - Test - YAT.Model.Terminal.yacp]</text:p>
          </table:table-cell>
          <table:table-cell table:number-columns-repeated="60"/>
        </table:table-row>
        <table:table-row table:style-name="ro1">
          <table:table-cell table:number-columns-repeated="65"/>
        </table:table-row>
        <table:table-row table:style-name="ro6">
          <table:table-cell table:number-columns-repeated="2"/>
          <table:table-cell office:value-type="string" calcext:value-type="string">
            <text:p>Configuration</text:p>
          </table:table-cell>
          <table:table-cell/>
          <table:table-cell office:value-type="string" calcext:value-type="string">
            <text:p>Show automatic action in tool bar</text:p>
          </table:table-cell>
          <table:table-cell office:value-type="string" calcext:value-type="string">
            <text:p>Menu &gt; Receive &gt; Automatic Action is not checked</text:p>
            <text:p><text:span text:style-name="T140">Menu &gt; Receive &gt; Automatic Action &gt; Deactivate is disabled</text:span></text:p>
            <text:p><text:span text:style-name="T140">Menu &gt; Receive &gt; Automatic Action &gt; Trigger &gt; Use Text &amp; Co. Is disabled</text:span></text:p>
            <text:p><text:span text:style-name="T140">Tool bar icons are equally disabled</text:span>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Rx terminal</text:p>
          </table:table-cell>
          <table:table-cell office:value-type="string" calcext:value-type="string">
            <text:p>List triggers</text:p>
          </table:table-cell>
          <table:table-cell office:value-type="string" calcext:value-type="string">
            <text:p>[None]</text:p>
            <text:p>[Any Line]</text:p>
            <text:p>[Predefined Command 1, 2, 3, 4, 5, 9, 10]</text:p>
            <text:p>Common Regex Capture Patterns</text:p>
            <text:p>Recent Triggers</text:p>
          </table:table-cell>
          <table:table-cell office:value-type="string" calcext:value-type="string">
            <text:p/>
            <text:p/>
            <text:p/>
            <text:p>[Send Text] must not be listed as that is yet ""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95" office:value-type="string" calcext:value-type="string">
            <text:p>"</text:p>
          </table:table-cell>
          <table:table-cell office:value-type="string" calcext:value-type="string">
            <text:p><text:span text:style-name="T140">S</text:span>elect trigger = [Any Line]</text:p>
          </table:table-cell>
          <table:table-cell office:value-type="string" calcext:value-type="string">
            <text:p><text:span text:style-name="T140">Menu &gt; Receive</text:span> &gt; Automatic Action is still not checked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95" office:value-type="string" calcext:value-type="string">
            <text:p>"</text:p>
          </table:table-cell>
          <table:table-cell office:value-type="string" calcext:value-type="string">
            <text:p>Select action = [Show Message Box]</text:p>
          </table:table-cell>
          <table:table-cell office:value-type="string" calcext:value-type="string">
            <text:p><text:span text:style-name="T140">Menu &gt; Receive</text:span> &gt; Automatic Action is checked now</text:p>
            <text:p><text:span text:style-name="T140">Count and Deactivate is enabled now</text:span></text:p>
          </table:table-cell>
          <table:table-cell table:number-columns-repeated="59"/>
        </table:table-row>
        <table:table-row table:style-name="ro1">
          <table:table-cell table:number-columns-repeated="65"/>
        </table:table-row>
        <table:table-row table:style-name="ro3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Tx terminal</text:p>
          </table:table-cell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Automatic action is triggered for each received line</text:p>
            <text:p><text:span text:style-name="T140">Trigger is </text:span><text:span text:style-name="T247">not</text:span><text:span text:style-name="T243"> highlighted as [Any Line]</text:span>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Rx terminal</text:p>
          </table:table-cell>
          <table:table-cell office:value-type="string" calcext:value-type="string">
            <text:p>[Send Text] = "45"</text:p>
            <text:p>Leave focus</text:p>
          </table:table-cell>
          <table:table-cell table:number-columns-repeated="60"/>
        </table:table-row>
        <table:table-row table:style-name="ro27">
          <table:table-cell table:number-columns-repeated="3"/>
          <table:table-cell table:style-name="ce95" office:value-type="string" calcext:value-type="string">
            <text:p>"</text:p>
          </table:table-cell>
          <table:table-cell office:value-type="string" calcext:value-type="string">
            <text:p>List triggers</text:p>
          </table:table-cell>
          <table:table-cell office:value-type="string" calcext:value-type="string">
            <text:p>[None]</text:p>
            <text:p>[Any Line]</text:p>
            <text:p>[Predefined Command 1, 2, 3, 4, 5, 9, 10]</text:p>
            <text:p>[Send Text]</text:p>
            <text:p><text:span text:style-name="T140">Common Regex Capture Patterns</text:span></text:p>
            <text:p><text:span text:style-name="T140">Recent Triggers</text:span></text:p>
          </table:table-cell>
          <table:table-cell office:value-type="string" calcext:value-type="string">
            <text:p/>
            <text:p/>
            <text:p/>
            <text:p><text:span text:style-name="T140">[Send Text] must be listed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95" office:value-type="string" calcext:value-type="string">
            <text:p>"</text:p>
          </table:table-cell>
          <table:table-cell office:value-type="string" calcext:value-type="string">
            <text:p>Select trigger = [Send Text]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Tx terminal</text:p>
          </table:table-cell>
          <table:table-cell office:value-type="string" calcext:value-type="string">
            <text:p>Send 45</text:p>
          </table:table-cell>
          <table:table-cell office:value-type="string" calcext:value-type="string">
            <text:p>Data sent and received</text:p>
            <text:p>Automatic action is triggered</text:p>
            <text:p><text:span text:style-name="T140">Trigger is highlighte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x terminal</text:p>
          </table:table-cell>
          <table:table-cell office:value-type="string" calcext:value-type="string">
            <text:p>[Send Text]</text:p>
          </table:table-cell>
          <table:table-cell office:value-type="string" calcext:value-type="string">
            <text:p>Line containing "45" is not highlighted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95" office:value-type="string" calcext:value-type="string">
            <text:p>"</text:p>
          </table:table-cell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Line containing "45" is not highlighted</text:p>
          </table:table-cell>
          <table:table-cell table:number-columns-repeated="59"/>
        </table:table-row>
        <table:table-row table:style-name="ro3">
          <table:table-cell table:number-columns-repeated="3"/>
          <table:table-cell table:style-name="ce95" office:value-type="string" calcext:value-type="string">
            <text:p>"</text:p>
          </table:table-cell>
          <table:table-cell office:value-type="string" calcext:value-type="string">
            <text:p>[Terminal &gt; All Terminals Refresh] [F5]</text:p>
          </table:table-cell>
          <table:table-cell office:value-type="string" calcext:value-type="string">
            <text:p>Automatic action is not triggered again</text:p>
            <text:p><text:span text:style-name="T140">Trigger is still highlighted</text:span></text:p>
            <text:p><text:span text:style-name="T140">Former triggers where [Any Line] was active are also highlighted</text:span></text:p>
          </table:table-cell>
          <table:table-cell office:value-type="string" calcext:value-type="string">
            <text:p/>
            <text:p/>
            <text:p>Not perfect, but way good enough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95" office:value-type="string" calcext:value-type="string">
            <text:p>"</text:p>
          </table:table-cell>
          <table:table-cell office:value-type="string" calcext:value-type="string">
            <text:p>Select trigger = [Predefined Command 1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Tx terminal</text:p>
          </table:table-cell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40">Automatic action is not triggered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table:style-name="ce95" office:value-type="string" calcext:value-type="string">
            <text:p>"</text:p>
          </table:table-cell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40">Automatic action is triggered</text:span></text:p>
            <text:p><text:span text:style-name="T140">Trigger is highlighted</text:span></text:p>
          </table:table-cell>
          <table:table-cell office:value-type="string" calcext:value-type="string">
            <text:p>Detour via e.g. "123abcABC123" is needed to overcome WinForm limitation (bug #347)</text:p>
          </table:table-cell>
          <table:table-cell table:number-columns-repeated="58"/>
        </table:table-row>
        <table:table-row table:style-name="ro2">
          <table:table-cell table:number-columns-repeated="4"/>
          <table:table-cell office:value-type="string" calcext:value-type="string">
            <text:p>Exit YAT</text:p>
            <text:p>Restart YAT</text:p>
          </table:table-cell>
          <table:table-cell/>
          <table:table-cell office:value-type="string" calcext:value-type="string">
            <text:p>Verifies that variable triggers are correctly handled on exit/startup,</text:p>
            <text:p><text:span text:style-name="T140">even for commands of </text:span>linked pages</text:p>
          </table:table-cell>
          <table:table-cell table:number-columns-repeated="58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40">Automatic action is triggered</text:span></text:p>
            <text:p><text:span text:style-name="T140">Trigger is highlight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Select trigger = [Predefined Command 2]</text:p>
          </table:table-cell>
          <table:table-cell table:number-columns-repeated="60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Automatic action is triggered</text:p>
            <text:p><text:span text:style-name="T140">Trigger is highlight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Select trigger = Some dedicated command = "ab"</text:p>
          </table:table-cell>
          <table:table-cell office:value-type="string" calcext:value-type="string">
            <text:p>[Use Text] is enabled now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40">Automatic action is not trigger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40">Automatic action is triggered</text:span></text:p>
            <text:p><text:span text:style-name="T140">Trigger is highlight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Enable [Use Text]</text:p>
          </table:table-cell>
          <table:table-cell office:value-type="string" calcext:value-type="string">
            <text:p>[Case Sensitive] is enabled now and activated</text:p>
            <text:p>[Whole Word] is enabled now</text:p>
            <text:p>[Regex] is enabled now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40">Automatic action is triggered</text:span></text:p>
            <text:p><text:span text:style-name="T140">Trigger is highlighted</text:span>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40">Automatic action is not trigger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Disable [Case Sensitive] using [Alt+C] from within trigger combo box</text:p>
          </table:table-cell>
          <table:table-cell office:value-type="string" calcext:value-type="string">
            <text:p>[Case Sensitive] is deactivated now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40">Automatic action is triggered</text:span></text:p>
            <text:p><text:span text:style-name="T140">Trigger is highlight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Enable [Whole Word] using [Alt+W] from within trigger combo box</text:p>
          </table:table-cell>
          <table:table-cell office:value-type="string" calcext:value-type="string">
            <text:p>[Whole Word] is activated now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40">Automatic action is not trigger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123 AB C456</text:p>
          </table:table-cell>
          <table:table-cell office:value-type="string" calcext:value-type="string">
            <text:p>Data sent and received</text:p>
            <text:p><text:span text:style-name="T140">Automatic action is triggered</text:span></text:p>
            <text:p><text:span text:style-name="T140">Trigger is highlighted</text:span>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Enable [Regex] using [Alt+E] from within trigger combo box</text:p>
            <text:p>Trigger = \w{3,}</text:p>
          </table:table-cell>
          <table:table-cell office:value-type="string" calcext:value-type="string">
            <text:p>[Whole Word] is still activated</text:p>
            <text:p><text:span text:style-name="T140">[Regex] is activated now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<text:span text:style-name="T239">123</text:span> AB <text:span text:style-name="T239">C456</text:span></text:p>
          </table:table-cell>
          <table:table-cell office:value-type="string" calcext:value-type="string">
            <text:p>Data sent and received</text:p>
            <text:p>Automatic action is triggered for <text:span text:style-name="T239">each of the two matches</text:span></text:p>
            <text:p><text:span text:style-name="T163">Trigger is highlighted</text:span></text:p>
          </table:table-cell>
          <table:table-cell table:number-columns-repeated="59"/>
        </table:table-row>
        <table:table-row table:style-name="ro1">
          <table:table-cell table:number-columns-repeated="65"/>
        </table:table-row>
        <table:table-row table:style-name="ro2">
          <table:table-cell table:number-columns-repeated="2"/>
          <table:table-cell table:style-name="ce44" office:value-type="string" calcext:value-type="string">
            <text:p>Filter/Suppr.</text:p>
          </table:table-cell>
          <table:table-cell table:style-name="ce44"/>
          <table:table-cell office:value-type="string" calcext:value-type="string">
            <text:p>Select trigger = Some dedicated command</text:p>
            <text:p>ABC</text:p>
          </table:table-cell>
          <table:table-cell table:number-columns-repeated="60"/>
        </table:table-row>
        <table:table-row table:style-name="ro6">
          <table:table-cell table:number-columns-repeated="2"/>
          <table:table-cell table:style-name="ce44" table:number-columns-repeated="2"/>
          <table:table-cell office:value-type="string" calcext:value-type="string">
            <text:p>Disable [Regex]</text:p>
            <text:p><text:span text:style-name="T140">Disable [Whole Word]</text:span></text:p>
            <text:p><text:span text:style-name="T140">Reenable [Case Sensitive]</text:span></text:p>
            <text:p>Disable [Use Text]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4" table:number-columns-repeated="2"/>
          <table:table-cell office:value-type="string" calcext:value-type="string">
            <text:p>[Line Numbers &gt; Show Line Numbers]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4" table:number-columns-repeated="2"/>
          <table:table-cell office:value-type="string" calcext:value-type="string">
            <text:p>[Show Direction]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4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4" office:value-type="string" calcext:value-type="string">
            <text:p>Filter</text:p>
          </table:table-cell>
          <table:table-cell table:style-name="ce44"/>
          <table:table-cell office:value-type="string" calcext:value-type="string">
            <text:p>Select action = [Filter]</text:p>
          </table:table-cell>
          <table:table-cell/>
          <table:table-cell office:value-type="string" calcext:value-type="string">
            <text:p>"ABC" is the pattern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4" table:number-columns-repeated="2"/>
          <table:table-cell office:value-type="string" calcext:value-type="string">
            <text:p>Send something from filtering terminal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4" table:number-columns-repeated="2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but not shown, i.e. filtered-out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4" table:number-columns-repeated="2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<text:span text:style-name="T140">Data sent and received</text:span>, i.e. filtered-in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4" table:number-columns-repeated="2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4" table:number-columns-repeated="2"/>
          <table:table-cell office:value-type="string" calcext:value-type="string">
            <text:p>Send partial line without trigger from other terminal</text:p>
            <text:p><text:span text:style-name="T140">xyz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4" table:number-columns-repeated="2"/>
          <table:table-cell office:value-type="string" calcext:value-type="string">
            <text:p>Send trigger from other terminal</text:p>
            <text:p>ABC</text:p>
          </table:table-cell>
          <table:table-cell office:value-type="string" calcext:value-type="string">
            <text:p>Data sent and received</text:p>
          </table:table-cell>
          <table:table-cell table:style-name="ce97" office:value-type="string" calcext:value-type="string">
            <text:p><text:span text:style-name="T157">(&gt;&gt;)</text:span><text:span text:style-name="T158"> </text:span><text:span text:style-name="T159">xyzABC</text:span>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4" table:number-columns-repeated="2"/>
          <table:table-cell office:value-type="string" calcext:value-type="string">
            <text:p>Send partial line including trigger from other terminal</text:p>
            <text:p><text:span text:style-name="T140">ABC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4" table:number-columns-repeated="2"/>
          <table:table-cell office:value-type="string" calcext:value-type="string">
            <text:p>Send line end without trigger from other terminal</text:p>
            <text:p>xyz</text:p>
          </table:table-cell>
          <table:table-cell office:value-type="string" calcext:value-type="string">
            <text:p>Data sent and received</text:p>
          </table:table-cell>
          <table:table-cell table:style-name="ce97" office:value-type="string" calcext:value-type="string">
            <text:p><text:span text:style-name="T157">(&gt;&gt;)</text:span><text:span text:style-name="T158"> </text:span><text:span text:style-name="T159">ABCxyz</text:span>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4" table:number-columns-repeated="2"/>
          <table:table-cell office:value-type="string" calcext:value-type="string">
            <text:p>Send partial line without trigger from other terminal</text:p>
            <text:p><text:span text:style-name="T140">xyz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style-name="ce97"/>
          <table:table-cell table:number-columns-repeated="58"/>
        </table:table-row>
        <table:table-row table:style-name="ro2">
          <table:table-cell table:number-columns-repeated="2"/>
          <table:table-cell table:style-name="ce44" table:number-columns-repeated="2"/>
          <table:table-cell office:value-type="string" calcext:value-type="string">
            <text:p>Send line end without trigger from other terminal</text:p>
            <text:p>xyz</text:p>
          </table:table-cell>
          <table:table-cell office:value-type="string" calcext:value-type="string">
            <text:p>Data sent but not shown, i.e. filtered-out</text:p>
          </table:table-cell>
          <table:table-cell table:style-name="ce97"/>
          <table:table-cell table:number-columns-repeated="58"/>
        </table:table-row>
        <table:table-row table:style-name="ro2">
          <table:table-cell table:number-columns-repeated="2"/>
          <table:table-cell table:style-name="ce44" table:number-columns-repeated="2"/>
          <table:table-cell office:value-type="string" calcext:value-type="string">
            <text:p>Send a chunk of two lines with/without trigger from other terminal</text:p>
            <text:p><text:span text:style-name="T140">ABC\!(EOL)xyz</text:span></text:p>
          </table:table-cell>
          <table:table-cell office:value-type="string" calcext:value-type="string">
            <text:p>Data sent and partly shown, i.e. partly filtered-in/out</text:p>
          </table:table-cell>
          <table:table-cell table:style-name="ce98" office:value-type="string" calcext:value-type="string">
            <text:p><text:span text:style-name="T157">(&gt;&gt;)</text:span><text:span text:style-name="T158"> </text:span><text:span text:style-name="T159">ABC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4" table:number-columns-repeated="2"/>
          <table:table-cell office:value-type="string" calcext:value-type="string">
            <text:p>In receiving terminal, show unidir Rx monitor</text:p>
          </table:table-cell>
          <table:table-cell office:value-type="string" calcext:value-type="string">
            <text:p>Equally filtered as in bidir monitor</text:p>
          </table:table-cell>
          <table:table-cell table:style-name="ce98"/>
          <table:table-cell table:number-columns-repeated="58"/>
        </table:table-row>
        <table:table-row table:style-name="ro1">
          <table:table-cell table:number-columns-repeated="2"/>
          <table:table-cell table:style-name="ce44" table:number-columns-repeated="2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Still properly filtered</text:p>
          </table:table-cell>
          <table:table-cell table:style-name="ce98"/>
          <table:table-cell table:number-columns-repeated="58"/>
        </table:table-row>
        <table:table-row table:style-name="ro3">
          <table:table-cell table:number-columns-repeated="2"/>
          <table:table-cell table:style-name="ce44" table:number-columns-repeated="2"/>
          <table:table-cell office:value-type="string" calcext:value-type="string">
            <text:p>[Show Count/Rate]</text:p>
            <text:p>[Reset Count/Rate]</text:p>
            <text:p>[Clear Monitors] [Ctrl+E]</text:p>
          </table:table-cell>
          <table:table-cell/>
          <table:table-cell table:style-name="ce98"/>
          <table:table-cell table:number-columns-repeated="58"/>
        </table:table-row>
        <table:table-row table:style-name="ro3">
          <table:table-cell table:number-columns-repeated="2"/>
          <table:table-cell table:style-name="ce44" table:number-columns-repeated="2"/>
          <table:table-cell office:value-type="string" calcext:value-type="string">
            <text:p>Send a chunk of two lines with/without trigger from other terminal</text:p>
            <text:p><text:span text:style-name="T140">ABC\!(EOL)xyz\!(LineRepeat(100))</text:span></text:p>
          </table:table-cell>
          <table:table-cell office:value-type="string" calcext:value-type="string">
            <text:p>1000 bytes / 200 lines received</text:p>
            <text:p>100 lines shown, i.e. filtered-in</text:p>
            <text:p>100 lines filtered-out</text:p>
          </table:table-cell>
          <table:table-cell table:style-name="ce98" office:value-type="string" calcext:value-type="string">
            <text:p><text:span text:style-name="T165">(&gt;&gt;)</text:span><text:span text:style-name="T166"> </text:span><text:span text:style-name="T167">ABC</text:span></text:p>
            <text:p><text:span text:style-name="T209">(&gt;&gt;)</text:span><text:span text:style-name="T146"> </text:span><text:span text:style-name="T167">ABC</text:span></text:p>
            <text:p><text:span text:style-name="T209">(&gt;&gt;)</text:span><text:span text:style-name="T146"> </text:span><text:span text:style-name="T167">...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4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4" office:value-type="string" calcext:value-type="string">
            <text:p>Suppress</text:p>
          </table:table-cell>
          <table:table-cell table:style-name="ce44"/>
          <table:table-cell office:value-type="string" calcext:value-type="string">
            <text:p>Select action = [Suppress]</text:p>
          </table:table-cell>
          <table:table-cell/>
          <table:table-cell office:value-type="string" calcext:value-type="string">
            <text:p>"ABC" still is the pattern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4" table:number-columns-repeated="2"/>
          <table:table-cell office:value-type="string" calcext:value-type="string">
            <text:p>Send something from suppressing terminal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4" table:number-columns-repeated="2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and received, i.e. not suppresse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4" table:number-columns-repeated="2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4" table:number-columns-repeated="2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but not shown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4" table:number-columns-repeated="2"/>
          <table:table-cell office:value-type="string" calcext:value-type="string">
            <text:p>Send partial line without trigger from other terminal</text:p>
            <text:p><text:span text:style-name="T140">"xyz\!(NoEOL)"</text:span></text:p>
          </table:table-cell>
          <table:table-cell office:value-type="string" calcext:value-type="string">
            <text:p><text:span text:style-name="T140">Data sent but not shown</text:span>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4" table:number-columns-repeated="2"/>
          <table:table-cell office:value-type="string" calcext:value-type="string">
            <text:p>Send trigger from other terminal</text:p>
            <text:p>ABC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4" table:number-columns-repeated="2"/>
          <table:table-cell office:value-type="string" calcext:value-type="string">
            <text:p>Send partial line including trigger from other terminal</text:p>
            <text:p><text:span text:style-name="T140">"ABC\!(NoEOL)"</text:span></text:p>
          </table:table-cell>
          <table:table-cell office:value-type="string" calcext:value-type="string">
            <text:p><text:span text:style-name="T140">Data sent but not shown</text:span>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4" table:number-columns-repeated="2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4" table:number-columns-repeated="2"/>
          <table:table-cell office:value-type="string" calcext:value-type="string">
            <text:p>Send partial line without trigger from other terminal</text:p>
            <text:p><text:span text:style-name="T140">"xyz\!(NoEOL)"</text:span></text:p>
          </table:table-cell>
          <table:table-cell office:value-type="string" calcext:value-type="string">
            <text:p><text:span text:style-name="T140">Data sent but not shown</text:span>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4" table:number-columns-repeated="2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and complete line is shown, i.e. released</text:p>
          </table:table-cell>
          <table:table-cell table:style-name="ce97" office:value-type="string" calcext:value-type="string">
            <text:p><text:span text:style-name="T157">(&gt;&gt;)</text:span><text:span text:style-name="T158"> </text:span><text:span text:style-name="T159">xyzxyz</text:span>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4" table:number-columns-repeated="2"/>
          <table:table-cell office:value-type="string" calcext:value-type="string">
            <text:p>Send a chunk of two lines with/without trigger from other terminal</text:p>
            <text:p><text:span text:style-name="T140">ABC\!(EOL)xyz</text:span></text:p>
          </table:table-cell>
          <table:table-cell office:value-type="string" calcext:value-type="string">
            <text:p>Data sent and partly shown, i.e. partly suppressed</text:p>
          </table:table-cell>
          <table:table-cell table:style-name="ce97" office:value-type="string" calcext:value-type="string">
            <text:p><text:span text:style-name="T157">(&gt;&gt;)</text:span><text:span text:style-name="T158"> </text:span><text:span text:style-name="T159">xyz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4" table:number-columns-repeated="2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Still properly suppressed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44" table:number-columns-repeated="2"/>
          <table:table-cell office:value-type="string" calcext:value-type="string">
            <text:p>Send a chunk of two lines with/without trigger from other terminal</text:p>
            <text:p><text:span text:style-name="T140">ABC\!(EOL)xyz\!(LineRepeat(100))</text:span></text:p>
          </table:table-cell>
          <table:table-cell office:value-type="string" calcext:value-type="string">
            <text:p>1000 bytes / 200 lines received</text:p>
            <text:p>100 lines shown, i.e. not suppressed</text:p>
            <text:p>100 lines suppressed</text:p>
          </table:table-cell>
          <table:table-cell table:style-name="ce98" office:value-type="string" calcext:value-type="string">
            <text:p><text:span text:style-name="T165">(&gt;&gt;)</text:span><text:span text:style-name="T166"> </text:span><text:span text:style-name="T167">xyz</text:span></text:p>
            <text:p><text:span text:style-name="T209">(&gt;&gt;)</text:span><text:span text:style-name="T146"> </text:span><text:span text:style-name="T167">xyz</text:span></text:p>
            <text:p><text:span text:style-name="T209">(&gt;&gt;)</text:span><text:span text:style-name="T146"> </text:span><text:span text:style-name="T167">...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4" table:number-columns-repeated="2"/>
          <table:table-cell office:value-type="string" calcext:value-type="string">
            <text:p>Close all terminals</text:p>
          </table:table-cell>
          <table:table-cell/>
          <table:table-cell table:style-name="ce98"/>
          <table:table-cell table:number-columns-repeated="58"/>
        </table:table-row>
        <table:table-row table:style-name="ro1">
          <table:table-cell table:number-columns-repeated="2"/>
          <table:table-cell table:style-name="ce44" table:number-columns-repeated="2"/>
          <table:table-cell table:number-columns-repeated="2"/>
          <table:table-cell table:style-name="ce98"/>
          <table:table-cell table:number-columns-repeated="58"/>
        </table:table-row>
        <table:table-row table:style-name="ro1">
          <table:table-cell table:number-columns-repeated="2"/>
          <table:table-cell table:style-name="ce44" office:value-type="string" calcext:value-type="string">
            <text:p>Count/Rate</text:p>
          </table:table-cell>
          <table:table-cell table:style-name="ce44"/>
          <table:table-cell office:value-type="string" calcext:value-type="string">
            <text:p>Start MT-SICS simulation</text:p>
          </table:table-cell>
          <table:table-cell/>
          <table:table-cell table:style-name="ce98"/>
          <table:table-cell table:number-columns-repeated="58"/>
        </table:table-row>
        <table:table-row table:style-name="ro1">
          <table:table-cell table:number-columns-repeated="2"/>
          <table:table-cell table:style-name="ce44" table:number-columns-repeated="2"/>
          <table:table-cell office:value-type="string" calcext:value-type="string">
            <text:p>Create and start AutoSocket connected to the MT-SICS simulation</text:p>
          </table:table-cell>
          <table:table-cell/>
          <table:table-cell table:style-name="ce98"/>
          <table:table-cell table:number-columns-repeated="58"/>
        </table:table-row>
        <table:table-row table:style-name="ro1">
          <table:table-cell table:number-columns-repeated="2"/>
          <table:table-cell table:style-name="ce44" table:number-columns-repeated="2"/>
          <table:table-cell office:value-type="string" calcext:value-type="string">
            <text:p>[Show Count/Rate]</text:p>
          </table:table-cell>
          <table:table-cell/>
          <table:table-cell table:style-name="ce98"/>
          <table:table-cell table:number-columns-repeated="58"/>
        </table:table-row>
        <table:table-row table:style-name="ro1">
          <table:table-cell table:number-columns-repeated="2"/>
          <table:table-cell table:style-name="ce44" table:number-columns-repeated="2"/>
          <table:table-cell office:value-type="string" calcext:value-type="string">
            <text:p>[Show Time Stamp]</text:p>
          </table:table-cell>
          <table:table-cell/>
          <table:table-cell table:style-name="ce98"/>
          <table:table-cell table:number-columns-repeated="58"/>
        </table:table-row>
        <table:table-row table:style-name="ro2">
          <table:table-cell table:number-columns-repeated="2"/>
          <table:table-cell table:style-name="ce44" table:number-columns-repeated="2"/>
          <table:table-cell office:value-type="string" calcext:value-type="string">
            <text:p>Start SIR</text:p>
          </table:table-cell>
          <table:table-cell office:value-type="string" calcext:value-type="string">
            <text:p>Rates must match the rate of SIR</text:p>
            <text:p>Rates must "look nice"</text:p>
          </table:table-cell>
          <table:table-cell table:style-name="ce98"/>
          <table:table-cell table:number-columns-repeated="58"/>
        </table:table-row>
        <table:table-row table:style-name="ro1">
          <table:table-cell table:number-columns-repeated="2"/>
          <table:table-cell table:style-name="ce44" table:number-columns-repeated="2"/>
          <table:table-cell office:value-type="string" calcext:value-type="string">
            <text:p>Stop SIR</text:p>
          </table:table-cell>
          <table:table-cell/>
          <table:table-cell table:style-name="ce98"/>
          <table:table-cell table:number-columns-repeated="58"/>
        </table:table-row>
        <table:table-row table:style-name="ro1">
          <table:table-cell table:number-columns-repeated="2"/>
          <table:table-cell table:style-name="ce44" table:number-columns-repeated="2"/>
          <table:table-cell office:value-type="string" calcext:value-type="string">
            <text:p>Close terminal</text:p>
          </table:table-cell>
          <table:table-cell/>
          <table:table-cell table:style-name="ce98"/>
          <table:table-cell table:number-columns-repeated="58"/>
        </table:table-row>
        <table:table-row table:style-name="ro1">
          <table:table-cell table:number-columns-repeated="2"/>
          <table:table-cell table:style-name="ce44" table:number-columns-repeated="2"/>
          <table:table-cell table:number-columns-repeated="2"/>
          <table:table-cell table:style-name="ce104" office:value-type="string" calcext:value-type="string">
            <text:p>Instructions on videos at "..\4 - Implementation\Auto Action Plot"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4" office:value-type="string" calcext:value-type="string">
            <text:p>Count/Rate Plot</text:p>
          </table:table-cell>
          <table:table-cell office:value-type="string" calcext:value-type="string">
            <text:p>Tx terminal</text:p>
          </table:table-cell>
          <table:table-cell office:value-type="string" calcext:value-type="string">
            <text:p>Open a terminal in another instance of YAT</text:p>
          </table:table-cell>
          <table:table-cell/>
          <table:table-cell table:style-name="ce104" office:value-type="string" calcext:value-type="string">
            <text:p><text:s/>&gt; Always start video with configuration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4"/>
          <table:table-cell office:value-type="string" calcext:value-type="string">
            <text:p>Rx terminal</text:p>
          </table:table-cell>
          <table:table-cell office:value-type="string" calcext:value-type="string">
            <text:p><text:span text:style-name="T140">Open another </text:span>terminal on default port again</text:p>
          </table:table-cell>
          <table:table-cell/>
          <table:table-cell table:style-name="ce104" office:value-type="string" calcext:value-type="string">
            <text:p><text:s/>&gt; Always show time as well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4"/>
          <table:table-cell table:style-name="ce95" office:value-type="string" calcext:value-type="string">
            <text:p>"</text:p>
          </table:table-cell>
          <table:table-cell office:value-type="string" calcext:value-type="string">
            <text:p>[Show Count/Rate]</text:p>
          </table:table-cell>
          <table:table-cell/>
          <table:table-cell table:style-name="ce98"/>
          <table:table-cell table:number-columns-repeated="58"/>
        </table:table-row>
        <table:table-row table:style-name="ro2">
          <table:table-cell table:number-columns-repeated="2"/>
          <table:table-cell table:style-name="ce44"/>
          <table:table-cell table:style-name="ce95" office:value-type="string" calcext:value-type="string">
            <text:p>"</text:p>
          </table:table-cell>
          <table:table-cell office:value-type="string" calcext:value-type="string">
            <text:p>Trigger: [AnyLine]</text:p>
            <text:p>Action: [Plot Byte Count/Rate]</text:p>
          </table:table-cell>
          <table:table-cell/>
          <table:table-cell table:style-name="ce104" office:value-type="string" calcext:value-type="string">
            <text:p>Begin of video [Plot Byte Count&amp;Rate]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4"/>
          <table:table-cell office:value-type="string" calcext:value-type="string">
            <text:p>Tx terminal</text:p>
          </table:table-cell>
          <table:table-cell office:value-type="string" calcext:value-type="string">
            <text:p>Send</text:p>
            <text:p><text:span text:style-name="T140">ABCDEFGHIJKLMNOPQRSTUVWXYZ\!(LineRepeat(20))\!(LineInterval(100))</text:span></text:p>
          </table:table-cell>
          <table:table-cell/>
          <table:table-cell table:style-name="ce106"/>
          <table:table-cell table:number-columns-repeated="58"/>
        </table:table-row>
        <table:table-row table:style-name="ro2">
          <table:table-cell table:number-columns-repeated="2"/>
          <table:table-cell table:style-name="ce44"/>
          <table:table-cell table:style-name="ce95" office:value-type="string" calcext:value-type="string">
            <text:p>"</text:p>
          </table:table-cell>
          <table:table-cell office:value-type="string" calcext:value-type="string">
            <text:p>Send</text:p>
            <text:p><text:span text:style-name="T140">ABCDEFGHIJKLMNOPQRSTUVWXYZ\!(LineRepeat(20))\!(LineInterval(200))</text:span></text:p>
          </table:table-cell>
          <table:table-cell/>
          <table:table-cell table:style-name="ce106"/>
          <table:table-cell table:number-columns-repeated="58"/>
        </table:table-row>
        <table:table-row table:style-name="ro1">
          <table:table-cell table:number-columns-repeated="2"/>
          <table:table-cell table:style-name="ce44"/>
          <table:table-cell office:value-type="string" calcext:value-type="string">
            <text:p>Rx terminal</text:p>
          </table:table-cell>
          <table:table-cell office:value-type="string" calcext:value-type="string">
            <text:p>Wait a while</text:p>
          </table:table-cell>
          <table:table-cell/>
          <table:table-cell table:style-name="ce106"/>
          <table:table-cell table:number-columns-repeated="58"/>
        </table:table-row>
        <table:table-row table:style-name="ro1">
          <table:table-cell table:number-columns-repeated="2"/>
          <table:table-cell table:style-name="ce44"/>
          <table:table-cell table:style-name="ce95" office:value-type="string" calcext:value-type="string">
            <text:p>"</text:p>
          </table:table-cell>
          <table:table-cell office:value-type="string" calcext:value-type="string">
            <text:p>Show legend</text:p>
          </table:table-cell>
          <table:table-cell/>
          <table:table-cell table:style-name="ce106"/>
          <table:table-cell table:number-columns-repeated="58"/>
        </table:table-row>
        <table:table-row table:style-name="ro1">
          <table:table-cell table:number-columns-repeated="2"/>
          <table:table-cell table:style-name="ce44"/>
          <table:table-cell office:value-type="string" calcext:value-type="string">
            <text:p>Tx terminal</text:p>
          </table:table-cell>
          <table:table-cell office:value-type="string" calcext:value-type="string">
            <text:p>Send again</text:p>
          </table:table-cell>
          <table:table-cell/>
          <table:table-cell table:style-name="ce106"/>
          <table:table-cell table:number-columns-repeated="58"/>
        </table:table-row>
        <table:table-row table:style-name="ro3">
          <table:table-cell table:number-columns-repeated="2"/>
          <table:table-cell table:style-name="ce44"/>
          <table:table-cell office:value-type="string" calcext:value-type="string">
            <text:p>Rx terminal</text:p>
          </table:table-cell>
          <table:table-cell office:value-type="string" calcext:value-type="string">
            <text:p>Wait a while, then...</text:p>
            <text:p>...[Clear] plot</text:p>
            <text:p>...[Reset Byte/Line Count/Rate]</text:p>
          </table:table-cell>
          <table:table-cell/>
          <table:table-cell table:style-name="ce106"/>
          <table:table-cell table:number-columns-repeated="58"/>
        </table:table-row>
        <table:table-row table:style-name="ro1">
          <table:table-cell table:number-columns-repeated="2"/>
          <table:table-cell table:style-name="ce44"/>
          <table:table-cell office:value-type="string" calcext:value-type="string">
            <text:p>Tx terminal</text:p>
          </table:table-cell>
          <table:table-cell office:value-type="string" calcext:value-type="string">
            <text:p>Send again</text:p>
          </table:table-cell>
          <table:table-cell/>
          <table:table-cell table:style-name="ce106"/>
          <table:table-cell table:number-columns-repeated="58"/>
        </table:table-row>
        <table:table-row table:style-name="ro1">
          <table:table-cell table:number-columns-repeated="2"/>
          <table:table-cell table:style-name="ce44"/>
          <table:table-cell office:value-type="string" calcext:value-type="string">
            <text:p>Rx terminal</text:p>
          </table:table-cell>
          <table:table-cell office:value-type="string" calcext:value-type="string">
            <text:p>Deactivate automatic action <text:span text:style-name="T14">from within plot form</text:span></text:p>
          </table:table-cell>
          <table:table-cell/>
          <table:table-cell table:style-name="ce104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4" table:number-columns-repeated="2"/>
          <table:table-cell table:number-columns-repeated="2"/>
          <table:table-cell table:style-name="ce98"/>
          <table:table-cell table:number-columns-repeated="58"/>
        </table:table-row>
        <table:table-row table:style-name="ro1">
          <table:table-cell table:number-columns-repeated="2"/>
          <table:table-cell table:style-name="ce44" office:value-type="string" calcext:value-type="string">
            <text:p>Options</text:p>
          </table:table-cell>
          <table:table-cell table:style-name="ce44"/>
          <table:table-cell office:value-type="string" calcext:value-type="string">
            <text:p>Trigger: ([-+]?\d+)</text:p>
          </table:table-cell>
          <table:table-cell office:value-type="string" calcext:value-type="string">
            <text:p>[Use Text] is silently enabled</text:p>
          </table:table-cell>
          <table:table-cell table:style-name="ce98"/>
          <table:table-cell table:number-columns-repeated="58"/>
        </table:table-row>
        <table:table-row table:style-name="ro3">
          <table:table-cell table:number-columns-repeated="2"/>
          <table:table-cell table:style-name="ce44" table:number-columns-repeated="2"/>
          <table:table-cell office:value-type="string" calcext:value-type="string">
            <text:p>Disable [Use Text]</text:p>
          </table:table-cell>
          <table:table-cell office:value-type="string" calcext:value-type="string">
            <text:p>Single error message</text:p>
            <text:p>Trigger is focussed again</text:p>
            <text:p>Invalid part is selected</text:p>
          </table:table-cell>
          <table:table-cell table:style-name="ce98"/>
          <table:table-cell table:number-columns-repeated="58"/>
        </table:table-row>
        <table:table-row table:style-name="ro1">
          <table:table-cell table:number-columns-repeated="2"/>
          <table:table-cell table:style-name="ce44" table:number-columns-repeated="2"/>
          <table:table-cell office:value-type="string" calcext:value-type="string">
            <text:p>Delete trigger</text:p>
          </table:table-cell>
          <table:table-cell office:value-type="string" calcext:value-type="string">
            <text:p>Trigger state is neutral again</text:p>
          </table:table-cell>
          <table:table-cell table:style-name="ce98"/>
          <table:table-cell table:number-columns-repeated="58"/>
        </table:table-row>
        <table:table-row table:style-name="ro2">
          <table:table-cell table:number-columns-repeated="2"/>
          <table:table-cell table:style-name="ce44" table:number-columns-repeated="2"/>
          <table:table-cell office:value-type="string" calcext:value-type="string">
            <text:p>Trigger: Fill-in (\</text:p>
          </table:table-cell>
          <table:table-cell office:value-type="string" calcext:value-type="string">
            <text:p>Trigger state is invalid</text:p>
            <text:p>[Use Text] is enabled</text:p>
          </table:table-cell>
          <table:table-cell table:style-name="ce98"/>
          <table:table-cell table:number-columns-repeated="58"/>
        </table:table-row>
        <table:table-row table:style-name="ro3">
          <table:table-cell table:number-columns-repeated="2"/>
          <table:table-cell table:style-name="ce44" table:number-columns-repeated="2"/>
          <table:table-cell office:value-type="string" calcext:value-type="string">
            <text:p>Enable [Use Text]</text:p>
          </table:table-cell>
          <table:table-cell office:value-type="string" calcext:value-type="string">
            <text:p>Trigger state is neutral again</text:p>
            <text:p><text:span text:style-name="T140">[Use Text] is selected</text:span></text:p>
            <text:p><text:span text:style-name="T140">[Regex] is enabled</text:span></text:p>
          </table:table-cell>
          <table:table-cell table:style-name="ce98"/>
          <table:table-cell table:number-columns-repeated="58"/>
        </table:table-row>
        <table:table-row table:style-name="ro2">
          <table:table-cell table:number-columns-repeated="2"/>
          <table:table-cell table:style-name="ce44" table:number-columns-repeated="2"/>
          <table:table-cell office:value-type="string" calcext:value-type="string">
            <text:p>Enable [Regex] using [Alt+E]</text:p>
          </table:table-cell>
          <table:table-cell office:value-type="string" calcext:value-type="string">
            <text:p>Trigger state is invalid again</text:p>
            <text:p>[Regex] is selected</text:p>
          </table:table-cell>
          <table:table-cell table:style-name="ce98"/>
          <table:table-cell table:number-columns-repeated="58"/>
        </table:table-row>
        <table:table-row table:style-name="ro3">
          <table:table-cell table:number-columns-repeated="2"/>
          <table:table-cell table:style-name="ce44" table:number-columns-repeated="2"/>
          <table:table-cell office:value-type="string" calcext:value-type="string">
            <text:p>Trigger: Complete with d+)</text:p>
          </table:table-cell>
          <table:table-cell office:value-type="string" calcext:value-type="string">
            <text:p>Trigger state is neutral again</text:p>
            <text:p><text:span text:style-name="T140">[Use Text] is enabled and selected</text:span></text:p>
            <text:p><text:span text:style-name="T140">[Regex] is enabled and selected</text:span></text:p>
          </table:table-cell>
          <table:table-cell table:style-name="ce98"/>
          <table:table-cell table:number-columns-repeated="58"/>
        </table:table-row>
        <table:table-row table:style-name="ro1">
          <table:table-cell table:number-columns-repeated="2"/>
          <table:table-cell table:style-name="ce44" table:number-columns-repeated="2"/>
          <table:table-cell table:number-columns-repeated="2"/>
          <table:table-cell table:style-name="ce98"/>
          <table:table-cell table:number-columns-repeated="58"/>
        </table:table-row>
        <table:table-row table:style-name="ro2">
          <table:table-cell table:number-columns-repeated="2"/>
          <table:table-cell table:style-name="ce44" office:value-type="string" calcext:value-type="string">
            <text:p>Line Chart</text:p>
          </table:table-cell>
          <table:table-cell table:style-name="ce44"/>
          <table:table-cell office:value-type="string" calcext:value-type="string">
            <text:p>Trigger: ([-+]?(?:\d+(?:\.\d*)?|\.\d+))</text:p>
            <text:p>Action: [Line Chart]</text:p>
          </table:table-cell>
          <table:table-cell/>
          <table:table-cell table:style-name="ce104" office:value-type="string" calcext:value-type="string">
            <text:p><text:span text:style-name="T140">Begin of video [Line Chart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4" table:number-columns-repeated="2"/>
          <table:table-cell office:value-type="string" calcext:value-type="string">
            <text:p>Run [SignalGeneration] script</text:p>
          </table:table-cell>
          <table:table-cell/>
          <table:table-cell table:style-name="ce104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4" table:number-columns-repeated="2"/>
          <table:table-cell office:value-type="string" calcext:value-type="string">
            <text:p>Enable [Show Time Stamp]</text:p>
          </table:table-cell>
          <table:table-cell/>
          <table:table-cell table:style-name="ce98"/>
          <table:table-cell table:number-columns-repeated="58"/>
        </table:table-row>
        <table:table-row table:style-name="ro1">
          <table:table-cell table:number-columns-repeated="2"/>
          <table:table-cell table:style-name="ce44" table:number-columns-repeated="2"/>
          <table:table-cell office:value-type="string" calcext:value-type="string">
            <text:p>Run [SignalGeneration] script again</text:p>
          </table:table-cell>
          <table:table-cell office:value-type="string" calcext:value-type="string">
            <text:p>Ensure that capture only happens in content, not meta data</text:p>
          </table:table-cell>
          <table:table-cell table:style-name="ce98"/>
          <table:table-cell table:number-columns-repeated="58"/>
        </table:table-row>
        <table:table-row table:style-name="ro1">
          <table:table-cell table:number-columns-repeated="2"/>
          <table:table-cell table:style-name="ce44" table:number-columns-repeated="2"/>
          <table:table-cell office:value-type="string" calcext:value-type="string">
            <text:p>Disable [Show Time Stamp]</text:p>
          </table:table-cell>
          <table:table-cell/>
          <table:table-cell table:style-name="ce98"/>
          <table:table-cell table:number-columns-repeated="58"/>
        </table:table-row>
        <table:table-row table:style-name="ro1">
          <table:table-cell table:number-columns-repeated="2"/>
          <table:table-cell table:style-name="ce44" table:number-columns-repeated="2"/>
          <table:table-cell table:number-columns-repeated="2"/>
          <table:table-cell table:style-name="ce98"/>
          <table:table-cell table:number-columns-repeated="58"/>
        </table:table-row>
        <table:table-row table:style-name="ro1">
          <table:table-cell table:number-columns-repeated="2"/>
          <table:table-cell table:style-name="ce44" office:value-type="string" calcext:value-type="string">
            <text:p>Line Chart Time Stamp</text:p>
          </table:table-cell>
          <table:table-cell table:style-name="ce44"/>
          <table:table-cell office:value-type="string" calcext:value-type="string">
            <text:p>Action: [Line Chart (X = Time Stamp)]</text:p>
          </table:table-cell>
          <table:table-cell/>
          <table:table-cell table:style-name="ce104" office:value-type="string" calcext:value-type="string">
            <text:p><text:span text:style-name="T140">Begin of video [Line Chart (X = Time Stamp)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4" table:number-columns-repeated="2"/>
          <table:table-cell office:value-type="string" calcext:value-type="string">
            <text:p>Run [SignalGeneration] script</text:p>
          </table:table-cell>
          <table:table-cell/>
          <table:table-cell table:style-name="ce104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4" table:number-columns-repeated="2"/>
          <table:table-cell table:number-columns-repeated="2"/>
          <table:table-cell table:style-name="ce98"/>
          <table:table-cell table:number-columns-repeated="58"/>
        </table:table-row>
        <table:table-row table:style-name="ro1">
          <table:table-cell table:number-columns-repeated="2"/>
          <table:table-cell table:style-name="ce44" office:value-type="string" calcext:value-type="string">
            <text:p>Histogram</text:p>
          </table:table-cell>
          <table:table-cell table:style-name="ce44"/>
          <table:table-cell office:value-type="string" calcext:value-type="string">
            <text:p>Action: [Histogram (Horizontal)]</text:p>
          </table:table-cell>
          <table:table-cell/>
          <table:table-cell table:style-name="ce104" office:value-type="string" calcext:value-type="string">
            <text:p><text:span text:style-name="T140">Begin of video [Histogram (Horizontal)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4" table:number-columns-repeated="2"/>
          <table:table-cell office:value-type="string" calcext:value-type="string">
            <text:p>Run [SignalGeneration] script</text:p>
          </table:table-cell>
          <table:table-cell/>
          <table:table-cell table:style-name="ce104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4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4" table:number-columns-repeated="2"/>
          <table:table-cell office:value-type="string" calcext:value-type="string">
            <text:p>Action: [Histogram (Vertical)]</text:p>
          </table:table-cell>
          <table:table-cell/>
          <table:table-cell table:style-name="ce104" office:value-type="string" calcext:value-type="string">
            <text:p><text:span text:style-name="T140">Begin of video [Histogram (Vertical)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4" table:number-columns-repeated="2"/>
          <table:table-cell office:value-type="string" calcext:value-type="string">
            <text:p>Run [SignalGeneration] script</text:p>
          </table:table-cell>
          <table:table-cell/>
          <table:table-cell table:style-name="ce104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4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4" office:value-type="string" calcext:value-type="string">
            <text:p>Scatter Plot</text:p>
          </table:table-cell>
          <table:table-cell table:style-name="ce44"/>
          <table:table-cell office:value-type="string" calcext:value-type="string">
            <text:p>Action: [Scatter Plot]</text:p>
          </table:table-cell>
          <table:table-cell/>
          <table:table-cell table:style-name="ce104" office:value-type="string" calcext:value-type="string">
            <text:p><text:span text:style-name="T140">Begin of video [Scatter Plot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4" table:number-columns-repeated="2"/>
          <table:table-cell office:value-type="string" calcext:value-type="string">
            <text:p>Configure [SignalGeneration] script to ADJECENT_RANDOM</text:p>
          </table:table-cell>
          <table:table-cell/>
          <table:table-cell table:style-name="ce104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4" table:number-columns-repeated="2"/>
          <table:table-cell office:value-type="string" calcext:value-type="string">
            <text:p>Run [SignalGeneration] script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4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4" table:number-columns-repeated="2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4" office:value-type="string" calcext:value-type="string">
            <text:p>Line Chart</text:p>
          </table:table-cell>
          <table:table-cell table:style-name="ce44"/>
          <table:table-cell office:value-type="string" calcext:value-type="string">
            <text:p>Open terminal on default port again</text:p>
          </table:table-cell>
          <table:table-cell/>
          <table:table-cell table:style-name="ce98"/>
          <table:table-cell table:number-columns-repeated="58"/>
        </table:table-row>
        <table:table-row table:style-name="ro1">
          <table:table-cell table:number-columns-repeated="2"/>
          <table:table-cell table:style-name="ce44" table:number-columns-repeated="2"/>
          <table:table-cell office:value-type="string" calcext:value-type="string">
            <text:p>Open another terminal in another instance of YAT</text:p>
          </table:table-cell>
          <table:table-cell/>
          <table:table-cell table:style-name="ce98"/>
          <table:table-cell table:number-columns-repeated="58"/>
        </table:table-row>
        <table:table-row table:style-name="ro1">
          <table:table-cell table:number-columns-repeated="2"/>
          <table:table-cell table:style-name="ce44" table:number-columns-repeated="2"/>
          <table:table-cell office:value-type="string" calcext:value-type="string">
            <text:p><text:span text:style-name="T140">[Show Count/Rate]</text:span> in both terminals</text:p>
          </table:table-cell>
          <table:table-cell/>
          <table:table-cell table:style-name="ce104" office:value-type="string" calcext:value-type="string">
            <text:p>Begin of video [Line Chart with enormous data]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4" table:number-columns-repeated="2"/>
          <table:table-cell office:value-type="string" calcext:value-type="string">
            <text:p>Trigger: ([-+]?\d+)</text:p>
            <text:p>Action: [Line Chart]</text:p>
          </table:table-cell>
          <table:table-cell/>
          <table:table-cell table:style-name="ce106"/>
          <table:table-cell table:number-columns-repeated="58"/>
        </table:table-row>
        <table:table-row table:style-name="ro1">
          <table:table-cell table:number-columns-repeated="2"/>
          <table:table-cell table:style-name="ce44" table:number-columns-repeated="2"/>
          <table:table-cell office:value-type="string" calcext:value-type="string">
            <text:p>In other terminal, send [Plot-6-IntegersEnormous.txt]</text:p>
          </table:table-cell>
          <table:table-cell/>
          <table:table-cell table:style-name="ce104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4" table:number-columns-repeated="2"/>
          <table:table-cell office:value-type="string" calcext:value-type="string">
            <text:p>[Terminal &gt; Break] after a while</text:p>
          </table:table-cell>
          <table:table-cell/>
          <table:table-cell table:style-name="ce104"/>
          <table:table-cell table:number-columns-repeated="58"/>
        </table:table-row>
        <table:table-row table:style-name="ro1">
          <table:table-cell table:number-columns-repeated="2"/>
          <table:table-cell table:style-name="ce44" table:number-columns-repeated="2"/>
          <table:table-cell table:number-columns-repeated="61"/>
        </table:table-row>
        <table:table-row table:style-name="ro28">
          <table:table-cell table:number-columns-repeated="2"/>
          <table:table-cell table:style-name="ce44" office:value-type="string" calcext:value-type="string">
            <text:p>Line Chart Time</text:p>
          </table:table-cell>
          <table:table-cell table:style-name="ce44"/>
          <table:table-cell office:value-type="string" calcext:value-type="string">
            <text:p><text:span text:style-name="T240">Action: [Line Chart (X = Time)]</text:span></text:p>
            <text:p/>
            <text:p><text:span text:style-name="T240">Trigger:</text:span></text:p>
            <text:p><text:span text:style-name="T241">(</text:span><text:span text:style-name="T240">(?:(?:19|20)\d\d-(?:0[1-9]|1[012])-(?:0[1-9]|[12]\d|3[01]))</text:span><text:span text:style-name="T242">T</text:span><text:span text:style-name="T243">(?:(?:[01]\d|2[0-3]):[0-5]\d:[0-5]\d)</text:span><text:span text:style-name="T244">)</text:span><text:span text:style-name="T243">\s+([-+]?(?:\d+(?:\.\d*)?|\.\d+))\s+([-+]?\d+)\s+([-+]?\d+)\s+([A-Z]{1})\s+</text:span>([A-Za-z]{3})</text:p>
            <text:p/>
            <text:p><text:span text:style-name="T203">Trigger in use is a modified combination of the predefined patterns:</text:span></text:p>
            <text:p><text:span text:style-name="T241">(</text:span><text:span text:style-name="T243">(?:(?:19|20)\d\d-(?:0[1-9]|1[012])-(?:0[1-9]|[12]\d|3[01]))</text:span><text:span text:style-name="T242">T</text:span><text:span text:style-name="T243">(?:(?:[01]\d|2[0-3]):[0-5]\d:[0-5]\d)</text:span><text:span text:style-name="T244">)</text:span></text:p>
            <text:p><text:span text:style-name="T245">                                                                                                                                                                 </text:span><text:span text:style-name="T246">\s+([-+]?(?:\d+(?:\.\d*)?|\.\d+))</text:span></text:p>
            <text:p><text:span text:style-name="T245">                                                                                                                                                                                                                    </text:span><text:span text:style-name="T246">\s+([-+]?\d+)\s+([-+]?\d+)</text:span></text:p>
            <text:p><text:span text:style-name="T245">                                                                                                                                                                                                                                                                </text:span><text:span text:style-name="T246">\s+([A-Z]{1})\s+([A-Za-z]{3})</text:span></text:p>
          </table:table-cell>
          <table:table-cell/>
          <table:table-cell table:style-name="ce98"/>
          <table:table-cell table:number-columns-repeated="58"/>
        </table:table-row>
        <table:table-row table:style-name="ro1">
          <table:table-cell table:number-columns-repeated="2"/>
          <table:table-cell table:style-name="ce44" table:number-columns-repeated="2"/>
          <table:table-cell office:value-type="string" calcext:value-type="string">
            <text:p>In other terminal, send [Plot-5-CombinedTime.txt]</text:p>
          </table:table-cell>
          <table:table-cell/>
          <table:table-cell table:style-name="ce98"/>
          <table:table-cell table:number-columns-repeated="58"/>
        </table:table-row>
        <table:table-row table:style-name="ro1">
          <table:table-cell table:number-columns-repeated="2"/>
          <table:table-cell table:style-name="ce44" table:number-columns-repeated="2"/>
          <table:table-cell table:number-columns-repeated="61"/>
        </table:table-row>
        <table:table-row table:style-name="ro29">
          <table:table-cell table:number-columns-repeated="2"/>
          <table:table-cell table:style-name="ce44" office:value-type="string" calcext:value-type="string">
            <text:p>Line Chart</text:p>
          </table:table-cell>
          <table:table-cell table:style-name="ce44"/>
          <table:table-cell office:value-type="string" calcext:value-type="string">
            <text:p><text:span text:style-name="T240">Action: [Line Chart]</text:span></text:p>
            <text:p/>
            <text:p><text:span text:style-name="T240">Trigger:</text:span></text:p>
            <text:p><text:span text:style-name="T140">([-+]?(?:\d+(?:\.\d*)?|\.\d+))\s+([-+]?\d+)\s+([-+]?\d+)\s+([A-Z]{1})\s+</text:span>([A-Za-z]{3})</text:p>
            <text:p/>
            <text:p><text:span text:style-name="T203">Trigger in use is a modified combination of the predefined patterns:</text:span></text:p>
            <text:p><text:span text:style-name="T163">([-+]?(?:\d+(?:\.\d*)?|\.\d+))</text:span></text:p>
            <text:p><text:span text:style-name="T245">                                               </text:span><text:span text:style-name="T246">\s+([-+]?\d+)\s+([-+]?\d+)</text:span></text:p>
            <text:p><text:span text:style-name="T245">                                                                                          </text:span><text:span text:style-name="T246">\s+([A-Z]{1})\s+([A-Za-z]{3})</text:span></text:p>
          </table:table-cell>
          <table:table-cell/>
          <table:table-cell table:style-name="ce104" office:value-type="string" calcext:value-type="string">
            <text:p>Begin of video [Line Chart with combined data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4" table:number-columns-repeated="2"/>
          <table:table-cell office:value-type="string" calcext:value-type="string">
            <text:p>In other terminal, send [Plot-4-Combined.txt] <text:span text:style-name="T14">multiple times</text:span></text:p>
          </table:table-cell>
          <table:table-cell/>
          <table:table-cell table:style-name="ce104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4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4" office:value-type="string" calcext:value-type="string">
            <text:p>Deactivate</text:p>
          </table:table-cell>
          <table:table-cell table:style-name="ce44"/>
          <table:table-cell office:value-type="string" calcext:value-type="string">
            <text:p>Deactivate automatic action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Hide automatic action in tool bar</text:p>
          </table:table-cell>
          <table:table-cell table:number-columns-repeated="60"/>
        </table:table-row>
        <table:table-row table:style-name="ro1">
          <table:table-cell table:number-columns-repeated="65"/>
        </table:table-row>
        <table:table-row table:style-name="ro1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Initialization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Link both to [YAT - Test - YAT.Model.Terminal.yacp]</text:p>
          </table:table-cell>
          <table:table-cell table:number-columns-repeated="60"/>
        </table:table-row>
        <table:table-row table:style-name="ro1">
          <table:table-cell table:number-columns-repeated="65"/>
        </table:table-row>
        <table:table-row table:style-name="ro6">
          <table:table-cell table:number-columns-repeated="2"/>
          <table:table-cell office:value-type="string" calcext:value-type="string">
            <text:p>Configuration</text:p>
          </table:table-cell>
          <table:table-cell/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Menu &gt; Send &gt; Automatic Response is not checked</text:p>
            <text:p><text:span text:style-name="T140">Menu &gt; Send &gt; Automatic Response &gt; Deactivate is disabled</text:span></text:p>
            <text:p><text:span text:style-name="T140">Menu &gt; Send &gt; Automatic Response &gt; Trigger &gt; Use Text is disabled</text:span></text:p>
            <text:p><text:span text:style-name="T140">Tool bar icons are equally disabl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Response is still not checked</text:p>
          </table:table-cell>
          <table:table-cell table:number-columns-repeated="59"/>
        </table:table-row>
        <table:table-row table:style-name="ro4">
          <table:table-cell table:number-columns-repeated="4"/>
          <table:table-cell office:value-type="string" calcext:value-type="string">
            <text:p>List responses</text:p>
          </table:table-cell>
          <table:table-cell office:value-type="string" calcext:value-type="string">
            <text:p>[None]</text:p>
            <text:p>[Trigger]</text:p>
            <text:p>[Predefined Command 1, 2, 3, 4, 5, 9, 10]</text:p>
            <text:p>[Send Text]</text:p>
            <text:p><text:span text:style-name="T140">Common Regex Capture Patters</text:span></text:p>
          </table:table-cell>
          <table:table-cell office:value-type="string" calcext:value-type="string">
            <text:p/>
            <text:p/>
            <text:p/>
            <text:p>[Send Text] is already listed as it contains the previously used command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Select response = [Send Text]</text:p>
          </table:table-cell>
          <table:table-cell office:value-type="string" calcext:value-type="string">
            <text:p>Menu &gt; Send &gt; Automatic Response is checked now</text:p>
          </table:table-cell>
          <table:table-cell office:value-type="string" calcext:value-type="string">
            <text:p>Note that, while an empty trigger is not, an empty response is valid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[Send Text] = "45"</text:p>
          </table:table-cell>
          <table:table-cell table:number-columns-repeated="60"/>
        </table:table-row>
        <table:table-row table:style-name="ro1">
          <table:table-cell table:number-columns-repeated="65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lect trigger = [Send Text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Automatic response is not triggered again</text:p>
            <text:p><text:span text:style-name="T140">Trigger is still highlighted</text:span></text:p>
            <text:p><text:span text:style-name="T140">Former triggers where [Any Line] was active are also highlighted</text:span></text:p>
          </table:table-cell>
          <table:table-cell office:value-type="string" calcext:value-type="string">
            <text:p/>
            <text:p/>
            <text:p>Not perfect, but way good enough</text:p>
          </table:table-cell>
          <table:table-cell table:number-columns-repeated="58"/>
        </table:table-row>
        <table:table-row table:style-name="ro2">
          <table:table-cell table:number-columns-repeated="4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<text:span text:style-name="T140">Automatic response is not triggered for "123abc456"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40">Automatic response is triggered</text:span></text:p>
            <text:p><text:span text:style-name="T140">Trigger is highlighted</text:span>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Exit YAT</text:p>
            <text:p>Restart YAT</text:p>
          </table:table-cell>
          <table:table-cell/>
          <table:table-cell office:value-type="string" calcext:value-type="string">
            <text:p>Verifies that variable triggers are correctly handled on exit/startup,</text:p>
            <text:p><text:span text:style-name="T140">even for commands of </text:span>linked pages</text:p>
          </table:table-cell>
          <table:table-cell table:number-columns-repeated="58"/>
        </table:table-row>
        <table:table-row table:style-name="ro3">
          <table:table-cell table:number-columns-repeated="4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<text:span text:style-name="T140">Automatic response is triggered</text:span></text:p>
            <text:p><text:span text:style-name="T140">Trigger is highlight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lect trigger = Some dedicated command = "ab"</text:p>
          </table:table-cell>
          <table:table-cell office:value-type="string" calcext:value-type="string">
            <text:p>[Use Text] is enabled now</text:p>
            <text:p>Data sent and received</text:p>
            <text:p><text:span text:style-name="T140">Automatic action is not triggered for "123ABC456"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40">Automatic response is triggered</text:span></text:p>
            <text:p><text:span text:style-name="T140">Trigger is highlight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Enable [Use Text]</text:p>
          </table:table-cell>
          <table:table-cell office:value-type="string" calcext:value-type="string">
            <text:p>[Case Sensitive] is enabled now and activated</text:p>
            <text:p>[Whole Word] is enabled now</text:p>
            <text:p>[Regex] is enabled now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40">Automatic response is triggered</text:span></text:p>
            <text:p><text:span text:style-name="T140">Trigger is highlighted</text:span>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40">Automatic response is not trigger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Disable [Case Sensitive] using [Alt+C] from within trigger combo box</text:p>
          </table:table-cell>
          <table:table-cell office:value-type="string" calcext:value-type="string">
            <text:p>[Case Sensitive] is deactivated now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40">Automatic response is triggered</text:span></text:p>
            <text:p><text:span text:style-name="T140">Trigger is highlight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Enable [Whole Word] using [Alt+W] from within trigger combo box</text:p>
          </table:table-cell>
          <table:table-cell office:value-type="string" calcext:value-type="string">
            <text:p>[Whole Word] is activated now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40">Automatic response is not trigger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:</text:p>
            <text:p>123 AB C456</text:p>
          </table:table-cell>
          <table:table-cell office:value-type="string" calcext:value-type="string">
            <text:p>Data sent and received</text:p>
            <text:p><text:span text:style-name="T140">Automatic response is triggered</text:span></text:p>
            <text:p><text:span text:style-name="T140">Trigger is highlight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Enable [Regex] using [Alt+E] from within trigger combo box</text:p>
            <text:p>Trigger:</text:p>
            <text:p>\w{3,}</text:p>
          </table:table-cell>
          <table:table-cell office:value-type="string" calcext:value-type="string">
            <text:p>[Whole Word] is still activated</text:p>
            <text:p><text:span text:style-name="T140">[Regex] is activated now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:</text:p>
            <text:p><text:span text:style-name="T239">123</text:span> AB <text:span text:style-name="T239">C456</text:span></text:p>
          </table:table-cell>
          <table:table-cell office:value-type="string" calcext:value-type="string">
            <text:p>Data sent and received</text:p>
            <text:p><text:span text:style-name="T140">Automatic response</text:span> is triggered for <text:span text:style-name="T239">each of the two matches</text:span></text:p>
            <text:p><text:span text:style-name="T163">Trigger is highlight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<text:span text:style-name="T140">Send:</text:span></text:p>
            <text:p><text:span text:style-name="T140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140">Automatic response</text:span> is triggered for <text:span text:style-name="T239">all 24 matches</text:span></text:p>
            <text:p><text:span text:style-name="T163">Trigger is highlighted</text:span></text:p>
          </table:table-cell>
          <table:table-cell office:value-type="string" calcext:value-type="string">
            <text:p>Ensures that multiple subsequent send works (i.e. the SendSyncObj mechanism)</text:p>
          </table:table-cell>
          <table:table-cell table:number-columns-repeated="58"/>
        </table:table-row>
        <table:table-row table:style-name="ro3">
          <table:table-cell table:number-columns-repeated="4"/>
          <table:table-cell office:value-type="string" calcext:value-type="string">
            <text:p><text:span text:style-name="T140">Clear sending terminal [Ctrl+L]</text:span></text:p>
            <text:p><text:span text:style-name="T140">Enable [Show Line Numbers]</text:span></text:p>
            <text:p>Enable [Show Length]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44" office:value-type="string" calcext:value-type="string">
            <text:p>Select response = [Predefined Command 1]</text:p>
          </table:table-cell>
          <table:table-cell table:number-columns-repeated="60"/>
        </table:table-row>
        <table:table-row table:style-name="ro3">
          <table:table-cell table:number-columns-repeated="4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40">Automatic response</text:span> is triggered for <text:span text:style-name="T239">all 24 matches</text:span></text:p>
            <text:p><text:span text:style-name="T163">Trigger is highlighted</text:span></text:p>
          </table:table-cell>
          <table:table-cell office:value-type="string" calcext:value-type="string">
            <text:p/>
            <text:p>1 + 24 lines are expected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44" office:value-type="string" calcext:value-type="string">
            <text:p>Select response = [Predefined Command 2]</text:p>
          </table:table-cell>
          <table:table-cell table:number-columns-repeated="60"/>
        </table:table-row>
        <table:table-row table:style-name="ro3">
          <table:table-cell table:number-columns-repeated="4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40">Automatic response</text:span> is triggered for <text:span text:style-name="T239">all 24 matches</text:span></text:p>
            <text:p><text:span text:style-name="T163">Trigger is highlighted</text:span></text:p>
          </table:table-cell>
          <table:table-cell office:value-type="string" calcext:value-type="string">
            <text:p/>
            <text:p><text:span text:style-name="T187">...ABC</text:span><text:span text:style-name="T253"> </text:span><text:span text:style-name="T238">is  expected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Send an empty line from the receiving terminal</text:p>
          </table:table-cell>
          <table:table-cell table:number-columns-repeated="60"/>
        </table:table-row>
        <table:table-row table:style-name="ro3">
          <table:table-cell table:number-columns-repeated="4"/>
          <table:table-cell office:value-type="string" calcext:value-type="string">
            <text:p>Send the above command again and again</text:p>
          </table:table-cell>
          <table:table-cell office:value-type="string" calcext:value-type="string">
            <text:p>Data sent and received</text:p>
            <text:p><text:span text:style-name="T140">Automatic response</text:span> is triggered for <text:span text:style-name="T239">all 24 matches</text:span></text:p>
            <text:p><text:span text:style-name="T163">Trigger is highlighted</text:span></text:p>
          </table:table-cell>
          <table:table-cell office:value-type="string" calcext:value-type="string">
            <text:p/>
            <text:p><text:span text:style-name="T187">...ABC</text:span><text:span text:style-name="T191"> </text:span><text:span text:style-name="T192">(72) </text:span><text:span text:style-name="T238">is  expected for each responded line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Send a final empty line from the receiving terminal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Select response = Some dedicated command</text:p>
          </table:table-cell>
          <table:table-cell table:number-columns-repeated="60"/>
        </table:table-row>
        <table:table-row table:style-name="ro3">
          <table:table-cell table:number-columns-repeated="4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40">Automatic response</text:span> is triggered for <text:span text:style-name="T239">all 24 matches</text:span></text:p>
            <text:p><text:span text:style-name="T163">Trigger is highlighted</text:span>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lect trigger = [Any Line]</text:p>
            <text:p>Select response = [Trigger]</text:p>
          </table:table-cell>
          <table:table-cell table:number-columns-repeated="60"/>
        </table:table-row>
        <table:table-row table:style-name="ro2">
          <table:table-cell table:number-columns-repeated="4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Automatic response is triggered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Trigger:</text:p>
            <text:p>(\d+)</text:p>
          </table:table-cell>
          <table:table-cell table:number-columns-repeated="60"/>
        </table:table-row>
        <table:table-row table:style-name="ro2">
          <table:table-cell table:number-columns-repeated="4"/>
          <table:table-cell office:value-type="string" calcext:value-type="string">
            <text:p>Response:</text:p>
            <text:p>$1$2$3$4</text:p>
          </table:table-cell>
          <table:table-cell/>
          <table:table-cell office:value-type="string" calcext:value-type="string">
            <text:p>There is a limitation with *Adjust*OptionsSilently():</text:p>
            <text:p>Options are only adjusted on 'SelectedIndexChanged', but not free text, i.e. -1</text:p>
          </table:table-cell>
          <table:table-cell table:number-columns-repeated="58"/>
        </table:table-row>
        <table:table-row table:style-name="ro30">
          <table:table-cell table:number-columns-repeated="4"/>
          <table:table-cell office:value-type="string" calcext:value-type="string">
            <text:p><text:span text:style-name="T140">Send:</text:span></text:p>
            <text:p><text:span text:style-name="T140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140">Automatic response is triggered for </text:span><text:span text:style-name="T248">all 10 matches</text:span></text:p>
            <text:p><text:span text:style-name="T140">Automatic response</text:span> is composed from first 4 triggers</text:p>
            <text:p><text:span text:style-name="T163">Trigger is highlighted</text:span></text:p>
          </table:table-cell>
          <table:table-cell office:value-type="string" calcext:value-type="string">
            <text:p><text:span text:style-name="T151">123 ABC 456 789 0DE FGH IJK LMN OPQ RST UVW XYZ 123 ABC 456 789 0DE FGH IJK LMN OPQ RST UVW XYZ</text:span></text:p>
            <text:p><text:span text:style-name="T184">$1$2$3$4</text:span></text:p>
            <text:p><text:span text:style-name="T184">$1$2$3$4</text:span></text:p>
            <text:p><text:span text:style-name="T184">$1$2$3$4</text:span></text:p>
            <text:p><text:span text:style-name="T184">$1$2$3$4</text:span></text:p>
            <text:p><text:span text:style-name="T184">$1$2$3$4</text:span></text:p>
            <text:p><text:span text:style-name="T184">$1$2$3$4</text:span></text:p>
            <text:p><text:span text:style-name="T184">$1$2$3$4</text:span></text:p>
            <text:p><text:span text:style-name="T184">$1$2$3$4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Enable [Replace]</text:p>
          </table:table-cell>
          <table:table-cell table:number-columns-repeated="60"/>
        </table:table-row>
        <table:table-row table:style-name="ro30">
          <table:table-cell table:number-columns-repeated="4"/>
          <table:table-cell office:value-type="string" calcext:value-type="string">
            <text:p><text:span text:style-name="T140">Send:</text:span></text:p>
            <text:p><text:span text:style-name="T140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140">Automatic response is triggered for </text:span><text:span text:style-name="T248">all 10 matches</text:span></text:p>
            <text:p><text:span text:style-name="T140">Automatic response</text:span> is composed from first 4 triggers</text:p>
            <text:p><text:span text:style-name="T163">Trigger is highlighted</text:span></text:p>
          </table:table-cell>
          <table:table-cell office:value-type="string" calcext:value-type="string">
            <text:p><text:span text:style-name="T151">123 ABC 456 789 0DE FGH IJK LMN OPQ RST UVW XYZ 123 ABC 456 789 0DE FGH IJK LMN OPQ RST UVW XYZ</text:span></text:p>
            <text:p><text:span text:style-name="T184">1234567890</text:span></text:p>
            <text:p><text:span text:style-name="T184">1234567890</text:span></text:p>
            <text:p><text:span text:style-name="T184">1234567890</text:span></text:p>
            <text:p><text:span text:style-name="T184">1234567890</text:span></text:p>
            <text:p><text:span text:style-name="T184">1234567890</text:span></text:p>
            <text:p><text:span text:style-name="T184">1234567890</text:span></text:p>
            <text:p><text:span text:style-name="T184">1234567890</text:span></text:p>
            <text:p><text:span text:style-name="T184">1234567890</text:span></text:p>
          </table:table-cell>
          <table:table-cell table:number-columns-repeated="58"/>
        </table:table-row>
        <table:table-row table:style-name="ro6">
          <table:table-cell table:number-columns-repeated="4"/>
          <table:table-cell office:value-type="string" calcext:value-type="string">
            <text:p>Response:</text:p>
            <text:p>$0$2$3$4</text:p>
          </table:table-cell>
          <table:table-cell office:value-type="string" calcext:value-type="string">
            <text:p>Data sent and received</text:p>
            <text:p><text:span text:style-name="T140">Automatic response is triggered for </text:span><text:span text:style-name="T248">all 10 matches</text:span></text:p>
            <text:p><text:span text:style-name="T140">Automatic response</text:span> contains <text:span text:style-name="T249">error message</text:span></text:p>
            <text:p><text:span text:style-name="T163">Trigger is highlighted</text:span></text:p>
          </table:table-cell>
          <table:table-cell table:style-name="ce109" office:value-type="string" calcext:value-type="string">
            <text:p>[Automatic response replacement error: Invalid replacement number 0 ($0) was requested! Number must be must be a positive integral value (1, 2,...).]4567890</text:p>
          </table:table-cell>
          <table:table-cell table:number-columns-repeated="58"/>
        </table:table-row>
        <table:table-row table:style-name="ro6">
          <table:table-cell table:number-columns-repeated="4"/>
          <table:table-cell office:value-type="string" calcext:value-type="string">
            <text:p>Response:</text:p>
            <text:p>$99$2$3$4</text:p>
          </table:table-cell>
          <table:table-cell office:value-type="string" calcext:value-type="string">
            <text:p>Data sent and received</text:p>
            <text:p><text:span text:style-name="T140">Automatic response is triggered for </text:span><text:span text:style-name="T248">all 10 matches</text:span></text:p>
            <text:p><text:span text:style-name="T140">Automatic response</text:span> contains <text:span text:style-name="T249">error message</text:span></text:p>
            <text:p><text:span text:style-name="T163">Trigger is highlighted</text:span></text:p>
          </table:table-cell>
          <table:table-cell table:style-name="ce109" office:value-type="string" calcext:value-type="string">
            <text:p>[Automatic response replacement error: Invalid replacement number 99 ($99) was requested but trigger only contains 8 captures!]4567890</text:p>
          </table:table-cell>
          <table:table-cell table:number-columns-repeated="58"/>
        </table:table-row>
        <table:table-row table:style-name="ro1">
          <table:table-cell table:number-columns-repeated="65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59"/>
        </table:table-row>
        <table:table-row table:style-name="ro1">
          <table:table-cell table:number-columns-repeated="65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/>
          <table:table-cell office:value-type="string" calcext:value-type="string">
            <text:p>Deactivate automatic response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Hide automatic response in tool bar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1">
          <table:table-cell table:number-columns-repeated="65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table:style-name="ce44" office:value-type="string" calcext:value-type="string">
            <text:p>Filter/Suppr.</text:p>
          </table:table-cell>
          <table:table-cell table:style-name="ce44"/>
          <table:table-cell office:value-type="string" calcext:value-type="string">
            <text:p>Start MT-SICS simulation incl. Frontend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Create and start AutoSocket connected to the MT-SICS simulation</text:p>
          </table:table-cell>
          <table:table-cell table:number-columns-repeated="60"/>
        </table:table-row>
        <table:table-row table:style-name="ro2">
          <table:table-cell table:number-columns-repeated="4"/>
          <table:table-cell office:value-type="string" calcext:value-type="string">
            <text:p>[Show Count/Rate]</text:p>
            <text:p>[Show Line Numbers]</text:p>
          </table:table-cell>
          <table:table-cell table:number-columns-repeated="60"/>
        </table:table-row>
        <table:table-row table:style-name="ro17">
          <table:table-cell table:number-columns-repeated="4"/>
          <table:table-cell office:value-type="string" calcext:value-type="string">
            <text:p>Start SIR</text:p>
          </table:table-cell>
          <table:table-cell table:style-name="ce96" office:value-type="string" calcext:value-type="string">
            <text:p><text:span text:style-name="T250">   1 </text:span><text:span text:style-name="T251">S S       0.00 g</text:span></text:p>
            <text:p><text:span text:style-name="T250">   2 </text:span><text:span text:style-name="T251">S S       0.00 g</text:span></text:p>
            <text:p><text:span text:style-name="T250">   3 </text:span><text:span text:style-name="T251">S S       0.00 g</text:span></text:p>
            <text:p><text:span text:style-name="T252">...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Show automatic action in tool bar</text:p>
          </table:table-cell>
          <table:table-cell table:number-columns-repeated="60"/>
        </table:table-row>
        <table:table-row table:style-name="ro2">
          <table:table-cell table:number-columns-repeated="4"/>
          <table:table-cell office:value-type="string" calcext:value-type="string">
            <text:p>Select trigger = "S D"</text:p>
            <text:p>Select action = [Filter]</text:p>
          </table:table-cell>
          <table:table-cell office:value-type="string" calcext:value-type="string">
            <text:p>Responses are no longer shown</text:p>
          </table:table-cell>
          <table:table-cell table:number-columns-repeated="59"/>
        </table:table-row>
        <table:table-row table:style-name="ro31">
          <table:table-cell table:number-columns-repeated="4"/>
          <table:table-cell office:value-type="string" calcext:value-type="string">
            <text:p>Change simulated value</text:p>
          </table:table-cell>
          <table:table-cell table:style-name="ce96" office:value-type="string" calcext:value-type="string">
            <text:p><text:span text:style-name="T250">...</text:span></text:p>
            <text:p><text:span text:style-name="T250"> 101 </text:span><text:span text:style-name="T251">S D       ?.?? g</text:span></text:p>
            <text:p><text:span text:style-name="T250"> 102 </text:span><text:span text:style-name="T251">S D       ?.?? g</text:span></text:p>
            <text:p><text:span text:style-name="T250"> 103 </text:span><text:span text:style-name="T251">S D       ?.?? g</text:span></text:p>
            <text:p><text:span text:style-name="T252">...</text:span></text:p>
            <text:p><text:span text:style-name="T163">Responses are no longer shown once stable again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Select action = [Suppress]</text:p>
          </table:table-cell>
          <table:table-cell office:value-type="string" calcext:value-type="string">
            <text:p>Responses are shown again</text:p>
          </table:table-cell>
          <table:table-cell table:number-columns-repeated="59"/>
        </table:table-row>
        <table:table-row table:style-name="ro31">
          <table:table-cell table:number-columns-repeated="4"/>
          <table:table-cell office:value-type="string" calcext:value-type="string">
            <text:p>Change simulated value</text:p>
          </table:table-cell>
          <table:table-cell table:style-name="ce96" office:value-type="string" calcext:value-type="string">
            <text:p><text:span text:style-name="T163">Responses are no longer shown when unstable</text:span></text:p>
            <text:p><text:span text:style-name="T250">...</text:span></text:p>
            <text:p><text:span text:style-name="T250"> 201 </text:span><text:span text:style-name="T251">S S       ?.?? g</text:span></text:p>
            <text:p><text:span text:style-name="T250"> 202 </text:span><text:span text:style-name="T251">S S       ?.?? g</text:span></text:p>
            <text:p><text:span text:style-name="T250"> 203 </text:span><text:span text:style-name="T251">S S       ?.?? g</text:span></text:p>
            <text:p><text:span text:style-name="T252">...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Select action = [None]</text:p>
          </table:table-cell>
          <table:table-cell office:value-type="string" calcext:value-type="string">
            <text:p>Responses are shown again</text:p>
          </table:table-cell>
          <table:table-cell table:number-columns-repeated="59"/>
        </table:table-row>
        <table:table-row table:style-name="ro1">
          <table:table-cell table:number-columns-repeated="65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/>
          <table:table-cell office:value-type="string" calcext:value-type="string">
            <text:p>Stop SIR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Hide automatic action in tool bar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1" table:number-rows-repeated="65420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YAT.View" table:style-name="ta1" table:print="false">
        <table:table-column table:style-name="co9" table:default-cell-style-name="ce41"/>
        <table:table-column table:style-name="co33" table:default-cell-style-name="ce41"/>
        <table:table-column table:style-name="co7" table:default-cell-style-name="ce41"/>
        <table:table-column table:style-name="co34" table:default-cell-style-name="ce41"/>
        <table:table-column table:style-name="co35" table:default-cell-style-name="ce41"/>
        <table:table-column table:style-name="co36" table:default-cell-style-name="ce41"/>
        <table:table-column table:style-name="co7" table:number-columns-repeated="58" table:default-cell-style-name="ce41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Oracle VM 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  <text:p>Passw0rd!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Open the VirtualBox manag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move previous "Win 7 (MS IE11) – Clone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new "Win 7 (MS IE11) – Clone"</text:p>
          </table:table-cell>
          <table:table-cell/>
          <table:table-cell office:value-type="string" calcext:value-type="string">
            <text:p>Takes 5-10 minutes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tart "Win 7 (MS IE11) – Clone"</text:p>
          </table:table-cell>
          <table:table-cell/>
          <table:table-cell table:style-name="ce110" office:value-type="string" calcext:value-type="string">
            <text:p>Doesn't work anymore !!! VT-x is required for latest VirtualBox !!!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58"/>
        </table:table-row>
        <table:table-row table:style-name="ro1" table:number-rows-repeated="6549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View.Forms.Main" table:style-name="ta1" table:print="false">
        <table:table-column table:style-name="co9" table:default-cell-style-name="ce41"/>
        <table:table-column table:style-name="co37" table:default-cell-style-name="ce41"/>
        <table:table-column table:style-name="co38" table:default-cell-style-name="ce41"/>
        <table:table-column table:style-name="co39" table:default-cell-style-name="ce41"/>
        <table:table-column table:style-name="co40" table:default-cell-style-name="ce41"/>
        <table:table-column table:style-name="co41" table:default-cell-style-name="ce41"/>
        <table:table-column table:style-name="co7" table:number-columns-repeated="1018" table:default-cell-style-name="ce4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eparation</text:p>
          </table:table-cell>
          <table:table-cell/>
          <table:table-cell office:value-type="string" calcext:value-type="string">
            <text:p>Start YA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File &gt; Preferences... &gt; Defaults...] + [OK]</text:p>
          </table:table-cell>
          <table:table-cell/>
          <table:table-cell office:value-type="string" calcext:value-type="string">
            <text:p><text:span text:style-name="T140">Will also default the &lt;MainWindow&gt; section in In LocalUserSettings.xml</text:span></text:p>
            <text:p>Required to get a normal = non-maximized window</text:p>
            <text:p/>
            <text:p>(A maximized window would revert the automatic layout when</text:p>
            <text:p><text:span text:style-name="T254"> moving below, due to a limitation with '</text:span><text:span text:style-name="T255">FormWindowState</text:span><text:span text:style-name="T256">.Maximized</text:span><text:span text:style-name="T257">')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 again</text:p>
          </table:table-cell>
          <table:table-cell office:value-type="string" calcext:value-type="string">
            <text:p>YAT shows the welcome screen</text:p>
            <text:p>YAT is started within visible screen</text:p>
            <text:p><text:span text:style-name="T140">YAT is started with normal layout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office:value-type="string" calcext:value-type="string">
            <text:p>Required to keep automatic layou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changed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Alt+Shif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 verticall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<text:span text:style-name="T140">Alt+Shift</text:span>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40">Alt+Shift</text:span>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 table:number-rows-repeated="65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table:table-column table:style-name="co9" table:default-cell-style-name="ce41"/>
        <table:table-column table:style-name="co42" table:default-cell-style-name="ce41"/>
        <table:table-column table:style-name="co43" table:default-cell-style-name="ce41"/>
        <table:table-column table:style-name="co44" table:default-cell-style-name="ce41"/>
        <table:table-column table:style-name="co45" table:default-cell-style-name="ce41"/>
        <table:table-column table:style-name="co46" table:default-cell-style-name="ce41"/>
        <table:table-column table:style-name="co7" table:number-columns-repeated="58" table:default-cell-style-name="ce41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text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text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office:value-type="string" calcext:value-type="string">
            <text:p>Ensure that subsequent [Enter] work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Modify the text in between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lect some text in between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Text gets sent without EOL</text:p>
            <text:p>Cursor position is kep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Edit while close/open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tex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position and selection is kep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Ctrl+F3]</text:p>
          </table:table-cell>
          <table:table-cell office:value-type="string" calcext:value-type="string">
            <text:p>Text gets sent without EOL</text:p>
            <text:p>Cursor and selection stays as i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tandard Shortcuts</text:p>
          </table:table-cell>
          <table:table-cell office:value-type="string" calcext:value-type="string">
            <text:p>[Ctrl+A]</text:p>
          </table:table-cell>
          <table:table-cell office:value-type="string" calcext:value-type="string">
            <text:p>Text gets completely sel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C]</text:p>
          </table:table-cell>
          <table:table-cell office:value-type="string" calcext:value-type="string">
            <text:p>Text gets copied onto clipboar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editor and paste text</text:p>
          </table:table-cell>
          <table:table-cell office:value-type="string" calcext:value-type="string">
            <text:p>Text gets pasted from clipboar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Go back to [Send Text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Shift+Left|Right]</text:p>
          </table:table-cell>
          <table:table-cell office:value-type="string" calcext:value-type="string">
            <text:p>Text gets sel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Shift+Left|Right]</text:p>
          </table:table-cell>
          <table:table-cell office:value-type="string" calcext:value-type="string">
            <text:p>Words get selec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Multi-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till shows former tex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'Send Text (F3)'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Fill-in some multi-line text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hows the text</text:p>
            <text:p>Text gets completely selec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ick into "Send Text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</table:table-cell>
          <table:table-cell office:value-type="string" calcext:value-type="string">
            <text:p>Ensure that multi-line placeholder can normally by navigated around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111" office:value-type="string" calcext:value-type="string">
            <text:p>Modify the text</text:p>
          </table:table-cell>
          <table:table-cell table:style-name="ce44"/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4" office:value-type="string" calcext:value-type="string">
            <text:p>Single line 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Tab] to move focus out of "Send Text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Tab] to switch terminal</text:p>
          </table:table-cell>
          <table:table-cell office:value-type="string" calcext:value-type="string">
            <text:p>Focus "disappears", i.e. moves to "Send Text"</text:p>
          </table:table-cell>
          <table:table-cell office:value-type="string" calcext:value-type="string">
            <text:p>Preparation for user input below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trl+Tab] to switch back</text:p>
          </table:table-cell>
          <table:table-cell office:value-type="string" calcext:value-type="string">
            <text:p>"Send Text" gets activat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  <text:p><text:span text:style-name="T140">Text gets completely selected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Keep Text</text:p>
          </table:table-cell>
          <table:table-cell office:value-type="string" calcext:value-type="string">
            <text:p>[Ctrl+Shift+K] to disable this optio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Fill-in some new tex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Ctrl+Shift+K] to restore this option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text</text:p>
          </table:table-cell>
          <table:table-cell table:number-columns-repeated="6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44" office:value-type="string" calcext:value-type="string">
            <text:p>[Ctrl+Shift+I] to enable this option</text:p>
          </table:table-cell>
          <table:table-cell table:style-name="Default" office:value-type="string" calcext:value-type="string">
            <text:p>Text gets reset</text:p>
            <text:p>Button changes to "Send EOL (F3)"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4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4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4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table:style-name="ce44"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4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4" office:value-type="string" calcext:value-type="string">
            <text:p>[Backspace]</text:p>
          </table:table-cell>
          <table:table-cell office:value-type="string" calcext:value-type="string">
            <text:p>Previous character is "eaten" is sent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4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44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44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text...&gt; doesn't lead to an error message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4" office:value-type="string" calcext:value-type="string">
            <text:p>[Ctrl+Shift+I] to restore this option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text is properly reset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Default"/>
          <table:table-cell table:style-name="ce44" office:value-type="string" calcext:value-type="string">
            <text:p>Fill-in some text</text:p>
          </table:table-cell>
          <table:table-cell table:number-columns-repeated="6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4" office:value-type="string" calcext:value-type="string">
            <text:p>Open recent drop-down</text:p>
          </table:table-cell>
          <table:table-cell table:style-name="ce44" office:value-type="string" calcext:value-type="string">
            <text:p>Backspace are shown as &lt;BS&gt;</text:p>
          </table:table-cell>
          <table:table-cell table:style-name="ce44"/>
          <table:table-cell table:number-columns-repeated="58"/>
        </table:table-row>
        <table:table-row table:style-name="ro1">
          <table:table-cell table:number-columns-repeated="3"/>
          <table:table-cell table:style-name="ce44" office:value-type="string" calcext:value-type="string">
            <text:p>Exit YAT</text:p>
          </table:table-cell>
          <table:table-cell table:style-name="ce44" table:number-columns-repeated="2"/>
          <table:table-cell table:number-columns-repeated="58"/>
        </table:table-row>
        <table:table-row table:style-name="ro1">
          <table:table-cell table:number-columns-repeated="3"/>
          <table:table-cell table:style-name="ce44" office:value-type="string" calcext:value-type="string">
            <text:p>Start YAT again</text:p>
          </table:table-cell>
          <table:table-cell table:style-name="ce44"/>
          <table:table-cell table:style-name="ce44" office:value-type="string" calcext:value-type="string">
            <text:p>Ensure that control char recents such as backspace properly handled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4" office:value-type="string" calcext:value-type="string">
            <text:p>Open recent drop-down</text:p>
          </table:table-cell>
          <table:table-cell table:style-name="ce44" office:value-type="string" calcext:value-type="string">
            <text:p>Backspace are shown as &lt;BS&gt;</text:p>
          </table:table-cell>
          <table:table-cell table:style-name="ce44"/>
          <table:table-cell table:number-columns-repeated="58"/>
        </table:table-row>
        <table:table-row table:style-name="ro1">
          <table:table-cell table:number-columns-repeated="3"/>
          <table:table-cell table:style-name="ce44" office:value-type="string" calcext:value-type="string">
            <text:p>Select one of the recents</text:p>
          </table:table-cell>
          <table:table-cell table:style-name="ce44" table:number-columns-repeated="2"/>
          <table:table-cell table:number-columns-repeated="58"/>
        </table:table-row>
        <table:table-row table:style-name="ro1">
          <table:table-cell table:number-columns-repeated="3"/>
          <table:table-cell table:style-name="ce44" office:value-type="string" calcext:value-type="string">
            <text:p>Change that recent</text:p>
          </table:table-cell>
          <table:table-cell table:style-name="ce44" table:number-columns-repeated="2"/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style-name="ce44"/>
          <table:table-cell table:number-columns-repeated="58"/>
        </table:table-row>
        <table:table-row table:style-name="ro2">
          <table:table-cell table:number-columns-repeated="3"/>
          <table:table-cell table:style-name="ce44" office:value-type="string" calcext:value-type="string">
            <text:p>Open recent drop-down</text:p>
          </table:table-cell>
          <table:table-cell table:style-name="ce44" office:value-type="string" calcext:value-type="string">
            <text:p>Just selected recent still there</text:p>
            <text:p>New recent added</text:p>
          </table:table-cell>
          <table:table-cell table:style-name="ce44"/>
          <table:table-cell table:number-columns-repeated="58"/>
        </table:table-row>
        <table:table-row table:style-name="ro1">
          <table:table-cell table:number-columns-repeated="3"/>
          <table:table-cell table:style-name="ce44"/>
          <table:table-cell table:number-columns-repeated="6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mport commands from [YAT - Test – YAT.View.Forms.Terminal.yacps]</text:p>
          </table:table-cell>
          <table:table-cell/>
          <table:table-cell office:value-type="string" calcext:value-type="string">
            <text:p>Import instead of link to be able to modify (and restore modified) commands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the predefined texts back and forth</text:p>
          </table:table-cell>
          <table:table-cell office:value-type="string" calcext:value-type="string">
            <text:p>Text gets sent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ommand Shortcuts</text:p>
          </table:table-cell>
          <table:table-cell office:value-type="string" calcext:value-type="string">
            <text:p>[Shift+F&lt;i&gt;]</text:p>
          </table:table-cell>
          <table:table-cell office:value-type="string" calcext:value-type="string">
            <text:p>Text gets sent</text:p>
          </table:table-cell>
          <table:table-cell table:style-name="Default" office:value-type="string" calcext:value-type="string">
            <text:p>If shortcuts don't work, check the "ATTENTION" blocks in YAT.View.Forms.Terminal.Designer.c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Page Shortcuts</text:p>
          </table:table-cell>
          <table:table-cell office:value-type="string" calcext:value-type="string">
            <text:p>[Ctrl+Alt+Right|Left]</text:p>
          </table:table-cell>
          <table:table-cell/>
          <table:table-cell table:style-name="Default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trl+&lt;i&gt;]</text:p>
          </table:table-cell>
          <table:table-cell/>
          <table:table-cell table:style-name="Default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4" office:value-type="string" calcext:value-type="string">
            <text:p>Changed Recent</text:p>
          </table:table-cell>
          <table:table-cell office:value-type="string" calcext:value-type="string">
            <text:p>[Arrow-Down] and [Arrow-Up]</text:p>
          </table:table-cell>
          <table:table-cell table:style-name="ce44" office:value-type="string" calcext:value-type="string">
            <text:p>Text changes among recents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4"/>
          <table:table-cell office:value-type="string" calcext:value-type="string">
            <text:p>[Shift+F&lt;i&gt;]</text:p>
          </table:table-cell>
          <table:table-cell table:style-name="ce44" office:value-type="string" calcext:value-type="string">
            <text:p>Text gets sent</text:p>
            <text:p>"Send Text" still contains changed recent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44"/>
          <table:table-cell office:value-type="string" calcext:value-type="string">
            <text:p>[Enter]</text:p>
          </table:table-cell>
          <table:table-cell table:style-name="ce44" office:value-type="string" calcext:value-type="string">
            <text:p>Changed recent text gets sent</text:p>
            <text:p><text:span text:style-name="T140">Text stays selected</text:span>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4"/>
          <table:table-cell office:value-type="string" calcext:value-type="string">
            <text:p>[Shift+F&lt;i&gt;]</text:p>
          </table:table-cell>
          <table:table-cell table:style-name="ce44" office:value-type="string" calcext:value-type="string">
            <text:p>Text gets sent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[Ctrl+Shift+F&lt;i&gt;]</text:p>
          </table:table-cell>
          <table:table-cell office:value-type="string" calcext:value-type="string">
            <text:p>Text gets copied to [Send Text]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Shift+P] to enable this optio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<text:span text:style-name="T140">[Shift+F&lt;i&gt;</text:span>]</text:p>
          </table:table-cell>
          <table:table-cell office:value-type="string" calcext:value-type="string">
            <text:p>Text gets copied after send</text:p>
          </table:table-cell>
          <table:table-cell office:value-type="string" calcext:value-type="string">
            <text:p>Note bug #473 "[Copy Predefined] option wrongly selects"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If cursor is not yet in [Send Text]</text:p>
            <text:p>   [Alt+E] to set curso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<text:span text:style-name="T140">[Shift+F&lt;i&gt;</text:span>]</text:p>
          </table:table-cell>
          <table:table-cell office:value-type="string" calcext:value-type="string">
            <text:p>Text gets copied after send</text:p>
            <text:p>Cursor stays at end of text box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Shift+P] to restore this option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58"/>
        </table:table-row>
        <table:table-row table:style-name="ro2">
          <table:table-cell table:number-columns-repeated="3"/>
          <table:table-cell table:style-name="ce44"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arrange</text:p>
          </table:table-cell>
          <table:table-cell table:style-name="ce44" office:value-type="string" calcext:value-type="string">
            <text:p>[Up/Down by], [Move/Copy to], [Clear]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arrange in settings dialog</text:p>
          </table:table-cell>
          <table:table-cell table:style-name="ce44" office:value-type="string" calcext:value-type="string">
            <text:p>[Define...] then redo the above in the settings dialog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ut/Copy/Paste/Clear</text:p>
          </table:table-cell>
          <table:table-cell table:style-name="ce44" office:value-type="string" calcext:value-type="string">
            <text:p>Within same terminal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4" office:value-type="string" calcext:value-type="string">
            <text:p>To/from other terminal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4" office:value-type="string" calcext:value-type="string">
            <text:p>To/from text editor</text:p>
          </table:table-cell>
          <table:table-cell office:value-type="string" calcext:value-type="string">
            <text:p>Proper behavior</text:p>
          </table:table-cell>
          <table:table-cell office:value-type="string" calcext:value-type="string">
            <text:p>Single-line text, multi-line text, file path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ut/Copy/Paste/Clear in settings dialog</text:p>
          </table:table-cell>
          <table:table-cell table:style-name="ce44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ut/Copy/Paste/Clear pages in settings dialog</text:p>
          </table:table-cell>
          <table:table-cell table:style-name="ce44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4"/>
          <table:table-cell table:number-columns-repeated="60"/>
        </table:table-row>
        <table:table-row table:style-name="ro1">
          <table:table-cell/>
          <table:table-cell office:value-type="string" calcext:value-type="string">
            <text:p>Throughput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'Byte/Line Count'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Send "A\!(LineRepeat)"</text:p>
          </table:table-cell>
          <table:table-cell office:value-type="string" calcext:value-type="string">
            <text:p>Rates must be at least 15000/s | 5000/s</text:p>
          </table:table-cell>
          <table:table-cell office:value-type="string" calcext:value-type="string">
            <text:p><text:span text:style-name="T140">YAT 2.4.0 ~ 15000/s | 5000/s</text:span></text:p>
            <text:p>YAT 2.1.0 ~ 15000/s | 5000/s</text:p>
            <text:p>(<text:span text:style-name="T140">YAT 2.0.0 was 12000/s | 4000/s, earlier versions even slower)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trl+B]</text:p>
          </table:table-cell>
          <table:table-cell office:value-type="string" calcext:value-type="string">
            <text:p>Breaks within instant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"A\!(LineRepeat)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Terminal &gt; Break]</text:p>
          </table:table-cell>
          <table:table-cell office:value-type="string" calcext:value-type="string">
            <text:p>Breaks within instant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GUI properly repond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B]</text:p>
          </table:table-cell>
          <table:table-cell office:value-type="string" calcext:value-type="string">
            <text:p>Breaks within instant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4" office:value-type="string" calcext:value-type="string">
            <text:p>[F4]</text:p>
          </table:table-cell>
          <table:table-cell office:value-type="string" calcext:value-type="string">
            <text:p>File is sent</text:p>
          </table:table-cell>
          <table:table-cell office:value-type="string" calcext:value-type="string">
            <text:p>Takes just a few seconds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4" office:value-type="string" calcext:value-type="string">
            <text:p>[F4]</text:p>
          </table:table-cell>
          <table:table-cell office:value-type="string" calcext:value-type="string">
            <text:p>File is sent agai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Stress Line</text:p>
          </table:table-cell>
          <table:table-cell table:style-name="ce44" office:value-type="string" calcext:value-type="string">
            <text:p>Send "\!-SendFiles\Stress-7-EnormousLine.txt"</text:p>
          </table:table-cell>
          <table:table-cell table:style-name="ce44" office:value-type="string" calcext:value-type="string">
            <text:p>Works without issues</text:p>
            <text:p><text:span text:style-name="T140">Complete line is sent and received</text:span></text:p>
            <text:p>Line exceed warning is output in the monitors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4" office:value-type="string" calcext:value-type="string">
            <text:p>Clear the monitors</text:p>
          </table:table-cell>
          <table:table-cell table:style-name="ce44"/>
          <table:table-cell table:number-columns-repeated="59"/>
        </table:table-row>
        <table:table-row table:style-name="ro1">
          <table:table-cell table:number-columns-repeated="3"/>
          <table:table-cell table:style-name="ce44" table:number-columns-repeated="2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Text Exclusion</text:p>
          </table:table-cell>
          <table:table-cell office:value-type="string" calcext:value-type="string">
            <text:p>Open settings</text:p>
          </table:table-cell>
          <table:table-cell table:style-name="ce44"/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ctivate [Advanced &gt; Skip Empty Lines on [Send File]]</text:p>
          </table:table-cell>
          <table:table-cell table:style-name="ce44"/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ctivate [Text &gt; Text exclusion patterns]</text:p>
          </table:table-cell>
          <table:table-cell table:style-name="ce44"/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"\!-SendFiles\TextExclusion.txt"</text:p>
          </table:table-cell>
          <table:table-cell table:style-name="ce44" office:value-type="string" calcext:value-type="string">
            <text:p>Lines include the stated number of chars</text:p>
            <text:p>No empty lin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60"/>
        </table:table-row>
        <table:table-row table:style-name="ro6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office:value-type="string" calcext:value-type="string">
            <text:p/>
            <text:p/>
            <text:p>Empty line must be shown since an empty line was intend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<text:span text:style-name="T140">Enable 'Show EOL' o</text:span>n receiving terminal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'Show Direction' on both terminal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'Show Length' on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ending EOL Character</text:p>
          </table:table-cell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65">(&lt;&lt;)</text:span><text:span text:style-name="T166"> </text:span><text:span text:style-name="T190">A</text:span><text:span text:style-name="T143">   </text:span><text:span text:style-name="T144"> </text:span>    in sending terminal</text:p>
            <text:p/>
            <text:p><text:span text:style-name="T153">(&gt;&gt;)</text:span><text:span text:style-name="T154"> </text:span><text:span text:style-name="T155">A</text:span><text:span text:style-name="T191">   </text:span><text:span text:style-name="T192"> </text:span><text:span text:style-name="T258">    in receiving terminal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65">(&lt;&lt;)</text:span><text:span text:style-name="T166"> </text:span><text:span text:style-name="T190">A</text:span><text:span text:style-name="T143">   </text:span><text:span text:style-name="T144"> </text:span>    in sending terminal</text:p>
            <text:p/>
            <text:p><text:span text:style-name="T153">(&gt;&gt;)</text:span><text:span text:style-name="T154"> </text:span><text:span text:style-name="T155">A</text:span><text:span text:style-name="T156">&lt;CR&gt;</text:span><text:span text:style-name="T258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40">&lt;CR&gt; must not be retained when 'Show EOL' is enabled (was the case until YAT 2.0.0)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60"/>
        </table:table-row>
        <table:table-row table:style-name="ro3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65">(&lt;&lt;)</text:span><text:span text:style-name="T166"> </text:span><text:span text:style-name="T190">A</text:span><text:span text:style-name="T143"> </text:span><text:span text:style-name="T144">(1)</text:span>    in sending terminal</text:p>
            <text:p/>
            <text:p><text:span text:style-name="T153">(&gt;&gt;)</text:span><text:span text:style-name="T154"> </text:span><text:span text:style-name="T155">A</text:span><text:span text:style-name="T156">&lt;CR&gt;&lt;LF&gt;</text:span><text:span text:style-name="T259"> </text:span><text:span text:style-name="T192">(3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Pending EOL</text:p>
          </table:table-cell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09">(&lt;&lt;)</text:span><text:span text:style-name="T146"> </text:span><text:span text:style-name="T190">A</text:span><text:span text:style-name="T143">   </text:span><text:span text:style-name="T144"> </text:span>    in sending terminal</text:p>
            <text:p/>
            <text:p><text:span text:style-name="T153">(&gt;&gt;)</text:span><text:span text:style-name="T154"> </text:span><text:span text:style-name="T155">A</text:span><text:span text:style-name="T191">   </text:span><text:span text:style-name="T192"> </text:span><text:span text:style-name="T258">    in receiving terminal</text:span></text:p>
          </table:table-cell>
          <table:table-cell table:number-columns-repeated="59"/>
        </table:table-row>
        <table:table-row table:style-name="ro22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65">(&lt;&lt;)</text:span><text:span text:style-name="T166"> </text:span><text:span text:style-name="T190">A</text:span><text:span text:style-name="T143"> </text:span><text:span text:style-name="T144">(1)</text:span></text:p>
            <text:p><text:span text:style-name="T209">(&gt;&gt;)</text:span><text:span text:style-name="T146"> </text:span><text:span text:style-name="T167">X</text:span><text:span text:style-name="T143"> </text:span><text:span text:style-name="T144">(1)</text:span>    in sending terminal</text:p>
            <text:p/>
            <text:p><text:span text:style-name="T153">(&gt;&gt;)</text:span><text:span text:style-name="T154"> </text:span><text:span text:style-name="T155">A</text:span><text:span text:style-name="T191"> </text:span><text:span text:style-name="T192">(1)</text:span><text:span text:style-name="T258">    in receiving terminal</text:span></text:p>
            <text:p><text:span text:style-name="T209">(&lt;&lt;)</text:span><text:span text:style-name="T146"> </text:span><text:span text:style-name="T190">X</text:span><text:span text:style-name="T212">&lt;CR&gt;&lt;LF&gt;</text:span><text:span text:style-name="T183"> </text:span><text:span text:style-name="T144">(3)</text:span></text:p>
          </table:table-cell>
          <table:table-cell table:number-columns-repeated="59"/>
        </table:table-row>
        <table:table-row table:style-name="ro33">
          <table:table-cell table:number-columns-repeated="3"/>
          <table:table-cell office:value-type="string" calcext:value-type="string">
            <text:p>In sending terminal:</text:p>
            <text:p>&lt;&lt;EMPTY&gt;&gt;</text:p>
            <text:p>[Enter]</text:p>
          </table:table-cell>
          <table:table-cell office:value-type="string" calcext:value-type="string">
            <text:p><text:span text:style-name="T165">(&lt;&lt;)</text:span><text:span text:style-name="T166"> </text:span><text:span text:style-name="T190">A</text:span><text:span text:style-name="T143"> </text:span><text:span text:style-name="T144">(1)</text:span></text:p>
            <text:p><text:span text:style-name="T209">(&gt;&gt;)</text:span><text:span text:style-name="T146"> </text:span><text:span text:style-name="T167">X</text:span><text:span text:style-name="T143"> </text:span><text:span text:style-name="T144">(1)</text:span>    in sending terminal</text:p>
            <text:p/>
            <text:p><text:span text:style-name="T153">(&gt;&gt;)</text:span><text:span text:style-name="T154"> </text:span><text:span text:style-name="T155">A</text:span><text:span text:style-name="T191"> </text:span><text:span text:style-name="T192">(1)</text:span><text:span text:style-name="T258">    in receiving terminal</text:span></text:p>
            <text:p><text:span text:style-name="T209">(&lt;&lt;)</text:span><text:span text:style-name="T146"> </text:span><text:span text:style-name="T190">X</text:span><text:span text:style-name="T212">&lt;CR&gt;&lt;LF&gt;</text:span><text:span text:style-name="T183"> </text:span><text:span text:style-name="T144">(3)</text:span></text:p>
            <text:p><text:span text:style-name="T153">(&gt;&gt;)</text:span><text:span text:style-name="T154"> </text:span><text:span text:style-name="T260">&lt;CR&gt;&lt;LF&gt;</text:span><text:span text:style-name="T154"> </text:span><text:span text:style-name="T189">(2)</text:span></text:p>
          </table:table-cell>
          <table:table-cell office:value-type="string" calcext:value-type="string">
            <text:p/>
            <text:p>Empty line must not be shown since it's just the pending EOL</text:p>
          </table:table-cell>
          <table:table-cell table:number-columns-repeated="58"/>
        </table:table-row>
        <table:table-row table:style-name="ro34">
          <table:table-cell table:number-columns-repeated="3"/>
          <table:table-cell office:value-type="string" calcext:value-type="string">
            <text:p><text:span text:style-name="T140">In sending terminal:</text:span></text:p>
            <text:p>B</text:p>
            <text:p>[Enter]</text:p>
          </table:table-cell>
          <table:table-cell office:value-type="string" calcext:value-type="string">
            <text:p><text:span text:style-name="T153">(&lt;&lt;)</text:span><text:span text:style-name="T154"> </text:span><text:span text:style-name="T193">A</text:span><text:span text:style-name="T191"> </text:span><text:span text:style-name="T192">(1)</text:span></text:p>
            <text:p><text:span text:style-name="T153">(&gt;&gt;)</text:span><text:span text:style-name="T154"> </text:span><text:span text:style-name="T155">X</text:span><text:span text:style-name="T191"> </text:span><text:span text:style-name="T192">(1)</text:span></text:p>
            <text:p><text:span text:style-name="T153">(&lt;&lt;)</text:span><text:span text:style-name="T154"> </text:span><text:span text:style-name="T193">B</text:span><text:span text:style-name="T191"> </text:span><text:span text:style-name="T192">(1)</text:span>    in sending terminal</text:p>
            <text:p/>
            <text:p><text:span text:style-name="T153">(&gt;&gt;)</text:span><text:span text:style-name="T154"> </text:span><text:span text:style-name="T155">A</text:span><text:span text:style-name="T191"> </text:span><text:span text:style-name="T192">(1)</text:span><text:span text:style-name="T258">    in receiving terminal</text:span></text:p>
            <text:p><text:span text:style-name="T153">(&lt;&lt;)</text:span><text:span text:style-name="T154"> </text:span><text:span text:style-name="T193">X</text:span><text:span text:style-name="T261">&lt;CR&gt;&lt;LF&gt;</text:span><text:span text:style-name="T259"> </text:span><text:span text:style-name="T192">(3)</text:span></text:p>
            <text:p><text:span text:style-name="T153">(&gt;&gt;)</text:span><text:span text:style-name="T154"> </text:span><text:span text:style-name="T260">&lt;CR&gt;&lt;LF&gt;</text:span><text:span text:style-name="T154"> </text:span><text:span text:style-name="T189">(2)</text:span></text:p>
            <text:p><text:span text:style-name="T153">(&gt;&gt;)</text:span><text:span text:style-name="T154"> </text:span><text:span text:style-name="T155">B</text:span><text:span text:style-name="T156">&lt;CR&gt;&lt;LF&gt;</text:span><text:span text:style-name="T259"> </text:span><text:span text:style-name="T192">(3)</text:span></text:p>
          </table:table-cell>
          <table:table-cell table:number-columns-repeated="59"/>
        </table:table-row>
        <table:table-row table:style-name="ro35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53">(&lt;&lt;)</text:span><text:span text:style-name="T154"> </text:span><text:span text:style-name="T193">A</text:span><text:span text:style-name="T191"> </text:span><text:span text:style-name="T192">(1)</text:span></text:p>
            <text:p><text:span text:style-name="T153">(&gt;&gt;)</text:span><text:span text:style-name="T154"> </text:span><text:span text:style-name="T155">X</text:span><text:span text:style-name="T191"> </text:span><text:span text:style-name="T192">(1)</text:span></text:p>
            <text:p><text:span text:style-name="T153">(&lt;&lt;)</text:span><text:span text:style-name="T154"> </text:span><text:span text:style-name="T193">B</text:span><text:span text:style-name="T191"> </text:span><text:span text:style-name="T192">(1)</text:span></text:p>
            <text:p><text:span text:style-name="T153">(&gt;&gt;)</text:span><text:span text:style-name="T154"> </text:span><text:span text:style-name="T155">X</text:span><text:span text:style-name="T191"> </text:span><text:span text:style-name="T192">(1)</text:span>    in sending terminal</text:p>
            <text:p/>
            <text:p><text:span text:style-name="T153">(&gt;&gt;)</text:span><text:span text:style-name="T154"> </text:span><text:span text:style-name="T155">A</text:span><text:span text:style-name="T191"> </text:span><text:span text:style-name="T192">(1)</text:span><text:span text:style-name="T258">    in receiving terminal</text:span></text:p>
            <text:p><text:span text:style-name="T153">(&lt;&lt;)</text:span><text:span text:style-name="T154"> </text:span><text:span text:style-name="T193">X</text:span><text:span text:style-name="T261">&lt;CR&gt;&lt;LF&gt;</text:span><text:span text:style-name="T259"> </text:span><text:span text:style-name="T192">(3)</text:span></text:p>
            <text:p><text:span text:style-name="T153">(&gt;&gt;)</text:span><text:span text:style-name="T154"> </text:span><text:span text:style-name="T260">&lt;CR&gt;&lt;LF&gt;</text:span><text:span text:style-name="T154"> </text:span><text:span text:style-name="T189">(2)</text:span></text:p>
            <text:p><text:span text:style-name="T153">(&gt;&gt;)</text:span><text:span text:style-name="T154"> </text:span><text:span text:style-name="T155">B</text:span><text:span text:style-name="T156">&lt;CR&gt;&lt;LF&gt;</text:span><text:span text:style-name="T259"> </text:span><text:span text:style-name="T192">(3)</text:span></text:p>
            <text:p><text:span text:style-name="T153">(&lt;&lt;)</text:span><text:span text:style-name="T154"> </text:span><text:span text:style-name="T193">X</text:span><text:span text:style-name="T261">&lt;CR&gt;&lt;LF&gt;</text:span><text:span text:style-name="T259"> </text:span><text:span text:style-name="T192">(3)</text:span></text:p>
          </table:table-cell>
          <table:table-cell table:number-columns-repeated="59"/>
        </table:table-row>
        <table:table-row table:style-name="ro36">
          <table:table-cell table:number-columns-repeated="3"/>
          <table:table-cell office:value-type="string" calcext:value-type="string">
            <text:p><text:span text:style-name="T140">In sending terminal:</text:span></text:p>
            <text:p>&lt;&lt;EMPTY&gt;&gt;</text:p>
            <text:p>[Enter]</text:p>
          </table:table-cell>
          <table:table-cell office:value-type="string" calcext:value-type="string">
            <text:p><text:span text:style-name="T153">(&lt;&lt;)</text:span><text:span text:style-name="T154"> </text:span><text:span text:style-name="T193">A</text:span><text:span text:style-name="T191"> </text:span><text:span text:style-name="T192">(1)</text:span></text:p>
            <text:p><text:span text:style-name="T153">(&gt;&gt;)</text:span><text:span text:style-name="T154"> </text:span><text:span text:style-name="T155">X</text:span><text:span text:style-name="T191"> </text:span><text:span text:style-name="T192">(1)</text:span></text:p>
            <text:p><text:span text:style-name="T153">(&lt;&lt;)</text:span><text:span text:style-name="T154"> </text:span><text:span text:style-name="T193">B</text:span><text:span text:style-name="T191"> </text:span><text:span text:style-name="T192">(1)</text:span></text:p>
            <text:p><text:span text:style-name="T153">(&gt;&gt;)</text:span><text:span text:style-name="T154"> </text:span><text:span text:style-name="T155">X</text:span><text:span text:style-name="T191"> </text:span><text:span text:style-name="T192">(1)</text:span></text:p>
            <text:p><text:span text:style-name="T153">(&lt;&lt;)</text:span><text:span text:style-name="T154">  </text:span><text:span text:style-name="T189">(0) </text:span>    in sending terminal</text:p>
            <text:p/>
            <text:p><text:span text:style-name="T153">(&gt;&gt;)</text:span><text:span text:style-name="T154"> </text:span><text:span text:style-name="T155">A</text:span><text:span text:style-name="T191"> </text:span><text:span text:style-name="T192">(1)</text:span><text:span text:style-name="T258">    in receiving terminal</text:span></text:p>
            <text:p><text:span text:style-name="T153">(&lt;&lt;)</text:span><text:span text:style-name="T154"> </text:span><text:span text:style-name="T193">X</text:span><text:span text:style-name="T261">&lt;CR&gt;&lt;LF&gt;</text:span><text:span text:style-name="T259"> </text:span><text:span text:style-name="T192">(3)</text:span></text:p>
            <text:p><text:span text:style-name="T153">(&gt;&gt;)</text:span><text:span text:style-name="T154"> </text:span><text:span text:style-name="T260">&lt;CR&gt;&lt;LF&gt;</text:span><text:span text:style-name="T154"> </text:span><text:span text:style-name="T189">(2)</text:span></text:p>
            <text:p><text:span text:style-name="T153">(&gt;&gt;)</text:span><text:span text:style-name="T154"> </text:span><text:span text:style-name="T155">B</text:span><text:span text:style-name="T156">&lt;CR&gt;&lt;LF&gt;</text:span><text:span text:style-name="T259"> </text:span><text:span text:style-name="T192">(3)</text:span></text:p>
            <text:p><text:span text:style-name="T153">(&lt;&lt;)</text:span><text:span text:style-name="T154"> </text:span><text:span text:style-name="T193">X</text:span><text:span text:style-name="T261">&lt;CR&gt;&lt;LF&gt;</text:span><text:span text:style-name="T259"> </text:span><text:span text:style-name="T192">(3)</text:span></text:p>
            <text:p><text:span text:style-name="T153">(&gt;&gt;)</text:span><text:span text:style-name="T154"> </text:span><text:span text:style-name="T260">&lt;CR&gt;&lt;LF&gt;</text:span><text:span text:style-name="T154"> </text:span><text:span text:style-name="T189">(2)</text:span></text:p>
          </table:table-cell>
          <table:table-cell office:value-type="string" calcext:value-type="string">
            <text:p/>
            <text:p/>
            <text:p/>
            <text:p/>
            <text:p>Empty line must be shown since an empty line was intended</text:p>
          </table:table-cell>
          <table:table-cell table:number-columns-repeated="58"/>
        </table:table-row>
        <table:table-row table:style-name="ro37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53">(&lt;&lt;)</text:span><text:span text:style-name="T154"> </text:span><text:span text:style-name="T193">A</text:span><text:span text:style-name="T191"> </text:span><text:span text:style-name="T192">(1)</text:span></text:p>
            <text:p><text:span text:style-name="T153">(&gt;&gt;)</text:span><text:span text:style-name="T154"> </text:span><text:span text:style-name="T155">X</text:span><text:span text:style-name="T191"> </text:span><text:span text:style-name="T192">(1)</text:span></text:p>
            <text:p><text:span text:style-name="T153">(&lt;&lt;)</text:span><text:span text:style-name="T154"> </text:span><text:span text:style-name="T193">B</text:span><text:span text:style-name="T191"> </text:span><text:span text:style-name="T192">(1)</text:span></text:p>
            <text:p><text:span text:style-name="T153">(&gt;&gt;)</text:span><text:span text:style-name="T154"> </text:span><text:span text:style-name="T155">X</text:span><text:span text:style-name="T191"> </text:span><text:span text:style-name="T192">(1)</text:span></text:p>
            <text:p><text:span text:style-name="T153">(&lt;&lt;)</text:span><text:span text:style-name="T154">  </text:span><text:span text:style-name="T189">(0)</text:span></text:p>
            <text:p><text:span text:style-name="T153">(&lt;&lt;)</text:span><text:span text:style-name="T154"> </text:span><text:span text:style-name="T193">B</text:span><text:span text:style-name="T191"> </text:span><text:span text:style-name="T192">(1)</text:span>    in sending terminal</text:p>
            <text:p/>
            <text:p><text:span text:style-name="T153">(&gt;&gt;)</text:span><text:span text:style-name="T154"> </text:span><text:span text:style-name="T155">A</text:span><text:span text:style-name="T191"> </text:span><text:span text:style-name="T192">(1)</text:span><text:span text:style-name="T258">    in receiving terminal</text:span></text:p>
            <text:p><text:span text:style-name="T153">(&lt;&lt;)</text:span><text:span text:style-name="T154"> </text:span><text:span text:style-name="T193">X</text:span><text:span text:style-name="T261">&lt;CR&gt;&lt;LF&gt;</text:span><text:span text:style-name="T259"> </text:span><text:span text:style-name="T192">(3)</text:span></text:p>
            <text:p><text:span text:style-name="T153">(&gt;&gt;)</text:span><text:span text:style-name="T154"> </text:span><text:span text:style-name="T260">&lt;CR&gt;&lt;LF&gt;</text:span><text:span text:style-name="T154"> </text:span><text:span text:style-name="T189">(2)</text:span></text:p>
            <text:p><text:span text:style-name="T153">(&gt;&gt;)</text:span><text:span text:style-name="T154"> </text:span><text:span text:style-name="T155">B</text:span><text:span text:style-name="T156">&lt;CR&gt;&lt;LF&gt;</text:span><text:span text:style-name="T259"> </text:span><text:span text:style-name="T192">(3)</text:span></text:p>
            <text:p><text:span text:style-name="T153">(&lt;&lt;)</text:span><text:span text:style-name="T154"> </text:span><text:span text:style-name="T193">X</text:span><text:span text:style-name="T261">&lt;CR&gt;&lt;LF&gt;</text:span><text:span text:style-name="T259"> </text:span><text:span text:style-name="T192">(3)</text:span></text:p>
            <text:p><text:span text:style-name="T153">(&gt;&gt;)</text:span><text:span text:style-name="T154"> </text:span><text:span text:style-name="T260">&lt;CR&gt;&lt;LF&gt;</text:span><text:span text:style-name="T154"> </text:span><text:span text:style-name="T189">(2)</text:span></text:p>
            <text:p><text:span text:style-name="T153">(&gt;&gt;)</text:span><text:span text:style-name="T154"> </text:span><text:span text:style-name="T155">B</text:span><text:span text:style-name="T156">&lt;CR&gt;&lt;LF&gt;</text:span><text:span text:style-name="T259"> </text:span><text:span text:style-name="T192">(3)</text:span></text:p>
          </table:table-cell>
          <table:table-cell office:value-type="string" calcext:value-type="string">
            <text:p/>
            <text:p/>
            <text:p/>
            <text:p/>
            <text:p/>
            <text:p>Empty line must be kept since an empty line was intend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Pend. EOL Char. a)</text:p>
          </table:table-cell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09">(&lt;&lt;)</text:span><text:span text:style-name="T146"> </text:span><text:span text:style-name="T190">A</text:span><text:span text:style-name="T143">   </text:span><text:span text:style-name="T144"> </text:span>    in sending terminal</text:p>
            <text:p/>
            <text:p><text:span text:style-name="T153">(&gt;&gt;)</text:span><text:span text:style-name="T154"> </text:span><text:span text:style-name="T155">A</text:span><text:span text:style-name="T191">   </text:span><text:span text:style-name="T192"> </text:span><text:span text:style-name="T258">    in receiving terminal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65">(&lt;&lt;)</text:span><text:span text:style-name="T166"> </text:span><text:span text:style-name="T190">A</text:span><text:span text:style-name="T143">   </text:span><text:span text:style-name="T144"> </text:span>    in sending terminal</text:p>
            <text:p/>
            <text:p><text:span text:style-name="T153">(&gt;&gt;)</text:span><text:span text:style-name="T154"> </text:span><text:span text:style-name="T155">A</text:span><text:span text:style-name="T156">&lt;CR&gt;</text:span><text:span text:style-name="T258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40">&lt;CR&gt; must not be retained when 'Show EOL' is enabled (was the case until YAT 2.0.0)</text:span></text:p>
          </table:table-cell>
          <table:table-cell table:number-columns-repeated="58"/>
        </table:table-row>
        <table:table-row table:style-name="ro4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65">(&lt;&lt;)</text:span><text:span text:style-name="T166"> </text:span><text:span text:style-name="T190">A</text:span><text:span text:style-name="T143"> </text:span><text:span text:style-name="T144">(1)</text:span></text:p>
            <text:p><text:span text:style-name="T209">(&gt;&gt;)</text:span><text:span text:style-name="T146"> </text:span><text:span text:style-name="T167">X</text:span><text:span text:style-name="T143"> </text:span><text:span text:style-name="T144">(1)</text:span>    in sending terminal</text:p>
            <text:p/>
            <text:p><text:span text:style-name="T153">(&gt;&gt;)</text:span><text:span text:style-name="T154"> </text:span><text:span text:style-name="T155">A</text:span><text:span text:style-name="T156">&lt;CR&gt;</text:span><text:span text:style-name="T259"> </text:span><text:span text:style-name="T192">(2)</text:span><text:span text:style-name="T258"> in receiving terminal</text:span></text:p>
            <text:p><text:span text:style-name="T153">(&lt;&lt;)</text:span><text:span text:style-name="T154"> </text:span><text:span text:style-name="T193">X</text:span><text:span text:style-name="T261">&lt;CR&gt;&lt;LF&gt;</text:span><text:span text:style-name="T259"> </text:span><text:span text:style-name="T192">(3)</text:span></text:p>
          </table:table-cell>
          <table:table-cell office:value-type="string" calcext:value-type="string">
            <text:p/>
            <text:p/>
            <text:p/>
            <text:p>(was wrong until YAT 2.0.0: A</text:p>
            <text:p>                                         X&lt;CR&gt;&lt;LF&gt;)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<text:span text:style-name="T140">In sending terminal:</text:span></text:p>
            <text:p>&lt;LF&gt;</text:p>
          </table:table-cell>
          <table:table-cell table:number-columns-repeated="60"/>
        </table:table-row>
        <table:table-row table:style-name="ro3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65">(&lt;&lt;)</text:span><text:span text:style-name="T166"> </text:span><text:span text:style-name="T190">A</text:span><text:span text:style-name="T143"> </text:span><text:span text:style-name="T144">(1)</text:span></text:p>
            <text:p><text:span text:style-name="T209">(&gt;&gt;)</text:span><text:span text:style-name="T146"> </text:span><text:span text:style-name="T167">X</text:span><text:span text:style-name="T143"> </text:span><text:span text:style-name="T144">(1)</text:span>    in sending terminal</text:p>
            <text:p/>
            <text:p><text:span text:style-name="T153">(&gt;&gt;)</text:span><text:span text:style-name="T154"> </text:span><text:span text:style-name="T155">A</text:span><text:span text:style-name="T156">&lt;CR&gt;</text:span><text:span text:style-name="T259"> </text:span><text:span text:style-name="T192">(2)</text:span><text:span text:style-name="T262"> </text:span><text:span text:style-name="T258">in receiving terminal</text:span></text:p>
            <text:p><text:span text:style-name="T263">(&lt;&lt;)</text:span><text:span text:style-name="T264"> </text:span><text:span text:style-name="T193">X</text:span><text:span text:style-name="T261">&lt;CR&gt;&lt;LF&gt;</text:span><text:span text:style-name="T259"> </text:span><text:span text:style-name="T192">(3)</text:span></text:p>
            <text:p><text:span text:style-name="T153">(&gt;&gt;)</text:span><text:span text:style-name="T154"> </text:span><text:span text:style-name="T260">&lt;LF&gt;</text:span><text:span text:style-name="T154"> </text:span><text:span text:style-name="T189">(1)</text:span></text:p>
          </table:table-cell>
          <table:table-cell office:value-type="string" calcext:value-type="string">
            <text:p/>
            <text:p>&lt;LF&gt; must not be shown (<text:span text:style-name="T140">was the case until YAT 2.0.0)</text:span></text:p>
          </table:table-cell>
          <table:table-cell table:number-columns-repeated="58"/>
        </table:table-row>
        <table:table-row table:style-name="ro34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65">(&lt;&lt;)</text:span><text:span text:style-name="T166"> </text:span><text:span text:style-name="T190">A</text:span><text:span text:style-name="T143"> </text:span><text:span text:style-name="T144">(1)</text:span></text:p>
            <text:p><text:span text:style-name="T209">(&gt;&gt;)</text:span><text:span text:style-name="T146"> </text:span><text:span text:style-name="T167">X</text:span><text:span text:style-name="T143"> </text:span><text:span text:style-name="T144">(1)</text:span></text:p>
            <text:p><text:span text:style-name="T209">(&lt;&lt;)</text:span><text:span text:style-name="T146"> </text:span><text:span text:style-name="T190">B</text:span><text:span text:style-name="T143"> </text:span><text:span text:style-name="T144">(1)</text:span>    in sending terminal</text:p>
            <text:p/>
            <text:p><text:span text:style-name="T153">(&gt;&gt;)</text:span><text:span text:style-name="T154"> </text:span><text:span text:style-name="T155">A</text:span><text:span text:style-name="T156">&lt;CR&gt;</text:span><text:span text:style-name="T259"> </text:span><text:span text:style-name="T192">(2)</text:span><text:span text:style-name="T262"> </text:span><text:span text:style-name="T258">in receiving terminal</text:span></text:p>
            <text:p><text:span text:style-name="T153">(&lt;&lt;)</text:span><text:span text:style-name="T154"> </text:span><text:span text:style-name="T193">X</text:span><text:span text:style-name="T261">&lt;CR&gt;&lt;LF&gt;</text:span><text:span text:style-name="T259"> </text:span><text:span text:style-name="T192">(3)</text:span></text:p>
            <text:p><text:span text:style-name="T153">(&gt;&gt;)</text:span><text:span text:style-name="T154"> </text:span><text:span text:style-name="T260">&lt;LF&gt;</text:span><text:span text:style-name="T154"> </text:span><text:span text:style-name="T189">(1)</text:span></text:p>
            <text:p><text:span text:style-name="T153">(&gt;&gt;)</text:span><text:span text:style-name="T154"> </text:span><text:span text:style-name="T155">B</text:span><text:span text:style-name="T156">&lt;CR&gt;&lt;LF&gt;</text:span><text:span text:style-name="T259"> </text:span><text:span text:style-name="T192">(3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Pend. EOL Char. b)</text:p>
          </table:table-cell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65">(&lt;&lt;)</text:span><text:span text:style-name="T166"> </text:span><text:span text:style-name="T190"> </text:span><text:span text:style-name="T143">   </text:span><text:span text:style-name="T144"> </text:span>    in sending terminal</text:p>
            <text:p/>
            <text:p><text:span text:style-name="T153">(&gt;&gt;)</text:span><text:span text:style-name="T154"> </text:span><text:span text:style-name="T260">&lt;CR&gt; </text:span><text:span text:style-name="T265">    in receiving terminal</text:span></text:p>
          </table:table-cell>
          <table:table-cell office:value-type="string" calcext:value-type="string">
            <text:p/>
            <text:p/>
            <text:p>(was wrong until YAT 2.0.0: &lt;&lt;EMPTY&gt;&gt;)</text:p>
          </table:table-cell>
          <table:table-cell table:number-columns-repeated="58"/>
        </table:table-row>
        <table:table-row table:style-name="ro38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65">(&gt;&gt;)</text:span><text:span text:style-name="T166"> </text:span><text:span text:style-name="T167">X</text:span><text:span text:style-name="T143"> </text:span><text:span text:style-name="T144">(1)</text:span>    in sending terminal</text:p>
            <text:p/>
            <text:p><text:span text:style-name="T153">(&gt;&gt;)</text:span><text:span text:style-name="T154"> </text:span><text:span text:style-name="T260">&lt;CR&gt;</text:span><text:span text:style-name="T154"> </text:span><text:span text:style-name="T189">(1)</text:span><text:span text:style-name="T265">  in receiving terminal</text:span></text:p>
            <text:p><text:span text:style-name="T153">(&lt;&lt;)</text:span><text:span text:style-name="T154"> </text:span><text:span text:style-name="T193">X</text:span><text:span text:style-name="T261">&lt;CR&gt;&lt;LF&gt;</text:span><text:span text:style-name="T259"> </text:span><text:span text:style-name="T192">(3)</text:span></text:p>
          </table:table-cell>
          <table:table-cell office:value-type="string" calcext:value-type="string">
            <text:p>Pending &lt;CR&gt; must not be shown as empty line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<text:span text:style-name="T140">In sending terminal:</text:span></text:p>
            <text:p>&lt;LF&gt;</text:p>
          </table:table-cell>
          <table:table-cell table:number-columns-repeated="60"/>
        </table:table-row>
        <table:table-row table:style-name="ro3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65">(&gt;&gt;)</text:span><text:span text:style-name="T166"> </text:span><text:span text:style-name="T167">X</text:span><text:span text:style-name="T143"> </text:span><text:span text:style-name="T144">(1)</text:span>    in sending terminal</text:p>
            <text:p><text:span text:style-name="T153">(&lt;&lt;)</text:span><text:span text:style-name="T154">  </text:span><text:span text:style-name="T189">(0)</text:span></text:p>
            <text:p/>
            <text:p><text:span text:style-name="T153">(&gt;&gt;)</text:span><text:span text:style-name="T154"> </text:span><text:span text:style-name="T260">&lt;CR&gt;</text:span><text:span text:style-name="T154"> </text:span><text:span text:style-name="T189">(1)</text:span><text:span text:style-name="T265">  in receiving terminal</text:span></text:p>
            <text:p><text:span text:style-name="T263">(&lt;&lt;)</text:span><text:span text:style-name="T264"> </text:span><text:span text:style-name="T193">X</text:span><text:span text:style-name="T261">&lt;CR&gt;&lt;LF&gt;</text:span><text:span text:style-name="T259"> </text:span><text:span text:style-name="T192">(3)</text:span></text:p>
            <text:p><text:span text:style-name="T153">(&gt;&gt;)</text:span><text:span text:style-name="T154"> </text:span><text:span text:style-name="T260">&lt;LF&gt;</text:span><text:span text:style-name="T154"> </text:span><text:span text:style-name="T189">(1)</text:span></text:p>
          </table:table-cell>
          <table:table-cell table:number-columns-repeated="59"/>
        </table:table-row>
        <table:table-row table:style-name="ro34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65">(&gt;&gt;)</text:span><text:span text:style-name="T166"> </text:span><text:span text:style-name="T167">X</text:span><text:span text:style-name="T143"> </text:span><text:span text:style-name="T144">(1)</text:span></text:p>
            <text:p><text:span text:style-name="T153">(&lt;&lt;)</text:span><text:span text:style-name="T154">  </text:span><text:span text:style-name="T189">(0)</text:span></text:p>
            <text:p><text:span text:style-name="T209">(&lt;&lt;)</text:span><text:span text:style-name="T146"> </text:span><text:span text:style-name="T190">B</text:span><text:span text:style-name="T143"> </text:span><text:span text:style-name="T144">(1)</text:span>    in sending terminal</text:p>
            <text:p/>
            <text:p><text:span text:style-name="T153">(&gt;&gt;)</text:span><text:span text:style-name="T154"> </text:span><text:span text:style-name="T260">&lt;CR&gt;</text:span><text:span text:style-name="T154"> </text:span><text:span text:style-name="T189">(1)</text:span><text:span text:style-name="T265">  in receiving terminal</text:span></text:p>
            <text:p><text:span text:style-name="T153">(&lt;&lt;)</text:span><text:span text:style-name="T154"> </text:span><text:span text:style-name="T193">X</text:span><text:span text:style-name="T261">&lt;CR&gt;&lt;LF&gt;</text:span><text:span text:style-name="T259"> </text:span><text:span text:style-name="T192">(3)</text:span></text:p>
            <text:p><text:span text:style-name="T153">(&gt;&gt;)</text:span><text:span text:style-name="T154"> </text:span><text:span text:style-name="T260">&lt;LF&gt;</text:span><text:span text:style-name="T154"> </text:span><text:span text:style-name="T189">(1)</text:span></text:p>
            <text:p><text:span text:style-name="T153">(&gt;&gt;)</text:span><text:span text:style-name="T154"> </text:span><text:span text:style-name="T155">B</text:span><text:span text:style-name="T156">&lt;CR&gt;&lt;LF&gt;</text:span><text:span text:style-name="T259"> </text:span><text:span text:style-name="T192">(3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Split EOL a)</text:p>
          </table:table-cell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09">(&lt;&lt;)</text:span><text:span text:style-name="T146"> </text:span><text:span text:style-name="T190">A</text:span><text:span text:style-name="T143">   </text:span><text:span text:style-name="T144"> </text:span>    in sending terminal</text:p>
            <text:p/>
            <text:p><text:span text:style-name="T153">(&gt;&gt;)</text:span><text:span text:style-name="T154"> </text:span><text:span text:style-name="T155">A</text:span><text:span text:style-name="T191">   </text:span><text:span text:style-name="T192"> </text:span><text:span text:style-name="T258">    in receiving terminal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65">(&lt;&lt;)</text:span><text:span text:style-name="T166"> </text:span><text:span text:style-name="T190">A</text:span><text:span text:style-name="T143">   </text:span><text:span text:style-name="T144"> </text:span>    in sending terminal</text:p>
            <text:p/>
            <text:p><text:span text:style-name="T153">(&gt;&gt;)</text:span><text:span text:style-name="T154"> </text:span><text:span text:style-name="T155">A</text:span><text:span text:style-name="T156">&lt;CR&gt;</text:span><text:span text:style-name="T258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40">&lt;CR&gt; must not be retained when 'Show EOL' is enabled (was the case until YAT 2.0.0)</text:span></text:p>
          </table:table-cell>
          <table:table-cell table:number-columns-repeated="58"/>
        </table:table-row>
        <table:table-row table:style-name="ro22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65">(&lt;&lt;)</text:span><text:span text:style-name="T166"> </text:span><text:span text:style-name="T190">A</text:span><text:span text:style-name="T143"> </text:span><text:span text:style-name="T144">(1)</text:span></text:p>
            <text:p><text:span text:style-name="T209">(&gt;&gt;)</text:span><text:span text:style-name="T146"> </text:span><text:span text:style-name="T167">X</text:span><text:span text:style-name="T143"> </text:span><text:span text:style-name="T144">(1)</text:span>    in sending terminal</text:p>
            <text:p/>
            <text:p><text:span text:style-name="T153">(&gt;&gt;)</text:span><text:span text:style-name="T154"> </text:span><text:span text:style-name="T155">A</text:span><text:span text:style-name="T156">&lt;CR&gt;</text:span><text:span text:style-name="T259"> </text:span><text:span text:style-name="T192">(2)</text:span><text:span text:style-name="T258"> in receiving terminal</text:span></text:p>
            <text:p><text:span text:style-name="T153">(&lt;&lt;)</text:span><text:span text:style-name="T154"> </text:span><text:span text:style-name="T193">X</text:span><text:span text:style-name="T261">&lt;CR&gt;&lt;LF&gt;</text:span><text:span text:style-name="T259"> </text:span><text:span text:style-name="T192">(3)</text:span>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<text:span text:style-name="T140">In sending terminal:</text:span></text:p>
            <text:p>B&lt;LF&gt;</text:p>
          </table:table-cell>
          <table:table-cell table:number-columns-repeated="60"/>
        </table:table-row>
        <table:table-row table:style-name="ro19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65">(&lt;&lt;)</text:span><text:span text:style-name="T166"> </text:span><text:span text:style-name="T190">A</text:span><text:span text:style-name="T143"> </text:span><text:span text:style-name="T144">(1)</text:span></text:p>
            <text:p><text:span text:style-name="T209">(&gt;&gt;)</text:span><text:span text:style-name="T146"> </text:span><text:span text:style-name="T167">X</text:span><text:span text:style-name="T143"> </text:span><text:span text:style-name="T144">(1)</text:span></text:p>
            <text:p><text:span text:style-name="T209">(&lt;&lt;)</text:span><text:span text:style-name="T146"> </text:span><text:span text:style-name="T210">&lt;CR&gt;</text:span><text:span text:style-name="T190">B</text:span><text:span text:style-name="T212">&lt;LF&gt;</text:span>   in sending terminal</text:p>
            <text:p/>
            <text:p><text:span text:style-name="T153">(&gt;&gt;)</text:span><text:span text:style-name="T154"> </text:span><text:span text:style-name="T155">A</text:span><text:span text:style-name="T156">&lt;CR&gt;</text:span><text:span text:style-name="T259"> </text:span><text:span text:style-name="T192">(2)</text:span><text:span text:style-name="T258"> in receiving terminal</text:span></text:p>
            <text:p><text:span text:style-name="T263">(&lt;&lt;)</text:span><text:span text:style-name="T264"> </text:span><text:span text:style-name="T193">X</text:span><text:span text:style-name="T261">&lt;CR&gt;&lt;LF&gt;</text:span><text:span text:style-name="T259"> </text:span><text:span text:style-name="T192">(3)</text:span></text:p>
            <text:p><text:span text:style-name="T153">(&gt;&gt;)</text:span><text:span text:style-name="T154"> </text:span><text:span text:style-name="T155">B</text:span><text:span text:style-name="T156">&lt;LF&gt;</text:span></text:p>
          </table:table-cell>
          <table:table-cell office:value-type="string" calcext:value-type="string">
            <text:p/>
            <text:p>Previously unconfirmed &lt;CR&gt; must be delay-shown since EOL is indeed unconfirmed</text:p>
            <text:p>&lt;LF&gt; must be shown since &lt;CR&gt;B&lt;LF&gt; is a split EOL</text:p>
          </table:table-cell>
          <table:table-cell table:number-columns-repeated="58"/>
        </table:table-row>
        <table:table-row table:style-name="ro19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<text:span text:style-name="T165">(&lt;&lt;)</text:span><text:span text:style-name="T166"> </text:span><text:span text:style-name="T190">A</text:span><text:span text:style-name="T143"> </text:span><text:span text:style-name="T144">(1)</text:span></text:p>
            <text:p><text:span text:style-name="T209">(&gt;&gt;)</text:span><text:span text:style-name="T146"> </text:span><text:span text:style-name="T167">X</text:span><text:span text:style-name="T143"> </text:span><text:span text:style-name="T144">(1)</text:span></text:p>
            <text:p><text:span text:style-name="T209">(&lt;&lt;)</text:span><text:span text:style-name="T146"> </text:span><text:span text:style-name="T210">&lt;CR&gt;</text:span><text:span text:style-name="T190">B</text:span><text:span text:style-name="T212">&lt;LF&gt;</text:span><text:span text:style-name="T183"> </text:span><text:span text:style-name="T144">(3)</text:span>  in sending terminal</text:p>
            <text:p/>
            <text:p><text:span text:style-name="T153">(&gt;&gt;)</text:span><text:span text:style-name="T154"> </text:span><text:span text:style-name="T155">A</text:span><text:span text:style-name="T156">&lt;CR&gt;</text:span><text:span text:style-name="T259"> </text:span><text:span text:style-name="T192">(2)</text:span><text:span text:style-name="T258"> in receiving terminal</text:span></text:p>
            <text:p><text:span text:style-name="T263">(&lt;&lt;)</text:span><text:span text:style-name="T264"> </text:span><text:span text:style-name="T193">X</text:span><text:span text:style-name="T261">&lt;CR&gt;&lt;LF&gt;</text:span><text:span text:style-name="T259"> </text:span><text:span text:style-name="T192">(3)</text:span></text:p>
            <text:p><text:span text:style-name="T153">(&gt;&gt;)</text:span><text:span text:style-name="T154"> </text:span><text:span text:style-name="T155">B</text:span><text:span text:style-name="T156">&lt;LF&gt;&lt;CR&gt;&lt;LF&gt;</text:span><text:span text:style-name="T259"> </text:span><text:span text:style-name="T192">(4)</text:span></text:p>
          </table:table-cell>
          <table:table-cell office:value-type="string" calcext:value-type="string">
            <text:p/>
            <text:p/>
            <text:p>First &lt;LF&gt; must be shown since &lt;CR&gt;B&lt;LF&gt; is a split EOL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Split EOL b)</text:p>
          </table:table-cell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65">(&lt;&lt;)</text:span><text:span text:style-name="T166"> </text:span><text:span text:style-name="T190"> </text:span><text:span text:style-name="T143">   </text:span><text:span text:style-name="T144"> </text:span>    in sending terminal</text:p>
            <text:p/>
            <text:p><text:span text:style-name="T153">(&gt;&gt;)</text:span><text:span text:style-name="T154"> </text:span><text:span text:style-name="T260">&lt;CR&gt; </text:span><text:span text:style-name="T265">    in receiving terminal</text:span></text:p>
          </table:table-cell>
          <table:table-cell office:value-type="string" calcext:value-type="string">
            <text:p>Empty line shall be shown since &lt;CR&gt; was indeed sent</text:p>
            <text:p>(was wrong until YAT 2.0.0: &lt;&lt;EMPTY&gt;&gt;)</text:p>
          </table:table-cell>
          <table:table-cell table:number-columns-repeated="58"/>
        </table:table-row>
        <table:table-row table:style-name="ro38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65">(&gt;&gt;)</text:span><text:span text:style-name="T166"> </text:span><text:span text:style-name="T167">X</text:span><text:span text:style-name="T143"> </text:span><text:span text:style-name="T144">(1)</text:span>    in sending terminal</text:p>
            <text:p/>
            <text:p><text:span text:style-name="T153">(&gt;&gt;)</text:span><text:span text:style-name="T154"> </text:span><text:span text:style-name="T260">&lt;CR&gt;</text:span><text:span text:style-name="T154"> </text:span><text:span text:style-name="T189">(1)</text:span><text:span text:style-name="T265">  in receiving terminal</text:span></text:p>
            <text:p><text:span text:style-name="T153">(&lt;&lt;)</text:span><text:span text:style-name="T154"> </text:span><text:span text:style-name="T193">X</text:span><text:span text:style-name="T261">&lt;CR&gt;&lt;LF&gt;</text:span><text:span text:style-name="T259"> </text:span><text:span text:style-name="T192">(3)</text:span></text:p>
          </table:table-cell>
          <table:table-cell table:number-columns-repeated="59"/>
        </table:table-row>
        <table:table-row table:style-name="ro33">
          <table:table-cell table:number-columns-repeated="3"/>
          <table:table-cell office:value-type="string" calcext:value-type="string">
            <text:p>In sending terminal:</text:p>
            <text:p>B</text:p>
            <text:p>[Enter]</text:p>
          </table:table-cell>
          <table:table-cell office:value-type="string" calcext:value-type="string">
            <text:p><text:span text:style-name="T165">(&gt;&gt;)</text:span><text:span text:style-name="T166"> </text:span><text:span text:style-name="T167">X</text:span><text:span text:style-name="T143"> </text:span><text:span text:style-name="T144">(1)</text:span></text:p>
            <text:p><text:span text:style-name="T209">(&lt;&lt;)</text:span><text:span text:style-name="T146"> </text:span><text:span text:style-name="T210">&lt;CR&gt;</text:span><text:span text:style-name="T190">B</text:span><text:span text:style-name="T143"> </text:span><text:span text:style-name="T144">(2)</text:span>  in sending terminal</text:p>
            <text:p/>
            <text:p><text:span text:style-name="T153">(&gt;&gt;)</text:span><text:span text:style-name="T154"> </text:span><text:span text:style-name="T260">&lt;CR&gt;</text:span><text:span text:style-name="T154"> </text:span><text:span text:style-name="T189">(1)</text:span><text:span text:style-name="T265">  in receiving terminal</text:span></text:p>
            <text:p><text:span text:style-name="T263">(&lt;&lt;)</text:span><text:span text:style-name="T264"> </text:span><text:span text:style-name="T193">X</text:span><text:span text:style-name="T261">&lt;CR&gt;&lt;LF&gt;</text:span><text:span text:style-name="T259"> </text:span><text:span text:style-name="T192">(3)</text:span></text:p>
            <text:p><text:span text:style-name="T153">(&gt;&gt;)</text:span><text:span text:style-name="T154"> </text:span><text:span text:style-name="T155">B</text:span><text:span text:style-name="T156">&lt;CR&gt;&lt;LF&gt;</text:span><text:span text:style-name="T259"> </text:span><text:span text:style-name="T192">(3)</text:span></text:p>
          </table:table-cell>
          <table:table-cell office:value-type="string" calcext:value-type="string">
            <text:p/>
            <text:p>Previously unconfirmed &lt;CR&gt; must be delay-shown since EOL is indeed unconfirmed</text:p>
          </table:table-cell>
          <table:table-cell table:number-columns-repeated="58"/>
        </table:table-row>
        <table:table-row table:style-name="ro13">
          <table:table-cell table:number-columns-repeated="3"/>
          <table:table-cell office:value-type="string" calcext:value-type="string">
            <text:p>[Show EOL] in sending terminal</text:p>
          </table:table-cell>
          <table:table-cell office:value-type="string" calcext:value-type="string">
            <text:p><text:span text:style-name="T165">(&lt;&lt;)</text:span><text:span text:style-name="T166"> </text:span><text:span text:style-name="T194">&lt;CR&gt;</text:span><text:span text:style-name="T166"> </text:span><text:span text:style-name="T208">(1)</text:span></text:p>
            <text:p><text:span text:style-name="T165">(&gt;&gt;)</text:span><text:span text:style-name="T166"> </text:span><text:span text:style-name="T167">X</text:span><text:span text:style-name="T168">&lt;CR&gt;&lt;LF&gt;</text:span><text:span text:style-name="T183"> </text:span><text:span text:style-name="T144">(3)</text:span></text:p>
            <text:p><text:span text:style-name="T209">(&lt;&lt;)</text:span><text:span text:style-name="T146"> </text:span><text:span text:style-name="T190">B</text:span><text:span text:style-name="T212">&lt;CR&gt;&lt;LF&gt;</text:span><text:span text:style-name="T183"> </text:span><text:span text:style-name="T144">(3)</text:span></text:p>
          </table:table-cell>
          <table:table-cell office:value-type="string" calcext:value-type="string">
            <text:p>Unconfirmed &lt;CR&gt; becomes visibl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<text:span text:style-name="T140">Create and start 2 'Binary' </text:span>AutoSockets which are interconnected to each other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further above to ensure that binary works as well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Also send &lt;CR&gt;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58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Enable [Terminal &gt; Settings... &gt; Advanced... &gt; ASCII &gt; Replace by ASCII]</text:p>
          </table:table-cell>
          <table:table-cell office:value-type="string" calcext:value-type="string">
            <text:p>&lt;CR&gt; become visibl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<text:span text:style-name="T140">Keep the 2 'Binary' </text:span>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isable [Break lines on every chun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all kind of binary line break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office:value-type="string" calcext:value-type="string">
            <text:p>Line breaks work according to the setting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Vertical Auto-Scroll</text:p>
          </table:table-cell>
          <table:table-cell office:value-type="string" calcext:value-type="string">
            <text:p>Initial Scroll</text:p>
          </table:table-cell>
          <table:table-cell office:value-type="string" calcext:value-type="string">
            <text:p>Create and start a terminal which is connected to an MT-SICS dev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duce buffer to 100 lines</text:p>
          </table:table-cell>
          <table:table-cell/>
          <table:table-cell office:value-type="string" calcext:value-type="string">
            <text:p>Required to reduce time to fill monito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how buffer line numbers [Buffer Relative]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Request continuous data stream (i.e. SIR)</text:p>
          </table:table-cell>
          <table:table-cell office:value-type="string" calcext:value-type="string">
            <text:p>Responses are received, monitor is being filled</text:p>
            <text:p>Monitor performs auto-scroll</text:p>
            <text:p>Monitor continues auto-scroll when monitor is full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Move scroll bar</text:p>
          </table:table-cell>
          <table:table-cell office:value-type="string" calcext:value-type="string">
            <text:p>Proper manual scroll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Move scroll bar to bottom</text:p>
          </table:table-cell>
          <table:table-cell office:value-type="string" calcext:value-type="string">
            <text:p>Auto-scroll is restor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Select items</text:p>
          </table:table-cell>
          <table:table-cell office:value-type="string" calcext:value-type="string">
            <text:p>Proper manual scroll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[Ctrl+End]</text:p>
          </table:table-cell>
          <table:table-cell office:value-type="string" calcext:value-type="string">
            <text:p>Auto-scroll is restor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Create <text:s/>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field gets activ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ear find field if it is not empty</text:p>
          </table:table-cell>
          <table:table-cell office:value-type="string" calcext:value-type="string">
            <text:p>Find next/previous buttons are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4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field still yellow = "nothing found"</text:p>
            <text:p>Cursor stays at en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illed Lines</text:p>
          </table:table-cell>
          <table:table-cell office:value-type="string" calcext:value-type="string">
            <text:p>Send the following text</text:p>
          </table:table-cell>
          <table:table-cell table:number-columns-repeated="60"/>
        </table:table-row>
        <table:table-row table:style-name="ro39">
          <table:table-cell table:number-columns-repeated="3"/>
          <table:table-cell office:value-type="string" calcext:value-type="string">
            <text:p>A</text:p>
            <text:p>AA</text:p>
            <text:p>AAA</text:p>
            <text:p>ABAA</text:p>
            <text:p>ABC AA</text:p>
            <text:p>ABC aa</text:p>
            <text:p>ABC AA</text:p>
            <text:p>X</text:p>
          </table:table-cell>
          <table:table-cell office:value-type="string" calcext:value-type="string">
            <text:p>Find field turns white = "reset"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OnEdi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Backspace] x 2</text:p>
          </table:table-cell>
          <table:table-cell office:value-type="string" calcext:value-type="string">
            <text:p>FindOnEdit works as expected</text:p>
            <text:p>Find next/previous buttons get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4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lt+Shift+P] <text:s text:c="2"/>(=&gt; Previous)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40">[Alt+Shift+N</text:span>]   (=&gt; Next)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F]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N]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P]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B[^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Alt+E]</text:p>
          </table:table-cell>
          <table:table-cell table:style-name="ce44" office:value-type="string" calcext:value-type="string">
            <text:p>Find invalid results in dark = "invalid"</text:p>
            <text:p>Find next/previous buttons stay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B[^A]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  <table:table-cell office:value-type="string" calcext:value-type="string">
            <text:p>FindOnEdi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open terminal</text:p>
          </table:table-cell>
          <table:table-cell office:value-type="string" calcext:value-type="string">
            <text:p>FindOnEdit still contains ABC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elect</text:p>
          </table:table-cell>
          <table:table-cell office:value-type="string" calcext:value-type="string">
            <text:p>Select a lin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OfSelected works as expec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All</text:p>
          </table:table-cell>
          <table:table-cell office:value-type="string" calcext:value-type="string">
            <text:p>[Alt+Shift+L] <text:s text:c="2"/>(=&gt; All)</text:p>
          </table:table-cell>
          <table:table-cell office:value-type="string" calcext:value-type="string">
            <text:p>Shortcut works as expected</text:p>
            <text:p><text:span text:style-name="T140">Expected lines get highlighted</text:span>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text again and again</text:p>
          </table:table-cell>
          <table:table-cell office:value-type="string" calcext:value-type="string">
            <text:p><text:span text:style-name="T140">Expected lines get highlighted</text:span></text:p>
            <text:p><text:span text:style-name="T140">Expected lines stay highlighted </text:span>on scrolling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how Tx and Rx panel</text:p>
          </table:table-cell>
          <table:table-cell office:value-type="string" calcext:value-type="string">
            <text:p>Expected Tx lines are highligh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pond some lines</text:p>
          </table:table-cell>
          <table:table-cell office:value-type="string" calcext:value-type="string">
            <text:p>Expected Rx lines get highligh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lect a line in the Tx panel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lt+Shift+P] <text:s text:c="2"/>(=&gt; Previous)</text:p>
          </table:table-cell>
          <table:table-cell office:value-type="string" calcext:value-type="string">
            <text:p>Only a single Tx line gets highligh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ctivate [Show Copy of Active Line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lect "BC" part of a line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Alt+Shift+L] <text:s text:c="2"/>(=&gt; All)</text:p>
          </table:table-cell>
          <table:table-cell office:value-type="string" calcext:value-type="string">
            <text:p>Shortcut works as expected</text:p>
            <text:p><text:span text:style-name="T140">Expected lines get highlighte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hange find text to "B"</text:p>
          </table:table-cell>
          <table:table-cell office:value-type="string" calcext:value-type="string">
            <text:p>FindOnEdit works as expec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ll Persistence</text:p>
          </table:table-cell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text again</text:p>
          </table:table-cell>
          <table:table-cell office:value-type="string" calcext:value-type="string">
            <text:p>FindAll still work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mboBox'es</text:p>
          </table:table-cell>
          <table:table-cell office:value-type="string" calcext:value-type="string">
            <text:p>Cursor Position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1st terminal: Select some characters of the "Send Text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2nd terminal: Place cursor somewhere in the "Send Text"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in Terminal</text:p>
          </table:table-cell>
          <table:table-cell office:value-type="string" calcext:value-type="string">
            <text:p>[Tab] to move focus out of "Send Text"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Shift+Tab]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ve cursor (and selection)</text:p>
          </table:table-cell>
          <table:table-cell/>
          <table:table-cell office:value-type="string" calcext:value-type="string">
            <text:p>Required to show issue below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Mouse click to move focus out of "Send Text"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Mouse click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office:value-type="string" calcext:value-type="string">
            <text:p>Bug #403 "Issues with ComboBoxEx"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among Terminals</text:p>
          </table:table-cell>
          <table:table-cell office:value-type="string" calcext:value-type="string">
            <text:p>[Ctrl+Tab] to switch to other terminal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Ctrl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among Applications</text:p>
          </table:table-cell>
          <table:table-cell office:value-type="string" calcext:value-type="string">
            <text:p>[Alt+Tab] to switch to other terminal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Alt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with Multi-Line</text:p>
          </table:table-cell>
          <table:table-cell office:value-type="string" calcext:value-type="string">
            <text:p>[Tab] to move focus to [...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ex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ext to multi-lin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Repeat sequence above with mouse at [...] instead of [Tab]</text:p>
          </table:table-cell>
          <table:table-cell office:value-type="string" calcext:value-type="string">
            <text:p>Same as abov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with Standard Dialog</text:p>
          </table:table-cell>
          <table:table-cell office:value-type="string" calcext:value-type="string">
            <text:p>Repeat sequence above with [Save As...] instead of [...]</text:p>
          </table:table-cell>
          <table:table-cell office:value-type="string" calcext:value-type="string">
            <text:p>Same as above</text:p>
          </table:table-cell>
          <table:table-cell office:value-type="string" calcext:value-type="string">
            <text:p>Multi-line dialog overrides default behavior, thus not covers standard dialog behavior</text:p>
          </table:table-cell>
          <table:table-cell table:number-columns-repeated="58"/>
        </table:table-row>
        <table:table-row table:style-name="ro1" table:number-rows-repeated="6544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View.Forms.Settings" table:style-name="ta1" table:print="false">
        <table:table-column table:style-name="co9" table:default-cell-style-name="ce41"/>
        <table:table-column table:style-name="co47" table:default-cell-style-name="ce41"/>
        <table:table-column table:style-name="co48" table:default-cell-style-name="ce41"/>
        <table:table-column table:style-name="co25" table:default-cell-style-name="ce41"/>
        <table:table-column table:style-name="co49" table:default-cell-style-name="ce41"/>
        <table:table-column table:style-name="co50" table:default-cell-style-name="ce41"/>
        <table:table-column table:style-name="co7" table:number-columns-repeated="58" table:default-cell-style-name="ce41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112" office:value-type="string" calcext:value-type="string">
            <text:p>Modify the user name</text:p>
          </table:table-cell>
          <table:table-cell office:value-type="string" calcext:value-type="string">
            <text:p>All fine</text:p>
          </table:table-cell>
          <table:table-cell table:style-name="ce112" office:value-type="string" calcext:value-type="string">
            <text:p>Explicitly testing this as the user name is the only non-terminal-settings set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112" office:value-type="string" calcext:value-type="string">
            <text:p>User name is se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edefined Settings</text:p>
          </table:table-cell>
          <table:table-cell office:value-type="string" calcext:value-type="string">
            <text:p>Open the 'Predefined'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1: Fill-in some [Text]</text:p>
          </table:table-cell>
          <table:table-cell office:value-type="string" calcext:value-type="string">
            <text:p>[Description] becomes [Text]</text:p>
          </table:table-cell>
          <table:table-cell office:value-type="string" calcext:value-type="string">
            <text:p>ABC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2: Fill-in some [Text]</text:p>
          </table:table-cell>
          <table:table-cell office:value-type="string" calcext:value-type="string">
            <text:p>[Description] becomes [Text]</text:p>
          </table:table-cell>
          <table:table-cell office:value-type="string" calcext:value-type="string">
            <text:p>DEF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2: Modify [Text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DEFGH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2: Fill-in [Description]</text:p>
          </table:table-cell>
          <table:table-cell office:value-type="string" calcext:value-type="string">
            <text:p>[Description] gets set</text:p>
          </table:table-cell>
          <table:table-cell office:value-type="string" calcext:value-type="string">
            <text:p>#2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3: Fill-in some [Text]</text:p>
          </table:table-cell>
          <table:table-cell office:value-type="string" calcext:value-type="string">
            <text:p>[Description] becomes [Text]</text:p>
          </table:table-cell>
          <table:table-cell office:value-type="string" calcext:value-type="string">
            <text:p>IJK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3: Fill-in [Description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#3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3: Modify [Text]</text:p>
          </table:table-cell>
          <table:table-cell office:value-type="string" calcext:value-type="string">
            <text:p>[Description] is kept</text:p>
          </table:table-cell>
          <table:table-cell office:value-type="string" calcext:value-type="string">
            <text:p>IJKLM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3: Modify [Description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#3#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4: Fill-in [Description]</text:p>
          </table:table-cell>
          <table:table-cell office:value-type="string" calcext:value-type="string">
            <text:p>[Description] gets set</text:p>
          </table:table-cell>
          <table:table-cell office:value-type="string" calcext:value-type="string">
            <text:p>#4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4: Fill-in some [Text]</text:p>
          </table:table-cell>
          <table:table-cell office:value-type="string" calcext:value-type="string">
            <text:p>[Description] is kept</text:p>
          </table:table-cell>
          <table:table-cell office:value-type="string" calcext:value-type="string">
            <text:p>NOP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4: Modify [Text]</text:p>
          </table:table-cell>
          <table:table-cell office:value-type="string" calcext:value-type="string">
            <text:p>[Description] is kept</text:p>
          </table:table-cell>
          <table:table-cell office:value-type="string" calcext:value-type="string">
            <text:p>NOPQ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4: Modify [Description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#4#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5: Navigate into [Description] but leave unchanged</text:p>
          </table:table-cell>
          <table:table-cell office:value-type="string" calcext:value-type="string">
            <text:p>[Description] stays empt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5: Fill-in some [Text]</text:p>
          </table:table-cell>
          <table:table-cell office:value-type="string" calcext:value-type="string">
            <text:p>[Description] becomes [Text]</text:p>
          </table:table-cell>
          <table:table-cell office:value-type="string" calcext:value-type="string">
            <text:p>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5: Modify [Text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STUVW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5: Modify [Description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#5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6: Fill-in [Description]</text:p>
          </table:table-cell>
          <table:table-cell office:value-type="string" calcext:value-type="string">
            <text:p>[Description] gets set</text:p>
            <text:p>[Text] stays empty</text:p>
          </table:table-cell>
          <table:table-cell office:value-type="string" calcext:value-type="string">
            <text:p>#6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he 'Predefined' dialog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Use the command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Use the commands again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Open the 'Predefined' dialog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Define a multi-line command</text:p>
          </table:table-cell>
          <table:table-cell office:value-type="string" calcext:value-type="string">
            <text:p>Description is se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Modify multi-line command by editing a line</text:p>
            <text:p>[OK]</text:p>
          </table:table-cell>
          <table:table-cell office:value-type="string" calcext:value-type="string">
            <text:p/>
            <text:p>Description is upda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Modify multi-line command by adding a line</text:p>
            <text:p><text:span text:style-name="T140">[OK]</text:span></text:p>
          </table:table-cell>
          <table:table-cell office:value-type="string" calcext:value-type="string">
            <text:p/>
            <text:p>Description is upda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Modify multi-line command by adding a line</text:p>
            <text:p><text:span text:style-name="T140">[OK]</text:span></text:p>
          </table:table-cell>
          <table:table-cell office:value-type="string" calcext:value-type="string">
            <text:p/>
            <text:p>Description is upda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settings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settings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 table:number-rows-repeated="6547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Log" table:style-name="ta1" table:print="false">
        <table:table-column table:style-name="co9" table:default-cell-style-name="ce41"/>
        <table:table-column table:style-name="co51" table:default-cell-style-name="ce41"/>
        <table:table-column table:style-name="co52" table:default-cell-style-name="ce41"/>
        <table:table-column table:style-name="co39" table:default-cell-style-name="ce41"/>
        <table:table-column table:style-name="co53" table:default-cell-style-name="ce41"/>
        <table:table-column table:style-name="co54" table:default-cell-style-name="ce41"/>
        <table:table-column table:style-name="co7" table:number-columns-repeated="58" table:default-cell-style-name="ce41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an AutoSocke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and start another AutoSocket interconnected to the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[Defaults...]</text:p>
          </table:table-cell>
          <table:table-cell/>
          <table:table-cell office:value-type="string" calcext:value-type="string">
            <text:p>Required to reset the extensions to their defaults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Log &gt; Open Log Folder in File Browser...]</text:p>
          </table:table-cell>
          <table:table-cell office:value-type="string" calcext:value-type="string">
            <text:p>C:\Users\&lt;User&gt;\Documents\YAT</text:p>
            <text:p>                                                            \YAT-Log-&lt;TS&gt;.log has been created</text:p>
          </table:table-cell>
          <table:table-cell office:value-type="string" calcext:value-type="string">
            <text:p/>
            <text:p>Consequence of auto-on featur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style-name="ce115" office:value-type="string" calcext:value-type="string">
            <text:p>Note that the operating system may delay flushing.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File is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file in Word</text:p>
          </table:table-cell>
          <table:table-cell office:value-type="string" calcext:value-type="string">
            <text:p>File contains transmitted lin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7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style-name="ce117" office:value-type="string" calcext:value-type="string">
            <text:p><text:span text:style-name="T266">Note that display elements are text-only and no longer contain the underlying typed</text:span></text:p>
            <text:p><text:span text:style-name="T266">information such as the time stamp of the origin. Since the XML schema is strongly-</text:span></text:p>
            <text:p><text:span text:style-name="T266">typed again, the items need to be reconstructed. Not optimal, but simply a trade-off</text:span></text:p>
            <text:p><text:span text:style-name="T266">Between display and log performance. After all, XML logging is probably rarely used.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Dialog to resolve naming conflic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onfirm with [Yes]</text:p>
          </table:table-cell>
          <table:table-cell office:value-type="string" calcext:value-type="string">
            <text:p>Files are creat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Change to text editor of former XML file</text:p>
          </table:table-cell>
          <table:table-cell office:value-type="string" calcext:value-type="string">
            <text:p>File gets refreshed</text:p>
            <text:p>File contains transmitted data</text:p>
            <text:p>XML is comple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Open files in hex editor in 'Shared Mode'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office:value-type="string" calcext:value-type="string">
            <text:p>HHD Hex Editor Neo licensed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style-name="ce117" office:value-type="string" calcext:value-type="string">
            <text:p>Note that raw XML does contain time stamp and origin.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Change to text editor of former XML files</text:p>
          </table:table-cell>
          <table:table-cell office:value-type="string" calcext:value-type="string">
            <text:p>Files get refreshed</text:p>
            <text:p>Files contain transmitted data</text:p>
            <text:p>XML is comple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60"/>
        </table:table-row>
        <table:table-row table:style-name="ro1" table:number-rows-repeated="6549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Info" table:style-name="ta1" table:print="false">
        <table:table-column table:style-name="co9" table:default-cell-style-name="ce41"/>
        <table:table-column table:style-name="co51" table:default-cell-style-name="ce41"/>
        <table:table-column table:style-name="co55" table:default-cell-style-name="ce41"/>
        <table:table-column table:style-name="co56" table:default-cell-style-name="ce41"/>
        <table:table-column table:style-name="co57" table:default-cell-style-name="ce41"/>
        <table:table-column table:style-name="co58" table:default-cell-style-name="ce41"/>
        <table:table-column table:style-name="co7" table:number-columns-repeated="58" table:default-cell-style-name="ce41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Quick Reference</text:p>
          </table:table-cell>
          <table:table-cell office:value-type="string" calcext:value-type="string">
            <text:p><text:span text:style-name="T140">"Help &gt; Quick Reference</text:span>"</text:p>
          </table:table-cell>
          <table:table-cell office:value-type="string" calcext:value-type="string">
            <text:p>Check conten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Donate</text:p>
          </table:table-cell>
          <table:table-cell office:value-type="string" calcext:value-type="string">
            <text:p>"Help &gt; Donate"</text:p>
          </table:table-cell>
          <table:table-cell office:value-type="string" calcext:value-type="string">
            <text:p>Link work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1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29">st</text:span> line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40">Exception details can be shown</text:span></text:p>
            <text:p>Exception contains inner exception (level1)</text:p>
            <text:p><text:span text:style-name="T140">Exception can be copied onto clipboar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No] = exit only</text:p>
          </table:table-cell>
          <table:table-cell office:value-type="string" calcext:value-type="string">
            <text:p>YAT exits, no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41">
          <table:table-cell table:number-columns-repeated="3"/>
          <table:table-cell office:value-type="string" calcext:value-type="string">
            <text:p>"Help &gt; About" &gt; Click 1<text:span text:style-name="T129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40">Exception details can be shown</text:span></text:p>
            <text:p>Exception contains inner exception (level1)</text:p>
            <text:p><text:span text:style-name="T140">Exception can be copied onto clipboar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 = restart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1">
          <table:table-cell table:number-columns-repeated="3"/>
          <table:table-cell office:value-type="string" calcext:value-type="string">
            <text:p>"Help &gt; About" &gt; Click 1<text:span text:style-name="T129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40">Exception details can be shown</text:span></text:p>
            <text:p>Exception contains inner exception (level1)</text:p>
            <text:p><text:span text:style-name="T140">Exception can be copied onto clipboar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118" office:value-type="string" calcext:value-type="string">
            <text:p>[Cance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1">
          <table:table-cell table:number-columns-repeated="3"/>
          <table:table-cell office:value-type="string" calcext:value-type="string">
            <text:p>"Help &gt; About" &gt; Click 1<text:span text:style-name="T129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office:value-type="string" calcext:value-type="string">
            <text:p>Still async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40">Exception details can be shown</text:span></text:p>
            <text:p>Exception contains inner exception (level1)</text:p>
            <text:p><text:span text:style-name="T140">Exception can be copied onto clipboar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118" office:value-type="string" calcext:value-type="string">
            <text:p>[Retry]</text:p>
          </table:table-cell>
          <table:table-cell office:value-type="string" calcext:value-type="string">
            <text:p>Mouse cursor is reset to default</text:p>
            <text:p>Main status is rese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1">
          <table:table-cell table:number-columns-repeated="3"/>
          <table:table-cell office:value-type="string" calcext:value-type="string">
            <text:p>"Help &gt; About" &gt; Click 1<text:span text:style-name="T129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office:value-type="string" calcext:value-type="string">
            <text:p>Still async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table:number-columns-repeated="60"/>
        </table:table-row>
        <table:table-row table:style-name="ro3">
          <table:table-cell table:number-columns-repeated="3"/>
          <table:table-cell table:style-name="ce118" office:value-type="string" calcext:value-type="string">
            <text:p>[Ignore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1">
          <table:table-cell table:number-columns-repeated="3"/>
          <table:table-cell office:value-type="string" calcext:value-type="string">
            <text:p>"Help &gt; About" &gt; Click 1<text:span text:style-name="T129">st</text:span> line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Exception is being ignored</text:p>
          </table:table-cell>
          <table:table-cell office:value-type="string" calcext:value-type="string">
            <text:p>Still async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<text:span text:style-name="T140">Required to fully verify exception handling</text:span></text:p>
            <text:p>Also required to fully reset exception handling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41">
          <table:table-cell table:number-columns-repeated="3"/>
          <table:table-cell office:value-type="string" calcext:value-type="string">
            <text:p>"Help &gt; About" &gt; Click slightly above the right end of the 2<text:span text:style-name="T129">nd</text:span> line</text:p>
          </table:table-cell>
          <table:table-cell office:value-type="string" calcext:value-type="string">
            <text:p>Repeat steps abov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3"/>
          <table:table-cell office:value-type="string" calcext:value-type="string">
            <text:p>"Help &gt; About" &gt; Click slightly above the right end of the 3<text:span text:style-name="T129">rd</text:span> line</text:p>
          </table:table-cell>
          <table:table-cell office:value-type="string" calcext:value-type="string">
            <text:p>Repeat steps above, except <text:span text:style-name="T267">[Cancel], [Retry] and [Ignore]</text:span></text:p>
          </table:table-cell>
          <table:table-cell office:value-type="string" calcext:value-type="string">
            <text:p>When YAT has been started from Visual Studio [F5]:</text:p>
            <text:p>Debugger will show the exception =&gt; [Continue]</text:p>
          </table:table-cell>
          <table:table-cell table:number-columns-repeated="58"/>
        </table:table-row>
        <table:table-row table:style-name="ro1" table:number-rows-repeated="6542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Installation" table:style-name="ta1" table:print="false">
        <office:forms form:automatic-focus="false" form:apply-design-mode="false"/>
        <table:table-column table:style-name="co9" table:default-cell-style-name="ce41"/>
        <table:table-column table:style-name="co60" table:default-cell-style-name="ce41"/>
        <table:table-column table:style-name="co61" table:default-cell-style-name="ce41"/>
        <table:table-column table:style-name="co62" table:default-cell-style-name="ce41"/>
        <table:table-column table:style-name="co63" table:default-cell-style-name="ce41"/>
        <table:table-column table:style-name="co64" table:default-cell-style-name="ce41"/>
        <table:table-column table:style-name="co7" table:number-columns-repeated="58" table:default-cell-style-name="ce41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27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<text:span text:style-name="T140">Open "</text:span><text:span text:style-name="T140"><text:a xlink:href="file:///C:/Program%20Files/YAT" xlink:type="simple">C:\Program Files\YAT</text:a></text:span><text:span text:style-name="T140">"</text:span></text:p>
          </table:table-cell>
          <table:table-cell office:value-type="string" calcext:value-type="string">
            <text:p>3rd party infos:</text:p>
            <text:p> &gt; DejaVu</text:p>
            <text:p> &gt; RtfWriter</text:p>
            <text:p> &gt; OxyPlot</text:p>
            <text:p>YAT infos:</text:p>
            <text:p> &gt; YAT Installer</text:p>
          </table:table-cell>
          <table:table-cell office:value-type="string" calcext:value-type="string">
            <text:p/>
            <text:p/>
            <text:p/>
            <text:p/>
            <text:p>In total:</text:p>
            <text:p> &gt; 4 folders</text:p>
          </table:table-cell>
          <table:table-cell table:number-columns-repeated="58"/>
        </table:table-row>
        <table:table-row table:style-name="ro28">
          <table:table-cell table:number-columns-repeated="4"/>
          <table:table-cell office:value-type="string" calcext:value-type="string">
            <text:p><text:span text:style-name="T140">Assemblies:</text:span></text:p>
            <text:p> &gt; ALAZ</text:p>
            <text:p> &gt; MKY incl. 9 .xml</text:p>
            <text:p> &gt; OxyPlot</text:p>
            <text:p> &gt; RtfWriter</text:p>
            <text:p> &gt; YAT </text:p>
            <text:p>Quick Reference</text:p>
            <text:p>Release Notes</text:p>
            <text:p>YAT.exe / YATConsole.exe</text:p>
            <text:p><text:span text:style-name="T140">YAT.exe.config / YATConsole.exe.config</text:span></text:p>
          </table:table-cell>
          <table:table-cell office:value-type="string" calcext:value-type="string">
            <text:p/>
            <text:p/>
            <text:p/>
            <text:p/>
            <text:p/>
            <text:p/>
            <text:p/>
            <text:p/>
            <text:p>In total:</text:p>
            <text:p> &gt; 41 files</text:p>
          </table:table-cell>
          <table:table-cell table:number-columns-repeated="58"/>
        </table:table-row>
        <table:table-row table:style-name="ro2">
          <table:table-cell table:number-columns-repeated="4"/>
          <table:table-cell office:value-type="string" calcext:value-type="string">
            <text:p>No NUnit projects</text:p>
            <text:p>No .Test projects</text:p>
          </table:table-cell>
          <table:table-cell table:number-columns-repeated="59"/>
        </table:table-row>
        <table:table-row table:style-name="ro42">
          <table:table-cell table:number-columns-repeated="4"/>
          <table:table-cell office:value-type="string" calcext:value-type="string">
            <text:p>Time stamps of all <text:span text:style-name="T14">binaries</text:span>, except OxyPlot, reflect the build time</text:p>
          </table:table-cell>
          <table:table-cell table:number-columns-repeated="59"/>
        </table:table-row>
        <table:table-row table:style-name="ro42">
          <table:table-cell table:number-columns-repeated="4"/>
          <table:table-cell office:value-type="string" calcext:value-type="string">
            <text:p>Time stamps of all <text:span text:style-name="T14">App.config</text:span> reflect the build time</text:p>
          </table:table-cell>
          <table:table-cell table:number-columns-repeated="59"/>
        </table:table-row>
        <table:table-row table:style-name="ro42">
          <table:table-cell table:number-columns-repeated="4"/>
          <table:table-cell office:value-type="string" calcext:value-type="string">
            <text:p>Time stamps of all <text:span text:style-name="T14">3rd party</text:span> files reflect their release date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No files from previous version, except kept 3rd party fil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Apps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YAT is shown with the correct icon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Local/Roaming User Settings</text:p>
          </table:table-cell>
          <table:table-cell office:value-type="string" calcext:value-type="string">
            <text:p>Prepare</text:p>
          </table:table-cell>
          <table:table-cell table:style-name="ce116" office:value-type="string" calcext:value-type="string">
            <text:p>Ensure that previous Local/Roaming User Settings are available</text:p>
            <text:p>This is given by 'Release &gt; Install Testing'</text:p>
          </table:table-cell>
          <table:table-cell table:style-name="ce116"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YAT Quick Reference must be shown</text:p>
          </table:table-cell>
          <table:table-cell office:value-type="string" calcext:value-type="string">
            <text:p>§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YAT Quick Reference can be opened</text:p>
          </table:table-cell>
          <table:table-cell office:value-type="string" calcext:value-type="string">
            <text:p>1 page only; no scripting (yet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116" office:value-type="string" calcext:value-type="string">
            <text:p>YAT must start with last settings</text:p>
            <text:p>2 interconnected serial COM port terminals are open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files back and forth</text:p>
          </table:table-cell>
          <table:table-cell office:value-type="string" calcext:value-type="string">
            <text:p>Files must be sent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office:value-type="string" calcext:value-type="string">
            <text:p>[File &gt; Exit]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[File &gt; Workspace &gt; Close]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ave both terminals manually [File &gt; Save Terminal As...]</text:p>
          </table:table-cell>
          <table:table-cell office:value-type="string" calcext:value-type="string">
            <text:p>Files must get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File &gt; Open...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1st terminal again</text:p>
          </table:table-cell>
          <table:table-cell office:value-type="string" calcext:value-type="string">
            <text:p>1st terminal must be 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Recent &gt; '&lt;2nd&gt;.yat']</text:p>
          </table:table-cell>
          <table:table-cell office:value-type="string" calcext:value-type="string">
            <text:p>2nd terminal must be open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[File &gt; Workspace &gt; Save As...]</text:p>
          </table:table-cell>
          <table:table-cell office:value-type="string" calcext:value-type="string">
            <text:p>File must get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/>
          <table:table-cell office:value-type="string" calcext:value-type="string">
            <text:p>[File &gt; Exit] is not sufficient, since that would automatically restore the workspace on subsequent star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ile icons</text:p>
          </table:table-cell>
          <table:table-cell office:value-type="string" calcext:value-type="string">
            <text:p>Open "C:\Users\&lt;User&gt;\Documents\YAT"</text:p>
          </table:table-cell>
          <table:table-cell office:value-type="string" calcext:value-type="string">
            <text:p>.yat files must show correct icon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.yat file must show correct ico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.yaw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ize/move the YAT window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D46]" office:value-type="string" office:string-value="[File &gt; Exit]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.yat cmd line</text:p>
          </table:table-cell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 with new size/location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D45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45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58"/>
        </table:table-row>
        <table:table-row table:style-name="ro1">
          <table:table-cell table:number-columns-repeated="3"/>
          <table:table-cell table:formula="of:=[.D46]" office:value-type="string" office:string-value="[File &gt; Exit]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Open PowerShell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.\YAT.exe</text:p>
          </table:table-cell>
          <table:table-cell office:value-type="string" calcext:value-type="string">
            <text:p>YAT starts, 'New Terminal' form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.\YAT.exe -help</text:p>
          </table:table-cell>
          <table:table-cell office:value-type="string" calcext:value-type="string">
            <text:p>Help form is shown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.\YAT.exe -blabla</text:p>
          </table:table-cell>
          <table:table-cell office:value-type="string" calcext:value-type="string">
            <text:p>Error is shown in MsgBox</text:p>
            <text:p><text:span text:style-name="T140">Help form may optionally be shown</text:span>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.\YATConsole.exe</text:p>
          </table:table-cell>
          <table:table-cell office:value-type="string" calcext:value-type="string">
            <text:p>YATConsole starts, empty workspace is shown</text:p>
            <text:p>PowerShell remains at YATConsol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.\YATConsole.exe -help</text:p>
          </table:table-cell>
          <table:table-cell office:value-type="string" calcext:value-type="string">
            <text:p>Help is shown in consol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.\YATConsole.exe -blabla</text:p>
          </table:table-cell>
          <table:table-cell office:value-type="string" calcext:value-type="string">
            <text:p>Error is shown in console</text:p>
            <text:p>Help is shown in consol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Double-click YAT.exe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Quick Reference</text:p>
          </table:table-cell>
          <table:table-cell office:value-type="string" calcext:value-type="string">
            <text:p>"Help &gt; Quick Reference"</text:p>
          </table:table-cell>
          <table:table-cell office:value-type="string" calcext:value-type="string">
            <text:p>Check availability and content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5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[File &gt; Preferences... &gt; Defaults...]</text:p>
            <text:p>[Yes]</text:p>
            <text:p>[OK]</text:p>
            <text:p>Resulting in:</text:p>
            <text:p>     LocalUserSettings.General.AutoOpenWorkspace = true</text:p>
            <text:p><text:span text:style-name="T140">     LocalUserSettings.General.AutoSaveWorkspace = true</text:span></text:p>
            <text:p><text:span text:style-name="T140">     LocalUserSettings.AutoWorkspace.FilePath = ""</text:span>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  <text:p><text:span text:style-name="T140">...YAT.Model.Test.FileHandlingTest.TestSequenceOfUseCases_6_through_9_()::UC9 with a third main.</text:span></text:p>
            <text:p/>
            <text:p><text:span text:style-name="T140">However, these tests cannot be done automatically due to limitations of running really concurrent instances out of a single NUnit test script.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Open the local user settings folder</text:p>
            <text:p><text:span text:style-name="T140">"C:\Users\&lt;User&gt;\AppData\Local\YAT\YAT\&lt;Version&gt;"</text:span></text:p>
          </table:table-cell>
          <table:table-cell office:value-type="string" calcext:value-type="string">
            <text:p>Files observabl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 via task bar ico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File &gt; Exit]</text:p>
          </table:table-cell>
          <table:table-cell office:value-type="string" calcext:value-type="string">
            <text:p>Terminal file gets created</text:p>
            <text:p>Workspace file gets upda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<text:span text:style-name="T140">Instance #1:</text:span></text:p>
            <text:p>Workspace still contains 1 terminal</text:p>
            <text:p>Terminal still contains predefined command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office:value-type="string" calcext:value-type="string">
            <text:p>Files get dele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60"/>
        </table:table-row>
        <table:table-row table:style-name="ro1" table:number-rows-repeated="6545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3" table:target-range-address="'YAT.Domain.Terminal'.C109:'YAT.Domain.Terminal'.E110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2">00.00.0000</text:date>, <text:time style:data-style-name="N2" text:time-value="21:11:49.6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9-04-16T11:32:48.39</meta:creation-date>
    <meta:editing-duration>P44DT5H41M21S</meta:editing-duration>
    <meta:editing-cycles>713</meta:editing-cycles>
    <meta:generator>LibreOffice/6.4.3.2$Windows_X86_64 LibreOffice_project/747b5d0ebf89f41c860ec2a39efd7cb15b54f2d8</meta:generator>
    <dc:date>2021-05-22T21:15:18.340000000</dc:date>
    <meta:print-date>2013-02-02T14:44:49.07</meta:print-date>
    <meta:document-statistic meta:table-count="13" meta:cell-count="2735" meta:object-count="0"/>
    <meta:user-defined meta:name="Info 1"/>
    <meta:user-defined meta:name="Info 2"/>
    <meta:user-defined meta:name="Info 3"/>
    <meta:user-defined meta:name="Info 4"/>
  </office:meta>
</office:document-meta>
</file>